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style:font-name="Times New Roman" fo:font-size="12pt" fo:language="en" fo:country="US" fo:font-style="normal" fo:font-weight="normal" officeooo:rsid="016d1b19" officeooo:paragraph-rsid="00dc1dc1" fo:background-color="#ffffff" style:font-size-asian="12pt" style:font-style-asian="normal" style:font-weight-asian="normal" style:font-size-complex="12pt" style:font-style-complex="normal" style:font-weight-complex="normal"/>
    </style:style>
    <style:style style:name="P2" style:family="paragraph" style:parent-style-name="Standard">
      <style:paragraph-properties fo:text-align="center" style:justify-single-word="false"/>
      <style:text-properties fo:color="#000000" style:font-name="Liberation Serif" fo:font-size="12pt" fo:language="en" fo:country="US" fo:font-style="normal" style:text-underline-style="none" fo:font-weight="normal" officeooo:rsid="005b8d1b" officeooo:paragraph-rsid="021c9af2" fo:background-color="transparent"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color="#000000" style:font-name="Liberation Serif" fo:font-size="12pt" fo:language="en" fo:country="US" fo:font-style="normal" style:text-underline-style="none" fo:font-weight="normal" officeooo:rsid="005b8d1b" officeooo:paragraph-rsid="021c9af2" fo:background-color="transparent" style:font-size-asian="12pt" style:font-style-asian="normal" style:font-weight-asian="normal" style:font-size-complex="12pt" style:font-style-complex="normal" style:font-weight-complex="normal"/>
    </style:style>
    <style:style style:name="P4" style:family="paragraph" style:parent-style-name="Standard">
      <style:text-properties fo:color="#000000" style:font-name="Liberation Serif" fo:font-size="12pt" fo:language="en" fo:country="US" fo:font-style="normal" style:text-underline-style="none" fo:font-weight="normal" officeooo:rsid="039d60d9" officeooo:paragraph-rsid="039d60d9" fo:background-color="transparent" style:font-size-asian="12pt" style:font-style-asian="normal" style:font-weight-asian="normal" style:font-size-complex="12pt" style:font-style-complex="normal" style:font-weight-complex="normal"/>
    </style:style>
    <style:style style:name="P5" style:family="paragraph" style:parent-style-name="Standard">
      <style:text-properties fo:color="#000000" style:font-name="Liberation Serif" fo:font-size="12pt" fo:language="en" fo:country="US" fo:font-style="normal" style:text-underline-style="none" fo:font-weight="normal" officeooo:rsid="039ef340" officeooo:paragraph-rsid="03a0f9f0" fo:background-color="transparent" style:font-size-asian="12pt" style:font-style-asian="normal" style:font-weight-asian="normal" style:font-size-complex="12pt" style:font-style-complex="normal" style:font-weight-complex="normal"/>
    </style:style>
    <style:style style:name="P6" style:family="paragraph" style:parent-style-name="Standard">
      <style:text-properties fo:color="#000000" style:font-name="Liberation Serif" fo:font-size="12pt" fo:language="en" fo:country="US" fo:font-style="normal" style:text-underline-style="none" fo:font-weight="normal" officeooo:rsid="039ef340" officeooo:paragraph-rsid="05b14346" fo:background-color="transparent" style:font-size-asian="12pt" style:font-style-asian="normal" style:font-weight-asian="normal" style:font-size-complex="12pt" style:font-style-complex="normal" style:font-weight-complex="normal"/>
    </style:style>
    <style:style style:name="P7" style:family="paragraph" style:parent-style-name="Standard">
      <style:text-properties fo:color="#000000" style:font-name="Liberation Serif" fo:font-size="12pt" fo:language="en" fo:country="US" fo:font-style="normal" style:text-underline-style="none" fo:font-weight="normal" officeooo:rsid="03b1f3eb" officeooo:paragraph-rsid="03b1f3eb" fo:background-color="transparent" style:font-size-asian="12pt" style:font-style-asian="normal" style:font-weight-asian="normal" style:font-size-complex="12pt" style:font-style-complex="normal" style:font-weight-complex="normal"/>
    </style:style>
    <style:style style:name="P8" style:family="paragraph" style:parent-style-name="Standard">
      <style:text-properties fo:color="#000000" style:font-name="Liberation Serif" fo:font-size="12pt" fo:language="en" fo:country="US" fo:font-style="normal" style:text-underline-style="none" fo:font-weight="normal" officeooo:rsid="03b1f3eb" officeooo:paragraph-rsid="03d62905" fo:background-color="transparent" style:font-size-asian="12pt" style:font-style-asian="normal" style:font-weight-asian="normal" style:font-size-complex="12pt" style:font-style-complex="normal" style:font-weight-complex="normal"/>
    </style:style>
    <style:style style:name="P9" style:family="paragraph" style:parent-style-name="Standard">
      <style:text-properties fo:color="#000000" style:font-name="Liberation Serif" fo:font-size="12pt" fo:language="en" fo:country="US" fo:font-style="normal" style:text-underline-style="none" fo:font-weight="normal" officeooo:rsid="03b1f3eb" officeooo:paragraph-rsid="066c6260" fo:background-color="transparent" style:font-size-asian="12pt" style:font-style-asian="normal" style:font-weight-asian="normal" style:font-size-complex="12pt" style:font-style-complex="normal" style:font-weight-complex="normal"/>
    </style:style>
    <style:style style:name="P10" style:family="paragraph" style:parent-style-name="Standard">
      <style:text-properties fo:color="#000000" style:font-name="Liberation Serif" fo:font-size="12pt" fo:language="en" fo:country="US" fo:font-style="normal" style:text-underline-style="none" fo:font-weight="normal" officeooo:rsid="03cfb61e" officeooo:paragraph-rsid="03cfb61e" fo:background-color="transparent" style:font-size-asian="12pt" style:font-style-asian="normal" style:font-weight-asian="normal" style:font-size-complex="12pt" style:font-style-complex="normal" style:font-weight-complex="normal"/>
    </style:style>
    <style:style style:name="P11" style:family="paragraph" style:parent-style-name="Standard">
      <style:text-properties fo:color="#000000" style:font-name="Liberation Serif" fo:font-size="12pt" fo:language="en" fo:country="US" fo:font-style="normal" style:text-underline-style="none" fo:font-weight="normal" officeooo:rsid="03dd7b99" officeooo:paragraph-rsid="03dd7b99" fo:background-color="transparent" style:font-size-asian="12pt" style:font-style-asian="normal" style:font-weight-asian="normal" style:font-size-complex="12pt" style:font-style-complex="normal" style:font-weight-complex="normal"/>
    </style:style>
    <style:style style:name="P12" style:family="paragraph" style:parent-style-name="Standard">
      <style:text-properties fo:color="#000000" style:font-name="Liberation Serif" fo:font-size="12pt" fo:language="en" fo:country="US" fo:font-style="normal" style:text-underline-style="none" fo:font-weight="normal" officeooo:rsid="03dd7b99" officeooo:paragraph-rsid="0659d186" fo:background-color="transparent" style:font-size-asian="12pt" style:font-style-asian="normal" style:font-weight-asian="normal" style:font-size-complex="12pt" style:font-style-complex="normal" style:font-weight-complex="normal"/>
    </style:style>
    <style:style style:name="P13" style:family="paragraph" style:parent-style-name="Standard">
      <style:text-properties fo:color="#000000" style:font-name="Liberation Serif" fo:font-size="12pt" fo:language="en" fo:country="US" fo:font-style="normal" style:text-underline-style="none" fo:font-weight="normal" officeooo:rsid="03df3ddf" officeooo:paragraph-rsid="03dd7b99" fo:background-color="transparent" style:font-size-asian="12pt" style:font-style-asian="normal" style:font-weight-asian="normal" style:font-size-complex="12pt" style:font-style-complex="normal" style:font-weight-complex="normal"/>
    </style:style>
    <style:style style:name="P14" style:family="paragraph" style:parent-style-name="Standard">
      <style:text-properties fo:color="#000000" style:font-name="Liberation Serif" fo:font-size="12pt" fo:language="en" fo:country="US" fo:font-style="normal" style:text-underline-style="none" fo:font-weight="normal" officeooo:rsid="03df3ddf" officeooo:paragraph-rsid="065b11a7" fo:background-color="transparent" style:font-size-asian="12pt" style:font-style-asian="normal" style:font-weight-asian="normal" style:font-size-complex="12pt" style:font-style-complex="normal" style:font-weight-complex="normal"/>
    </style:style>
    <style:style style:name="P15" style:family="paragraph" style:parent-style-name="Standard">
      <style:text-properties fo:color="#000000" style:font-name="Liberation Serif" fo:font-size="12pt" fo:language="en" fo:country="US" fo:font-style="normal" style:text-underline-style="none" fo:font-weight="normal" officeooo:rsid="03e383e9" officeooo:paragraph-rsid="03fd5bfb" fo:background-color="transparent" style:font-size-asian="12pt" style:font-style-asian="normal" style:font-weight-asian="normal" style:font-size-complex="12pt" style:font-style-complex="normal" style:font-weight-complex="normal"/>
    </style:style>
    <style:style style:name="P16" style:family="paragraph" style:parent-style-name="Standard">
      <style:text-properties fo:color="#000000" style:font-name="Liberation Serif" fo:font-size="12pt" fo:language="en" fo:country="US" fo:font-style="normal" style:text-underline-style="none" fo:font-weight="normal" officeooo:rsid="05b14346" officeooo:paragraph-rsid="05b14346" fo:background-color="transparent" style:font-size-asian="12pt" style:font-style-asian="normal" style:font-weight-asian="normal" style:font-size-complex="12pt" style:font-style-complex="normal" style:font-weight-complex="normal"/>
    </style:style>
    <style:style style:name="P17" style:family="paragraph" style:parent-style-name="Standard">
      <style:text-properties fo:color="#000000" style:font-name="Liberation Serif" fo:font-size="12pt" fo:language="en" fo:country="US" fo:font-style="normal" style:text-underline-style="none" fo:font-weight="normal" officeooo:rsid="05d7fe5a" officeooo:paragraph-rsid="05e5c6d9" fo:background-color="transparent" style:font-size-asian="12pt" style:font-style-asian="normal" style:font-weight-asian="normal" style:font-size-complex="12pt" style:font-style-complex="normal" style:font-weight-complex="normal"/>
    </style:style>
    <style:style style:name="P18" style:family="paragraph" style:parent-style-name="Standard">
      <style:text-properties fo:color="#000000" style:font-name="Liberation Serif" fo:font-size="12pt" fo:language="en" fo:country="US" fo:font-style="normal" style:text-underline-style="none" fo:font-weight="normal" officeooo:rsid="05ed0e93" officeooo:paragraph-rsid="05f07aa8" fo:background-color="transparent" style:font-size-asian="12pt" style:font-style-asian="normal" style:font-weight-asian="normal" style:font-size-complex="12pt" style:font-style-complex="normal" style:font-weight-complex="normal"/>
    </style:style>
    <style:style style:name="P19" style:family="paragraph" style:parent-style-name="Standard">
      <style:text-properties fo:color="#000000" style:font-name="Liberation Serif" fo:font-size="12pt" fo:language="en" fo:country="US" fo:font-style="normal" style:text-underline-style="none" fo:font-weight="normal" officeooo:rsid="05ed0e93" officeooo:paragraph-rsid="063d2fc1" fo:background-color="transparent" style:font-size-asian="12pt" style:font-style-asian="normal" style:font-weight-asian="normal" style:font-size-complex="12pt" style:font-style-complex="normal" style:font-weight-complex="normal"/>
    </style:style>
    <style:style style:name="P20" style:family="paragraph" style:parent-style-name="Standard">
      <style:text-properties fo:color="#000000" style:font-name="Liberation Serif" fo:font-size="12pt" fo:language="en" fo:country="US" fo:font-style="normal" style:text-underline-style="none" fo:font-weight="normal" officeooo:rsid="05ed0e93" officeooo:paragraph-rsid="0659d186" fo:background-color="transparent" style:font-size-asian="12pt" style:font-style-asian="normal" style:font-weight-asian="normal" style:font-size-complex="12pt" style:font-style-complex="normal" style:font-weight-complex="normal"/>
    </style:style>
    <style:style style:name="P21" style:family="paragraph" style:parent-style-name="Standard">
      <style:text-properties fo:color="#000000" style:font-name="Liberation Serif" fo:font-size="12pt" fo:language="en" fo:country="US" fo:font-style="normal" style:text-underline-style="none" fo:font-weight="normal" officeooo:rsid="065294dc" officeooo:paragraph-rsid="066c6260" fo:background-color="transparent" style:font-size-asian="12pt" style:font-style-asian="normal" style:font-weight-asian="normal" style:font-size-complex="12pt" style:font-style-complex="normal" style:font-weight-complex="normal"/>
    </style:style>
    <style:style style:name="P22" style:family="paragraph" style:parent-style-name="Standard">
      <style:text-properties fo:color="#000000" style:font-name="Liberation Serif" fo:font-size="12pt" fo:language="en" fo:country="US" fo:font-style="normal" style:text-underline-style="none" fo:font-weight="normal" officeooo:rsid="066ba595" officeooo:paragraph-rsid="066ba595" fo:background-color="transparent" style:font-size-asian="12pt" style:font-style-asian="normal" style:font-weight-asian="normal" style:font-size-complex="12pt" style:font-style-complex="normal" style:font-weight-complex="normal"/>
    </style:style>
    <style:style style:name="P23" style:family="paragraph" style:parent-style-name="Standard">
      <style:text-properties fo:color="#000000" style:font-name="Liberation Serif" fo:font-size="12pt" fo:language="en" fo:country="US" fo:font-style="normal" style:text-underline-style="none" fo:font-weight="normal" officeooo:rsid="0672abf9" officeooo:paragraph-rsid="0672abf9" fo:background-color="transparent" style:font-size-asian="12pt" style:font-style-asian="normal" style:font-weight-asian="normal" style:font-size-complex="12pt" style:font-style-complex="normal" style:font-weight-complex="normal"/>
    </style:style>
    <style:style style:name="P24" style:family="paragraph" style:parent-style-name="Standard">
      <style:text-properties fo:color="#000000" style:font-name="Liberation Serif" fo:font-size="12pt" fo:language="en" fo:country="US" fo:font-style="normal" style:text-underline-style="none" fo:font-weight="normal" officeooo:rsid="03ee7cc3" officeooo:paragraph-rsid="03eefd92" fo:background-color="#ffffff" style:font-size-asian="12pt" style:font-style-asian="normal" style:font-weight-asian="normal" style:font-size-complex="12pt" style:font-style-complex="normal" style:font-weight-complex="normal"/>
    </style:style>
    <style:style style:name="P25" style:family="paragraph" style:parent-style-name="Standard">
      <style:text-properties fo:color="#000000" style:font-name="Liberation Serif" fo:font-size="12pt" fo:language="en" fo:country="US" fo:font-style="normal" style:text-underline-style="none" fo:font-weight="normal" officeooo:rsid="03fa21d0" officeooo:paragraph-rsid="040593e4" fo:background-color="#ffffff" style:font-size-asian="12pt" style:font-style-asian="normal" style:font-weight-asian="normal" style:font-size-complex="12pt" style:font-style-complex="normal" style:font-weight-complex="normal"/>
    </style:style>
    <style:style style:name="P26" style:family="paragraph" style:parent-style-name="Standard">
      <style:text-properties fo:color="#000000" style:font-name="Liberation Serif" fo:font-size="12pt" fo:language="en" fo:country="US" fo:font-style="normal" style:text-underline-style="none" fo:font-weight="normal" officeooo:rsid="040c6b16" officeooo:paragraph-rsid="04140bd9" fo:background-color="#ffffff" style:font-size-asian="12pt" style:font-style-asian="normal" style:font-weight-asian="normal" style:font-size-complex="12pt" style:font-style-complex="normal" style:font-weight-complex="normal"/>
    </style:style>
    <style:style style:name="P27" style:family="paragraph" style:parent-style-name="Standard">
      <style:text-properties fo:color="#000000" style:font-name="Liberation Serif" fo:font-size="12pt" fo:language="en" fo:country="US" fo:font-style="normal" style:text-underline-style="none" fo:font-weight="normal" officeooo:rsid="0415a66a" officeooo:paragraph-rsid="0415a66a" fo:background-color="#ffffff" style:font-size-asian="12pt" style:font-style-asian="normal" style:font-weight-asian="normal" style:font-size-complex="12pt" style:font-style-complex="normal" style:font-weight-complex="normal"/>
    </style:style>
    <style:style style:name="P28" style:family="paragraph" style:parent-style-name="Standard">
      <style:text-properties fo:color="#000000" style:font-name="Liberation Serif" fo:font-size="12pt" fo:language="en" fo:country="US" fo:font-style="normal" style:text-underline-style="none" fo:font-weight="normal" officeooo:rsid="0422c13c" officeooo:paragraph-rsid="0422c13c" fo:background-color="#ffffff" style:font-size-asian="12pt" style:font-style-asian="normal" style:font-weight-asian="normal" style:font-size-complex="12pt" style:font-style-complex="normal" style:font-weight-complex="normal"/>
    </style:style>
    <style:style style:name="P29" style:family="paragraph" style:parent-style-name="Standard">
      <style:text-properties fo:color="#000000" style:font-name="Liberation Serif" fo:font-size="12pt" fo:language="en" fo:country="US" fo:font-style="normal" style:text-underline-style="none" fo:font-weight="normal" officeooo:rsid="0424d4de" officeooo:paragraph-rsid="047401fe" fo:background-color="#ffffff"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color="#000000" style:font-name="Liberation Serif" fo:font-size="12pt" fo:language="en" fo:country="US" fo:font-style="normal" style:text-underline-style="none" fo:font-weight="bold" officeooo:rsid="02c2beee" officeooo:paragraph-rsid="02c2beee" fo:background-color="transparent" style:font-size-asian="12pt" style:font-style-asian="normal" style:font-weight-asian="bold" style:font-size-complex="12pt" style:font-style-complex="normal" style:font-weight-complex="bold"/>
    </style:style>
    <style:style style:name="P31" style:family="paragraph" style:parent-style-name="Standard">
      <style:text-properties fo:color="#000000" style:font-name="Liberation Serif" fo:font-size="12pt" fo:language="en" fo:country="US" fo:font-style="normal" style:text-underline-style="none" fo:font-weight="bold" officeooo:rsid="03af3550" officeooo:paragraph-rsid="03af3550" fo:background-color="transparent" style:font-size-asian="12pt" style:font-style-asian="normal" style:font-weight-asian="bold" style:font-size-complex="12pt" style:font-style-complex="normal" style:font-weight-complex="bold"/>
    </style:style>
    <style:style style:name="P32" style:family="paragraph" style:parent-style-name="Standard">
      <style:text-properties fo:color="#000000" style:font-name="Liberation Serif" fo:font-size="12pt" fo:language="en" fo:country="US" fo:font-style="normal" style:text-underline-style="none" fo:font-weight="bold" officeooo:rsid="037cb241" officeooo:paragraph-rsid="037cb241" fo:background-color="transparent" style:font-size-asian="12pt" style:font-style-asian="normal" style:font-weight-asian="bold" style:font-size-complex="12pt" style:font-style-complex="normal" style:font-weight-complex="bold"/>
    </style:style>
    <style:style style:name="P33" style:family="paragraph" style:parent-style-name="Standard">
      <style:text-properties fo:color="#000000" style:font-name="Liberation Serif" fo:font-size="12pt" fo:language="en" fo:country="US" fo:font-style="normal" style:text-underline-style="none" fo:font-weight="bold" officeooo:rsid="05d61ed9" officeooo:paragraph-rsid="05d61ed9" fo:background-color="transparent" style:font-size-asian="12pt" style:font-style-asian="normal" style:font-weight-asian="bold" style:font-size-complex="12pt" style:font-style-complex="normal" style:font-weight-complex="bold"/>
    </style:style>
    <style:style style:name="P34" style:family="paragraph" style:parent-style-name="Standard">
      <style:text-properties fo:color="#000000" style:font-name="Liberation Serif" fo:font-size="12pt" fo:language="en" fo:country="US" fo:font-style="normal" style:text-underline-style="none" fo:font-weight="bold" officeooo:rsid="05d61ed9" officeooo:paragraph-rsid="05f07aa8" fo:background-color="transparent" style:font-size-asian="12pt" style:font-style-asian="normal" style:font-weight-asian="bold" style:font-size-complex="12pt" style:font-style-complex="normal" style:font-weight-complex="bold"/>
    </style:style>
    <style:style style:name="P35" style:family="paragraph" style:parent-style-name="Standard">
      <style:text-properties fo:color="#000000" style:font-name="Liberation Serif" fo:font-size="12pt" fo:language="en" fo:country="US" fo:font-style="normal" style:text-underline-style="none" fo:font-weight="bold" officeooo:rsid="063d2fc1" officeooo:paragraph-rsid="063d2fc1" fo:background-color="transparent" style:font-size-asian="12pt" style:font-style-asian="normal" style:font-weight-asian="bold" style:font-size-complex="12pt" style:font-style-complex="normal" style:font-weight-complex="bold"/>
    </style:style>
    <style:style style:name="P36" style:family="paragraph" style:parent-style-name="Standard">
      <style:text-properties fo:color="#000000" style:font-name="Liberation Serif" fo:font-size="12pt" fo:language="en" fo:country="US" fo:font-style="normal" style:text-underline-style="none" fo:font-weight="bold" officeooo:rsid="06714543" officeooo:paragraph-rsid="06714543" fo:background-color="transparent" style:font-size-asian="12pt" style:font-style-asian="normal" style:font-weight-asian="bold" style:font-size-complex="12pt" style:font-style-complex="normal" style:font-weight-complex="bold"/>
    </style:style>
    <style:style style:name="P37" style:family="paragraph" style:parent-style-name="Standard">
      <style:text-properties fo:color="#000000" style:font-name="Liberation Serif" fo:font-size="12pt" fo:language="en" fo:country="US" fo:font-style="normal" style:text-underline-style="none" fo:font-weight="bold" officeooo:rsid="0679d9db" officeooo:paragraph-rsid="0679d9db" fo:background-color="transparent" style:font-size-asian="12pt" style:font-style-asian="normal" style:font-weight-asian="bold" style:font-size-complex="12pt" style:font-style-complex="normal" style:font-weight-complex="bold"/>
    </style:style>
    <style:style style:name="P38" style:family="paragraph" style:parent-style-name="Standard">
      <style:text-properties fo:color="#000000" style:font-name="Liberation Serif" fo:font-size="12pt" fo:language="en" fo:country="US" fo:font-style="normal" style:text-underline-style="none" fo:font-weight="bold" officeooo:rsid="06918acd" officeooo:paragraph-rsid="06918acd" fo:background-color="transparent" style:font-size-asian="12pt" style:font-style-asian="normal" style:font-weight-asian="bold" style:font-size-complex="12pt" style:font-style-complex="normal" style:font-weight-complex="bold"/>
    </style:style>
    <style:style style:name="P39" style:family="paragraph" style:parent-style-name="Standard">
      <style:text-properties fo:color="#000000" style:font-name="Liberation Serif" fo:font-size="12pt" fo:language="en" fo:country="US" fo:font-style="normal" style:text-underline-style="none" fo:font-weight="bold" officeooo:rsid="0422f0e5" officeooo:paragraph-rsid="0422f0e5" fo:background-color="#ffffff" style:font-size-asian="12pt" style:font-style-asian="normal" style:font-weight-asian="bold" style:font-size-complex="12pt" style:font-style-complex="normal" style:font-weight-complex="bold"/>
    </style:style>
    <style:style style:name="P40" style:family="paragraph" style:parent-style-name="Standard">
      <style:text-properties fo:color="#000000" style:font-name="Liberation Serif" fo:font-size="12pt" fo:language="en" fo:country="US" fo:font-style="normal" style:text-underline-style="solid" style:text-underline-width="auto" style:text-underline-color="font-color" fo:font-weight="bold" officeooo:rsid="039d60d9" officeooo:paragraph-rsid="039d60d9" fo:background-color="transparent" style:font-size-asian="12pt" style:font-style-asian="normal" style:font-weight-asian="bold" style:font-size-complex="12pt" style:font-style-complex="normal" style:font-weight-complex="bold"/>
    </style:style>
    <style:style style:name="P41" style:family="paragraph" style:parent-style-name="Standard">
      <style:text-properties fo:color="#000000" style:font-name="Liberation Serif" fo:font-size="12pt" fo:letter-spacing="-0.0043in" fo:language="en" fo:country="US" style:text-underline-style="none" fo:font-weight="normal" officeooo:rsid="005befb7" officeooo:paragraph-rsid="0221e233" style:font-size-asian="12pt" style:font-weight-asian="normal" style:font-size-complex="9pt" style:font-weight-complex="normal"/>
    </style:style>
    <style:style style:name="P42" style:family="paragraph" style:parent-style-name="Standard">
      <style:text-properties fo:color="#000000" style:font-name="Liberation Serif" fo:font-size="12pt" fo:letter-spacing="-0.0043in" fo:language="en" fo:country="US" style:text-underline-style="none" fo:font-weight="bold" officeooo:rsid="033ab5ef" officeooo:paragraph-rsid="033ab5ef" style:font-size-asian="12pt" style:font-weight-asian="bold" style:font-size-complex="9pt" style:font-weight-complex="bold"/>
    </style:style>
    <style:style style:name="P43" style:family="paragraph" style:parent-style-name="Standard">
      <style:text-properties fo:color="#000000" fo:font-style="normal" style:text-underline-style="none" fo:font-weight="normal" officeooo:rsid="0378ea8c" fo:background-color="transparent" style:font-style-asian="normal" style:font-weight-asian="normal" style:font-style-complex="normal" style:font-weight-complex="normal"/>
    </style:style>
    <style:style style:name="P44" style:family="paragraph" style:parent-style-name="Standard">
      <style:text-properties style:font-name="Liberation Serif"/>
    </style:style>
    <style:style style:name="P45" style:family="paragraph" style:parent-style-name="Standard">
      <style:text-properties style:font-name="Liberation Serif" fo:font-size="12pt" fo:language="en" fo:country="US" officeooo:rsid="000cc339" officeooo:paragraph-rsid="021c9af2" style:font-size-asian="12pt" style:font-size-complex="12pt"/>
    </style:style>
    <style:style style:name="P46" style:family="paragraph" style:parent-style-name="Standard">
      <style:text-properties style:font-name="Liberation Serif" fo:font-size="12pt" fo:language="en" fo:country="US" officeooo:rsid="000d8958" officeooo:paragraph-rsid="0221e233" style:font-size-asian="12pt" style:font-size-complex="12pt"/>
    </style:style>
    <style:style style:name="P47" style:family="paragraph" style:parent-style-name="Standard">
      <style:text-properties style:font-name="Liberation Serif" fo:font-size="12pt" fo:language="en" fo:country="US" officeooo:rsid="000334c1" officeooo:paragraph-rsid="02c2beee" style:font-size-asian="12pt" style:font-size-complex="12pt"/>
    </style:style>
    <style:style style:name="P48" style:family="paragraph" style:parent-style-name="Standard">
      <style:text-properties style:font-name="Liberation Serif" fo:font-size="12pt" fo:language="en" fo:country="US" officeooo:rsid="000334c1" officeooo:paragraph-rsid="03784f4f" style:font-size-asian="12pt" style:font-size-complex="12pt"/>
    </style:style>
    <style:style style:name="P49" style:family="paragraph" style:parent-style-name="Standard">
      <style:text-properties style:font-name="Liberation Serif" fo:font-size="12pt" fo:language="en" fo:country="US" style:text-underline-style="none" officeooo:rsid="00507e01" officeooo:paragraph-rsid="021c9af2" style:font-size-asian="12pt" style:font-size-complex="12pt"/>
    </style:style>
    <style:style style:name="P50" style:family="paragraph" style:parent-style-name="Standard">
      <style:text-properties style:font-name="Liberation Serif" fo:font-size="12pt" fo:language="en" fo:country="US" style:text-underline-style="none" officeooo:rsid="004d73c3" officeooo:paragraph-rsid="02c2beee" style:font-size-asian="12pt" style:font-size-complex="12pt"/>
    </style:style>
    <style:style style:name="P51" style:family="paragraph" style:parent-style-name="Standard">
      <style:text-properties style:font-name="Liberation Serif" fo:font-size="12pt" fo:language="en" fo:country="US" style:text-underline-style="none" officeooo:rsid="0650ec1b" officeooo:paragraph-rsid="0650ec1b" style:font-size-asian="12pt" style:font-size-complex="12pt"/>
    </style:style>
    <style:style style:name="P52" style:family="paragraph" style:parent-style-name="Standard">
      <style:text-properties style:font-name="Liberation Serif" fo:font-size="12pt" fo:language="en" fo:country="US" style:text-underline-style="none" fo:font-weight="bold" officeooo:rsid="0063c640" officeooo:paragraph-rsid="021c9af2" style:font-size-asian="12pt" style:font-weight-asian="bold" style:font-size-complex="12pt" style:font-weight-complex="bold"/>
    </style:style>
    <style:style style:name="P53" style:family="paragraph" style:parent-style-name="Standard">
      <style:text-properties style:font-name="Liberation Serif" fo:font-size="12pt" fo:language="en" fo:country="US" style:text-underline-style="none" fo:font-weight="bold" officeooo:rsid="00a6fd35" officeooo:paragraph-rsid="021c9af2" fo:background-color="transparent" style:font-size-asian="12pt" style:font-weight-asian="bold" style:font-size-complex="12pt" style:font-weight-complex="bold"/>
    </style:style>
    <style:style style:name="P54" style:family="paragraph" style:parent-style-name="Standard">
      <style:text-properties style:font-name="Liberation Serif" fo:font-size="12pt" fo:language="en" fo:country="US" style:text-underline-style="none" fo:font-weight="bold" officeooo:rsid="0063c640" officeooo:paragraph-rsid="02c2beee" fo:background-color="transparent" style:font-size-asian="12pt" style:font-weight-asian="bold" style:font-size-complex="12pt" style:font-weight-complex="bold"/>
    </style:style>
    <style:style style:name="P55" style:family="paragraph" style:parent-style-name="Standard">
      <style:text-properties style:font-name="Liberation Serif" fo:font-size="12pt" fo:language="en" fo:country="US" style:text-underline-style="none" fo:font-weight="normal" officeooo:rsid="00a6fd35" officeooo:paragraph-rsid="021c9af2" fo:background-color="transparent" style:font-size-asian="12pt" style:font-weight-asian="normal" style:font-size-complex="12pt" style:font-weight-complex="normal"/>
    </style:style>
    <style:style style:name="P56" style:family="paragraph" style:parent-style-name="Standard">
      <style:text-properties style:font-name="Liberation Serif" fo:font-size="12pt" fo:language="en" fo:country="US" style:text-underline-style="none" fo:font-weight="normal" officeooo:rsid="00a6fd35" officeooo:paragraph-rsid="036045b3" fo:background-color="transparent" style:font-size-asian="12pt" style:font-weight-asian="normal" style:font-size-complex="12pt" style:font-weight-complex="normal"/>
    </style:style>
    <style:style style:name="P57" style:family="paragraph" style:parent-style-name="Standard">
      <style:text-properties style:font-name="Liberation Serif" fo:font-size="12pt" fo:language="en" fo:country="US" style:text-underline-style="none" officeooo:rsid="006016a3" officeooo:paragraph-rsid="021c9af2" fo:background-color="transparent" style:font-size-asian="12pt" style:font-size-complex="12pt"/>
    </style:style>
    <style:style style:name="P58" style:family="paragraph" style:parent-style-name="Standard">
      <style:text-properties style:font-name="Liberation Serif" fo:font-size="12pt" fo:language="en" fo:country="US" officeooo:rsid="0063c640" officeooo:paragraph-rsid="021c9af2" fo:background-color="transparent" style:font-size-asian="12pt" style:font-size-complex="12pt"/>
    </style:style>
    <style:style style:name="P59" style:family="paragraph" style:parent-style-name="Standard">
      <style:text-properties style:font-name="Liberation Serif" fo:font-size="12pt" fo:language="en" fo:country="US" fo:font-style="normal" style:text-underline-style="none" fo:font-weight="normal" officeooo:rsid="031c68bd" officeooo:paragraph-rsid="031c68bd" fo:background-color="transparent" style:font-size-asian="12pt" style:font-style-asian="normal" style:font-weight-asian="normal" style:font-size-complex="12pt" style:font-style-complex="normal" style:font-weight-complex="normal"/>
    </style:style>
    <style:style style:name="P60" style:family="paragraph" style:parent-style-name="Standard">
      <style:text-properties style:font-name="Liberation Serif" fo:font-size="12pt" fo:language="en" fo:country="US" fo:font-style="normal" style:text-underline-style="none" fo:font-weight="normal" officeooo:rsid="032b996f" officeooo:paragraph-rsid="03268db0" fo:background-color="transparent" style:font-size-asian="12pt" style:font-style-asian="normal" style:font-weight-asian="normal" style:font-size-complex="12pt" style:font-style-complex="normal" style:font-weight-complex="normal"/>
    </style:style>
    <style:style style:name="P61" style:family="paragraph" style:parent-style-name="Standard">
      <style:text-properties style:font-name="Liberation Serif" fo:font-size="12pt" fo:language="en" fo:country="US" fo:font-style="normal" style:text-underline-style="none" fo:font-weight="bold" officeooo:rsid="033e2b6b" officeooo:paragraph-rsid="033e2b6b" fo:background-color="transparent" style:font-size-asian="12pt" style:font-style-asian="normal" style:font-weight-asian="bold" style:font-size-complex="12pt" style:font-style-complex="normal" style:font-weight-complex="bold"/>
    </style:style>
    <style:style style:name="P62" style:family="paragraph" style:parent-style-name="Standard">
      <style:text-properties style:font-name="Liberation Serif" fo:font-size="12pt" fo:language="en" fo:country="US" fo:font-weight="bold" officeooo:rsid="0063c640" officeooo:paragraph-rsid="021c9af2" style:font-size-asian="12pt" style:font-weight-asian="bold" style:font-size-complex="12pt" style:font-weight-complex="bold"/>
    </style:style>
    <style:style style:name="P63" style:family="paragraph" style:parent-style-name="Standard">
      <style:text-properties style:font-name="Liberation Serif" fo:font-size="12pt" fo:language="en" fo:country="US" fo:font-weight="bold" officeooo:rsid="033b44d5" officeooo:paragraph-rsid="033b44d5" style:font-size-asian="12pt" style:font-weight-asian="bold" style:font-size-complex="12pt" style:font-weight-complex="bold"/>
    </style:style>
    <style:style style:name="P64" style:family="paragraph" style:parent-style-name="Standard">
      <style:text-properties style:font-name="Liberation Serif" fo:font-size="12pt" fo:language="en" fo:country="US" fo:font-weight="bold" officeooo:rsid="0340903f" officeooo:paragraph-rsid="0340903f" style:font-size-asian="12pt" style:font-weight-asian="bold" style:font-size-complex="12pt" style:font-weight-complex="bold"/>
    </style:style>
    <style:style style:name="P65" style:family="paragraph" style:parent-style-name="Standard">
      <style:text-properties style:font-name="Liberation Serif" fo:font-size="12pt" fo:language="en" fo:country="US" fo:font-weight="bold" officeooo:rsid="034296e1" officeooo:paragraph-rsid="034296e1" style:font-size-asian="12pt" style:font-weight-asian="bold" style:font-size-complex="12pt" style:font-weight-complex="bold"/>
    </style:style>
    <style:style style:name="P66" style:family="paragraph" style:parent-style-name="Standard">
      <style:text-properties style:font-name="Liberation Serif" fo:font-size="12pt" fo:language="en" fo:country="US" fo:font-weight="bold" officeooo:rsid="033d40e7" officeooo:paragraph-rsid="033d40e7" style:font-size-asian="12pt" style:font-weight-asian="bold" style:font-size-complex="12pt" style:font-weight-complex="bold"/>
    </style:style>
    <style:style style:name="P67" style:family="paragraph" style:parent-style-name="Standard">
      <style:text-properties style:font-name="Liberation Serif" fo:font-size="12pt" fo:language="en" fo:country="US" fo:font-weight="bold" officeooo:rsid="033e2b6b" officeooo:paragraph-rsid="033e2b6b" style:font-size-asian="12pt" style:font-weight-asian="bold" style:font-size-complex="12pt" style:font-weight-complex="bold"/>
    </style:style>
    <style:style style:name="P68" style:family="paragraph" style:parent-style-name="Standard">
      <style:text-properties style:font-name="Liberation Serif" fo:font-size="12pt" fo:language="en" fo:country="US" fo:font-weight="bold" officeooo:rsid="033e8514" officeooo:paragraph-rsid="033e8514" style:font-size-asian="12pt" style:font-weight-asian="bold" style:font-size-complex="12pt" style:font-weight-complex="bold"/>
    </style:style>
    <style:style style:name="P69" style:family="paragraph" style:parent-style-name="Standard">
      <style:text-properties style:font-name="Liberation Serif" fo:font-size="12pt" fo:language="en" fo:country="US" fo:font-weight="bold" officeooo:rsid="033fcee2" officeooo:paragraph-rsid="021c9af2" style:font-size-asian="12pt" style:font-weight-asian="bold" style:font-size-complex="12pt" style:font-weight-complex="bold"/>
    </style:style>
    <style:style style:name="P70" style:family="paragraph" style:parent-style-name="Standard">
      <style:text-properties style:font-name="Liberation Serif" fo:font-size="12pt" fo:language="en" fo:country="US" fo:font-weight="bold" officeooo:rsid="0340aea2" officeooo:paragraph-rsid="0340903f" style:font-size-asian="12pt" style:font-weight-asian="bold" style:font-size-complex="12pt" style:font-weight-complex="bold"/>
    </style:style>
    <style:style style:name="P71" style:family="paragraph" style:parent-style-name="Standard">
      <style:text-properties style:font-name="Liberation Serif" fo:font-size="12pt" fo:language="en" fo:country="US" fo:font-weight="bold" officeooo:rsid="0340aea2" officeooo:paragraph-rsid="021c9af2" style:font-size-asian="12pt" style:font-weight-asian="bold" style:font-size-complex="12pt" style:font-weight-complex="bold"/>
    </style:style>
    <style:style style:name="P72" style:family="paragraph" style:parent-style-name="Standard">
      <style:text-properties style:font-name="Liberation Serif" fo:font-size="12pt" fo:language="en" fo:country="US" fo:font-weight="bold" officeooo:rsid="037cb241" officeooo:paragraph-rsid="037cb241" style:font-size-asian="12pt" style:font-weight-asian="bold" style:font-size-complex="12pt" style:font-weight-complex="bold"/>
    </style:style>
    <style:style style:name="P73" style:family="paragraph" style:parent-style-name="Standard">
      <style:text-properties style:font-name="Liberation Serif" fo:font-size="12pt" fo:language="en" fo:country="US" fo:font-weight="bold" officeooo:rsid="033fc5eb" officeooo:paragraph-rsid="021c9af2" style:font-size-asian="12pt" style:font-weight-asian="bold" style:font-size-complex="12pt" style:font-weight-complex="bold"/>
    </style:style>
    <style:style style:name="P74" style:family="paragraph" style:parent-style-name="Standard">
      <style:text-properties style:font-name="Liberation Serif" fo:font-size="12pt" fo:language="en" fo:country="US" fo:font-weight="normal" officeooo:rsid="033d40e7" officeooo:paragraph-rsid="033d40e7" style:font-size-asian="12pt" style:font-weight-asian="normal" style:font-size-complex="12pt" style:font-weight-complex="normal"/>
    </style:style>
    <style:style style:name="P75" style:family="paragraph" style:parent-style-name="Standard">
      <style:text-properties style:font-name="Liberation Serif" fo:font-size="12pt" fo:language="en" fo:country="US" fo:font-weight="normal" officeooo:rsid="033e8514" officeooo:paragraph-rsid="033e8514" style:font-size-asian="12pt" style:font-weight-asian="normal" style:font-size-complex="12pt" style:font-weight-complex="normal"/>
    </style:style>
    <style:style style:name="P76" style:family="paragraph" style:parent-style-name="Standard">
      <style:text-properties style:font-name="Liberation Serif" fo:font-size="12pt" officeooo:paragraph-rsid="02716840" style:font-size-asian="12pt" style:font-size-complex="12pt"/>
    </style:style>
    <style:style style:name="P77" style:family="paragraph" style:parent-style-name="Standard">
      <style:text-properties style:font-name="Liberation Serif" fo:font-size="12pt" officeooo:paragraph-rsid="03561b95" style:font-size-asian="12pt" style:font-size-complex="12pt"/>
    </style:style>
    <style:style style:name="P78" style:family="paragraph" style:parent-style-name="Standard">
      <style:text-properties style:font-name="Liberation Serif" fo:font-size="12pt" officeooo:paragraph-rsid="02e32493" style:font-size-asian="12pt" style:font-size-complex="12pt"/>
    </style:style>
    <style:style style:name="P79" style:family="paragraph" style:parent-style-name="Standard">
      <style:text-properties style:font-name="Liberation Serif" fo:font-size="12pt" officeooo:paragraph-rsid="067c94b7" style:font-size-asian="12pt" style:font-size-complex="12pt"/>
    </style:style>
    <style:style style:name="P80" style:family="paragraph" style:parent-style-name="Standard">
      <style:text-properties style:font-name="Liberation Serif" fo:font-size="12pt" officeooo:paragraph-rsid="0682d6db" style:font-size-asian="12pt" style:font-size-complex="12pt"/>
    </style:style>
    <style:style style:name="P81" style:family="paragraph" style:parent-style-name="Standard">
      <style:text-properties style:font-name="Liberation Serif" fo:font-size="12pt" fo:font-style="normal" fo:font-weight="bold" officeooo:rsid="006a45c6" officeooo:paragraph-rsid="021c9af2" fo:background-color="transparent" style:font-size-asian="12pt" style:font-style-asian="normal" style:font-weight-asian="bold" style:font-size-complex="12pt" style:font-style-complex="normal" style:font-weight-complex="bold"/>
    </style:style>
    <style:style style:name="P82" style:family="paragraph" style:parent-style-name="Standard">
      <style:text-properties style:font-name="Liberation Serif" fo:font-size="12pt" fo:font-style="normal" officeooo:rsid="006e90c7" officeooo:paragraph-rsid="021c9af2" fo:background-color="#ffff00" style:font-size-asian="12pt" style:font-style-asian="normal" style:font-size-complex="12pt" style:font-style-complex="normal"/>
    </style:style>
    <style:style style:name="P83" style:family="paragraph" style:parent-style-name="Standard">
      <style:text-properties style:font-name="Liberation Serif" fo:font-size="12pt" fo:font-style="normal" officeooo:rsid="02716840" officeooo:paragraph-rsid="02716840" fo:background-color="transparent" style:font-size-asian="12pt" style:font-style-asian="normal" style:font-size-complex="12pt" style:font-style-complex="normal"/>
    </style:style>
    <style:style style:name="P84" style:family="paragraph" style:parent-style-name="Standard">
      <style:text-properties style:font-name="Liberation Serif" fo:font-size="12pt" fo:font-weight="bold" officeooo:rsid="006a45c6" officeooo:paragraph-rsid="021c9af2" style:font-size-asian="12pt" style:font-weight-asian="bold" style:font-size-complex="12pt" style:font-weight-complex="bold"/>
    </style:style>
    <style:style style:name="P85" style:family="paragraph" style:parent-style-name="Standard">
      <style:text-properties style:font-name="Liberation Serif" fo:font-size="12pt" fo:font-weight="bold" officeooo:rsid="067c94b7" officeooo:paragraph-rsid="067c94b7" style:font-size-asian="12pt" style:font-weight-asian="bold" style:font-size-complex="12pt" style:font-weight-complex="bold"/>
    </style:style>
    <style:style style:name="P86" style:family="paragraph" style:parent-style-name="Standard">
      <style:text-properties style:font-name="Liberation Serif" fo:font-size="12pt" officeooo:paragraph-rsid="025f1ffb"/>
    </style:style>
    <style:style style:name="P87" style:family="paragraph" style:parent-style-name="Standard">
      <style:text-properties style:font-name="Liberation Serif" fo:font-size="12pt" officeooo:paragraph-rsid="0224863e"/>
    </style:style>
    <style:style style:name="P88" style:family="paragraph" style:parent-style-name="Standard">
      <style:text-properties style:font-name="Liberation Serif" fo:font-size="12pt" officeooo:paragraph-rsid="02c1769f"/>
    </style:style>
    <style:style style:name="P89" style:family="paragraph" style:parent-style-name="Standard">
      <style:paragraph-properties fo:text-align="start" style:justify-single-word="false"/>
      <style:text-properties style:font-name="Liberation Serif" fo:font-size="12pt" officeooo:paragraph-rsid="030bf89e"/>
    </style:style>
    <style:style style:name="P90" style:family="paragraph" style:parent-style-name="Standard">
      <style:text-properties style:font-name="Liberation Serif" fo:font-size="12pt" officeooo:paragraph-rsid="039546a5"/>
    </style:style>
    <style:style style:name="P91" style:family="paragraph" style:parent-style-name="Standard">
      <style:text-properties style:font-name="Liberation Serif" fo:font-weight="bold" officeooo:paragraph-rsid="021c9af2" style:font-weight-asian="bold" style:font-weight-complex="bold"/>
    </style:style>
    <style:style style:name="P92" style:family="paragraph" style:parent-style-name="Standard">
      <style:text-properties style:font-name="Liberation Serif" officeooo:paragraph-rsid="021c9af2"/>
    </style:style>
    <style:style style:name="P93" style:family="paragraph" style:parent-style-name="Standard">
      <style:text-properties officeooo:paragraph-rsid="02e32493"/>
    </style:style>
    <style:style style:name="P94" style:family="paragraph" style:parent-style-name="Standard">
      <style:text-properties officeooo:paragraph-rsid="02f95d54"/>
    </style:style>
    <style:style style:name="P95" style:family="paragraph" style:parent-style-name="Standard">
      <style:text-properties officeooo:paragraph-rsid="03090dce"/>
    </style:style>
    <style:style style:name="P96" style:family="paragraph" style:parent-style-name="Standard">
      <style:text-properties officeooo:paragraph-rsid="03212c33"/>
    </style:style>
    <style:style style:name="P97" style:family="paragraph" style:parent-style-name="Standard">
      <style:text-properties officeooo:paragraph-rsid="0322ddae"/>
    </style:style>
    <style:style style:name="P98" style:family="paragraph" style:parent-style-name="Standard">
      <style:text-properties officeooo:rsid="0323d253" officeooo:paragraph-rsid="0323d253"/>
    </style:style>
    <style:style style:name="P99" style:family="paragraph" style:parent-style-name="Standard">
      <style:text-properties officeooo:paragraph-rsid="035d1163"/>
    </style:style>
    <style:style style:name="P100" style:family="paragraph" style:parent-style-name="Standard">
      <style:text-properties officeooo:paragraph-rsid="03aa6fe5"/>
    </style:style>
    <style:style style:name="P101" style:family="paragraph" style:parent-style-name="Standard">
      <style:text-properties fo:color="#000007" style:font-name="Liberation Serif" fo:font-size="12pt" officeooo:paragraph-rsid="03aa6fe5" style:font-size-asian="12pt" style:font-size-complex="12pt"/>
    </style:style>
    <style:style style:name="P102" style:family="paragraph" style:parent-style-name="Standard">
      <style:text-properties fo:color="#000007" style:font-name="Liberation Serif" fo:font-size="12pt" fo:font-style="normal" fo:font-weight="normal" officeooo:rsid="059171f9" fo:background-color="transparent" style:font-size-asian="12pt" style:font-style-asian="normal" style:font-weight-asian="normal" style:font-size-complex="12pt" style:font-style-complex="normal" style:font-weight-complex="normal"/>
    </style:style>
    <style:style style:name="P103" style:family="paragraph" style:parent-style-name="Standard">
      <style:text-properties fo:color="#000007" officeooo:rsid="045b4294" officeooo:paragraph-rsid="045b4294"/>
    </style:style>
    <style:style style:name="P104" style:family="paragraph" style:parent-style-name="Standard">
      <style:text-properties fo:color="#000007" officeooo:rsid="04600cf2" officeooo:paragraph-rsid="045d3fd5"/>
    </style:style>
    <style:style style:name="P105" style:family="paragraph" style:parent-style-name="Standard">
      <style:text-properties fo:color="#000007" officeooo:paragraph-rsid="0462e675"/>
    </style:style>
    <style:style style:name="P106" style:family="paragraph" style:parent-style-name="Standard">
      <style:text-properties fo:color="#000007" style:text-underline-style="none" fo:background-color="transparent"/>
    </style:style>
    <style:style style:name="P107" style:family="paragraph" style:parent-style-name="Standard">
      <style:text-properties fo:color="#000007" fo:font-weight="bold" officeooo:rsid="0462e675" officeooo:paragraph-rsid="0462e675" style:font-weight-asian="bold" style:font-weight-complex="bold"/>
    </style:style>
    <style:style style:name="P108" style:family="paragraph" style:parent-style-name="Standard">
      <style:text-properties fo:color="#000007" fo:font-weight="bold" officeooo:rsid="04968232" officeooo:paragraph-rsid="049479d7" style:font-weight-asian="bold" style:font-weight-complex="bold"/>
    </style:style>
    <style:style style:name="P109" style:family="paragraph" style:parent-style-name="Standard">
      <style:text-properties fo:color="#000007" fo:font-weight="normal" officeooo:rsid="049479d7" officeooo:paragraph-rsid="049479d7" style:font-weight-asian="normal" style:font-weight-complex="normal"/>
    </style:style>
    <style:style style:name="P110" style:family="paragraph" style:parent-style-name="Standard">
      <style:text-properties fo:color="#000007" fo:font-weight="normal" officeooo:rsid="049479d7" officeooo:paragraph-rsid="0558fe43" style:font-weight-asian="normal" style:font-weight-complex="normal"/>
    </style:style>
    <style:style style:name="P111" style:family="paragraph" style:parent-style-name="Standard">
      <style:text-properties fo:color="#000007" fo:font-weight="normal" officeooo:rsid="04906ef3" officeooo:paragraph-rsid="049479d7" style:font-weight-asian="normal" style:font-weight-complex="normal"/>
    </style:style>
    <style:style style:name="P112" style:family="paragraph" style:parent-style-name="Standard">
      <style:text-properties fo:color="#000007" fo:font-style="normal" fo:font-weight="bold" officeooo:rsid="04c6fd03" officeooo:paragraph-rsid="04c6fd03" style:font-style-asian="normal" style:font-weight-asian="bold" style:font-style-complex="normal" style:font-weight-complex="bold"/>
    </style:style>
    <style:style style:name="P113" style:family="paragraph" style:parent-style-name="Standard">
      <style:text-properties fo:color="#000007" fo:font-style="normal" fo:font-weight="bold" officeooo:rsid="04e956d0" officeooo:paragraph-rsid="04e956d0" fo:background-color="transparent" style:font-style-asian="normal" style:font-weight-asian="bold" style:font-style-complex="normal" style:font-weight-complex="bold"/>
    </style:style>
    <style:style style:name="P114" style:family="paragraph" style:parent-style-name="Standard">
      <style:text-properties fo:color="#000007" fo:font-style="normal" fo:font-weight="bold" officeooo:rsid="04e794fb" officeooo:paragraph-rsid="04e794fb" fo:background-color="transparent" style:font-style-asian="normal" style:font-weight-asian="bold" style:font-style-complex="normal" style:font-weight-complex="bold"/>
    </style:style>
    <style:style style:name="P115" style:family="paragraph" style:parent-style-name="Standard">
      <style:text-properties fo:color="#000007" fo:font-style="normal" fo:font-weight="bold" officeooo:rsid="0502e4f6" officeooo:paragraph-rsid="0502e4f6" fo:background-color="#ffffff" style:font-style-asian="normal" style:font-weight-asian="bold" style:font-style-complex="normal" style:font-weight-complex="bold"/>
    </style:style>
    <style:style style:name="P116" style:family="paragraph" style:parent-style-name="Standard">
      <style:text-properties fo:color="#000007" fo:font-style="normal" fo:font-weight="normal" officeooo:rsid="04ee14c1" officeooo:paragraph-rsid="04eb46bb" fo:background-color="transparent" style:font-style-asian="normal" style:font-weight-asian="normal" style:font-style-complex="normal" style:font-weight-complex="normal"/>
    </style:style>
    <style:style style:name="P117" style:family="paragraph" style:parent-style-name="Standard">
      <style:text-properties fo:color="#000007" fo:font-style="normal" fo:font-weight="normal" officeooo:rsid="055418b8" officeooo:paragraph-rsid="0541fdce" fo:background-color="#ffffff" style:font-style-asian="normal" style:font-weight-asian="normal" style:font-style-complex="normal" style:font-weight-complex="normal"/>
    </style:style>
    <style:style style:name="P118" style:family="paragraph" style:parent-style-name="Standard">
      <style:text-properties fo:color="#000007" fo:font-style="normal" officeooo:rsid="04c0ef0d" officeooo:paragraph-rsid="04a82c12" style:font-style-asian="normal" style:font-style-complex="normal"/>
    </style:style>
    <style:style style:name="P119" style:family="paragraph" style:parent-style-name="Standard">
      <style:text-properties officeooo:paragraph-rsid="0452f37c"/>
    </style:style>
    <style:style style:name="P120" style:family="paragraph" style:parent-style-name="Standard">
      <style:text-properties officeooo:paragraph-rsid="047a719f"/>
    </style:style>
    <style:style style:name="P121" style:family="paragraph" style:parent-style-name="Standard">
      <style:text-properties officeooo:paragraph-rsid="047ad55d"/>
    </style:style>
    <style:style style:name="P122" style:family="paragraph" style:parent-style-name="Standard">
      <style:text-properties fo:font-weight="bold" officeooo:rsid="0462e675" officeooo:paragraph-rsid="0462e675" style:font-weight-asian="bold" style:font-weight-complex="bold"/>
    </style:style>
    <style:style style:name="P123" style:family="paragraph" style:parent-style-name="Standard">
      <style:text-properties fo:font-weight="bold" officeooo:rsid="04e794fb" officeooo:paragraph-rsid="04e794fb" style:font-weight-asian="bold" style:font-weight-complex="bold"/>
    </style:style>
    <style:style style:name="P124" style:family="paragraph" style:parent-style-name="Standard">
      <style:text-properties fo:font-weight="bold" officeooo:rsid="05a0e937" officeooo:paragraph-rsid="05a0e937" style:font-weight-asian="bold" style:font-weight-complex="bold"/>
    </style:style>
    <style:style style:name="P125" style:family="paragraph" style:parent-style-name="Standard">
      <style:text-properties fo:font-weight="bold" officeooo:rsid="050ef93c" officeooo:paragraph-rsid="050ef93c" fo:background-color="transparent" style:font-weight-asian="bold" style:font-weight-complex="bold"/>
    </style:style>
    <style:style style:name="P126" style:family="paragraph" style:parent-style-name="Standard">
      <style:text-properties fo:font-weight="bold" officeooo:rsid="05415c74" officeooo:paragraph-rsid="05415c74" fo:background-color="transparent" style:font-weight-asian="bold" style:font-weight-complex="bold"/>
    </style:style>
    <style:style style:name="P127" style:family="paragraph" style:parent-style-name="Standard">
      <style:text-properties fo:font-weight="bold" officeooo:rsid="05530563" officeooo:paragraph-rsid="05530563" fo:background-color="transparent" style:font-weight-asian="bold" style:font-weight-complex="bold"/>
    </style:style>
    <style:style style:name="P128" style:family="paragraph" style:parent-style-name="Standard">
      <style:text-properties fo:font-weight="bold" officeooo:rsid="0553a1e1" officeooo:paragraph-rsid="0553a1e1" fo:background-color="transparent" style:font-weight-asian="bold" style:font-weight-complex="bold"/>
    </style:style>
    <style:style style:name="P129" style:family="paragraph" style:parent-style-name="Standard">
      <style:text-properties fo:font-weight="bold" officeooo:rsid="05650112" officeooo:paragraph-rsid="05650112" fo:background-color="transparent" style:font-weight-asian="bold" style:font-weight-complex="bold"/>
    </style:style>
    <style:style style:name="P130" style:family="paragraph" style:parent-style-name="Standard">
      <style:text-properties officeooo:rsid="045d3fd5" officeooo:paragraph-rsid="0483516f"/>
    </style:style>
    <style:style style:name="P131" style:family="paragraph" style:parent-style-name="Standard">
      <style:text-properties fo:font-weight="normal" officeooo:rsid="048925fd" officeooo:paragraph-rsid="04906ef3" style:font-weight-asian="normal" style:font-weight-complex="normal"/>
    </style:style>
    <style:style style:name="P132" style:family="paragraph" style:parent-style-name="Standard">
      <style:text-properties fo:font-weight="normal" officeooo:rsid="04906ef3" officeooo:paragraph-rsid="04906ef3" style:font-weight-asian="normal" style:font-weight-complex="normal"/>
    </style:style>
    <style:style style:name="P133" style:family="paragraph" style:parent-style-name="Standard">
      <style:text-properties fo:font-weight="normal" officeooo:rsid="04eb46bb" officeooo:paragraph-rsid="04eb46bb" style:font-weight-asian="normal" style:font-weight-complex="normal"/>
    </style:style>
    <style:style style:name="P134" style:family="paragraph" style:parent-style-name="Standard">
      <style:text-properties fo:font-weight="normal" officeooo:rsid="04f8db2b" officeooo:paragraph-rsid="04f8db2b" style:font-weight-asian="normal" style:font-weight-complex="normal"/>
    </style:style>
    <style:style style:name="P135" style:family="paragraph" style:parent-style-name="Standard">
      <style:text-properties fo:font-weight="normal" officeooo:rsid="0558fe43" officeooo:paragraph-rsid="0558fe43" style:font-weight-asian="normal" style:font-weight-complex="normal"/>
    </style:style>
    <style:style style:name="P136" style:family="paragraph" style:parent-style-name="Standard">
      <style:text-properties fo:font-weight="normal" officeooo:rsid="05a35cd9" officeooo:paragraph-rsid="05a35cd9" style:font-weight-asian="normal" style:font-weight-complex="normal"/>
    </style:style>
    <style:style style:name="P137" style:family="paragraph" style:parent-style-name="Standard">
      <style:text-properties fo:font-weight="normal" officeooo:rsid="0502e559" officeooo:paragraph-rsid="0502e559" fo:background-color="transparent" style:font-weight-asian="normal" style:font-weight-complex="normal"/>
    </style:style>
    <style:style style:name="P138" style:family="paragraph" style:parent-style-name="Standard">
      <style:text-properties fo:font-weight="normal" officeooo:rsid="0509efc8" officeooo:paragraph-rsid="0509efc8" fo:background-color="transparent" style:font-weight-asian="normal" style:font-weight-complex="normal"/>
    </style:style>
    <style:style style:name="P139" style:family="paragraph" style:parent-style-name="Standard">
      <style:text-properties fo:font-weight="normal" officeooo:rsid="051746a8" officeooo:paragraph-rsid="05530563" fo:background-color="transparent" style:font-weight-asian="normal" style:font-weight-complex="normal"/>
    </style:style>
    <style:style style:name="P140" style:family="paragraph" style:parent-style-name="Standard">
      <style:text-properties fo:font-weight="normal" officeooo:rsid="0526c2f0" officeooo:paragraph-rsid="0526c2f0" fo:background-color="transparent" style:font-weight-asian="normal" style:font-weight-complex="normal"/>
    </style:style>
    <style:style style:name="P141" style:family="paragraph" style:parent-style-name="Standard">
      <style:text-properties fo:font-weight="normal" officeooo:rsid="05278ec0" officeooo:paragraph-rsid="05278ec0" fo:background-color="transparent" style:font-weight-asian="normal" style:font-weight-complex="normal"/>
    </style:style>
    <style:style style:name="P142" style:family="paragraph" style:parent-style-name="Standard">
      <style:text-properties fo:font-weight="normal" officeooo:rsid="052b32c9" officeooo:paragraph-rsid="0536ad23" fo:background-color="transparent" style:font-weight-asian="normal" style:font-weight-complex="normal"/>
    </style:style>
    <style:style style:name="P143" style:family="paragraph" style:parent-style-name="Standard">
      <style:text-properties fo:font-weight="normal" officeooo:rsid="0541fdce" officeooo:paragraph-rsid="0541fdce" fo:background-color="transparent" style:font-weight-asian="normal" style:font-weight-complex="normal"/>
    </style:style>
    <style:style style:name="P144" style:family="paragraph" style:parent-style-name="Standard">
      <style:text-properties fo:font-weight="normal" officeooo:rsid="057b912b" officeooo:paragraph-rsid="057b912b" fo:background-color="transparent" style:font-weight-asian="normal" style:font-weight-complex="normal"/>
    </style:style>
    <style:style style:name="P145" style:family="paragraph" style:parent-style-name="Standard">
      <style:text-properties fo:font-weight="normal" officeooo:rsid="0568d739" officeooo:paragraph-rsid="05bf2f48" fo:background-color="transparent" style:font-weight-asian="normal" style:font-weight-complex="normal"/>
    </style:style>
    <style:style style:name="P146" style:family="paragraph" style:parent-style-name="Standard">
      <style:text-properties officeooo:rsid="04a82c12" officeooo:paragraph-rsid="04c557da"/>
    </style:style>
    <style:style style:name="P147" style:family="paragraph" style:parent-style-name="Standard">
      <style:text-properties officeooo:rsid="04a82c12" officeooo:paragraph-rsid="04d217f3"/>
    </style:style>
    <style:style style:name="P148" style:family="paragraph" style:parent-style-name="Standard">
      <style:text-properties officeooo:rsid="04a82c12" officeooo:paragraph-rsid="04e956d0"/>
    </style:style>
    <style:style style:name="P149" style:family="paragraph" style:parent-style-name="Standard">
      <style:text-properties officeooo:rsid="04a82c12" officeooo:paragraph-rsid="04f696de"/>
    </style:style>
    <style:style style:name="P150" style:family="paragraph" style:parent-style-name="Standard">
      <style:text-properties officeooo:rsid="04e3fdd0" officeooo:paragraph-rsid="04f696de"/>
    </style:style>
    <style:style style:name="P151" style:family="paragraph" style:parent-style-name="Standard">
      <style:text-properties officeooo:paragraph-rsid="049a8879"/>
    </style:style>
    <style:style style:name="P152" style:family="paragraph" style:parent-style-name="Standard">
      <style:text-properties fo:font-style="normal" fo:font-weight="normal" officeooo:rsid="0526c2f0" officeooo:paragraph-rsid="0526c2f0" fo:background-color="transparent" style:font-style-asian="normal" style:font-weight-asian="normal" style:font-style-complex="normal" style:font-weight-complex="normal"/>
    </style:style>
    <style:style style:name="P153" style:family="paragraph" style:parent-style-name="Standard">
      <style:text-properties fo:font-style="normal" fo:font-weight="normal" officeooo:rsid="05a5c777" officeooo:paragraph-rsid="05a35cd9" style:font-style-asian="normal" style:font-weight-asian="normal" style:font-style-complex="normal" style:font-weight-complex="normal"/>
    </style:style>
    <style:style style:name="P154" style:family="paragraph" style:parent-style-name="Standard">
      <style:text-properties fo:font-style="normal" fo:font-weight="bold" officeooo:rsid="057ee7da" officeooo:paragraph-rsid="057ee7da" fo:background-color="transparent" style:font-style-asian="normal" style:font-weight-asian="bold" style:font-style-complex="normal" style:font-weight-complex="bold"/>
    </style:style>
    <style:style style:name="P155" style:family="paragraph" style:parent-style-name="Standard">
      <style:text-properties officeooo:paragraph-rsid="05933d2a"/>
    </style:style>
    <style:style style:name="P156" style:family="paragraph" style:parent-style-name="Standard">
      <style:text-properties officeooo:paragraph-rsid="05c567d9"/>
    </style:style>
    <style:style style:name="P157" style:family="paragraph" style:parent-style-name="Standard">
      <style:text-properties officeooo:paragraph-rsid="05deea43"/>
    </style:style>
    <style:style style:name="P158" style:family="paragraph" style:parent-style-name="Footnote">
      <style:text-properties officeooo:rsid="0147d1ea" officeooo:paragraph-rsid="0147d1ea"/>
    </style:style>
    <style:style style:name="P159" style:family="paragraph" style:parent-style-name="Footnote">
      <style:text-properties officeooo:paragraph-rsid="006be1ff"/>
    </style:style>
    <style:style style:name="P160" style:family="paragraph" style:parent-style-name="Footnote">
      <style:text-properties officeooo:rsid="015fc4f0" officeooo:paragraph-rsid="015fc4f0"/>
    </style:style>
    <style:style style:name="P161" style:family="paragraph" style:parent-style-name="Footnote">
      <style:text-properties officeooo:rsid="019e6ba1" officeooo:paragraph-rsid="019e6ba1"/>
    </style:style>
    <style:style style:name="P162" style:family="paragraph" style:parent-style-name="Footnote">
      <style:text-properties officeooo:rsid="018b190c" officeooo:paragraph-rsid="018b190c"/>
    </style:style>
    <style:style style:name="P163" style:family="paragraph" style:parent-style-name="Footnote">
      <style:text-properties officeooo:rsid="0188b519" officeooo:paragraph-rsid="0188b519"/>
    </style:style>
    <style:style style:name="P164" style:family="paragraph" style:parent-style-name="Footnote">
      <style:text-properties officeooo:rsid="02713ecc" officeooo:paragraph-rsid="02713ecc"/>
    </style:style>
    <style:style style:name="P165" style:family="paragraph" style:parent-style-name="Footnote">
      <style:text-properties officeooo:rsid="02a1fffc" officeooo:paragraph-rsid="02a1fffc"/>
    </style:style>
    <style:style style:name="P166" style:family="paragraph" style:parent-style-name="Footnote">
      <style:text-properties officeooo:rsid="02c91e8b" officeooo:paragraph-rsid="02c91e8b"/>
    </style:style>
    <style:style style:name="P167" style:family="paragraph" style:parent-style-name="Footnote">
      <style:text-properties officeooo:rsid="02d284ea" officeooo:paragraph-rsid="02d284ea"/>
    </style:style>
    <style:style style:name="P168" style:family="paragraph" style:parent-style-name="Footnote">
      <style:text-properties officeooo:paragraph-rsid="02f7aa9c"/>
    </style:style>
    <style:style style:name="P169" style:family="paragraph" style:parent-style-name="Footnote">
      <style:text-properties officeooo:rsid="035dffea" officeooo:paragraph-rsid="035dffea"/>
    </style:style>
    <style:style style:name="P170" style:family="paragraph" style:parent-style-name="Footnote">
      <style:text-properties officeooo:rsid="038de87e" officeooo:paragraph-rsid="038de87e"/>
    </style:style>
    <style:style style:name="P171" style:family="paragraph" style:parent-style-name="Footnote">
      <style:text-properties officeooo:rsid="03a7f4fc" officeooo:paragraph-rsid="03a7f4fc"/>
    </style:style>
    <style:style style:name="P172" style:family="paragraph" style:parent-style-name="Footnote">
      <style:text-properties officeooo:rsid="03d9d0bb" officeooo:paragraph-rsid="03d9d0bb"/>
    </style:style>
    <style:style style:name="P173" style:family="paragraph" style:parent-style-name="Footnote">
      <style:text-properties officeooo:rsid="03e383e9" officeooo:paragraph-rsid="03e383e9"/>
    </style:style>
    <style:style style:name="P174" style:family="paragraph" style:parent-style-name="Footnote">
      <style:text-properties officeooo:rsid="04270d30" officeooo:paragraph-rsid="04270d30"/>
    </style:style>
    <style:style style:name="P175" style:family="paragraph" style:parent-style-name="Footnote">
      <style:text-properties officeooo:rsid="042d4242" officeooo:paragraph-rsid="042d4242"/>
    </style:style>
    <style:style style:name="P176" style:family="paragraph" style:parent-style-name="Footnote">
      <style:text-properties officeooo:rsid="044b0040" officeooo:paragraph-rsid="044b0040"/>
    </style:style>
    <style:style style:name="P177" style:family="paragraph" style:parent-style-name="Footnote">
      <style:text-properties officeooo:rsid="044c60f8" officeooo:paragraph-rsid="044c60f8"/>
    </style:style>
    <style:style style:name="P178" style:family="paragraph" style:parent-style-name="Footnote">
      <style:text-properties officeooo:rsid="04600cf2" officeooo:paragraph-rsid="04600cf2"/>
    </style:style>
    <style:style style:name="P179" style:family="paragraph" style:parent-style-name="Footnote">
      <style:text-properties officeooo:rsid="046cfbd8" officeooo:paragraph-rsid="046cfbd8"/>
    </style:style>
    <style:style style:name="P180" style:family="paragraph" style:parent-style-name="Footnote">
      <style:text-properties officeooo:rsid="04d534b3" officeooo:paragraph-rsid="04d534b3"/>
    </style:style>
    <style:style style:name="P181" style:family="paragraph" style:parent-style-name="Footnote">
      <style:text-properties officeooo:rsid="04dbd3e5" officeooo:paragraph-rsid="04dbd3e5"/>
    </style:style>
    <style:style style:name="P182" style:family="paragraph" style:parent-style-name="Footnote">
      <style:text-properties officeooo:rsid="050b7a6a" officeooo:paragraph-rsid="050b7a6a"/>
    </style:style>
    <style:style style:name="P183" style:family="paragraph" style:parent-style-name="Footnote">
      <style:text-properties officeooo:rsid="0523d432" officeooo:paragraph-rsid="0523d432"/>
    </style:style>
    <style:style style:name="P184" style:family="paragraph" style:parent-style-name="Footnote">
      <style:text-properties officeooo:rsid="054d2934" officeooo:paragraph-rsid="054d2934"/>
    </style:style>
    <style:style style:name="P185" style:family="paragraph" style:parent-style-name="Footnote">
      <style:text-properties officeooo:rsid="05852cdc" officeooo:paragraph-rsid="05852cdc"/>
    </style:style>
    <style:style style:name="P186" style:family="paragraph" style:parent-style-name="Footnote">
      <style:text-properties officeooo:rsid="05af1d78" officeooo:paragraph-rsid="05af1d78"/>
    </style:style>
    <style:style style:name="P187" style:family="paragraph" style:parent-style-name="Footnote">
      <style:text-properties officeooo:rsid="05bfcf73" officeooo:paragraph-rsid="05bfcf73"/>
    </style:style>
    <style:style style:name="P188" style:family="paragraph" style:parent-style-name="Footnote">
      <style:text-properties officeooo:rsid="05c6e3b7" officeooo:paragraph-rsid="05c6e3b7"/>
    </style:style>
    <style:style style:name="P189" style:family="paragraph" style:parent-style-name="Footnote">
      <style:text-properties officeooo:rsid="05da52a2" officeooo:paragraph-rsid="05da52a2" fo:background-color="#ff00cc"/>
    </style:style>
    <style:style style:name="P190" style:family="paragraph" style:parent-style-name="Text_20_body">
      <style:text-properties style:font-name="Liberation Serif" fo:font-size="12pt" fo:language="en" fo:country="US" style:text-underline-style="none" fo:font-weight="bold" officeooo:rsid="00a6fd35" officeooo:paragraph-rsid="021c9af2" fo:background-color="transparent" style:font-size-asian="12pt" style:font-weight-asian="bold" style:font-size-complex="12pt" style:font-weight-complex="bold"/>
    </style:style>
    <style:style style:name="P191" style:family="paragraph" style:parent-style-name="Bibliography_20_Heading">
      <style:paragraph-properties fo:break-before="page"/>
    </style:style>
    <style:style style:name="P192" style:family="paragraph" style:parent-style-name="Bibliography_20_1">
      <style:paragraph-properties>
        <style:tab-stops/>
      </style:paragraph-properties>
    </style:style>
    <style:style style:name="P193" style:family="paragraph" style:parent-style-name="footnote_20_text" style:master-page-name="Converted4">
      <style:paragraph-properties style:page-number="auto"/>
    </style:style>
    <style:style style:name="P194" style:family="paragraph" style:parent-style-name="footnote_20_text" style:master-page-name="Converted32">
      <style:paragraph-properties style:page-number="auto"/>
    </style:style>
    <style:style style:name="P195" style:family="paragraph" style:parent-style-name="footnote_20_text" style:master-page-name="Converted42">
      <style:paragraph-properties style:page-number="auto"/>
    </style:style>
    <style:style style:name="P196" style:family="paragraph" style:parent-style-name="Standard" style:master-page-name="Standard">
      <style:paragraph-properties style:page-number="auto"/>
      <style:text-properties style:font-name="Liberation Serif" fo:font-size="12pt" fo:language="en" fo:country="US" fo:font-weight="bold" officeooo:rsid="033b44d5" officeooo:paragraph-rsid="033b44d5" style:font-size-asian="12pt" style:font-weight-asian="bold" style:font-size-complex="12pt" style:font-weight-complex="bold"/>
    </style:style>
    <style:style style:name="P197" style:family="paragraph" style:parent-style-name="Standard">
      <style:text-properties fo:color="#000007" style:font-name="Liberation Serif" fo:font-size="12pt" fo:font-style="normal" fo:font-weight="bold" officeooo:rsid="0680330b" officeooo:paragraph-rsid="0680330b" style:font-size-asian="12pt" style:font-style-asian="normal" style:font-weight-asian="bold" style:font-size-complex="12pt" style:font-style-complex="normal" style:font-weight-complex="bold"/>
    </style:style>
    <style:style style:name="T1" style:family="text">
      <style:text-properties fo:color="#000000"/>
    </style:style>
    <style:style style:name="T2" style:family="text">
      <style:text-properties fo:color="#000000" fo:font-style="normal" style:text-underline-style="none" fo:background-color="transparent" loext:char-shading-value="0" style:font-style-asian="normal" style:font-style-complex="normal"/>
    </style:style>
    <style:style style:name="T3" style:family="text">
      <style:text-properties fo:color="#000000" fo:font-style="normal" style:text-underline-style="none" officeooo:rsid="00f69982" fo:background-color="transparent" loext:char-shading-value="0" style:font-style-asian="normal" style:font-style-complex="normal"/>
    </style:style>
    <style:style style:name="T4" style:family="text">
      <style:text-properties fo:color="#000000" fo:font-style="normal" style:text-underline-style="none" officeooo:rsid="00f4f1fc" fo:background-color="transparent" loext:char-shading-value="0" style:font-style-asian="normal" style:font-style-complex="normal"/>
    </style:style>
    <style:style style:name="T5" style:family="text">
      <style:text-properties fo:color="#000000" fo:font-style="normal" style:text-underline-style="none" officeooo:rsid="00f727f9" fo:background-color="transparent" loext:char-shading-value="0" style:font-style-asian="normal" style:font-style-complex="normal"/>
    </style:style>
    <style:style style:name="T6" style:family="text">
      <style:text-properties fo:color="#000000" fo:font-style="normal" style:text-underline-style="none" officeooo:rsid="015fc4f0" fo:background-color="transparent" loext:char-shading-value="0" style:font-style-asian="normal" style:font-style-complex="normal"/>
    </style:style>
    <style:style style:name="T7" style:family="text">
      <style:text-properties fo:color="#000000" fo:font-style="normal" style:text-underline-style="none" officeooo:rsid="0100058f" fo:background-color="transparent" loext:char-shading-value="0" style:font-style-asian="normal" style:font-style-complex="normal"/>
    </style:style>
    <style:style style:name="T8" style:family="text">
      <style:text-properties fo:color="#000000" fo:font-style="normal" style:text-underline-style="none" officeooo:rsid="00f856d1" fo:background-color="transparent" loext:char-shading-value="0" style:font-style-asian="normal" style:font-style-complex="normal"/>
    </style:style>
    <style:style style:name="T9" style:family="text">
      <style:text-properties fo:color="#000000" fo:font-style="normal" style:text-underline-style="none" officeooo:rsid="01771525" fo:background-color="transparent" loext:char-shading-value="0" style:font-style-asian="normal" style:font-style-complex="normal"/>
    </style:style>
    <style:style style:name="T10" style:family="text">
      <style:text-properties fo:color="#000000" fo:font-style="normal" style:text-underline-style="none" officeooo:rsid="03722ee2" fo:background-color="transparent" loext:char-shading-value="0" style:font-style-asian="normal" style:font-style-complex="normal"/>
    </style:style>
    <style:style style:name="T11" style:family="text">
      <style:text-properties fo:color="#000000" fo:font-style="normal" style:text-underline-style="none" officeooo:rsid="03741650" fo:background-color="transparent" loext:char-shading-value="0" style:font-style-asian="normal" style:font-style-complex="normal"/>
    </style:style>
    <style:style style:name="T12" style:family="text">
      <style:text-properties fo:color="#000000" fo:font-style="normal" style:text-underline-style="none" officeooo:rsid="03751b16" fo:background-color="transparent" loext:char-shading-value="0" style:font-style-asian="normal" style:font-style-complex="normal"/>
    </style:style>
    <style:style style:name="T13" style:family="text">
      <style:text-properties fo:color="#000000" fo:font-style="normal" style:text-underline-style="none" officeooo:rsid="0375f8bb" fo:background-color="transparent" loext:char-shading-value="0" style:font-style-asian="normal" style:font-style-complex="normal"/>
    </style:style>
    <style:style style:name="T14" style:family="text">
      <style:text-properties fo:color="#000000" fo:font-style="normal" style:text-underline-style="none" officeooo:rsid="03768f7b" fo:background-color="transparent" loext:char-shading-value="0" style:font-style-asian="normal" style:font-style-complex="normal"/>
    </style:style>
    <style:style style:name="T15" style:family="text">
      <style:text-properties fo:color="#000000" fo:font-style="normal" style:text-underline-style="none" officeooo:rsid="0378ea8c" fo:background-color="transparent" loext:char-shading-value="0" style:font-style-asian="normal" style:font-style-complex="normal"/>
    </style:style>
    <style:style style:name="T16" style:family="text">
      <style:text-properties fo:color="#000000" fo:font-style="normal" style:text-underline-style="none" officeooo:rsid="04683bc8" fo:background-color="transparent" loext:char-shading-value="0" style:font-style-asian="normal" style:font-style-complex="normal"/>
    </style:style>
    <style:style style:name="T17" style:family="text">
      <style:text-properties fo:color="#000000" fo:font-style="normal" style:text-underline-style="none" fo:background-color="transparent" loext:char-shading-value="0" style:font-size-asian="12pt" style:font-style-asian="normal" style:font-size-complex="12pt" style:font-style-complex="normal"/>
    </style:style>
    <style:style style:name="T18" style:family="text">
      <style:text-properties fo:color="#000000" fo:font-style="normal" style:text-underline-style="none" officeooo:rsid="039b5de2" fo:background-color="transparent" loext:char-shading-value="0" style:font-size-asian="12pt" style:font-style-asian="normal" style:font-size-complex="12pt" style:font-style-complex="normal"/>
    </style:style>
    <style:style style:name="T19" style:family="text">
      <style:text-properties fo:color="#000000" fo:font-style="normal" style:text-underline-style="none" officeooo:rsid="039c4f0d" fo:background-color="transparent" loext:char-shading-value="0" style:font-size-asian="12pt" style:font-style-asian="normal" style:font-size-complex="12pt" style:font-style-complex="normal"/>
    </style:style>
    <style:style style:name="T20" style:family="text">
      <style:text-properties fo:color="#000000" fo:font-style="normal" style:text-underline-style="none" officeooo:rsid="039d60d9" fo:background-color="transparent" loext:char-shading-value="0" style:font-size-asian="12pt" style:font-style-asian="normal" style:font-size-complex="12pt" style:font-style-complex="normal"/>
    </style:style>
    <style:style style:name="T21" style:family="text">
      <style:text-properties fo:color="#000000" fo:font-style="normal" style:text-underline-style="none" officeooo:rsid="03912628" fo:background-color="transparent" loext:char-shading-value="0" style:font-size-asian="12pt" style:font-style-asian="normal" style:font-size-complex="12pt" style:font-style-complex="normal"/>
    </style:style>
    <style:style style:name="T22" style:family="text">
      <style:text-properties fo:color="#000000" fo:font-style="normal" style:text-underline-style="none" officeooo:rsid="03932a80" fo:background-color="transparent" loext:char-shading-value="0" style:font-size-asian="12pt" style:font-style-asian="normal" style:font-size-complex="12pt" style:font-style-complex="normal"/>
    </style:style>
    <style:style style:name="T23" style:family="text">
      <style:text-properties fo:color="#000000" fo:font-style="normal" style:text-underline-style="none" officeooo:rsid="03a412ee" fo:background-color="transparent" loext:char-shading-value="0" style:font-size-asian="12pt" style:font-style-asian="normal" style:font-size-complex="12pt" style:font-style-complex="normal"/>
    </style:style>
    <style:style style:name="T24" style:family="text">
      <style:text-properties fo:color="#000000" fo:font-style="normal" style:text-underline-style="none" officeooo:rsid="03f34899" fo:background-color="transparent" loext:char-shading-value="0" style:font-size-asian="12pt" style:font-style-asian="normal" style:font-size-complex="12pt" style:font-style-complex="normal"/>
    </style:style>
    <style:style style:name="T25" style:family="text">
      <style:text-properties fo:color="#000000" fo:font-style="normal" style:text-underline-style="none" fo:font-weight="normal" officeooo:rsid="03768f7b" fo:background-color="transparent" loext:char-shading-value="0" style:font-style-asian="normal" style:font-weight-asian="normal" style:font-style-complex="normal" style:font-weight-complex="normal"/>
    </style:style>
    <style:style style:name="T26" style:family="text">
      <style:text-properties fo:color="#000000" fo:font-style="normal" style:text-underline-style="none" fo:font-weight="normal" officeooo:rsid="00507e01" fo:background-color="transparent" loext:char-shading-value="0" style:font-style-asian="normal" style:font-weight-asian="normal" style:font-style-complex="normal" style:font-weight-complex="normal"/>
    </style:style>
    <style:style style:name="T27" style:family="text">
      <style:text-properties fo:color="#000000" fo:font-style="normal" style:text-underline-style="none" fo:font-weight="normal" officeooo:rsid="0378ea8c" fo:background-color="transparent" loext:char-shading-value="0" style:font-style-asian="normal" style:font-weight-asian="normal" style:font-style-complex="normal" style:font-weight-complex="normal"/>
    </style:style>
    <style:style style:name="T28" style:family="text">
      <style:text-properties fo:color="#000000" fo:font-style="normal" style:text-underline-style="none" fo:font-weight="normal" officeooo:rsid="037ca6e0" fo:background-color="transparent" loext:char-shading-value="0" style:font-style-asian="normal" style:font-weight-asian="normal" style:font-style-complex="normal" style:font-weight-complex="normal"/>
    </style:style>
    <style:style style:name="T29" style:family="text">
      <style:text-properties fo:color="#000000" fo:font-style="normal" style:text-underline-style="none" fo:font-weight="normal" officeooo:rsid="03f2fe4d" fo:background-color="transparent" loext:char-shading-value="0" style:font-style-asian="normal" style:font-weight-asian="normal" style:font-style-complex="normal" style:font-weight-complex="normal"/>
    </style:style>
    <style:style style:name="T30" style:family="text">
      <style:text-properties fo:color="#000000" fo:font-style="normal" style:text-underline-style="none" fo:font-weight="normal" officeooo:rsid="046a37a3" fo:background-color="transparent" loext:char-shading-value="0" style:font-style-asian="normal" style:font-weight-asian="normal" style:font-style-complex="normal" style:font-weight-complex="normal"/>
    </style:style>
    <style:style style:name="T31" style:family="text">
      <style:text-properties fo:color="#000000" fo:font-style="normal" style:text-underline-style="none" officeooo:rsid="039d60d9" fo:background-color="#ff00cc" loext:char-shading-value="0" style:font-size-asian="12pt" style:font-style-asian="normal" style:font-size-complex="12pt" style:font-style-complex="normal"/>
    </style:style>
    <style:style style:name="T32" style:family="text">
      <style:text-properties fo:color="#000000" fo:font-style="normal" fo:font-weight="normal" officeooo:rsid="026be410" fo:background-color="transparent" loext:char-shading-value="0" style:font-style-asian="normal" style:font-weight-asian="normal" style:font-style-complex="normal" style:font-weight-complex="normal"/>
    </style:style>
    <style:style style:name="T33" style:family="text">
      <style:text-properties fo:color="#000000" fo:language="en" fo:country="US" fo:font-style="normal" officeooo:rsid="00e47ab6" fo:background-color="transparent" loext:char-shading-value="0" style:font-style-asian="normal" style:font-style-complex="normal"/>
    </style:style>
    <style:style style:name="T34" style:family="text">
      <style:text-properties fo:color="#000000" fo:language="en" fo:country="US" fo:font-style="normal" officeooo:rsid="015f72bf" fo:background-color="transparent" loext:char-shading-value="0" style:font-style-asian="normal" style:font-style-complex="normal"/>
    </style:style>
    <style:style style:name="T35" style:family="text">
      <style:text-properties fo:color="#000000" fo:language="en" fo:country="US" fo:font-style="normal" officeooo:rsid="0130177a" fo:background-color="transparent" loext:char-shading-value="0" style:font-style-asian="normal" style:font-style-complex="normal"/>
    </style:style>
    <style:style style:name="T36" style:family="text">
      <style:text-properties fo:color="#000000" fo:language="en" fo:country="US" fo:font-style="normal" officeooo:rsid="00e587da" fo:background-color="transparent" loext:char-shading-value="0" style:font-style-asian="normal" style:font-style-complex="normal"/>
    </style:style>
    <style:style style:name="T37" style:family="text">
      <style:text-properties fo:color="#000000" fo:language="en" fo:country="US" fo:font-style="normal" officeooo:rsid="00e47b7d" fo:background-color="transparent" loext:char-shading-value="0" style:font-style-asian="normal" style:font-style-complex="normal"/>
    </style:style>
    <style:style style:name="T38" style:family="text">
      <style:text-properties fo:color="#000000" fo:language="en" fo:country="US" fo:font-style="normal" officeooo:rsid="00f2970b" fo:background-color="transparent" loext:char-shading-value="0" style:font-style-asian="normal" style:font-style-complex="normal"/>
    </style:style>
    <style:style style:name="T39" style:family="text">
      <style:text-properties fo:color="#000000" fo:language="en" fo:country="US" fo:font-style="normal" officeooo:rsid="02781da2" fo:background-color="transparent" loext:char-shading-value="0" style:font-style-asian="normal" style:font-style-complex="normal"/>
    </style:style>
    <style:style style:name="T40" style:family="text">
      <style:text-properties fo:color="#000000" fo:language="en" fo:country="US" fo:font-style="normal" officeooo:rsid="0176f834" fo:background-color="transparent" loext:char-shading-value="0" style:font-style-asian="normal" style:font-style-complex="normal"/>
    </style:style>
    <style:style style:name="T41" style:family="text">
      <style:text-properties fo:color="#000000" fo:language="en" fo:country="US" fo:font-style="normal" officeooo:rsid="02bc18d3" fo:background-color="transparent" loext:char-shading-value="0" style:font-style-asian="normal" style:font-style-complex="normal"/>
    </style:style>
    <style:style style:name="T42" style:family="text">
      <style:text-properties fo:color="#000000" fo:language="en" fo:country="US" fo:font-style="normal" officeooo:rsid="02be0b47" fo:background-color="transparent" loext:char-shading-value="0" style:font-style-asian="normal" style:font-style-complex="normal"/>
    </style:style>
    <style:style style:name="T43" style:family="text">
      <style:text-properties fo:color="#000000" fo:language="en" fo:country="US" fo:font-style="normal" officeooo:rsid="025290cf" fo:background-color="transparent" loext:char-shading-value="0" style:font-size-asian="12pt" style:font-style-asian="normal" style:font-size-complex="12pt" style:font-style-complex="normal"/>
    </style:style>
    <style:style style:name="T44" style:family="text">
      <style:text-properties fo:color="#000000" fo:language="en" fo:country="US" fo:font-style="normal" officeooo:rsid="0253d352" fo:background-color="transparent" loext:char-shading-value="0" style:font-size-asian="12pt" style:font-style-asian="normal" style:font-size-complex="12pt" style:font-style-complex="normal"/>
    </style:style>
    <style:style style:name="T45" style:family="text">
      <style:text-properties fo:color="#000000" fo:language="en" fo:country="US" fo:font-style="normal" officeooo:rsid="025f1ffb" fo:background-color="transparent" loext:char-shading-value="0" style:font-size-asian="12pt" style:font-style-asian="normal" style:font-size-complex="12pt" style:font-style-complex="normal"/>
    </style:style>
    <style:style style:name="T46" style:family="text">
      <style:text-properties fo:color="#000000" fo:language="en" fo:country="US" fo:font-style="normal" officeooo:rsid="0253d352" fo:background-color="transparent" loext:char-shading-value="0" style:font-size-asian="12pt" style:font-style-asian="normal" style:font-size-complex="9pt" style:font-style-complex="normal"/>
    </style:style>
    <style:style style:name="T47" style:family="text">
      <style:text-properties fo:color="#000000" fo:language="en" fo:country="US" fo:font-style="normal" officeooo:rsid="023e8312" fo:background-color="transparent" loext:char-shading-value="0" style:font-size-asian="12pt" style:font-style-asian="normal" style:font-size-complex="9pt" style:font-style-complex="normal"/>
    </style:style>
    <style:style style:name="T48" style:family="text">
      <style:text-properties fo:color="#000000" fo:language="en" fo:country="US" fo:font-style="normal" officeooo:rsid="02ad4f54" style:font-style-asian="normal" style:font-style-complex="normal"/>
    </style:style>
    <style:style style:name="T49" style:family="text">
      <style:text-properties fo:color="#000000" fo:language="en" fo:country="US" fo:font-style="normal" officeooo:rsid="011d1e3a" style:font-style-asian="normal" style:font-style-complex="normal"/>
    </style:style>
    <style:style style:name="T50" style:family="text">
      <style:text-properties fo:color="#000000" fo:language="en" fo:country="US" fo:font-style="normal" officeooo:rsid="0176f834" style:font-style-asian="normal" style:font-style-complex="normal"/>
    </style:style>
    <style:style style:name="T51" style:family="text">
      <style:text-properties fo:color="#000000" fo:language="en" fo:country="US" fo:font-style="normal" officeooo:rsid="02b9792c" style:font-style-asian="normal" style:font-style-complex="normal"/>
    </style:style>
    <style:style style:name="T52" style:family="text">
      <style:text-properties fo:color="#000000" fo:language="en" fo:country="US" fo:font-style="normal" officeooo:rsid="03552bac" style:font-style-asian="normal" style:font-style-complex="normal"/>
    </style:style>
    <style:style style:name="T53" style:family="text">
      <style:text-properties fo:color="#000000" fo:language="en" fo:country="US" fo:font-style="normal" style:text-underline-style="none" fo:font-weight="normal" officeooo:rsid="011f620b" fo:background-color="transparent" loext:char-shading-value="0" style:font-style-asian="normal" style:font-weight-asian="normal" style:font-style-complex="normal" style:font-weight-complex="normal"/>
    </style:style>
    <style:style style:name="T54" style:family="text">
      <style:text-properties fo:color="#000000" fo:language="en" fo:country="US" fo:font-style="normal" style:text-underline-style="none" fo:font-weight="normal" officeooo:rsid="00fe3b66" fo:background-color="transparent" loext:char-shading-value="0" style:font-style-asian="normal" style:font-weight-asian="normal" style:font-style-complex="normal" style:font-weight-complex="normal"/>
    </style:style>
    <style:style style:name="T55" style:family="text">
      <style:text-properties fo:color="#000000" fo:language="en" fo:country="US" fo:font-style="normal" style:text-underline-style="none" fo:font-weight="normal" officeooo:rsid="0100058f" fo:background-color="transparent" loext:char-shading-value="0" style:font-style-asian="normal" style:font-weight-asian="normal" style:font-style-complex="normal" style:font-weight-complex="normal"/>
    </style:style>
    <style:style style:name="T56" style:family="text">
      <style:text-properties fo:color="#000000" fo:language="en" fo:country="US" fo:font-style="normal" style:text-underline-style="none" fo:font-weight="normal" officeooo:rsid="00fed4d6" fo:background-color="transparent" loext:char-shading-value="0" style:font-style-asian="normal" style:font-weight-asian="normal" style:font-style-complex="normal" style:font-weight-complex="normal"/>
    </style:style>
    <style:style style:name="T57" style:family="text">
      <style:text-properties fo:color="#000000" fo:language="en" fo:country="US" fo:font-style="normal" style:text-underline-style="none" fo:font-weight="normal" officeooo:rsid="02c13319" fo:background-color="transparent" loext:char-shading-value="0" style:font-style-asian="normal" style:font-weight-asian="normal" style:font-style-complex="normal" style:font-weight-complex="normal"/>
    </style:style>
    <style:style style:name="T58" style:family="text">
      <style:text-properties fo:color="#000000" fo:language="en" fo:country="US" fo:font-style="normal" style:text-underline-style="none" fo:font-weight="normal" officeooo:rsid="02c23dd8" fo:background-color="transparent" loext:char-shading-value="0" style:font-style-asian="normal" style:font-weight-asian="normal" style:font-style-complex="normal" style:font-weight-complex="normal"/>
    </style:style>
    <style:style style:name="T59" style:family="text">
      <style:text-properties fo:color="#000000" fo:language="en" fo:country="US" fo:font-style="normal" style:text-underline-style="none" fo:font-weight="normal" officeooo:rsid="03563163" fo:background-color="transparent" loext:char-shading-value="0" style:font-style-asian="normal" style:font-weight-asian="normal" style:font-style-complex="normal" style:font-weight-complex="normal"/>
    </style:style>
    <style:style style:name="T60" style:family="text">
      <style:text-properties fo:color="#000000" fo:language="en" fo:country="US" fo:font-style="normal" style:text-underline-style="none" fo:font-weight="normal" officeooo:rsid="032c1b5a" fo:background-color="transparent" loext:char-shading-value="0" style:font-size-asian="12pt" style:font-style-asian="normal" style:font-weight-asian="normal" style:font-size-complex="12pt" style:font-style-complex="normal" style:font-weight-complex="normal"/>
    </style:style>
    <style:style style:name="T61" style:family="text">
      <style:text-properties fo:color="#000000" fo:language="en" fo:country="US" fo:font-style="normal" style:text-underline-style="none" fo:font-weight="normal" officeooo:rsid="005b8d1b" fo:background-color="transparent" loext:char-shading-value="0" style:font-size-asian="12pt" style:font-style-asian="normal" style:font-weight-asian="normal" style:font-size-complex="12pt" style:font-style-complex="normal" style:font-weight-complex="normal"/>
    </style:style>
    <style:style style:name="T62" style:family="text">
      <style:text-properties fo:color="#000000" fo:language="en" fo:country="US" fo:font-style="normal" style:text-underline-style="none" fo:font-weight="normal" officeooo:rsid="032c94d0" fo:background-color="transparent" loext:char-shading-value="0" style:font-size-asian="12pt" style:font-style-asian="normal" style:font-weight-asian="normal" style:font-size-complex="12pt" style:font-style-complex="normal" style:font-weight-complex="normal"/>
    </style:style>
    <style:style style:name="T63" style:family="text">
      <style:text-properties fo:color="#000000" fo:language="en" fo:country="US" fo:font-style="normal" style:text-underline-style="none" fo:font-weight="normal" officeooo:rsid="032dced8" fo:background-color="transparent" loext:char-shading-value="0" style:font-size-asian="12pt" style:font-style-asian="normal" style:font-weight-asian="normal" style:font-size-complex="12pt" style:font-style-complex="normal" style:font-weight-complex="normal"/>
    </style:style>
    <style:style style:name="T64" style:family="text">
      <style:text-properties fo:color="#000000" fo:language="en" fo:country="US" fo:font-style="normal" style:text-underline-style="none" fo:font-weight="normal" officeooo:rsid="032e3da7" fo:background-color="transparent" loext:char-shading-value="0" style:font-size-asian="12pt" style:font-style-asian="normal" style:font-weight-asian="normal" style:font-size-complex="12pt" style:font-style-complex="normal" style:font-weight-complex="normal"/>
    </style:style>
    <style:style style:name="T65" style:family="text">
      <style:text-properties fo:color="#000000" fo:language="en" fo:country="US" fo:font-style="normal" style:text-underline-style="none" fo:font-weight="normal" officeooo:rsid="030bf89e" fo:background-color="transparent" loext:char-shading-value="0" style:font-size-asian="12pt" style:font-style-asian="normal" style:font-weight-asian="normal" style:font-size-complex="12pt" style:font-style-complex="normal" style:font-weight-complex="normal"/>
    </style:style>
    <style:style style:name="T66" style:family="text">
      <style:text-properties fo:color="#000000" fo:language="en" fo:country="US" fo:font-style="normal" style:text-underline-style="none" fo:font-weight="normal" officeooo:rsid="032efa42" fo:background-color="transparent" loext:char-shading-value="0" style:font-size-asian="12pt" style:font-style-asian="normal" style:font-weight-asian="normal" style:font-size-complex="12pt" style:font-style-complex="normal" style:font-weight-complex="normal"/>
    </style:style>
    <style:style style:name="T67" style:family="text">
      <style:text-properties fo:color="#000000" fo:language="en" fo:country="US" fo:font-style="normal" style:text-underline-style="none" fo:font-weight="normal" officeooo:rsid="03312a70" fo:background-color="transparent" loext:char-shading-value="0" style:font-size-asian="12pt" style:font-style-asian="normal" style:font-weight-asian="normal" style:font-size-complex="12pt" style:font-style-complex="normal" style:font-weight-complex="normal"/>
    </style:style>
    <style:style style:name="T68" style:family="text">
      <style:text-properties fo:color="#000000" fo:language="en" fo:country="US" fo:font-style="normal" style:text-underline-style="none" fo:font-weight="normal" officeooo:rsid="03310c0e" fo:background-color="transparent" loext:char-shading-value="0" style:font-size-asian="12pt" style:font-style-asian="normal" style:font-weight-asian="normal" style:font-size-complex="12pt" style:font-style-complex="normal" style:font-weight-complex="normal"/>
    </style:style>
    <style:style style:name="T69" style:family="text">
      <style:text-properties fo:color="#000000" fo:language="en" fo:country="US" fo:font-style="normal" style:text-underline-style="none" fo:font-weight="normal" officeooo:rsid="0332dddc" fo:background-color="transparent" loext:char-shading-value="0" style:font-size-asian="12pt" style:font-style-asian="normal" style:font-weight-asian="normal" style:font-size-complex="12pt" style:font-style-complex="normal" style:font-weight-complex="normal"/>
    </style:style>
    <style:style style:name="T70" style:family="text">
      <style:text-properties fo:color="#000000" fo:language="en" fo:country="US" fo:font-style="normal" style:text-underline-style="none" fo:font-weight="normal" officeooo:rsid="0332e0a5" fo:background-color="transparent" loext:char-shading-value="0" style:font-size-asian="12pt" style:font-style-asian="normal" style:font-weight-asian="normal" style:font-size-complex="12pt" style:font-style-complex="normal" style:font-weight-complex="normal"/>
    </style:style>
    <style:style style:name="T71" style:family="text">
      <style:text-properties fo:color="#000000" fo:language="en" fo:country="US" fo:font-style="normal" style:text-underline-style="none" fo:font-weight="normal" officeooo:rsid="0336499b" fo:background-color="transparent" loext:char-shading-value="0" style:font-size-asian="12pt" style:font-style-asian="normal" style:font-weight-asian="normal" style:font-size-complex="12pt" style:font-style-complex="normal" style:font-weight-complex="normal"/>
    </style:style>
    <style:style style:name="T72" style:family="text">
      <style:text-properties fo:color="#000000" fo:language="en" fo:country="US" fo:font-style="normal" style:text-underline-style="none" fo:font-weight="normal" officeooo:rsid="033e2b6b" fo:background-color="transparent" loext:char-shading-value="0" style:font-size-asian="12pt" style:font-style-asian="normal" style:font-weight-asian="normal" style:font-size-complex="12pt" style:font-style-complex="normal" style:font-weight-complex="normal"/>
    </style:style>
    <style:style style:name="T73" style:family="text">
      <style:text-properties fo:color="#000000" fo:language="en" fo:country="US" fo:font-style="normal" style:text-underline-style="none" fo:font-weight="normal" officeooo:rsid="0362d157" fo:background-color="transparent" loext:char-shading-value="0" style:font-size-asian="12pt" style:font-style-asian="normal" style:font-weight-asian="normal" style:font-size-complex="12pt" style:font-style-complex="normal" style:font-weight-complex="normal"/>
    </style:style>
    <style:style style:name="T74" style:family="text">
      <style:text-properties fo:color="#000000" fo:language="en" fo:country="US" fo:font-style="normal" style:text-underline-style="none" fo:font-weight="normal" officeooo:rsid="037ebcf7" fo:background-color="transparent" loext:char-shading-value="0" style:font-size-asian="12pt" style:font-style-asian="normal" style:font-weight-asian="normal" style:font-size-complex="12pt" style:font-style-complex="normal" style:font-weight-complex="normal"/>
    </style:style>
    <style:style style:name="T75" style:family="text">
      <style:text-properties fo:color="#000000" fo:language="en" fo:country="US" fo:font-style="normal" style:text-underline-style="none" fo:font-weight="normal" officeooo:rsid="03831d02" fo:background-color="transparent" loext:char-shading-value="0" style:font-size-asian="12pt" style:font-style-asian="normal" style:font-weight-asian="normal" style:font-size-complex="12pt" style:font-style-complex="normal" style:font-weight-complex="normal"/>
    </style:style>
    <style:style style:name="T76" style:family="text">
      <style:text-properties fo:color="#000000" fo:language="en" fo:country="US" fo:font-style="normal" style:text-underline-style="none" fo:font-weight="normal" officeooo:rsid="037ff6d1" fo:background-color="transparent" loext:char-shading-value="0" style:font-size-asian="12pt" style:font-style-asian="normal" style:font-weight-asian="normal" style:font-size-complex="12pt" style:font-style-complex="normal" style:font-weight-complex="normal"/>
    </style:style>
    <style:style style:name="T77" style:family="text">
      <style:text-properties fo:color="#000000" fo:language="en" fo:country="US" fo:font-style="normal" style:text-underline-style="none" fo:font-weight="normal" officeooo:rsid="0387042c" fo:background-color="transparent" loext:char-shading-value="0" style:font-size-asian="12pt" style:font-style-asian="normal" style:font-weight-asian="normal" style:font-size-complex="12pt" style:font-style-complex="normal" style:font-weight-complex="normal"/>
    </style:style>
    <style:style style:name="T78" style:family="text">
      <style:text-properties fo:color="#000000" fo:language="en" fo:country="US" fo:font-style="normal" style:text-underline-style="none" fo:font-weight="normal" officeooo:rsid="0380ec3c" fo:background-color="transparent" loext:char-shading-value="0" style:font-size-asian="12pt" style:font-style-asian="normal" style:font-weight-asian="normal" style:font-size-complex="12pt" style:font-style-complex="normal" style:font-weight-complex="normal"/>
    </style:style>
    <style:style style:name="T79" style:family="text">
      <style:text-properties fo:color="#000000" fo:language="en" fo:country="US" fo:font-style="normal" style:text-underline-style="none" fo:font-weight="normal" officeooo:rsid="03883990" fo:background-color="transparent" loext:char-shading-value="0" style:font-size-asian="12pt" style:font-style-asian="normal" style:font-weight-asian="normal" style:font-size-complex="12pt" style:font-style-complex="normal" style:font-weight-complex="normal"/>
    </style:style>
    <style:style style:name="T80" style:family="text">
      <style:text-properties fo:color="#000000" fo:language="en" fo:country="US" fo:font-style="normal" style:text-underline-style="none" fo:font-weight="normal" officeooo:rsid="037cb241" fo:background-color="transparent" loext:char-shading-value="0" style:font-size-asian="12pt" style:font-style-asian="normal" style:font-weight-asian="normal" style:font-size-complex="12pt" style:font-style-complex="normal" style:font-weight-complex="normal"/>
    </style:style>
    <style:style style:name="T81" style:family="text">
      <style:text-properties fo:color="#000000" fo:language="en" fo:country="US" fo:font-style="normal" style:text-underline-style="none" fo:font-weight="normal" officeooo:rsid="039546a5" fo:background-color="transparent" loext:char-shading-value="0" style:font-size-asian="12pt" style:font-style-asian="normal" style:font-weight-asian="normal" style:font-size-complex="12pt" style:font-style-complex="normal" style:font-weight-complex="normal"/>
    </style:style>
    <style:style style:name="T82" style:family="text">
      <style:text-properties fo:color="#000000" fo:language="en" fo:country="US" fo:font-style="normal" style:text-underline-style="none" fo:font-weight="normal" officeooo:rsid="037e119c" fo:background-color="transparent" loext:char-shading-value="0" style:font-size-asian="12pt" style:font-style-asian="normal" style:font-weight-asian="normal" style:font-size-complex="12pt" style:font-style-complex="normal" style:font-weight-complex="normal"/>
    </style:style>
    <style:style style:name="T83" style:family="text">
      <style:text-properties fo:color="#000000" fo:language="en" fo:country="US" fo:font-style="normal" style:text-underline-style="none" fo:font-weight="normal" officeooo:rsid="038de87e" fo:background-color="transparent" loext:char-shading-value="0" style:font-size-asian="12pt" style:font-style-asian="normal" style:font-weight-asian="normal" style:font-size-complex="12pt" style:font-style-complex="normal" style:font-weight-complex="normal"/>
    </style:style>
    <style:style style:name="T84" style:family="text">
      <style:text-properties fo:color="#000000" fo:language="en" fo:country="US" fo:font-style="normal" style:text-underline-style="none" fo:font-weight="normal" officeooo:rsid="038f80eb" fo:background-color="transparent" loext:char-shading-value="0" style:font-size-asian="12pt" style:font-style-asian="normal" style:font-weight-asian="normal" style:font-size-complex="12pt" style:font-style-complex="normal" style:font-weight-complex="normal"/>
    </style:style>
    <style:style style:name="T85" style:family="text">
      <style:text-properties fo:color="#000000" fo:language="en" fo:country="US" fo:font-style="normal" style:text-underline-style="none" fo:font-weight="normal" officeooo:rsid="046bf1a0" fo:background-color="transparent" loext:char-shading-value="0" style:font-size-asian="12pt" style:font-style-asian="normal" style:font-weight-asian="normal" style:font-size-complex="12pt" style:font-style-complex="normal" style:font-weight-complex="normal"/>
    </style:style>
    <style:style style:name="T86" style:family="text">
      <style:text-properties fo:color="#000000" fo:language="en" fo:country="US" fo:font-style="normal" style:text-underline-style="none" fo:font-weight="normal" officeooo:rsid="055701e6" fo:background-color="transparent" loext:char-shading-value="0" style:font-size-asian="12pt" style:font-style-asian="normal" style:font-weight-asian="normal" style:font-size-complex="12pt" style:font-style-complex="normal" style:font-weight-complex="normal"/>
    </style:style>
    <style:style style:name="T87" style:family="text">
      <style:text-properties fo:color="#000000" fo:language="en" fo:country="US" fo:font-style="normal" style:text-underline-style="none" fo:font-weight="normal" officeooo:rsid="069e69db" fo:background-color="transparent" loext:char-shading-value="0" style:font-size-asian="12pt" style:font-style-asian="normal" style:font-weight-asian="normal" style:font-size-complex="12pt" style:font-style-complex="normal" style:font-weight-complex="normal"/>
    </style:style>
    <style:style style:name="T88" style:family="text">
      <style:text-properties fo:color="#000000" fo:language="en" fo:country="US" officeooo:rsid="00e04a13" fo:background-color="transparent" loext:char-shading-value="0" style:font-size-asian="12pt" style:font-size-complex="9pt"/>
    </style:style>
    <style:style style:name="T89" style:family="text">
      <style:text-properties fo:color="#000000" fo:language="en" fo:country="US" officeooo:rsid="00e04a13" fo:background-color="transparent" loext:char-shading-value="0" style:font-size-asian="12pt" style:font-size-complex="12pt"/>
    </style:style>
    <style:style style:name="T90" style:family="text">
      <style:text-properties fo:color="#000000" fo:language="en" fo:country="US" officeooo:rsid="023e8312" fo:background-color="transparent" loext:char-shading-value="0" style:font-size-asian="12pt" style:font-size-complex="12pt"/>
    </style:style>
    <style:style style:name="T91" style:family="text">
      <style:text-properties fo:color="#000000" fo:language="en" fo:country="US" officeooo:rsid="0247e4c0" fo:background-color="transparent" loext:char-shading-value="0" style:font-size-asian="12pt" style:font-size-complex="12pt"/>
    </style:style>
    <style:style style:name="T92" style:family="text">
      <style:text-properties fo:color="#000000" fo:language="en" fo:country="US" officeooo:rsid="0064556b" fo:background-color="transparent" loext:char-shading-value="0" style:font-size-asian="12pt" style:font-size-complex="12pt"/>
    </style:style>
    <style:style style:name="T93" style:family="text">
      <style:text-properties fo:color="#000000" fo:language="en" fo:country="US" officeooo:rsid="024034fb" fo:background-color="transparent" loext:char-shading-value="0" style:font-size-asian="12pt" style:font-size-complex="12pt"/>
    </style:style>
    <style:style style:name="T94" style:family="text">
      <style:text-properties fo:color="#000000" fo:language="en" fo:country="US" officeooo:rsid="0242317b" fo:background-color="transparent" loext:char-shading-value="0" style:font-size-asian="12pt" style:font-size-complex="12pt"/>
    </style:style>
    <style:style style:name="T95" style:family="text">
      <style:text-properties fo:color="#000000" fo:language="en" fo:country="US" officeooo:rsid="00a8d5a8" fo:background-color="transparent" loext:char-shading-value="0" style:font-size-asian="12pt" style:font-size-complex="12pt"/>
    </style:style>
    <style:style style:name="T96" style:family="text">
      <style:text-properties fo:color="#000000" fo:language="en" fo:country="US" officeooo:rsid="024ae90b" fo:background-color="transparent" loext:char-shading-value="0" style:font-size-asian="12pt" style:font-size-complex="12pt"/>
    </style:style>
    <style:style style:name="T97" style:family="text">
      <style:text-properties fo:color="#000000" fo:language="en" fo:country="US" officeooo:rsid="0065d79f" fo:background-color="transparent" loext:char-shading-value="0" style:font-size-asian="12pt" style:font-size-complex="12pt"/>
    </style:style>
    <style:style style:name="T98" style:family="text">
      <style:text-properties fo:color="#000000" fo:language="en" fo:country="US" officeooo:rsid="023b658f" fo:background-color="transparent" loext:char-shading-value="0" style:font-size-asian="12pt" style:font-size-complex="12pt"/>
    </style:style>
    <style:style style:name="T99" style:family="text">
      <style:text-properties fo:color="#000000" fo:language="en" fo:country="US" officeooo:rsid="012595e5" fo:background-color="transparent" loext:char-shading-value="0" style:font-size-asian="12pt" style:font-size-complex="12pt"/>
    </style:style>
    <style:style style:name="T100" style:family="text">
      <style:text-properties fo:color="#000000" fo:language="en" fo:country="US" officeooo:rsid="024e41db" fo:background-color="transparent" loext:char-shading-value="0" style:font-size-asian="12pt" style:font-size-complex="12pt"/>
    </style:style>
    <style:style style:name="T101" style:family="text">
      <style:text-properties fo:color="#000000" fo:language="en" fo:country="US" officeooo:rsid="01279216" fo:background-color="transparent" loext:char-shading-value="0" style:font-size-asian="12pt" style:font-size-complex="12pt"/>
    </style:style>
    <style:style style:name="T102" style:family="text">
      <style:text-properties fo:color="#000000" fo:language="en" fo:country="US" officeooo:rsid="013a5cce" fo:background-color="transparent" loext:char-shading-value="0" style:font-size-asian="12pt" style:font-size-complex="12pt"/>
    </style:style>
    <style:style style:name="T103" style:family="text">
      <style:text-properties fo:color="#000000" fo:language="en" fo:country="US" officeooo:rsid="015aa529" fo:background-color="transparent" loext:char-shading-value="0" style:font-size-asian="12pt" style:font-size-complex="12pt"/>
    </style:style>
    <style:style style:name="T104" style:family="text">
      <style:text-properties fo:color="#000000" fo:language="en" fo:country="US" officeooo:rsid="00d7fad8" fo:background-color="transparent" loext:char-shading-value="0" style:font-size-asian="12pt" style:font-size-complex="12pt"/>
    </style:style>
    <style:style style:name="T105" style:family="text">
      <style:text-properties fo:color="#000000" fo:language="en" fo:country="US" fo:font-style="italic" officeooo:rsid="00e04a13" fo:background-color="transparent" loext:char-shading-value="0" style:font-size-asian="12pt" style:font-style-asian="italic" style:font-size-complex="9pt" style:font-style-complex="italic"/>
    </style:style>
    <style:style style:name="T106" style:family="text">
      <style:text-properties fo:color="#000000" fo:language="en" fo:country="US" fo:font-style="italic" officeooo:rsid="025290cf" fo:background-color="transparent" loext:char-shading-value="0" style:font-size-asian="12pt" style:font-style-asian="italic" style:font-size-complex="12pt" style:font-style-complex="italic"/>
    </style:style>
    <style:style style:name="T107" style:family="text">
      <style:text-properties fo:color="#000000" fo:language="en" fo:country="US" fo:font-style="italic" officeooo:rsid="00e04a13" fo:background-color="transparent" loext:char-shading-value="0" style:font-size-asian="12pt" style:font-style-asian="italic" style:font-size-complex="12pt" style:font-style-complex="italic"/>
    </style:style>
    <style:style style:name="T108" style:family="text">
      <style:text-properties fo:color="#000000" fo:language="en" fo:country="US" fo:font-style="italic" officeooo:rsid="023e8312" fo:background-color="transparent" loext:char-shading-value="0" style:font-size-asian="12pt" style:font-style-asian="italic" style:font-size-complex="12pt" style:font-style-complex="italic"/>
    </style:style>
    <style:style style:name="T109" style:family="text">
      <style:text-properties fo:color="#000000" fo:language="en" fo:country="US" fo:font-style="italic" officeooo:rsid="0247e4c0" fo:background-color="transparent" loext:char-shading-value="0" style:font-size-asian="12pt" style:font-style-asian="italic" style:font-size-complex="12pt" style:font-style-complex="italic"/>
    </style:style>
    <style:style style:name="T110" style:family="text">
      <style:text-properties fo:color="#000000" fo:language="en" fo:country="US" fo:font-style="italic" officeooo:rsid="024034fb" fo:background-color="transparent" loext:char-shading-value="0" style:font-size-asian="12pt" style:font-style-asian="italic" style:font-size-complex="12pt" style:font-style-complex="italic"/>
    </style:style>
    <style:style style:name="T111" style:family="text">
      <style:text-properties fo:color="#000000" fo:language="en" fo:country="US" fo:font-style="italic" style:text-underline-style="none" fo:font-weight="normal" officeooo:rsid="037ebcf7" fo:background-color="transparent" loext:char-shading-value="0" style:font-size-asian="12pt" style:font-style-asian="italic" style:font-weight-asian="normal" style:font-size-complex="12pt" style:font-style-complex="italic" style:font-weight-complex="normal"/>
    </style:style>
    <style:style style:name="T112" style:family="text">
      <style:text-properties fo:color="#000000" fo:language="en" fo:country="US" fo:font-style="italic" style:text-underline-style="none" fo:font-weight="normal" officeooo:rsid="0380ec3c" fo:background-color="transparent" loext:char-shading-value="0" style:font-size-asian="12pt" style:font-style-asian="italic" style:font-weight-asian="normal" style:font-size-complex="12pt" style:font-style-complex="italic" style:font-weight-complex="normal"/>
    </style:style>
    <style:style style:name="T113" style:family="text">
      <style:text-properties fo:color="#000000" style:text-underline-style="none" fo:font-weight="normal" officeooo:rsid="000334c1" style:font-weight-asian="normal" style:font-weight-complex="normal"/>
    </style:style>
    <style:style style:name="T114" style:family="text">
      <style:text-properties fo:color="#000000" style:font-name="Liberation Serif" fo:font-size="12pt" officeooo:rsid="033d40e7" style:font-size-asian="12pt" style:font-size-complex="12pt"/>
    </style:style>
    <style:style style:name="T115" style:family="text">
      <style:text-properties fo:color="#000000" style:font-name="Liberation Serif" fo:font-size="12pt" fo:language="en" fo:country="US" fo:font-style="normal" fo:background-color="transparent" loext:char-shading-value="0" style:font-size-asian="12pt" style:font-style-asian="normal" style:font-size-complex="12pt" style:font-style-complex="normal"/>
    </style:style>
    <style:style style:name="T116" style:family="text">
      <style:text-properties fo:color="#000000" style:font-name="Liberation Serif" fo:font-size="12pt" fo:language="en" fo:country="US" fo:font-style="normal" officeooo:rsid="0172811d" fo:background-color="transparent" loext:char-shading-value="0" style:font-size-asian="12pt" style:font-style-asian="normal" style:font-size-complex="12pt" style:font-style-complex="normal"/>
    </style:style>
    <style:style style:name="T117" style:family="text">
      <style:text-properties fo:color="#000000" style:font-name="Liberation Serif" fo:font-size="12pt" fo:language="en" fo:country="US" fo:font-style="normal" officeooo:rsid="02781da2" fo:background-color="transparent" loext:char-shading-value="0" style:font-size-asian="12pt" style:font-style-asian="normal" style:font-size-complex="12pt" style:font-style-complex="normal"/>
    </style:style>
    <style:style style:name="T118" style:family="text">
      <style:text-properties fo:color="#000000" style:font-name="Liberation Serif" fo:font-size="12pt" fo:language="en" fo:country="US" fo:font-style="normal" officeooo:rsid="00e47ab6" fo:background-color="transparent" loext:char-shading-value="0" style:font-size-asian="12pt" style:font-style-asian="normal" style:font-size-complex="12pt" style:font-style-complex="normal"/>
    </style:style>
    <style:style style:name="T119" style:family="text">
      <style:text-properties fo:color="#000000" style:font-name="Liberation Serif" fo:font-size="12pt" fo:language="en" fo:country="US" fo:font-style="normal" officeooo:rsid="00e3859f" fo:background-color="transparent" loext:char-shading-value="0" style:font-size-asian="12pt" style:font-style-asian="normal" style:font-size-complex="12pt" style:font-style-complex="normal"/>
    </style:style>
    <style:style style:name="T120" style:family="text">
      <style:text-properties fo:color="#000000" style:font-name="Liberation Serif" fo:font-size="12pt" fo:language="en" fo:country="US" fo:font-style="normal" officeooo:rsid="02a4eeef" fo:background-color="transparent" loext:char-shading-value="0" style:font-size-asian="12pt" style:font-style-asian="normal" style:font-size-complex="12pt" style:font-style-complex="normal"/>
    </style:style>
    <style:style style:name="T121" style:family="text">
      <style:text-properties fo:color="#000000" style:font-name="Liberation Serif" fo:font-size="12pt" fo:language="en" fo:country="US" fo:font-style="normal" officeooo:rsid="02a5c3a1" fo:background-color="transparent" loext:char-shading-value="0" style:font-size-asian="12pt" style:font-style-asian="normal" style:font-size-complex="12pt" style:font-style-complex="normal"/>
    </style:style>
    <style:style style:name="T122" style:family="text">
      <style:text-properties fo:color="#000000" style:font-name="Liberation Serif" fo:font-size="12pt" fo:language="en" fo:country="US" fo:font-style="normal" officeooo:rsid="00e47b7d" fo:background-color="transparent" loext:char-shading-value="0" style:font-size-asian="12pt" style:font-style-asian="normal" style:font-size-complex="12pt" style:font-style-complex="normal"/>
    </style:style>
    <style:style style:name="T123" style:family="text">
      <style:text-properties fo:color="#000000" style:font-name="Liberation Serif" fo:font-size="12pt" fo:language="en" fo:country="US" fo:font-style="normal" officeooo:rsid="011bfe9a" fo:background-color="transparent" loext:char-shading-value="0" style:font-size-asian="12pt" style:font-style-asian="normal" style:font-size-complex="12pt" style:font-style-complex="normal"/>
    </style:style>
    <style:style style:name="T124" style:family="text">
      <style:text-properties fo:color="#000000" style:font-name="Liberation Serif" fo:font-size="12pt" fo:language="en" fo:country="US" fo:font-style="normal" officeooo:rsid="0119c52b" fo:background-color="transparent" loext:char-shading-value="0" style:font-size-asian="12pt" style:font-style-asian="normal" style:font-size-complex="12pt" style:font-style-complex="normal"/>
    </style:style>
    <style:style style:name="T125" style:family="text">
      <style:text-properties fo:color="#000000"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126" style:family="text">
      <style:text-properties fo:color="#000000" style:font-name="Liberation Serif" fo:font-size="12pt" fo:language="en" fo:country="US" fo:font-style="normal" officeooo:rsid="0092b2d7" fo:background-color="transparent" loext:char-shading-value="0" style:font-size-asian="12pt" style:font-style-asian="normal" style:font-size-complex="12pt" style:font-style-complex="normal"/>
    </style:style>
    <style:style style:name="T127" style:family="text">
      <style:text-properties fo:color="#000000" style:font-name="Liberation Serif" fo:font-size="12pt" fo:language="en" fo:country="US" fo:font-style="normal" officeooo:rsid="01116483" fo:background-color="transparent" loext:char-shading-value="0" style:font-size-asian="12pt" style:font-style-asian="normal" style:font-size-complex="12pt" style:font-style-complex="normal"/>
    </style:style>
    <style:style style:name="T128" style:family="text">
      <style:text-properties fo:color="#000000" style:font-name="Liberation Serif" fo:font-size="12pt" fo:language="en" fo:country="US" fo:font-style="normal" officeooo:rsid="008aa7c5" fo:background-color="transparent" loext:char-shading-value="0" style:font-size-asian="12pt" style:font-style-asian="normal" style:font-size-complex="12pt" style:font-style-complex="normal"/>
    </style:style>
    <style:style style:name="T129" style:family="text">
      <style:text-properties fo:color="#000000" style:font-name="Liberation Serif" fo:font-size="12pt" fo:language="en" fo:country="US" fo:font-style="normal" officeooo:rsid="00ab6257" fo:background-color="transparent" loext:char-shading-value="0" style:font-size-asian="12pt" style:font-style-asian="normal" style:font-size-complex="12pt" style:font-style-complex="normal"/>
    </style:style>
    <style:style style:name="T130" style:family="text">
      <style:text-properties fo:color="#000000" style:font-name="Liberation Serif" fo:font-size="12pt" fo:language="en" fo:country="US" fo:font-style="normal" officeooo:rsid="02a5d84e" fo:background-color="transparent" loext:char-shading-value="0" style:font-size-asian="12pt" style:font-style-asian="normal" style:font-size-complex="12pt" style:font-style-complex="normal"/>
    </style:style>
    <style:style style:name="T131" style:family="text">
      <style:text-properties fo:color="#000000" style:font-name="Liberation Serif" fo:font-size="12pt" fo:language="en" fo:country="US" fo:font-style="normal" officeooo:rsid="0112d832" fo:background-color="transparent" loext:char-shading-value="0" style:font-size-asian="12pt" style:font-style-asian="normal" style:font-size-complex="12pt" style:font-style-complex="normal"/>
    </style:style>
    <style:style style:name="T132" style:family="text">
      <style:text-properties fo:color="#000000" style:font-name="Liberation Serif" fo:font-size="12pt" fo:language="en" fo:country="US" fo:font-style="normal" officeooo:rsid="00b0feb0" fo:background-color="transparent" loext:char-shading-value="0" style:font-size-asian="12pt" style:font-style-asian="normal" style:font-size-complex="12pt" style:font-style-complex="normal"/>
    </style:style>
    <style:style style:name="T133" style:family="text">
      <style:text-properties fo:color="#000000" style:font-name="Liberation Serif" fo:font-size="12pt" fo:language="en" fo:country="US" fo:font-style="normal" officeooo:rsid="02bacbfb" fo:background-color="transparent" loext:char-shading-value="0" style:font-size-asian="12pt" style:font-style-asian="normal" style:font-size-complex="12pt" style:font-style-complex="normal"/>
    </style:style>
    <style:style style:name="T134" style:family="text">
      <style:text-properties fo:color="#000000" style:font-name="Liberation Serif" fo:font-size="12pt" fo:language="en" fo:country="US" fo:font-style="normal" officeooo:rsid="009a01b8" fo:background-color="transparent" loext:char-shading-value="0" style:font-size-asian="12pt" style:font-style-asian="normal" style:font-size-complex="12pt" style:font-style-complex="normal"/>
    </style:style>
    <style:style style:name="T135" style:family="text">
      <style:text-properties fo:color="#000000" style:font-name="Liberation Serif" fo:font-size="12pt" fo:language="en" fo:country="US" fo:font-style="normal" officeooo:rsid="02d1976f" fo:background-color="transparent" loext:char-shading-value="0" style:font-size-asian="12pt" style:font-style-asian="normal" style:font-size-complex="12pt" style:font-style-complex="normal"/>
    </style:style>
    <style:style style:name="T136" style:family="text">
      <style:text-properties fo:color="#000000" style:font-name="Liberation Serif" fo:font-size="12pt" fo:language="en" fo:country="US" fo:font-style="normal" style:text-underline-style="none" fo:font-weight="normal" officeooo:rsid="03a4b07a" fo:background-color="transparent" loext:char-shading-value="0" style:font-size-asian="12pt" style:font-style-asian="normal" style:font-weight-asian="normal" style:font-size-complex="12pt" style:font-style-complex="normal" style:font-weight-complex="normal"/>
    </style:style>
    <style:style style:name="T137" style:family="text">
      <style:text-properties fo:color="#000000" style:font-name="Liberation Serif" fo:font-size="12pt" fo:language="en" fo:country="US" fo:font-style="normal" style:text-underline-style="none" fo:font-weight="normal" officeooo:rsid="046bf1a0" fo:background-color="transparent" loext:char-shading-value="0" style:font-size-asian="12pt" style:font-style-asian="normal" style:font-weight-asian="normal" style:font-size-complex="12pt" style:font-style-complex="normal" style:font-weight-complex="normal"/>
    </style:style>
    <style:style style:name="T138" style:family="text">
      <style:text-properties fo:color="#000000" style:font-name="Liberation Serif" fo:font-size="12pt" fo:language="en" fo:country="US" fo:font-style="normal" style:text-underline-style="none" fo:font-weight="normal" officeooo:rsid="05d70d6e" fo:background-color="transparent" loext:char-shading-value="0" style:font-size-asian="12pt" style:font-style-asian="normal" style:font-weight-asian="normal" style:font-size-complex="12pt" style:font-style-complex="normal" style:font-weight-complex="normal"/>
    </style:style>
    <style:style style:name="T139" style:family="text">
      <style:text-properties fo:color="#000000" style:font-name="Liberation Serif" fo:font-size="12pt" fo:language="en" fo:country="US" fo:font-style="normal" style:text-underline-style="none" fo:font-weight="normal" officeooo:rsid="05d2a3ab" fo:background-color="transparent" loext:char-shading-value="0" style:font-size-asian="12pt" style:font-style-asian="normal" style:font-weight-asian="normal" style:font-size-complex="12pt" style:font-style-complex="normal" style:font-weight-complex="normal"/>
    </style:style>
    <style:style style:name="T140" style:family="text">
      <style:text-properties fo:color="#000000" style:font-name="Liberation Serif" fo:font-size="12pt" fo:language="en" fo:country="US" fo:font-style="normal" style:text-underline-style="none" fo:font-weight="normal" officeooo:rsid="069eeaaf" fo:background-color="transparent" loext:char-shading-value="0" style:font-size-asian="12pt" style:font-style-asian="normal" style:font-weight-asian="normal" style:font-size-complex="12pt" style:font-style-complex="normal" style:font-weight-complex="normal"/>
    </style:style>
    <style:style style:name="T141" style:family="text">
      <style:text-properties fo:color="#000000" style:font-name="Liberation Serif" fo:font-size="12pt" fo:language="en" fo:country="US" fo:font-style="normal" style:text-underline-style="none" fo:font-weight="normal" officeooo:rsid="0439426f" fo:background-color="#ffffff" loext:char-shading-value="0" style:font-size-asian="12pt" style:font-style-asian="normal" style:font-weight-asian="normal" style:font-size-complex="12pt" style:font-style-complex="normal" style:font-weight-complex="normal"/>
    </style:style>
    <style:style style:name="T142" style:family="text">
      <style:text-properties fo:color="#000000" style:font-name="Liberation Serif" fo:font-size="12pt" fo:language="en" fo:country="US" fo:font-style="normal" style:text-underline-style="none" fo:font-weight="normal" officeooo:rsid="0439ad4b" fo:background-color="#ffffff" loext:char-shading-value="0" style:font-size-asian="12pt" style:font-style-asian="normal" style:font-weight-asian="normal" style:font-size-complex="12pt" style:font-style-complex="normal" style:font-weight-complex="normal"/>
    </style:style>
    <style:style style:name="T143" style:family="text">
      <style:text-properties fo:color="#000000" style:font-name="Liberation Serif" fo:font-size="12pt" fo:language="en" fo:country="US" fo:font-style="normal" style:text-underline-style="none" fo:font-weight="normal" officeooo:rsid="05ccd9be" fo:background-color="#ffffff" loext:char-shading-value="0" style:font-size-asian="12pt" style:font-style-asian="normal" style:font-weight-asian="normal" style:font-size-complex="12pt" style:font-style-complex="normal" style:font-weight-complex="normal"/>
    </style:style>
    <style:style style:name="T144" style:family="text">
      <style:text-properties fo:color="#000000" style:font-name="Liberation Serif" fo:font-size="12pt" fo:language="en" fo:country="US" fo:font-style="normal" style:text-underline-style="none" fo:font-weight="normal" officeooo:rsid="05d2a3ab" fo:background-color="#ff00cc" loext:char-shading-value="0" style:font-size-asian="12pt" style:font-style-asian="normal" style:font-weight-asian="normal" style:font-size-complex="12pt" style:font-style-complex="normal" style:font-weight-complex="normal"/>
    </style:style>
    <style:style style:name="T145" style:family="text">
      <style:text-properties fo:color="#000000" style:font-name="Liberation Serif" fo:font-size="12pt" fo:language="en" fo:country="US" fo:font-style="italic" officeooo:rsid="02bacbfb" fo:background-color="transparent" loext:char-shading-value="0" style:font-size-asian="12pt" style:font-style-asian="italic" style:font-size-complex="12pt" style:font-style-complex="italic"/>
    </style:style>
    <style:style style:name="T146" style:family="text">
      <style:text-properties fo:color="#000000" style:font-name="Liberation Serif" fo:font-size="12pt" fo:language="en" fo:country="US" fo:font-style="italic" style:text-underline-style="none" fo:font-weight="normal" officeooo:rsid="0439426f" fo:background-color="#ffffff" loext:char-shading-value="0" style:font-size-asian="12pt" style:font-style-asian="italic" style:font-weight-asian="normal" style:font-size-complex="12pt" style:font-style-complex="italic" style:font-weight-complex="normal"/>
    </style:style>
    <style:style style:name="T147" style:family="text">
      <style:text-properties fo:color="#000000" style:font-name="Liberation Serif" fo:font-size="12pt" fo:font-style="normal" officeooo:rsid="0135e0b0" style:font-size-asian="12pt" style:font-style-asian="normal" style:font-size-complex="12pt" style:font-style-complex="normal"/>
    </style:style>
    <style:style style:name="T148" style:family="text">
      <style:text-properties fo:color="#000000" style:font-name="Liberation Serif" fo:font-size="12pt" fo:font-style="normal" officeooo:rsid="02c484e1" style:font-size-asian="12pt" style:font-style-asian="normal" style:font-size-complex="12pt" style:font-style-complex="normal"/>
    </style:style>
    <style:style style:name="T149" style:family="text">
      <style:text-properties fo:color="#000000" style:font-name="Liberation Serif" fo:font-size="12pt" fo:font-style="normal" officeooo:rsid="035706a1" style:font-size-asian="12pt" style:font-style-asian="normal" style:font-size-complex="12pt" style:font-style-complex="normal"/>
    </style:style>
    <style:style style:name="T150" style:family="text">
      <style:text-properties fo:color="#000000" style:font-name="Liberation Serif" fo:font-size="12pt" fo:font-style="italic" officeooo:rsid="0135e0b0" style:font-size-asian="12pt" style:font-style-asian="italic" style:font-size-complex="12pt" style:font-style-complex="italic"/>
    </style:style>
    <style:style style:name="T151" style:family="text">
      <style:text-properties fo:color="#000000" style:font-name="Liberation Serif" fo:font-size="12pt" fo:font-style="italic" officeooo:rsid="02e55a35" style:font-size-asian="12pt" style:font-style-asian="italic" style:font-size-complex="12pt" style:font-style-complex="italic"/>
    </style:style>
    <style:style style:name="T152" style:family="text">
      <style:text-properties fo:color="#000000" style:font-name="Liberation Serif" fo:font-size="12pt" fo:font-style="italic" officeooo:rsid="033d40e7" style:font-size-asian="12pt" style:font-style-asian="italic" style:font-size-complex="12pt" style:font-style-complex="italic"/>
    </style:style>
    <style:style style:name="T153" style:family="text">
      <style:text-properties fo:color="#000000" style:font-name="Liberation Serif" officeooo:rsid="0150bd25"/>
    </style:style>
    <style:style style:name="T154" style:family="text">
      <style:text-properties fo:color="#000000" style:font-name="Liberation Serif" officeooo:rsid="0177378d"/>
    </style:style>
    <style:style style:name="T155" style:family="text">
      <style:text-properties fo:color="#000000" style:font-name="Liberation Serif" officeooo:rsid="0150bd25" fo:background-color="transparent" loext:char-shading-value="0"/>
    </style:style>
    <style:style style:name="T156" style:family="text">
      <style:text-properties fo:color="#000000" style:font-name="Liberation Serif" officeooo:rsid="0177378d" fo:background-color="transparent" loext:char-shading-value="0"/>
    </style:style>
    <style:style style:name="T157" style:family="text">
      <style:text-properties fo:color="#000000" style:font-name="Liberation Serif" fo:font-style="italic" officeooo:rsid="0150bd25" fo:background-color="transparent" loext:char-shading-value="0" style:font-style-asian="italic" style:font-style-complex="italic"/>
    </style:style>
    <style:style style:name="T158" style:family="text">
      <style:text-properties fo:color="#000000" style:font-name="Liberation Serif" fo:font-style="italic" officeooo:rsid="02c484e1" fo:background-color="transparent" loext:char-shading-value="0" style:font-style-asian="italic" style:font-style-complex="italic"/>
    </style:style>
    <style:style style:name="T159" style:family="text">
      <style:text-properties fo:color="#000000" style:font-name="Liberation Serif" officeooo:rsid="018f17d7"/>
    </style:style>
    <style:style style:name="T160" style:family="text">
      <style:text-properties fo:color="#000000" style:font-name="Liberation Serif" officeooo:rsid="02c484e1"/>
    </style:style>
    <style:style style:name="T161" style:family="text">
      <style:text-properties fo:color="#000000" style:font-name="Liberation Serif" officeooo:rsid="02c7118f"/>
    </style:style>
    <style:style style:name="T162" style:family="text">
      <style:text-properties fo:color="#000000" style:font-name="Liberation Serif" fo:language="en" fo:country="US" fo:font-style="normal" style:text-underline-style="none" fo:font-weight="normal" officeooo:rsid="03310c0e" fo:background-color="transparent" loext:char-shading-value="0" style:font-size-asian="12pt" style:font-style-asian="normal" style:font-weight-asian="normal" style:font-size-complex="12pt" style:font-style-complex="normal" style:font-weight-complex="normal"/>
    </style:style>
    <style:style style:name="T163" style:family="text">
      <style:text-properties fo:color="#000000" style:font-name="Liberation Serif" fo:language="en" fo:country="US" fo:font-style="normal" style:text-underline-style="none" fo:font-weight="normal" officeooo:rsid="03312a70" fo:background-color="transparent" loext:char-shading-value="0" style:font-size-asian="12pt" style:font-style-asian="normal" style:font-weight-asian="normal" style:font-size-complex="12pt" style:font-style-complex="normal" style:font-weight-complex="normal"/>
    </style:style>
    <style:style style:name="T164" style:family="text">
      <style:text-properties fo:color="#000000" style:font-name="Liberation Serif" fo:language="en" fo:country="US" fo:font-style="normal" style:text-underline-style="none" fo:font-weight="normal" officeooo:rsid="03327c6b" fo:background-color="transparent" loext:char-shading-value="0" style:font-size-asian="12pt" style:font-style-asian="normal" style:font-weight-asian="normal" style:font-size-complex="12pt" style:font-style-complex="normal" style:font-weight-complex="normal"/>
    </style:style>
    <style:style style:name="T165" style:family="text">
      <style:text-properties fo:color="#000000" style:font-name="Liberation Serif" fo:language="en" fo:country="US" fo:font-style="normal" style:text-underline-style="none" fo:font-weight="normal" officeooo:rsid="0336b959" fo:background-color="transparent" loext:char-shading-value="0" style:font-size-asian="12pt" style:font-style-asian="normal" style:font-weight-asian="normal" style:font-size-complex="12pt" style:font-style-complex="normal" style:font-weight-complex="normal"/>
    </style:style>
    <style:style style:name="T166" style:family="text">
      <style:text-properties fo:color="#000000" style:font-name="Liberation Serif" fo:font-style="normal" officeooo:rsid="03327c6b" style:font-size-asian="12pt" style:font-style-asian="normal" style:font-size-complex="12pt" style:font-style-complex="normal"/>
    </style:style>
    <style:style style:name="T167" style:family="text">
      <style:text-properties fo:color="#000000" fo:letter-spacing="-0.0043in" style:text-underline-style="none" fo:font-weight="normal" officeooo:rsid="005befb7" style:font-weight-asian="normal" style:font-size-complex="9pt" style:font-weight-complex="normal"/>
    </style:style>
    <style:style style:name="T168" style:family="text">
      <style:text-properties fo:color="#000000" fo:letter-spacing="-0.0043in" style:text-underline-style="none" fo:font-weight="normal" officeooo:rsid="03497ce8" style:font-weight-asian="normal" style:font-size-complex="9pt" style:font-weight-complex="normal"/>
    </style:style>
    <style:style style:name="T169" style:family="text">
      <style:text-properties fo:color="#000000" fo:letter-spacing="-0.0043in" fo:font-style="italic" style:text-underline-style="none" fo:font-weight="normal" officeooo:rsid="005befb7" style:font-style-asian="italic" style:font-weight-asian="normal" style:font-size-complex="9pt" style:font-weight-complex="normal"/>
    </style:style>
    <style:style style:name="T170" style:family="text">
      <style:text-properties fo:color="#000000" fo:letter-spacing="-0.0043in" fo:language="en" fo:country="US" officeooo:rsid="00d7fad8" fo:background-color="transparent" loext:char-shading-value="0" style:font-size-asian="12pt" style:font-size-complex="9pt"/>
    </style:style>
    <style:style style:name="T171" style:family="text">
      <style:text-properties fo:color="#000000" officeooo:rsid="01233039" style:font-size-asian="12pt" style:font-size-complex="12pt"/>
    </style:style>
    <style:style style:name="T172" style:family="text">
      <style:text-properties fo:color="#000000" fo:font-style="italic" style:text-underline-style="none" officeooo:rsid="03741650" fo:background-color="transparent" loext:char-shading-value="0" style:font-style-asian="italic" style:font-style-complex="italic"/>
    </style:style>
    <style:style style:name="T173" style:family="text">
      <style:text-properties fo:color="#000000" fo:font-style="italic" style:text-underline-style="none" officeooo:rsid="03722ee2" fo:background-color="transparent" loext:char-shading-value="0" style:font-style-asian="italic" style:font-style-complex="italic"/>
    </style:style>
    <style:style style:name="T174" style:family="text">
      <style:text-properties fo:color="#000000" fo:font-style="italic" style:text-underline-style="none" officeooo:rsid="03751b16" fo:background-color="transparent" loext:char-shading-value="0" style:font-style-asian="italic" style:font-style-complex="italic"/>
    </style:style>
    <style:style style:name="T175" style:family="text">
      <style:text-properties fo:color="#000000" fo:font-style="italic" style:text-underline-style="none" officeooo:rsid="046909db" fo:background-color="transparent" loext:char-shading-value="0" style:font-style-asian="italic" style:font-style-complex="italic"/>
    </style:style>
    <style:style style:name="T176" style:family="text">
      <style:text-properties fo:color="#000000" fo:font-style="italic" style:text-underline-style="none" officeooo:rsid="039c4f0d" fo:background-color="transparent" loext:char-shading-value="0" style:font-size-asian="12pt" style:font-style-asian="italic" style:font-size-complex="12pt" style:font-style-complex="italic"/>
    </style:style>
    <style:style style:name="T177" style:family="text">
      <style:text-properties fo:color="#ff0000" style:text-line-through-style="none" style:text-line-through-type="none" style:text-underline-style="none" fo:font-weight="normal" officeooo:rsid="000334c1" style:font-weight-asian="normal" style:font-weight-complex="normal"/>
    </style:style>
    <style:style style:name="T178" style:family="text">
      <style:text-properties fo:font-style="italic" style:font-style-asian="italic" style:font-style-complex="italic"/>
    </style:style>
    <style:style style:name="T179" style:family="text">
      <style:text-properties fo:font-style="italic" officeooo:rsid="001ebce8" style:font-style-asian="italic" style:font-style-complex="italic"/>
    </style:style>
    <style:style style:name="T180" style:family="text">
      <style:text-properties fo:font-style="italic" officeooo:rsid="013d1e2d" style:font-style-asian="italic" style:font-style-complex="italic"/>
    </style:style>
    <style:style style:name="T181" style:family="text">
      <style:text-properties fo:font-style="italic" officeooo:rsid="005b8d1b" style:font-style-asian="italic" style:font-style-complex="italic"/>
    </style:style>
    <style:style style:name="T182" style:family="text">
      <style:text-properties fo:font-style="italic" officeooo:rsid="0164b0f7" style:font-style-asian="italic" style:font-style-complex="italic"/>
    </style:style>
    <style:style style:name="T183" style:family="text">
      <style:text-properties fo:font-style="italic" officeooo:rsid="0316f018" style:font-style-asian="italic" style:font-style-complex="italic"/>
    </style:style>
    <style:style style:name="T184" style:family="text">
      <style:text-properties fo:font-style="italic" officeooo:rsid="031c68bd" style:font-style-asian="italic" style:font-style-complex="italic"/>
    </style:style>
    <style:style style:name="T185" style:family="text">
      <style:text-properties fo:font-style="italic" officeooo:rsid="03268db0" style:font-style-asian="italic" style:font-style-complex="italic"/>
    </style:style>
    <style:style style:name="T186" style:family="text">
      <style:text-properties fo:font-style="italic" officeooo:rsid="032b996f" style:font-style-asian="italic" style:font-style-complex="italic"/>
    </style:style>
    <style:style style:name="T187" style:family="text">
      <style:text-properties fo:font-style="italic" officeooo:rsid="001a506d" style:font-style-asian="italic" style:font-style-complex="italic"/>
    </style:style>
    <style:style style:name="T188" style:family="text">
      <style:text-properties fo:font-style="italic" officeooo:rsid="042a7b13" style:font-style-asian="italic" style:font-style-complex="italic"/>
    </style:style>
    <style:style style:name="T189" style:family="text">
      <style:text-properties fo:font-style="italic" officeooo:rsid="0519c831" style:font-style-asian="italic" style:font-style-complex="italic"/>
    </style:style>
    <style:style style:name="T190" style:family="text">
      <style:text-properties fo:font-style="italic" officeooo:rsid="051b633b" style:font-style-asian="italic" style:font-style-complex="italic"/>
    </style:style>
    <style:style style:name="T191" style:family="text">
      <style:text-properties fo:font-style="italic" officeooo:rsid="051ce12f" style:font-style-asian="italic" style:font-style-complex="italic"/>
    </style:style>
    <style:style style:name="T192" style:family="text">
      <style:text-properties fo:font-style="italic" officeooo:rsid="051d5b6b" style:font-style-asian="italic" style:font-style-complex="italic"/>
    </style:style>
    <style:style style:name="T193" style:family="text">
      <style:text-properties fo:font-style="italic" officeooo:rsid="0520908d" style:font-style-asian="italic" style:font-style-complex="italic"/>
    </style:style>
    <style:style style:name="T194" style:family="text">
      <style:text-properties fo:font-style="italic" officeooo:rsid="053ffcf0" style:font-style-asian="italic" style:font-style-complex="italic"/>
    </style:style>
    <style:style style:name="T195" style:family="text">
      <style:text-properties fo:font-style="italic" officeooo:rsid="05415c74" style:font-style-asian="italic" style:font-style-complex="italic"/>
    </style:style>
    <style:style style:name="T196" style:family="text">
      <style:text-properties fo:font-style="italic" officeooo:rsid="057db27c" style:font-style-asian="italic" style:font-style-complex="italic"/>
    </style:style>
    <style:style style:name="T197" style:family="text">
      <style:text-properties fo:font-style="italic" officeooo:rsid="056c0a31" style:font-style-asian="italic" style:font-style-complex="italic"/>
    </style:style>
    <style:style style:name="T198" style:family="text">
      <style:text-properties fo:font-style="italic" officeooo:rsid="05a5c777" style:font-style-asian="italic" style:font-style-complex="italic"/>
    </style:style>
    <style:style style:name="T199" style:family="text">
      <style:text-properties fo:font-style="italic" officeooo:rsid="05f07aa8" style:font-style-asian="italic" style:font-style-complex="italic"/>
    </style:style>
    <style:style style:name="T200" style:family="text">
      <style:text-properties fo:font-style="italic" officeooo:rsid="0620c7e6" style:font-style-asian="italic" style:font-style-complex="italic"/>
    </style:style>
    <style:style style:name="T201" style:family="text">
      <style:text-properties fo:font-style="italic" officeooo:rsid="0629a934" style:font-style-asian="italic" style:font-style-complex="italic"/>
    </style:style>
    <style:style style:name="T202" style:family="text">
      <style:text-properties fo:font-style="italic" officeooo:rsid="06b405d8" style:font-style-asian="italic" style:font-style-complex="italic"/>
    </style:style>
    <style:style style:name="T203" style:family="text">
      <style:text-properties fo:font-style="italic" fo:font-weight="normal" officeooo:rsid="006ff7ea" fo:background-color="transparent" loext:char-shading-value="0" style:font-style-asian="italic" style:font-weight-asian="normal" style:font-style-complex="italic" style:font-weight-complex="normal"/>
    </style:style>
    <style:style style:name="T204" style:family="text">
      <style:text-properties fo:font-style="italic" fo:font-weight="normal" officeooo:rsid="006a45c6" fo:background-color="transparent" loext:char-shading-value="0" style:font-style-asian="italic" style:font-weight-asian="normal" style:font-style-complex="italic" style:font-weight-complex="normal"/>
    </style:style>
    <style:style style:name="T205" style:family="text">
      <style:text-properties fo:font-style="italic" fo:background-color="transparent" loext:char-shading-value="0" style:font-style-asian="italic" style:font-style-complex="italic"/>
    </style:style>
    <style:style style:name="T206" style:family="text">
      <style:text-properties fo:font-style="italic" officeooo:rsid="0070ec82" fo:background-color="transparent" loext:char-shading-value="0" style:font-style-asian="italic" style:font-style-complex="italic"/>
    </style:style>
    <style:style style:name="T207" style:family="text">
      <style:text-properties fo:font-style="italic" officeooo:rsid="0028d945" fo:background-color="transparent" loext:char-shading-value="0" style:font-style-asian="italic" style:font-style-complex="italic"/>
    </style:style>
    <style:style style:name="T208" style:family="text">
      <style:text-properties fo:font-style="italic" officeooo:rsid="0071cd17" fo:background-color="transparent" loext:char-shading-value="0" style:font-style-asian="italic" style:font-style-complex="italic"/>
    </style:style>
    <style:style style:name="T209" style:family="text">
      <style:text-properties fo:font-style="italic" officeooo:rsid="009cf2e5" fo:background-color="transparent" loext:char-shading-value="0" style:font-style-asian="italic" style:font-style-complex="italic"/>
    </style:style>
    <style:style style:name="T210" style:family="text">
      <style:text-properties fo:font-style="italic" officeooo:rsid="00a151fb" fo:background-color="transparent" loext:char-shading-value="0" style:font-style-asian="italic" style:font-style-complex="italic"/>
    </style:style>
    <style:style style:name="T211" style:family="text">
      <style:text-properties fo:font-style="italic" officeooo:rsid="007644b6" fo:background-color="transparent" loext:char-shading-value="0" style:font-style-asian="italic" style:font-style-complex="italic"/>
    </style:style>
    <style:style style:name="T212" style:family="text">
      <style:text-properties fo:font-style="italic" officeooo:rsid="035103c6" fo:background-color="transparent" loext:char-shading-value="0" style:font-style-asian="italic" style:font-style-complex="italic"/>
    </style:style>
    <style:style style:name="T213" style:family="text">
      <style:text-properties fo:font-style="italic" style:font-size-asian="12pt" style:font-style-asian="italic" style:font-size-complex="12pt" style:font-style-complex="italic"/>
    </style:style>
    <style:style style:name="T214" style:family="text">
      <style:text-properties fo:font-style="italic" officeooo:rsid="02366150" style:font-size-asian="12pt" style:font-style-asian="italic" style:font-size-complex="12pt" style:font-style-complex="italic"/>
    </style:style>
    <style:style style:name="T215" style:family="text">
      <style:text-properties fo:font-style="italic" officeooo:rsid="02492302" style:font-size-asian="12pt" style:font-style-asian="italic" style:font-size-complex="12pt" style:font-style-complex="italic"/>
    </style:style>
    <style:style style:name="T216" style:family="text">
      <style:text-properties fo:font-style="italic" officeooo:rsid="0164b0f7"/>
    </style:style>
    <style:style style:name="T217" style:family="text">
      <style:text-properties fo:font-style="normal" style:font-style-asian="normal" style:font-style-complex="normal"/>
    </style:style>
    <style:style style:name="T218" style:family="text">
      <style:text-properties fo:font-style="normal" officeooo:rsid="005b8d1b" style:font-style-asian="normal" style:font-style-complex="normal"/>
    </style:style>
    <style:style style:name="T219" style:family="text">
      <style:text-properties fo:font-style="normal" officeooo:rsid="019e6ba1" style:font-style-asian="normal" style:font-style-complex="normal"/>
    </style:style>
    <style:style style:name="T220" style:family="text">
      <style:text-properties fo:font-style="normal" officeooo:rsid="019e72d1" style:font-style-asian="normal" style:font-style-complex="normal"/>
    </style:style>
    <style:style style:name="T221" style:family="text">
      <style:text-properties fo:font-style="normal" officeooo:rsid="01a0859a" style:font-style-asian="normal" style:font-style-complex="normal"/>
    </style:style>
    <style:style style:name="T222" style:family="text">
      <style:text-properties fo:font-style="normal" officeooo:rsid="02cac8db" style:font-style-asian="normal" style:font-style-complex="normal"/>
    </style:style>
    <style:style style:name="T223" style:family="text">
      <style:text-properties fo:font-style="normal" officeooo:rsid="013d1e2d" style:font-style-asian="normal" style:font-style-complex="normal"/>
    </style:style>
    <style:style style:name="T224" style:family="text">
      <style:text-properties fo:font-style="normal" officeooo:rsid="02cd96d4" style:font-style-asian="normal" style:font-style-complex="normal"/>
    </style:style>
    <style:style style:name="T225" style:family="text">
      <style:text-properties fo:font-style="normal" officeooo:rsid="0316f018" style:font-style-asian="normal" style:font-style-complex="normal"/>
    </style:style>
    <style:style style:name="T226" style:family="text">
      <style:text-properties fo:font-style="normal" officeooo:rsid="0317b573" style:font-style-asian="normal" style:font-style-complex="normal"/>
    </style:style>
    <style:style style:name="T227" style:family="text">
      <style:text-properties fo:font-style="normal" officeooo:rsid="0319528e" style:font-style-asian="normal" style:font-style-complex="normal"/>
    </style:style>
    <style:style style:name="T228" style:family="text">
      <style:text-properties fo:font-style="normal" officeooo:rsid="0319e9ac" style:font-style-asian="normal" style:font-style-complex="normal"/>
    </style:style>
    <style:style style:name="T229" style:family="text">
      <style:text-properties fo:font-style="normal" officeooo:rsid="03268db0" style:font-style-asian="normal" style:font-style-complex="normal"/>
    </style:style>
    <style:style style:name="T230" style:family="text">
      <style:text-properties fo:font-style="normal" officeooo:rsid="0328f694" style:font-style-asian="normal" style:font-style-complex="normal"/>
    </style:style>
    <style:style style:name="T231" style:family="text">
      <style:text-properties fo:font-style="normal" officeooo:rsid="032a594f" style:font-style-asian="normal" style:font-style-complex="normal"/>
    </style:style>
    <style:style style:name="T232" style:family="text">
      <style:text-properties fo:font-style="normal" officeooo:rsid="032b996f" style:font-style-asian="normal" style:font-style-complex="normal"/>
    </style:style>
    <style:style style:name="T233" style:family="text">
      <style:text-properties fo:font-style="normal" officeooo:rsid="035a27ce" style:font-style-asian="normal" style:font-style-complex="normal"/>
    </style:style>
    <style:style style:name="T234" style:family="text">
      <style:text-properties fo:font-style="normal" officeooo:rsid="001a506d" style:font-style-asian="normal" style:font-style-complex="normal"/>
    </style:style>
    <style:style style:name="T235" style:family="text">
      <style:text-properties fo:font-style="normal" officeooo:rsid="0519c831" style:font-style-asian="normal" style:font-style-complex="normal"/>
    </style:style>
    <style:style style:name="T236" style:family="text">
      <style:text-properties fo:font-style="normal" officeooo:rsid="051b633b" style:font-style-asian="normal" style:font-style-complex="normal"/>
    </style:style>
    <style:style style:name="T237" style:family="text">
      <style:text-properties fo:font-style="normal" officeooo:rsid="051ce12f" style:font-style-asian="normal" style:font-style-complex="normal"/>
    </style:style>
    <style:style style:name="T238" style:family="text">
      <style:text-properties fo:font-style="normal" officeooo:rsid="051d5b6b" style:font-style-asian="normal" style:font-style-complex="normal"/>
    </style:style>
    <style:style style:name="T239" style:family="text">
      <style:text-properties fo:font-style="normal" officeooo:rsid="051eca5e" style:font-style-asian="normal" style:font-style-complex="normal"/>
    </style:style>
    <style:style style:name="T240" style:family="text">
      <style:text-properties fo:font-style="normal" officeooo:rsid="0520908d" style:font-style-asian="normal" style:font-style-complex="normal"/>
    </style:style>
    <style:style style:name="T241" style:family="text">
      <style:text-properties fo:font-style="normal" officeooo:rsid="05223ad2" style:font-style-asian="normal" style:font-style-complex="normal"/>
    </style:style>
    <style:style style:name="T242" style:family="text">
      <style:text-properties fo:font-style="normal" officeooo:rsid="0523d432" style:font-style-asian="normal" style:font-style-complex="normal"/>
    </style:style>
    <style:style style:name="T243" style:family="text">
      <style:text-properties fo:font-style="normal" officeooo:rsid="052de443" style:font-style-asian="normal" style:font-style-complex="normal"/>
    </style:style>
    <style:style style:name="T244" style:family="text">
      <style:text-properties fo:font-style="normal" officeooo:rsid="052e79d1" style:font-style-asian="normal" style:font-style-complex="normal"/>
    </style:style>
    <style:style style:name="T245" style:family="text">
      <style:text-properties fo:font-style="normal" officeooo:rsid="052ece63" style:font-style-asian="normal" style:font-style-complex="normal"/>
    </style:style>
    <style:style style:name="T246" style:family="text">
      <style:text-properties fo:font-style="normal" officeooo:rsid="05324e77" style:font-style-asian="normal" style:font-style-complex="normal"/>
    </style:style>
    <style:style style:name="T247" style:family="text">
      <style:text-properties fo:font-style="normal" officeooo:rsid="0534e4b4" style:font-style-asian="normal" style:font-style-complex="normal"/>
    </style:style>
    <style:style style:name="T248" style:family="text">
      <style:text-properties fo:font-style="normal" officeooo:rsid="0536ad23" style:font-style-asian="normal" style:font-style-complex="normal"/>
    </style:style>
    <style:style style:name="T249" style:family="text">
      <style:text-properties fo:font-style="normal" officeooo:rsid="05388e88" style:font-style-asian="normal" style:font-style-complex="normal"/>
    </style:style>
    <style:style style:name="T250" style:family="text">
      <style:text-properties fo:font-style="normal" officeooo:rsid="05388fa4" style:font-style-asian="normal" style:font-style-complex="normal"/>
    </style:style>
    <style:style style:name="T251" style:family="text">
      <style:text-properties fo:font-style="normal" officeooo:rsid="0539d965" style:font-style-asian="normal" style:font-style-complex="normal"/>
    </style:style>
    <style:style style:name="T252" style:family="text">
      <style:text-properties fo:font-style="normal" officeooo:rsid="053b5a9a" style:font-style-asian="normal" style:font-style-complex="normal"/>
    </style:style>
    <style:style style:name="T253" style:family="text">
      <style:text-properties fo:font-style="normal" officeooo:rsid="053e40f7" style:font-style-asian="normal" style:font-style-complex="normal"/>
    </style:style>
    <style:style style:name="T254" style:family="text">
      <style:text-properties fo:font-style="normal" officeooo:rsid="053ffcf0" style:font-style-asian="normal" style:font-style-complex="normal"/>
    </style:style>
    <style:style style:name="T255" style:family="text">
      <style:text-properties fo:font-style="normal" officeooo:rsid="05415c74" style:font-style-asian="normal" style:font-style-complex="normal"/>
    </style:style>
    <style:style style:name="T256" style:family="text">
      <style:text-properties fo:font-style="normal" officeooo:rsid="0553a1e1" style:font-style-asian="normal" style:font-style-complex="normal"/>
    </style:style>
    <style:style style:name="T257" style:family="text">
      <style:text-properties fo:font-style="normal" officeooo:rsid="05619b69" style:font-style-asian="normal" style:font-style-complex="normal"/>
    </style:style>
    <style:style style:name="T258" style:family="text">
      <style:text-properties fo:font-style="normal" officeooo:rsid="05621bd1" style:font-style-asian="normal" style:font-style-complex="normal"/>
    </style:style>
    <style:style style:name="T259" style:family="text">
      <style:text-properties fo:font-style="normal" officeooo:rsid="057db27c" style:font-style-asian="normal" style:font-style-complex="normal"/>
    </style:style>
    <style:style style:name="T260" style:family="text">
      <style:text-properties fo:font-style="normal" officeooo:rsid="057eb222" style:font-style-asian="normal" style:font-style-complex="normal"/>
    </style:style>
    <style:style style:name="T261" style:family="text">
      <style:text-properties fo:font-style="normal" officeooo:rsid="057ee7da" style:font-style-asian="normal" style:font-style-complex="normal"/>
    </style:style>
    <style:style style:name="T262" style:family="text">
      <style:text-properties fo:font-style="normal" officeooo:rsid="05a5c777" style:font-style-asian="normal" style:font-style-complex="normal"/>
    </style:style>
    <style:style style:name="T263" style:family="text">
      <style:text-properties fo:font-style="normal" officeooo:rsid="05a725e1" style:font-style-asian="normal" style:font-style-complex="normal"/>
    </style:style>
    <style:style style:name="T264" style:family="text">
      <style:text-properties fo:font-style="normal" officeooo:rsid="05a76f51" style:font-style-asian="normal" style:font-style-complex="normal"/>
    </style:style>
    <style:style style:name="T265" style:family="text">
      <style:text-properties fo:font-style="normal" officeooo:rsid="05a88f31" style:font-style-asian="normal" style:font-style-complex="normal"/>
    </style:style>
    <style:style style:name="T266" style:family="text">
      <style:text-properties fo:font-style="normal" officeooo:rsid="05a8ef9d" style:font-style-asian="normal" style:font-style-complex="normal"/>
    </style:style>
    <style:style style:name="T267" style:family="text">
      <style:text-properties fo:font-style="normal" officeooo:rsid="05a991b3" style:font-style-asian="normal" style:font-style-complex="normal"/>
    </style:style>
    <style:style style:name="T268" style:family="text">
      <style:text-properties fo:font-style="normal" officeooo:rsid="05ab092c" style:font-style-asian="normal" style:font-style-complex="normal"/>
    </style:style>
    <style:style style:name="T269" style:family="text">
      <style:text-properties fo:font-style="normal" officeooo:rsid="05ace795" style:font-style-asian="normal" style:font-style-complex="normal"/>
    </style:style>
    <style:style style:name="T270" style:family="text">
      <style:text-properties fo:font-style="normal" officeooo:rsid="05af8092" style:font-style-asian="normal" style:font-style-complex="normal"/>
    </style:style>
    <style:style style:name="T271" style:family="text">
      <style:text-properties fo:font-style="normal" officeooo:rsid="05b14346" style:font-style-asian="normal" style:font-style-complex="normal"/>
    </style:style>
    <style:style style:name="T272" style:family="text">
      <style:text-properties fo:font-style="normal" officeooo:rsid="05b1e64f" style:font-style-asian="normal" style:font-style-complex="normal"/>
    </style:style>
    <style:style style:name="T273" style:family="text">
      <style:text-properties fo:font-style="normal" officeooo:rsid="05bae418" style:font-style-asian="normal" style:font-style-complex="normal"/>
    </style:style>
    <style:style style:name="T274" style:family="text">
      <style:text-properties fo:font-style="normal" officeooo:rsid="05bcc945" style:font-style-asian="normal" style:font-style-complex="normal"/>
    </style:style>
    <style:style style:name="T275" style:family="text">
      <style:text-properties fo:font-style="normal" officeooo:rsid="05cadf5c" style:font-style-asian="normal" style:font-style-complex="normal"/>
    </style:style>
    <style:style style:name="T276" style:family="text">
      <style:text-properties fo:font-style="normal" officeooo:rsid="05ccd9be" style:font-style-asian="normal" style:font-style-complex="normal"/>
    </style:style>
    <style:style style:name="T277" style:family="text">
      <style:text-properties fo:font-style="normal" officeooo:rsid="06493d7d" style:font-style-asian="normal" style:font-style-complex="normal"/>
    </style:style>
    <style:style style:name="T278" style:family="text">
      <style:text-properties fo:font-style="normal" officeooo:rsid="06b405d8" style:font-style-asian="normal" style:font-style-complex="normal"/>
    </style:style>
    <style:style style:name="T279" style:family="text">
      <style:text-properties fo:font-style="normal" officeooo:rsid="06b811df" style:font-style-asian="normal" style:font-style-complex="normal"/>
    </style:style>
    <style:style style:name="T280" style:family="text">
      <style:text-properties fo:font-style="normal" fo:background-color="transparent" loext:char-shading-value="0" style:font-style-asian="normal" style:font-style-complex="normal"/>
    </style:style>
    <style:style style:name="T281" style:family="text">
      <style:text-properties fo:font-style="normal" officeooo:rsid="006e90c7" fo:background-color="transparent" loext:char-shading-value="0" style:font-style-asian="normal" style:font-style-complex="normal"/>
    </style:style>
    <style:style style:name="T282" style:family="text">
      <style:text-properties fo:font-style="normal" officeooo:rsid="006ff7ea" fo:background-color="transparent" loext:char-shading-value="0" style:font-style-asian="normal" style:font-style-complex="normal"/>
    </style:style>
    <style:style style:name="T283" style:family="text">
      <style:text-properties fo:font-style="normal" officeooo:rsid="007f079f" fo:background-color="transparent" loext:char-shading-value="0" style:font-style-asian="normal" style:font-style-complex="normal"/>
    </style:style>
    <style:style style:name="T284" style:family="text">
      <style:text-properties fo:font-style="normal" officeooo:rsid="0070ec82" fo:background-color="transparent" loext:char-shading-value="0" style:font-style-asian="normal" style:font-style-complex="normal"/>
    </style:style>
    <style:style style:name="T285" style:family="text">
      <style:text-properties fo:font-style="normal" officeooo:rsid="0071cd17" fo:background-color="transparent" loext:char-shading-value="0" style:font-style-asian="normal" style:font-style-complex="normal"/>
    </style:style>
    <style:style style:name="T286" style:family="text">
      <style:text-properties fo:font-style="normal" officeooo:rsid="00875a1b" fo:background-color="transparent" loext:char-shading-value="0" style:font-style-asian="normal" style:font-style-complex="normal"/>
    </style:style>
    <style:style style:name="T287" style:family="text">
      <style:text-properties fo:font-style="normal" officeooo:rsid="0074fe0a" fo:background-color="transparent" loext:char-shading-value="0" style:font-style-asian="normal" style:font-style-complex="normal"/>
    </style:style>
    <style:style style:name="T288" style:family="text">
      <style:text-properties fo:font-style="normal" officeooo:rsid="007644b6" fo:background-color="transparent" loext:char-shading-value="0" style:font-style-asian="normal" style:font-style-complex="normal"/>
    </style:style>
    <style:style style:name="T289" style:family="text">
      <style:text-properties fo:font-style="normal" officeooo:rsid="010d88a1" fo:background-color="transparent" loext:char-shading-value="0" style:font-style-asian="normal" style:font-style-complex="normal"/>
    </style:style>
    <style:style style:name="T290" style:family="text">
      <style:text-properties fo:font-style="normal" officeooo:rsid="010f828b" fo:background-color="transparent" loext:char-shading-value="0" style:font-style-asian="normal" style:font-style-complex="normal"/>
    </style:style>
    <style:style style:name="T291" style:family="text">
      <style:text-properties fo:font-style="normal" officeooo:rsid="0077d12b" fo:background-color="transparent" loext:char-shading-value="0" style:font-style-asian="normal" style:font-style-complex="normal"/>
    </style:style>
    <style:style style:name="T292" style:family="text">
      <style:text-properties fo:font-style="normal" officeooo:rsid="00891560" fo:background-color="transparent" loext:char-shading-value="0" style:font-style-asian="normal" style:font-style-complex="normal"/>
    </style:style>
    <style:style style:name="T293" style:family="text">
      <style:text-properties fo:font-style="normal" officeooo:rsid="00a08690" fo:background-color="transparent" loext:char-shading-value="0" style:font-style-asian="normal" style:font-style-complex="normal"/>
    </style:style>
    <style:style style:name="T294" style:family="text">
      <style:text-properties fo:font-style="normal" officeooo:rsid="015bfd77" fo:background-color="transparent" loext:char-shading-value="0" style:font-style-asian="normal" style:font-style-complex="normal"/>
    </style:style>
    <style:style style:name="T295" style:family="text">
      <style:text-properties fo:font-style="normal" officeooo:rsid="00816ecf" fo:background-color="transparent" loext:char-shading-value="0" style:font-style-asian="normal" style:font-style-complex="normal"/>
    </style:style>
    <style:style style:name="T296" style:family="text">
      <style:text-properties fo:font-style="normal" officeooo:rsid="0117f1a3" fo:background-color="transparent" loext:char-shading-value="0" style:font-style-asian="normal" style:font-style-complex="normal"/>
    </style:style>
    <style:style style:name="T297" style:family="text">
      <style:text-properties fo:font-style="normal" officeooo:rsid="0079e1bf" fo:background-color="transparent" loext:char-shading-value="0" style:font-style-asian="normal" style:font-style-complex="normal"/>
    </style:style>
    <style:style style:name="T298" style:family="text">
      <style:text-properties fo:font-style="normal" officeooo:rsid="00a0ed34" fo:background-color="transparent" loext:char-shading-value="0" style:font-style-asian="normal" style:font-style-complex="normal"/>
    </style:style>
    <style:style style:name="T299" style:family="text">
      <style:text-properties fo:font-style="normal" officeooo:rsid="00aaeb51" fo:background-color="transparent" loext:char-shading-value="0" style:font-style-asian="normal" style:font-style-complex="normal"/>
    </style:style>
    <style:style style:name="T300" style:family="text">
      <style:text-properties fo:font-style="normal" officeooo:rsid="00822e1a" fo:background-color="transparent" loext:char-shading-value="0" style:font-style-asian="normal" style:font-style-complex="normal"/>
    </style:style>
    <style:style style:name="T301" style:family="text">
      <style:text-properties fo:font-style="normal" officeooo:rsid="00863800" fo:background-color="transparent" loext:char-shading-value="0" style:font-style-asian="normal" style:font-style-complex="normal"/>
    </style:style>
    <style:style style:name="T302" style:family="text">
      <style:text-properties fo:font-style="normal" officeooo:rsid="0084fd63" fo:background-color="transparent" loext:char-shading-value="0" style:font-style-asian="normal" style:font-style-complex="normal"/>
    </style:style>
    <style:style style:name="T303" style:family="text">
      <style:text-properties fo:font-style="normal" officeooo:rsid="009a01b8" fo:background-color="transparent" loext:char-shading-value="0" style:font-style-asian="normal" style:font-style-complex="normal"/>
    </style:style>
    <style:style style:name="T304" style:family="text">
      <style:text-properties fo:font-style="normal" officeooo:rsid="01181feb" fo:background-color="transparent" loext:char-shading-value="0" style:font-style-asian="normal" style:font-style-complex="normal"/>
    </style:style>
    <style:style style:name="T305" style:family="text">
      <style:text-properties fo:font-style="normal" officeooo:rsid="00a178d7" fo:background-color="transparent" loext:char-shading-value="0" style:font-style-asian="normal" style:font-style-complex="normal"/>
    </style:style>
    <style:style style:name="T306" style:family="text">
      <style:text-properties fo:font-style="normal" officeooo:rsid="00868038" fo:background-color="transparent" loext:char-shading-value="0" style:font-style-asian="normal" style:font-style-complex="normal"/>
    </style:style>
    <style:style style:name="T307" style:family="text">
      <style:text-properties fo:font-style="normal" officeooo:rsid="00872ccf" fo:background-color="transparent" loext:char-shading-value="0" style:font-style-asian="normal" style:font-style-complex="normal"/>
    </style:style>
    <style:style style:name="T308" style:family="text">
      <style:text-properties fo:font-style="normal" officeooo:rsid="02614356" fo:background-color="transparent" loext:char-shading-value="0" style:font-style-asian="normal" style:font-style-complex="normal"/>
    </style:style>
    <style:style style:name="T309" style:family="text">
      <style:text-properties fo:font-style="normal" officeooo:rsid="02624c1f" fo:background-color="transparent" loext:char-shading-value="0" style:font-style-asian="normal" style:font-style-complex="normal"/>
    </style:style>
    <style:style style:name="T310" style:family="text">
      <style:text-properties fo:font-style="normal" officeooo:rsid="026ecfb7" fo:background-color="transparent" loext:char-shading-value="0" style:font-style-asian="normal" style:font-style-complex="normal"/>
    </style:style>
    <style:style style:name="T311" style:family="text">
      <style:text-properties fo:font-style="normal" officeooo:rsid="0270b90e" fo:background-color="transparent" loext:char-shading-value="0" style:font-style-asian="normal" style:font-style-complex="normal"/>
    </style:style>
    <style:style style:name="T312" style:family="text">
      <style:text-properties fo:font-style="normal" officeooo:rsid="02716840" fo:background-color="transparent" loext:char-shading-value="0" style:font-style-asian="normal" style:font-style-complex="normal"/>
    </style:style>
    <style:style style:name="T313" style:family="text">
      <style:text-properties fo:font-style="normal" officeooo:rsid="028674cc" fo:background-color="transparent" loext:char-shading-value="0" style:font-style-asian="normal" style:font-style-complex="normal"/>
    </style:style>
    <style:style style:name="T314" style:family="text">
      <style:text-properties fo:font-style="normal" officeooo:rsid="02b9792c" fo:background-color="transparent" loext:char-shading-value="0" style:font-style-asian="normal" style:font-style-complex="normal"/>
    </style:style>
    <style:style style:name="T315" style:family="text">
      <style:text-properties fo:font-style="normal" officeooo:rsid="02bc18d3" fo:background-color="transparent" loext:char-shading-value="0" style:font-style-asian="normal" style:font-style-complex="normal"/>
    </style:style>
    <style:style style:name="T316" style:family="text">
      <style:text-properties fo:font-style="normal" officeooo:rsid="05ccd9be" fo:background-color="transparent" loext:char-shading-value="0" style:font-style-asian="normal" style:font-style-complex="normal"/>
    </style:style>
    <style:style style:name="T317" style:family="text">
      <style:text-properties fo:font-style="normal" officeooo:rsid="06989f40" fo:background-color="transparent" loext:char-shading-value="0" style:font-style-asian="normal" style:font-style-complex="normal"/>
    </style:style>
    <style:style style:name="T318" style:family="text">
      <style:text-properties fo:font-style="normal" officeooo:rsid="024e41db" fo:background-color="transparent" loext:char-shading-value="0" style:font-size-asian="12pt" style:font-style-asian="normal" style:font-size-complex="12pt" style:font-style-complex="normal"/>
    </style:style>
    <style:style style:name="T319" style:family="text">
      <style:text-properties fo:font-style="normal" officeooo:rsid="01169ec5" fo:background-color="transparent" loext:char-shading-value="0" style:font-size-asian="12pt" style:font-style-asian="normal" style:font-size-complex="12pt" style:font-style-complex="normal"/>
    </style:style>
    <style:style style:name="T320" style:family="text">
      <style:text-properties fo:font-style="normal" officeooo:rsid="01552b74" fo:background-color="transparent" loext:char-shading-value="0" style:font-size-asian="12pt" style:font-style-asian="normal" style:font-size-complex="12pt" style:font-style-complex="normal"/>
    </style:style>
    <style:style style:name="T321" style:family="text">
      <style:text-properties fo:font-style="normal" officeooo:rsid="0256e0b8" fo:background-color="transparent" loext:char-shading-value="0" style:font-size-asian="12pt" style:font-style-asian="normal" style:font-size-complex="12pt" style:font-style-complex="normal"/>
    </style:style>
    <style:style style:name="T322" style:family="text">
      <style:text-properties fo:font-style="normal" officeooo:rsid="06961aa1" fo:background-color="transparent" loext:char-shading-value="0" style:font-size-asian="12pt" style:font-style-asian="normal" style:font-size-complex="12pt" style:font-style-complex="normal"/>
    </style:style>
    <style:style style:name="T323" style:family="text">
      <style:text-properties fo:font-style="normal" fo:font-weight="normal" officeooo:rsid="006a45c6" fo:background-color="transparent" loext:char-shading-value="0" style:font-style-asian="normal" style:font-weight-asian="normal" style:font-style-complex="normal" style:font-weight-complex="normal"/>
    </style:style>
    <style:style style:name="T324" style:family="text">
      <style:text-properties fo:font-style="normal" fo:font-weight="normal" officeooo:rsid="006ff7ea" fo:background-color="transparent" loext:char-shading-value="0" style:font-style-asian="normal" style:font-weight-asian="normal" style:font-style-complex="normal" style:font-weight-complex="normal"/>
    </style:style>
    <style:style style:name="T325" style:family="text">
      <style:text-properties fo:font-style="normal" fo:font-weight="normal" officeooo:rsid="007b6329" fo:background-color="transparent" loext:char-shading-value="0" style:font-style-asian="normal" style:font-weight-asian="normal" style:font-style-complex="normal" style:font-weight-complex="normal"/>
    </style:style>
    <style:style style:name="T326" style:family="text">
      <style:text-properties fo:font-style="normal" fo:font-weight="normal" officeooo:rsid="00a943dc" fo:background-color="transparent" loext:char-shading-value="0" style:font-style-asian="normal" style:font-weight-asian="normal" style:font-style-complex="normal" style:font-weight-complex="normal"/>
    </style:style>
    <style:style style:name="T327" style:family="text">
      <style:text-properties fo:font-style="normal" fo:font-weight="normal" officeooo:rsid="02632627" fo:background-color="transparent" loext:char-shading-value="0" style:font-style-asian="normal" style:font-weight-asian="normal" style:font-style-complex="normal" style:font-weight-complex="normal"/>
    </style:style>
    <style:style style:name="T328" style:family="text">
      <style:text-properties fo:font-style="normal" fo:font-weight="normal" officeooo:rsid="0264b3cc" fo:background-color="transparent" loext:char-shading-value="0" style:font-style-asian="normal" style:font-weight-asian="normal" style:font-style-complex="normal" style:font-weight-complex="normal"/>
    </style:style>
    <style:style style:name="T329" style:family="text">
      <style:text-properties fo:font-style="normal" fo:font-weight="normal" officeooo:rsid="02664feb" fo:background-color="transparent" loext:char-shading-value="0" style:font-style-asian="normal" style:font-weight-asian="normal" style:font-style-complex="normal" style:font-weight-complex="normal"/>
    </style:style>
    <style:style style:name="T330" style:family="text">
      <style:text-properties fo:font-style="normal" fo:font-weight="normal" officeooo:rsid="026756b4" fo:background-color="transparent" loext:char-shading-value="0" style:font-style-asian="normal" style:font-weight-asian="normal" style:font-style-complex="normal" style:font-weight-complex="normal"/>
    </style:style>
    <style:style style:name="T331" style:family="text">
      <style:text-properties fo:font-style="normal" fo:font-weight="normal" officeooo:rsid="026940b8" fo:background-color="transparent" loext:char-shading-value="0" style:font-style-asian="normal" style:font-weight-asian="normal" style:font-style-complex="normal" style:font-weight-complex="normal"/>
    </style:style>
    <style:style style:name="T332" style:family="text">
      <style:text-properties fo:font-style="normal" fo:font-weight="normal" officeooo:rsid="026aa6a5" fo:background-color="transparent" loext:char-shading-value="0" style:font-style-asian="normal" style:font-weight-asian="normal" style:font-style-complex="normal" style:font-weight-complex="normal"/>
    </style:style>
    <style:style style:name="T333" style:family="text">
      <style:text-properties fo:font-style="normal" fo:font-weight="normal" officeooo:rsid="026b3c70" fo:background-color="transparent" loext:char-shading-value="0" style:font-style-asian="normal" style:font-weight-asian="normal" style:font-style-complex="normal" style:font-weight-complex="normal"/>
    </style:style>
    <style:style style:name="T334" style:family="text">
      <style:text-properties fo:font-style="normal" fo:font-weight="normal" officeooo:rsid="026bc456" fo:background-color="transparent" loext:char-shading-value="0" style:font-style-asian="normal" style:font-weight-asian="normal" style:font-style-complex="normal" style:font-weight-complex="normal"/>
    </style:style>
    <style:style style:name="T335" style:family="text">
      <style:text-properties fo:font-style="normal" fo:font-weight="normal" officeooo:rsid="026be410" fo:background-color="transparent" loext:char-shading-value="0" style:font-style-asian="normal" style:font-weight-asian="normal" style:font-style-complex="normal" style:font-weight-complex="normal"/>
    </style:style>
    <style:style style:name="T336" style:family="text">
      <style:text-properties fo:font-style="normal" fo:font-weight="normal" officeooo:rsid="026d190a" fo:background-color="transparent" loext:char-shading-value="0" style:font-style-asian="normal" style:font-weight-asian="normal" style:font-style-complex="normal" style:font-weight-complex="normal"/>
    </style:style>
    <style:style style:name="T337" style:family="text">
      <style:text-properties fo:font-style="normal" fo:font-weight="normal" officeooo:rsid="028503cc" fo:background-color="transparent" loext:char-shading-value="0" style:font-style-asian="normal" style:font-weight-asian="normal" style:font-style-complex="normal" style:font-weight-complex="normal"/>
    </style:style>
    <style:style style:name="T338" style:family="text">
      <style:text-properties fo:font-style="normal" style:font-size-asian="12pt" style:font-style-asian="normal" style:font-size-complex="12pt" style:font-style-complex="normal"/>
    </style:style>
    <style:style style:name="T339" style:family="text">
      <style:text-properties fo:font-style="normal" officeooo:rsid="02366150" style:font-size-asian="12pt" style:font-style-asian="normal" style:font-size-complex="12pt" style:font-style-complex="normal"/>
    </style:style>
    <style:style style:name="T340" style:family="text">
      <style:text-properties fo:font-style="normal" officeooo:rsid="00c7be76" style:font-size-asian="12pt" style:font-style-asian="normal" style:font-size-complex="12pt" style:font-style-complex="normal"/>
    </style:style>
    <style:style style:name="T341" style:family="text">
      <style:text-properties fo:font-style="normal" officeooo:rsid="010a61ed" style:font-size-asian="12pt" style:font-style-asian="normal" style:font-size-complex="12pt" style:font-style-complex="normal"/>
    </style:style>
    <style:style style:name="T342" style:family="text">
      <style:text-properties fo:font-style="normal" officeooo:rsid="02492302" style:font-size-asian="12pt" style:font-style-asian="normal" style:font-size-complex="12pt" style:font-style-complex="normal"/>
    </style:style>
    <style:style style:name="T343" style:family="text">
      <style:text-properties fo:font-style="normal" officeooo:rsid="002cf114" style:font-size-asian="12pt" style:font-style-asian="normal" style:font-size-complex="12pt" style:font-style-complex="normal"/>
    </style:style>
    <style:style style:name="T344" style:family="text">
      <style:text-properties fo:font-style="normal" officeooo:rsid="00ce7a23" style:font-size-asian="12pt" style:font-style-asian="normal" style:font-size-complex="12pt" style:font-style-complex="normal"/>
    </style:style>
    <style:style style:name="T345" style:family="text">
      <style:text-properties fo:font-style="normal" officeooo:rsid="00cdabe8" style:font-size-asian="12pt" style:font-style-asian="normal" style:font-size-complex="12pt" style:font-style-complex="normal"/>
    </style:style>
    <style:style style:name="T346" style:family="text">
      <style:text-properties fo:font-style="normal" officeooo:rsid="00b20602" style:font-size-asian="12pt" style:font-style-asian="normal" style:font-size-complex="12pt" style:font-style-complex="normal"/>
    </style:style>
    <style:style style:name="T347" style:family="text">
      <style:text-properties fo:font-style="normal" officeooo:rsid="00d7fad8" style:font-size-asian="12pt" style:font-style-asian="normal" style:font-size-complex="12pt" style:font-style-complex="normal"/>
    </style:style>
    <style:style style:name="T348" style:family="text">
      <style:text-properties fo:font-style="normal" officeooo:rsid="024e41db" style:font-size-asian="12pt" style:font-style-asian="normal" style:font-size-complex="12pt" style:font-style-complex="normal"/>
    </style:style>
    <style:style style:name="T349" style:family="text">
      <style:text-properties fo:font-style="normal" officeooo:rsid="0256a322" style:font-size-asian="12pt" style:font-style-asian="normal" style:font-size-complex="12pt" style:font-style-complex="normal"/>
    </style:style>
    <style:style style:name="T350" style:family="text">
      <style:text-properties fo:font-style="normal" officeooo:rsid="025290cf" style:font-size-asian="12pt" style:font-style-asian="normal" style:font-size-complex="12pt" style:font-style-complex="normal"/>
    </style:style>
    <style:style style:name="T351" style:family="text">
      <style:text-properties fo:font-style="normal" officeooo:rsid="025f1ffb" style:font-size-asian="12pt" style:font-style-asian="normal" style:font-size-complex="12pt" style:font-style-complex="normal"/>
    </style:style>
    <style:style style:name="T352" style:family="text">
      <style:text-properties fo:font-style="normal" officeooo:rsid="05415c74" fo:background-color="#ff00cc" loext:char-shading-value="0" style:font-style-asian="normal" style:font-style-complex="normal"/>
    </style:style>
    <style:style style:name="T353" style:family="text">
      <style:text-properties fo:font-style="normal" officeooo:rsid="05619b69" fo:background-color="#ff00cc" loext:char-shading-value="0" style:font-style-asian="normal" style:font-style-complex="normal"/>
    </style:style>
    <style:style style:name="T354" style:family="text">
      <style:text-properties fo:font-style="normal" officeooo:rsid="057ee7da" fo:background-color="#ff00cc" loext:char-shading-value="0" style:font-style-asian="normal" style:font-style-complex="normal"/>
    </style:style>
    <style:style style:name="T355" style:family="text">
      <style:text-properties officeooo:rsid="001e40dd"/>
    </style:style>
    <style:style style:name="T356" style:family="text">
      <style:text-properties officeooo:rsid="001ebce8"/>
    </style:style>
    <style:style style:name="T357" style:family="text">
      <style:text-properties style:text-underline-style="none" fo:font-weight="normal" officeooo:rsid="000334c1" style:font-weight-asian="normal" style:font-weight-complex="normal"/>
    </style:style>
    <style:style style:name="T358" style:family="text">
      <style:text-properties style:text-underline-style="none" fo:font-weight="normal" officeooo:rsid="01989aad" style:font-weight-asian="normal" style:font-weight-complex="normal"/>
    </style:style>
    <style:style style:name="T359" style:family="text">
      <style:text-properties style:text-underline-style="none" fo:font-weight="normal" officeooo:rsid="019a8a10" style:font-weight-asian="normal" style:font-weight-complex="normal"/>
    </style:style>
    <style:style style:name="T360" style:family="text">
      <style:text-properties style:text-underline-style="none" fo:font-weight="normal" officeooo:rsid="005befb7" style:font-weight-asian="normal" style:font-weight-complex="normal"/>
    </style:style>
    <style:style style:name="T361" style:family="text">
      <style:text-properties style:text-underline-style="none" fo:font-weight="normal" officeooo:rsid="000334c1" fo:background-color="transparent" loext:char-shading-value="0" style:font-weight-asian="normal" style:font-weight-complex="normal"/>
    </style:style>
    <style:style style:name="T362" style:family="text">
      <style:text-properties style:text-underline-style="none" fo:font-weight="normal" officeooo:rsid="019a8a10" fo:background-color="transparent" loext:char-shading-value="0" style:font-weight-asian="normal" style:font-weight-complex="normal"/>
    </style:style>
    <style:style style:name="T363" style:family="text">
      <style:text-properties style:text-underline-style="none" fo:font-weight="normal" officeooo:rsid="00366d42" fo:background-color="transparent" loext:char-shading-value="0" style:font-weight-asian="normal" style:font-weight-complex="normal"/>
    </style:style>
    <style:style style:name="T364" style:family="text">
      <style:text-properties style:text-underline-style="none" fo:font-weight="normal" officeooo:rsid="00391215" fo:background-color="transparent" loext:char-shading-value="0" style:font-weight-asian="normal" style:font-weight-complex="normal"/>
    </style:style>
    <style:style style:name="T365" style:family="text">
      <style:text-properties style:text-underline-style="none" fo:font-weight="normal" officeooo:rsid="003f1541" fo:background-color="transparent" loext:char-shading-value="0" style:font-weight-asian="normal" style:font-weight-complex="normal"/>
    </style:style>
    <style:style style:name="T366" style:family="text">
      <style:text-properties style:text-underline-style="none" officeooo:rsid="001eb72e"/>
    </style:style>
    <style:style style:name="T367" style:family="text">
      <style:text-properties style:text-underline-style="none" officeooo:rsid="00366d42"/>
    </style:style>
    <style:style style:name="T368" style:family="text">
      <style:text-properties style:text-underline-style="none" officeooo:rsid="00592451"/>
    </style:style>
    <style:style style:name="T369" style:family="text">
      <style:text-properties style:text-underline-style="none" officeooo:rsid="003cd64e"/>
    </style:style>
    <style:style style:name="T370" style:family="text">
      <style:text-properties style:text-underline-style="none" officeooo:rsid="003be2b1"/>
    </style:style>
    <style:style style:name="T371" style:family="text">
      <style:text-properties style:text-underline-style="none" officeooo:rsid="003803e2"/>
    </style:style>
    <style:style style:name="T372" style:family="text">
      <style:text-properties style:text-underline-style="none" officeooo:rsid="00422ac5"/>
    </style:style>
    <style:style style:name="T373" style:family="text">
      <style:text-properties style:text-underline-style="none" officeooo:rsid="003667a4"/>
    </style:style>
    <style:style style:name="T374" style:family="text">
      <style:text-properties style:text-underline-style="none" officeooo:rsid="00454ad8"/>
    </style:style>
    <style:style style:name="T375" style:family="text">
      <style:text-properties style:text-underline-style="none" officeooo:rsid="002b95fd"/>
    </style:style>
    <style:style style:name="T376" style:family="text">
      <style:text-properties style:text-underline-style="none" officeooo:rsid="002cf114"/>
    </style:style>
    <style:style style:name="T377" style:family="text">
      <style:text-properties style:text-underline-style="none" officeooo:rsid="00473237"/>
    </style:style>
    <style:style style:name="T378" style:family="text">
      <style:text-properties style:text-underline-style="none" officeooo:rsid="00442921"/>
    </style:style>
    <style:style style:name="T379" style:family="text">
      <style:text-properties style:text-underline-style="none" officeooo:rsid="0049e6d7"/>
    </style:style>
    <style:style style:name="T380" style:family="text">
      <style:text-properties style:text-underline-style="none" officeooo:rsid="0048543d"/>
    </style:style>
    <style:style style:name="T381" style:family="text">
      <style:text-properties style:text-underline-style="none" officeooo:rsid="005a4928"/>
    </style:style>
    <style:style style:name="T382" style:family="text">
      <style:text-properties style:text-underline-style="none" officeooo:rsid="004b9289"/>
    </style:style>
    <style:style style:name="T383" style:family="text">
      <style:text-properties style:text-underline-style="none" officeooo:rsid="004d73c3"/>
    </style:style>
    <style:style style:name="T384" style:family="text">
      <style:text-properties style:text-underline-style="none" officeooo:rsid="00507e01"/>
    </style:style>
    <style:style style:name="T385" style:family="text">
      <style:text-properties style:text-underline-style="none" officeooo:rsid="005debb0"/>
    </style:style>
    <style:style style:name="T386" style:family="text">
      <style:text-properties style:text-underline-style="none" officeooo:rsid="004dcd8d"/>
    </style:style>
    <style:style style:name="T387" style:family="text">
      <style:text-properties style:text-underline-style="none" officeooo:rsid="011338bc"/>
    </style:style>
    <style:style style:name="T388" style:family="text">
      <style:text-properties style:text-underline-style="none" officeooo:rsid="025da7c0"/>
    </style:style>
    <style:style style:name="T389" style:family="text">
      <style:text-properties fo:letter-spacing="-0.0043in" style:font-size-complex="9pt"/>
    </style:style>
    <style:style style:name="T390" style:family="text">
      <style:text-properties fo:letter-spacing="-0.0043in" officeooo:rsid="01b02246" style:font-size-complex="9pt"/>
    </style:style>
    <style:style style:name="T391" style:family="text">
      <style:text-properties fo:letter-spacing="-0.0043in" style:text-underline-style="none" fo:font-weight="normal" officeooo:rsid="005befb7" style:font-weight-asian="normal" style:font-size-complex="9pt" style:font-weight-complex="normal"/>
    </style:style>
    <style:style style:name="T392" style:family="text">
      <style:text-properties fo:letter-spacing="-0.0043in" style:text-underline-style="none" fo:font-weight="normal" officeooo:rsid="025da7c0" style:font-weight-asian="normal" style:font-size-complex="9pt" style:font-weight-complex="normal"/>
    </style:style>
    <style:style style:name="T393" style:family="text">
      <style:text-properties fo:letter-spacing="-0.0043in" fo:language="en" fo:country="US" officeooo:rsid="00363b3f" fo:background-color="transparent" loext:char-shading-value="0" style:font-size-asian="12pt" style:font-size-complex="9pt"/>
    </style:style>
    <style:style style:name="T394" style:family="text">
      <style:text-properties fo:letter-spacing="-0.0043in" fo:language="en" fo:country="US" fo:font-style="normal" officeooo:rsid="00363b3f" fo:background-color="transparent" loext:char-shading-value="0" style:font-size-asian="12pt" style:font-style-asian="normal" style:font-size-complex="9pt" style:font-style-complex="normal"/>
    </style:style>
    <style:style style:name="T395" style:family="text">
      <style:text-properties fo:letter-spacing="-0.0043in" fo:language="en" fo:country="US" fo:font-style="normal" officeooo:rsid="000d8958" fo:background-color="transparent" loext:char-shading-value="0" style:font-size-asian="12pt" style:font-style-asian="normal" style:font-size-complex="9pt" style:font-style-complex="normal"/>
    </style:style>
    <style:style style:name="T396" style:family="text">
      <style:text-properties fo:letter-spacing="-0.0043in" fo:language="en" fo:country="US" fo:font-style="normal" officeooo:rsid="01b02246" fo:background-color="transparent" loext:char-shading-value="0" style:font-size-asian="12pt" style:font-style-asian="normal" style:font-size-complex="9pt" style:font-style-complex="normal"/>
    </style:style>
    <style:style style:name="T397" style:family="text">
      <style:text-properties fo:letter-spacing="-0.0043in" fo:language="en" fo:country="US" fo:font-style="normal" officeooo:rsid="034c68b3" fo:background-color="transparent" loext:char-shading-value="0" style:font-size-asian="12pt" style:font-style-asian="normal" style:font-size-complex="9pt" style:font-style-complex="normal"/>
    </style:style>
    <style:style style:name="T398" style:family="text">
      <style:text-properties officeooo:rsid="003a28b9"/>
    </style:style>
    <style:style style:name="T399" style:family="text">
      <style:text-properties fo:language="en" fo:country="US"/>
    </style:style>
    <style:style style:name="T400" style:family="text">
      <style:text-properties fo:language="en" fo:country="US" officeooo:rsid="00e04a13" fo:background-color="transparent" loext:char-shading-value="0" style:font-size-asian="12pt" style:font-size-complex="12pt"/>
    </style:style>
    <style:style style:name="T401" style:family="text">
      <style:text-properties fo:language="en" fo:country="US" officeooo:rsid="00363b3f" fo:background-color="transparent" loext:char-shading-value="0" style:font-size-asian="12pt" style:font-size-complex="12pt"/>
    </style:style>
    <style:style style:name="T402" style:family="text">
      <style:text-properties fo:language="en" fo:country="US" officeooo:rsid="000abcb0" fo:background-color="transparent" loext:char-shading-value="0" style:font-size-asian="12pt" style:font-size-complex="12pt"/>
    </style:style>
    <style:style style:name="T403" style:family="text">
      <style:text-properties fo:language="en" fo:country="US" officeooo:rsid="0033bb29" fo:background-color="transparent" loext:char-shading-value="0" style:font-size-asian="12pt" style:font-size-complex="12pt"/>
    </style:style>
    <style:style style:name="T404" style:family="text">
      <style:text-properties fo:language="en" fo:country="US" officeooo:rsid="000f2cd0" fo:background-color="transparent" loext:char-shading-value="0" style:font-size-asian="12pt" style:font-size-complex="12pt"/>
    </style:style>
    <style:style style:name="T405" style:family="text">
      <style:text-properties fo:language="en" fo:country="US" officeooo:rsid="000f6351" fo:background-color="transparent" loext:char-shading-value="0" style:font-size-asian="12pt" style:font-size-complex="12pt"/>
    </style:style>
    <style:style style:name="T406" style:family="text">
      <style:text-properties fo:language="en" fo:country="US" officeooo:rsid="00dc27bf" fo:background-color="transparent" loext:char-shading-value="0" style:font-size-asian="12pt" style:font-size-complex="12pt"/>
    </style:style>
    <style:style style:name="T407" style:family="text">
      <style:text-properties fo:language="en" fo:country="US" officeooo:rsid="00dd13af" fo:background-color="transparent" loext:char-shading-value="0" style:font-size-asian="12pt" style:font-size-complex="12pt"/>
    </style:style>
    <style:style style:name="T408" style:family="text">
      <style:text-properties fo:language="en" fo:country="US" officeooo:rsid="00e5daf8" fo:background-color="transparent" loext:char-shading-value="0" style:font-size-asian="12pt" style:font-size-complex="12pt"/>
    </style:style>
    <style:style style:name="T409" style:family="text">
      <style:text-properties fo:language="en" fo:country="US" officeooo:rsid="00e03d22" fo:background-color="transparent" loext:char-shading-value="0" style:font-size-asian="12pt" style:font-size-complex="12pt"/>
    </style:style>
    <style:style style:name="T410" style:family="text">
      <style:text-properties fo:language="en" fo:country="US" officeooo:rsid="00d8c164" fo:background-color="transparent" loext:char-shading-value="0" style:font-size-asian="12pt" style:font-size-complex="12pt"/>
    </style:style>
    <style:style style:name="T411" style:family="text">
      <style:text-properties fo:language="en" fo:country="US" officeooo:rsid="00dbecfc" fo:background-color="transparent" loext:char-shading-value="0" style:font-size-asian="12pt" style:font-size-complex="12pt"/>
    </style:style>
    <style:style style:name="T412" style:family="text">
      <style:text-properties fo:language="en" fo:country="US" officeooo:rsid="01549b53" fo:background-color="transparent" loext:char-shading-value="0" style:font-size-asian="12pt" style:font-size-complex="12pt"/>
    </style:style>
    <style:style style:name="T413" style:family="text">
      <style:text-properties fo:language="en" fo:country="US" officeooo:rsid="00de9983" fo:background-color="transparent" loext:char-shading-value="0" style:font-size-asian="12pt" style:font-size-complex="12pt"/>
    </style:style>
    <style:style style:name="T414" style:family="text">
      <style:text-properties fo:language="en" fo:country="US" officeooo:rsid="01027b32" fo:background-color="transparent" loext:char-shading-value="0" style:font-size-asian="12pt" style:font-size-complex="12pt"/>
    </style:style>
    <style:style style:name="T415" style:family="text">
      <style:text-properties fo:language="en" fo:country="US" officeooo:rsid="01072681" fo:background-color="transparent" loext:char-shading-value="0" style:font-size-asian="12pt" style:font-size-complex="12pt"/>
    </style:style>
    <style:style style:name="T416" style:family="text">
      <style:text-properties fo:language="en" fo:country="US" officeooo:rsid="00df7904" fo:background-color="transparent" loext:char-shading-value="0" style:font-size-asian="12pt" style:font-size-complex="12pt"/>
    </style:style>
    <style:style style:name="T417" style:family="text">
      <style:text-properties fo:language="en" fo:country="US" officeooo:rsid="0103ac1c" fo:background-color="transparent" loext:char-shading-value="0" style:font-size-asian="12pt" style:font-size-complex="12pt"/>
    </style:style>
    <style:style style:name="T418" style:family="text">
      <style:text-properties fo:language="en" fo:country="US" officeooo:rsid="01521d95" fo:background-color="transparent" loext:char-shading-value="0" style:font-size-asian="12pt" style:font-size-complex="12pt"/>
    </style:style>
    <style:style style:name="T419" style:family="text">
      <style:text-properties fo:language="en" fo:country="US" officeooo:rsid="025f1ffb" fo:background-color="transparent" loext:char-shading-value="0" style:font-size-asian="12pt" style:font-size-complex="12pt"/>
    </style:style>
    <style:style style:name="T420" style:family="text">
      <style:text-properties fo:language="en" fo:country="US" officeooo:rsid="010472cc" fo:background-color="transparent" loext:char-shading-value="0" style:font-size-asian="12pt" style:font-size-complex="12pt"/>
    </style:style>
    <style:style style:name="T421" style:family="text">
      <style:text-properties fo:language="en" fo:country="US" officeooo:rsid="0012cfe2" fo:background-color="transparent" loext:char-shading-value="0" style:font-size-asian="12pt" style:font-size-complex="12pt"/>
    </style:style>
    <style:style style:name="T422" style:family="text">
      <style:text-properties fo:language="en" fo:country="US" officeooo:rsid="024ae90b" fo:background-color="transparent" loext:char-shading-value="0" style:font-size-asian="12pt" style:font-size-complex="9pt"/>
    </style:style>
    <style:style style:name="T423" style:family="text">
      <style:text-properties fo:language="en" fo:country="US" officeooo:rsid="00e04a13" fo:background-color="transparent" loext:char-shading-value="0" style:font-size-asian="12pt" style:font-size-complex="9pt"/>
    </style:style>
    <style:style style:name="T424" style:family="text">
      <style:text-properties fo:language="en" fo:country="US" officeooo:rsid="0247e4c0" fo:background-color="transparent" loext:char-shading-value="0" style:font-size-asian="12pt" style:font-size-complex="9pt"/>
    </style:style>
    <style:style style:name="T425" style:family="text">
      <style:text-properties fo:language="en" fo:country="US" officeooo:rsid="023e8312" fo:background-color="transparent" loext:char-shading-value="0" style:font-size-asian="12pt" style:font-size-complex="9pt"/>
    </style:style>
    <style:style style:name="T426" style:family="text">
      <style:text-properties fo:language="en" fo:country="US" officeooo:rsid="02519a5b" fo:background-color="transparent" loext:char-shading-value="0" style:font-size-asian="12pt" style:font-size-complex="9pt"/>
    </style:style>
    <style:style style:name="T427" style:family="text">
      <style:text-properties fo:language="en" fo:country="US" officeooo:rsid="00363b3f" fo:background-color="transparent" loext:char-shading-value="0" style:font-size-asian="12pt" style:font-size-complex="9pt"/>
    </style:style>
    <style:style style:name="T428" style:family="text">
      <style:text-properties fo:language="en" fo:country="US" officeooo:rsid="0012cfe2" fo:background-color="transparent" loext:char-shading-value="0" style:font-size-asian="12pt" style:font-size-complex="9pt"/>
    </style:style>
    <style:style style:name="T429" style:family="text">
      <style:text-properties fo:language="en" fo:country="US" officeooo:rsid="0224863e" fo:background-color="transparent" loext:char-shading-value="0" style:font-size-asian="12pt" style:font-size-complex="9pt"/>
    </style:style>
    <style:style style:name="T430" style:family="text">
      <style:text-properties fo:language="en" fo:country="US" fo:font-style="italic" officeooo:rsid="003257af" fo:background-color="transparent" loext:char-shading-value="0" style:font-size-asian="12pt" style:font-style-asian="italic" style:font-size-complex="12pt" style:font-style-complex="italic"/>
    </style:style>
    <style:style style:name="T431" style:family="text">
      <style:text-properties fo:language="en" fo:country="US" fo:font-style="italic" officeooo:rsid="02288512" fo:background-color="transparent" loext:char-shading-value="0" style:font-size-asian="12pt" style:font-style-asian="italic" style:font-size-complex="12pt" style:font-style-complex="italic"/>
    </style:style>
    <style:style style:name="T432" style:family="text">
      <style:text-properties fo:language="en" fo:country="US" fo:font-style="italic" officeooo:rsid="02277959" fo:background-color="transparent" loext:char-shading-value="0" style:font-size-asian="12pt" style:font-style-asian="italic" style:font-size-complex="12pt" style:font-style-complex="italic"/>
    </style:style>
    <style:style style:name="T433" style:family="text">
      <style:text-properties fo:language="en" fo:country="US" fo:font-style="italic" officeooo:rsid="025f1ffb" fo:background-color="transparent" loext:char-shading-value="0" style:font-size-asian="12pt" style:font-style-asian="italic" style:font-size-complex="12pt" style:font-style-complex="italic"/>
    </style:style>
    <style:style style:name="T434" style:family="text">
      <style:text-properties fo:language="en" fo:country="US" fo:font-style="italic" officeooo:rsid="000f2cd0" fo:background-color="transparent" loext:char-shading-value="0" style:font-size-asian="12pt" style:font-style-asian="italic" style:font-size-complex="12pt" style:font-style-complex="italic"/>
    </style:style>
    <style:style style:name="T435" style:family="text">
      <style:text-properties fo:language="en" fo:country="US" fo:font-style="italic" officeooo:rsid="01027b32" fo:background-color="transparent" loext:char-shading-value="0" style:font-size-asian="12pt" style:font-style-asian="italic" style:font-size-complex="12pt" style:font-style-complex="italic"/>
    </style:style>
    <style:style style:name="T436" style:family="text">
      <style:text-properties fo:language="en" fo:country="US" fo:font-style="italic" officeooo:rsid="000f6351" fo:background-color="transparent" loext:char-shading-value="0" style:font-size-asian="12pt" style:font-style-asian="italic" style:font-size-complex="12pt" style:font-style-complex="italic"/>
    </style:style>
    <style:style style:name="T437" style:family="text">
      <style:text-properties fo:language="en" fo:country="US" fo:font-style="italic" officeooo:rsid="000f7da5" fo:background-color="transparent" loext:char-shading-value="0" style:font-size-asian="12pt" style:font-style-asian="italic" style:font-size-complex="12pt" style:font-style-complex="italic"/>
    </style:style>
    <style:style style:name="T438" style:family="text">
      <style:text-properties fo:language="en" fo:country="US" fo:font-style="italic" officeooo:rsid="00d8c164" fo:background-color="transparent" loext:char-shading-value="0" style:font-size-asian="12pt" style:font-style-asian="italic" style:font-size-complex="12pt" style:font-style-complex="italic"/>
    </style:style>
    <style:style style:name="T439" style:family="text">
      <style:text-properties fo:language="en" fo:country="US" fo:font-style="italic" officeooo:rsid="00e786af" fo:background-color="transparent" loext:char-shading-value="0" style:font-size-asian="12pt" style:font-style-asian="italic" style:font-size-complex="12pt" style:font-style-complex="italic"/>
    </style:style>
    <style:style style:name="T440" style:family="text">
      <style:text-properties fo:language="en" fo:country="US" fo:font-style="italic" officeooo:rsid="0049d48d" fo:background-color="transparent" loext:char-shading-value="0" style:font-size-asian="12pt" style:font-style-asian="italic" style:font-size-complex="12pt" style:font-style-complex="italic"/>
    </style:style>
    <style:style style:name="T441" style:family="text">
      <style:text-properties fo:language="en" fo:country="US" fo:font-style="italic" officeooo:rsid="00f860cd" fo:background-color="transparent" loext:char-shading-value="0" style:font-size-asian="12pt" style:font-style-asian="italic" style:font-size-complex="12pt" style:font-style-complex="italic"/>
    </style:style>
    <style:style style:name="T442" style:family="text">
      <style:text-properties fo:language="en" fo:country="US" fo:font-style="italic" officeooo:rsid="00e93d21" fo:background-color="transparent" loext:char-shading-value="0" style:font-size-asian="12pt" style:font-style-asian="italic" style:font-size-complex="12pt" style:font-style-complex="italic"/>
    </style:style>
    <style:style style:name="T443" style:family="text">
      <style:text-properties fo:language="en" fo:country="US" fo:font-style="italic" officeooo:rsid="0247e4c0" fo:background-color="transparent" loext:char-shading-value="0" style:font-size-asian="12pt" style:font-style-asian="italic" style:font-size-complex="9pt" style:font-style-complex="italic"/>
    </style:style>
    <style:style style:name="T444" style:family="text">
      <style:text-properties fo:language="en" fo:country="US" fo:font-style="italic" officeooo:rsid="00363b3f" fo:background-color="transparent" loext:char-shading-value="0" style:font-size-asian="12pt" style:font-style-asian="italic" style:font-size-complex="9pt" style:font-style-complex="italic"/>
    </style:style>
    <style:style style:name="T445" style:family="text">
      <style:text-properties fo:language="en" fo:country="US" fo:font-style="italic" officeooo:rsid="0012cfe2" fo:background-color="transparent" loext:char-shading-value="0" style:font-size-asian="12pt" style:font-style-asian="italic" style:font-size-complex="9pt" style:font-style-complex="italic"/>
    </style:style>
    <style:style style:name="T446" style:family="text">
      <style:text-properties fo:language="en" fo:country="US" fo:font-style="italic" style:font-style-asian="italic" style:font-style-complex="italic"/>
    </style:style>
    <style:style style:name="T447" style:family="text">
      <style:text-properties fo:language="en" fo:country="US" fo:font-style="italic" style:text-underline-style="none" fo:font-weight="normal" officeooo:rsid="05b53cb0" fo:background-color="transparent" loext:char-shading-value="0" style:font-size-asian="12pt" style:font-style-asian="italic" style:font-weight-asian="normal" style:font-size-complex="12pt" style:font-style-complex="italic" style:font-weight-complex="normal"/>
    </style:style>
    <style:style style:name="T448" style:family="text">
      <style:text-properties fo:language="en" fo:country="US" fo:font-style="normal" officeooo:rsid="00d1d208" fo:background-color="transparent" loext:char-shading-value="0" style:font-size-asian="12pt" style:font-style-asian="normal" style:font-size-complex="12pt" style:font-style-complex="normal"/>
    </style:style>
    <style:style style:name="T449" style:family="text">
      <style:text-properties fo:language="en" fo:country="US" fo:font-style="normal" officeooo:rsid="00363b3f" fo:background-color="transparent" loext:char-shading-value="0" style:font-size-asian="12pt" style:font-style-asian="normal" style:font-size-complex="12pt" style:font-style-complex="normal"/>
    </style:style>
    <style:style style:name="T450" style:family="text">
      <style:text-properties fo:language="en" fo:country="US" fo:font-style="normal" officeooo:rsid="006436eb" fo:background-color="transparent" loext:char-shading-value="0" style:font-size-asian="12pt" style:font-style-asian="normal" style:font-size-complex="12pt" style:font-style-complex="normal"/>
    </style:style>
    <style:style style:name="T451" style:family="text">
      <style:text-properties fo:language="en" fo:country="US" fo:font-style="normal" officeooo:rsid="00a8d5a8" fo:background-color="transparent" loext:char-shading-value="0" style:font-size-asian="12pt" style:font-style-asian="normal" style:font-size-complex="12pt" style:font-style-complex="normal"/>
    </style:style>
    <style:style style:name="T452" style:family="text">
      <style:text-properties fo:language="en" fo:country="US" fo:font-style="normal" officeooo:rsid="003257af" fo:background-color="transparent" loext:char-shading-value="0" style:font-size-asian="12pt" style:font-style-asian="normal" style:font-size-complex="12pt" style:font-style-complex="normal"/>
    </style:style>
    <style:style style:name="T453" style:family="text">
      <style:text-properties fo:language="en" fo:country="US" fo:font-style="normal" officeooo:rsid="02288512" fo:background-color="transparent" loext:char-shading-value="0" style:font-size-asian="12pt" style:font-style-asian="normal" style:font-size-complex="12pt" style:font-style-complex="normal"/>
    </style:style>
    <style:style style:name="T454" style:family="text">
      <style:text-properties fo:language="en" fo:country="US" fo:font-style="normal" officeooo:rsid="000d8958" fo:background-color="transparent" loext:char-shading-value="0" style:font-size-asian="12pt" style:font-style-asian="normal" style:font-size-complex="12pt" style:font-style-complex="normal"/>
    </style:style>
    <style:style style:name="T455" style:family="text">
      <style:text-properties fo:language="en" fo:country="US" fo:font-style="normal" officeooo:rsid="00bede1f" fo:background-color="transparent" loext:char-shading-value="0" style:font-size-asian="12pt" style:font-style-asian="normal" style:font-size-complex="12pt" style:font-style-complex="normal"/>
    </style:style>
    <style:style style:name="T456" style:family="text">
      <style:text-properties fo:language="en" fo:country="US" fo:font-style="normal" officeooo:rsid="02277959" fo:background-color="transparent" loext:char-shading-value="0" style:font-size-asian="12pt" style:font-style-asian="normal" style:font-size-complex="12pt" style:font-style-complex="normal"/>
    </style:style>
    <style:style style:name="T457" style:family="text">
      <style:text-properties fo:language="en" fo:country="US" fo:font-style="normal" officeooo:rsid="0231ecfe" fo:background-color="transparent" loext:char-shading-value="0" style:font-size-asian="12pt" style:font-style-asian="normal" style:font-size-complex="12pt" style:font-style-complex="normal"/>
    </style:style>
    <style:style style:name="T458" style:family="text">
      <style:text-properties fo:language="en" fo:country="US" fo:font-style="normal" officeooo:rsid="022a1eba" fo:background-color="transparent" loext:char-shading-value="0" style:font-size-asian="12pt" style:font-style-asian="normal" style:font-size-complex="12pt" style:font-style-complex="normal"/>
    </style:style>
    <style:style style:name="T459" style:family="text">
      <style:text-properties fo:language="en" fo:country="US" fo:font-style="normal" officeooo:rsid="00c082f7" fo:background-color="transparent" loext:char-shading-value="0" style:font-size-asian="12pt" style:font-style-asian="normal" style:font-size-complex="12pt" style:font-style-complex="normal"/>
    </style:style>
    <style:style style:name="T460" style:family="text">
      <style:text-properties fo:language="en" fo:country="US" fo:font-style="normal" officeooo:rsid="022690a0" fo:background-color="transparent" loext:char-shading-value="0" style:font-size-asian="12pt" style:font-style-asian="normal" style:font-size-complex="12pt" style:font-style-complex="normal"/>
    </style:style>
    <style:style style:name="T461" style:family="text">
      <style:text-properties fo:language="en" fo:country="US" fo:font-style="normal" officeooo:rsid="022cb966" fo:background-color="transparent" loext:char-shading-value="0" style:font-size-asian="12pt" style:font-style-asian="normal" style:font-size-complex="12pt" style:font-style-complex="normal"/>
    </style:style>
    <style:style style:name="T462" style:family="text">
      <style:text-properties fo:language="en" fo:country="US" fo:font-style="normal" officeooo:rsid="022e893f" fo:background-color="transparent" loext:char-shading-value="0" style:font-size-asian="12pt" style:font-style-asian="normal" style:font-size-complex="12pt" style:font-style-complex="normal"/>
    </style:style>
    <style:style style:name="T463" style:family="text">
      <style:text-properties fo:language="en" fo:country="US" fo:font-style="normal" officeooo:rsid="022e626b" fo:background-color="transparent" loext:char-shading-value="0" style:font-size-asian="12pt" style:font-style-asian="normal" style:font-size-complex="12pt" style:font-style-complex="normal"/>
    </style:style>
    <style:style style:name="T464" style:family="text">
      <style:text-properties fo:language="en" fo:country="US" fo:font-style="normal" officeooo:rsid="00c240d0" fo:background-color="transparent" loext:char-shading-value="0" style:font-size-asian="12pt" style:font-style-asian="normal" style:font-size-complex="12pt" style:font-style-complex="normal"/>
    </style:style>
    <style:style style:name="T465" style:family="text">
      <style:text-properties fo:language="en" fo:country="US" fo:font-style="normal" officeooo:rsid="022d06d6" fo:background-color="transparent" loext:char-shading-value="0" style:font-size-asian="12pt" style:font-style-asian="normal" style:font-size-complex="12pt" style:font-style-complex="normal"/>
    </style:style>
    <style:style style:name="T466" style:family="text">
      <style:text-properties fo:language="en" fo:country="US" fo:font-style="normal" officeooo:rsid="02328644" fo:background-color="transparent" loext:char-shading-value="0" style:font-size-asian="12pt" style:font-style-asian="normal" style:font-size-complex="12pt" style:font-style-complex="normal"/>
    </style:style>
    <style:style style:name="T467" style:family="text">
      <style:text-properties fo:language="en" fo:country="US" fo:font-style="normal" officeooo:rsid="00c3dff6" fo:background-color="transparent" loext:char-shading-value="0" style:font-size-asian="12pt" style:font-style-asian="normal" style:font-size-complex="12pt" style:font-style-complex="normal"/>
    </style:style>
    <style:style style:name="T468" style:family="text">
      <style:text-properties fo:language="en" fo:country="US" fo:font-style="normal" officeooo:rsid="00c5a9ad" fo:background-color="transparent" loext:char-shading-value="0" style:font-size-asian="12pt" style:font-style-asian="normal" style:font-size-complex="12pt" style:font-style-complex="normal"/>
    </style:style>
    <style:style style:name="T469" style:family="text">
      <style:text-properties fo:language="en" fo:country="US" fo:font-style="normal" officeooo:rsid="02277813" fo:background-color="transparent" loext:char-shading-value="0" style:font-size-asian="12pt" style:font-style-asian="normal" style:font-size-complex="12pt" style:font-style-complex="normal"/>
    </style:style>
    <style:style style:name="T470" style:family="text">
      <style:text-properties fo:language="en" fo:country="US" fo:font-style="normal" officeooo:rsid="015a8e23" fo:background-color="transparent" loext:char-shading-value="0" style:font-size-asian="12pt" style:font-style-asian="normal" style:font-size-complex="12pt" style:font-style-complex="normal"/>
    </style:style>
    <style:style style:name="T471" style:family="text">
      <style:text-properties fo:language="en" fo:country="US" fo:font-style="normal" officeooo:rsid="01228d9e" fo:background-color="transparent" loext:char-shading-value="0" style:font-size-asian="12pt" style:font-style-asian="normal" style:font-size-complex="12pt" style:font-style-complex="normal"/>
    </style:style>
    <style:style style:name="T472" style:family="text">
      <style:text-properties fo:language="en" fo:country="US" fo:font-style="normal" officeooo:rsid="00e93d21" fo:background-color="transparent" loext:char-shading-value="0" style:font-size-asian="12pt" style:font-style-asian="normal" style:font-size-complex="12pt" style:font-style-complex="normal"/>
    </style:style>
    <style:style style:name="T473" style:family="text">
      <style:text-properties fo:language="en" fo:country="US" fo:font-style="normal" officeooo:rsid="00e96769" fo:background-color="transparent" loext:char-shading-value="0" style:font-size-asian="12pt" style:font-style-asian="normal" style:font-size-complex="12pt" style:font-style-complex="normal"/>
    </style:style>
    <style:style style:name="T474" style:family="text">
      <style:text-properties fo:language="en" fo:country="US" fo:font-style="normal" officeooo:rsid="00c605c6" fo:background-color="transparent" loext:char-shading-value="0" style:font-size-asian="12pt" style:font-style-asian="normal" style:font-size-complex="12pt" style:font-style-complex="normal"/>
    </style:style>
    <style:style style:name="T475" style:family="text">
      <style:text-properties fo:language="en" fo:country="US" fo:font-style="normal" officeooo:rsid="02347d99" fo:background-color="transparent" loext:char-shading-value="0" style:font-size-asian="12pt" style:font-style-asian="normal" style:font-size-complex="12pt" style:font-style-complex="normal"/>
    </style:style>
    <style:style style:name="T476" style:family="text">
      <style:text-properties fo:language="en" fo:country="US" fo:font-style="normal" officeooo:rsid="00c716e7" fo:background-color="transparent" loext:char-shading-value="0" style:font-size-asian="12pt" style:font-style-asian="normal" style:font-size-complex="12pt" style:font-style-complex="normal"/>
    </style:style>
    <style:style style:name="T477" style:family="text">
      <style:text-properties fo:language="en" fo:country="US" fo:font-style="normal" officeooo:rsid="00ead936" fo:background-color="transparent" loext:char-shading-value="0" style:font-size-asian="12pt" style:font-style-asian="normal" style:font-size-complex="12pt" style:font-style-complex="normal"/>
    </style:style>
    <style:style style:name="T478" style:family="text">
      <style:text-properties fo:language="en" fo:country="US" fo:font-style="normal" officeooo:rsid="01552b74" fo:background-color="transparent" loext:char-shading-value="0" style:font-size-asian="12pt" style:font-style-asian="normal" style:font-size-complex="12pt" style:font-style-complex="normal"/>
    </style:style>
    <style:style style:name="T479" style:family="text">
      <style:text-properties fo:language="en" fo:country="US" fo:font-style="normal" officeooo:rsid="010a61ed" fo:background-color="transparent" loext:char-shading-value="0" style:font-size-asian="12pt" style:font-style-asian="normal" style:font-size-complex="12pt" style:font-style-complex="normal"/>
    </style:style>
    <style:style style:name="T480" style:family="text">
      <style:text-properties fo:language="en" fo:country="US" fo:font-style="normal" officeooo:rsid="00cd2348" fo:background-color="transparent" loext:char-shading-value="0" style:font-size-asian="12pt" style:font-style-asian="normal" style:font-size-complex="12pt" style:font-style-complex="normal"/>
    </style:style>
    <style:style style:name="T481" style:family="text">
      <style:text-properties fo:language="en" fo:country="US" fo:font-style="normal" officeooo:rsid="00f860cd" fo:background-color="transparent" loext:char-shading-value="0" style:font-size-asian="12pt" style:font-style-asian="normal" style:font-size-complex="12pt" style:font-style-complex="normal"/>
    </style:style>
    <style:style style:name="T482" style:family="text">
      <style:text-properties fo:language="en" fo:country="US" fo:font-style="normal" officeooo:rsid="006e90c7" fo:background-color="transparent" loext:char-shading-value="0" style:font-size-asian="12pt" style:font-style-asian="normal" style:font-size-complex="12pt" style:font-style-complex="normal"/>
    </style:style>
    <style:style style:name="T483" style:family="text">
      <style:text-properties fo:language="en" fo:country="US" fo:font-style="normal" officeooo:rsid="02c1769f" fo:background-color="transparent" loext:char-shading-value="0" style:font-size-asian="12pt" style:font-style-asian="normal" style:font-size-complex="12pt" style:font-style-complex="normal"/>
    </style:style>
    <style:style style:name="T484" style:family="text">
      <style:text-properties fo:language="en" fo:country="US" fo:font-style="normal" officeooo:rsid="02c1f87e" fo:background-color="transparent" loext:char-shading-value="0" style:font-size-asian="12pt" style:font-style-asian="normal" style:font-size-complex="12pt" style:font-style-complex="normal"/>
    </style:style>
    <style:style style:name="T485" style:family="text">
      <style:text-properties fo:language="en" fo:country="US" fo:font-style="normal" officeooo:rsid="034c68b3" fo:background-color="transparent" loext:char-shading-value="0" style:font-size-asian="12pt" style:font-style-asian="normal" style:font-size-complex="12pt" style:font-style-complex="normal"/>
    </style:style>
    <style:style style:name="T486" style:family="text">
      <style:text-properties fo:language="en" fo:country="US" fo:font-style="normal" style:font-style-asian="normal" style:font-style-complex="normal"/>
    </style:style>
    <style:style style:name="T487" style:family="text">
      <style:text-properties fo:language="en" fo:country="US" fo:font-style="normal" officeooo:rsid="00b62a0b" style:font-style-asian="normal" style:font-style-complex="normal"/>
    </style:style>
    <style:style style:name="T488" style:family="text">
      <style:text-properties fo:language="en" fo:country="US" fo:font-style="normal" officeooo:rsid="009a01b8" style:font-style-asian="normal" style:font-style-complex="normal"/>
    </style:style>
    <style:style style:name="T489" style:family="text">
      <style:text-properties fo:language="en" fo:country="US" fo:font-style="normal" officeooo:rsid="0130177a" style:font-style-asian="normal" style:font-style-complex="normal"/>
    </style:style>
    <style:style style:name="T490" style:family="text">
      <style:text-properties fo:language="en" fo:country="US" fo:font-style="normal" officeooo:rsid="011cfe02" style:font-style-asian="normal" style:font-style-complex="normal"/>
    </style:style>
    <style:style style:name="T491" style:family="text">
      <style:text-properties fo:language="en" fo:country="US" fo:font-style="normal" officeooo:rsid="008afd43" style:font-style-asian="normal" style:font-style-complex="normal"/>
    </style:style>
    <style:style style:name="T492" style:family="text">
      <style:text-properties fo:language="en" fo:country="US" fo:font-style="normal" officeooo:rsid="02aa648d" style:font-style-asian="normal" style:font-style-complex="normal"/>
    </style:style>
    <style:style style:name="T493" style:family="text">
      <style:text-properties fo:language="en" fo:country="US" fo:font-style="normal" officeooo:rsid="02ab6794" style:font-style-asian="normal" style:font-style-complex="normal"/>
    </style:style>
    <style:style style:name="T494" style:family="text">
      <style:text-properties fo:language="en" fo:country="US" fo:font-style="normal" officeooo:rsid="02ad4f54" style:font-style-asian="normal" style:font-style-complex="normal"/>
    </style:style>
    <style:style style:name="T495" style:family="text">
      <style:text-properties fo:language="en" fo:country="US" fo:font-style="normal" officeooo:rsid="02ad8795" style:font-style-asian="normal" style:font-style-complex="normal"/>
    </style:style>
    <style:style style:name="T496" style:family="text">
      <style:text-properties fo:language="en" fo:country="US" fo:font-style="normal" officeooo:rsid="02aeb0b2" style:font-style-asian="normal" style:font-style-complex="normal"/>
    </style:style>
    <style:style style:name="T497" style:family="text">
      <style:text-properties fo:language="en" fo:country="US" fo:font-style="normal" officeooo:rsid="02af6a2e" style:font-style-asian="normal" style:font-style-complex="normal"/>
    </style:style>
    <style:style style:name="T498" style:family="text">
      <style:text-properties fo:language="en" fo:country="US" fo:font-style="normal" officeooo:rsid="02b1d4ab" style:font-style-asian="normal" style:font-style-complex="normal"/>
    </style:style>
    <style:style style:name="T499" style:family="text">
      <style:text-properties fo:language="en" fo:country="US" fo:font-style="normal" officeooo:rsid="02b348ab" style:font-style-asian="normal" style:font-style-complex="normal"/>
    </style:style>
    <style:style style:name="T500" style:family="text">
      <style:text-properties fo:language="en" fo:country="US" fo:font-style="normal" officeooo:rsid="02b8ee32" style:font-style-asian="normal" style:font-style-complex="normal"/>
    </style:style>
    <style:style style:name="T501" style:family="text">
      <style:text-properties fo:language="en" fo:country="US" fo:font-style="normal" officeooo:rsid="006b1bec" style:font-style-asian="normal" style:font-style-complex="normal"/>
    </style:style>
    <style:style style:name="T502" style:family="text">
      <style:text-properties fo:language="en" fo:country="US" fo:font-style="normal" officeooo:rsid="02b9792c" style:font-style-asian="normal" style:font-style-complex="normal"/>
    </style:style>
    <style:style style:name="T503" style:family="text">
      <style:text-properties fo:language="en" fo:country="US" fo:font-style="normal" officeooo:rsid="02c13319" style:font-style-asian="normal" style:font-style-complex="normal"/>
    </style:style>
    <style:style style:name="T504" style:family="text">
      <style:text-properties fo:language="en" fo:country="US" fo:font-style="normal" officeooo:rsid="03552bac" style:font-style-asian="normal" style:font-style-complex="normal"/>
    </style:style>
    <style:style style:name="T505" style:family="text">
      <style:text-properties fo:language="en" fo:country="US" fo:font-style="normal" officeooo:rsid="04bf18a3" style:font-style-asian="normal" style:font-style-complex="normal"/>
    </style:style>
    <style:style style:name="T506" style:family="text">
      <style:text-properties fo:language="en" fo:country="US" fo:font-style="normal" fo:font-weight="normal" officeooo:rsid="00944120" fo:background-color="transparent" loext:char-shading-value="0" style:font-style-asian="normal" style:font-weight-asian="normal" style:font-style-complex="normal" style:font-weight-complex="normal"/>
    </style:style>
    <style:style style:name="T507" style:family="text">
      <style:text-properties fo:language="en" fo:country="US" fo:font-style="normal" fo:font-weight="normal" officeooo:rsid="008d490c" fo:background-color="transparent" loext:char-shading-value="0" style:font-style-asian="normal" style:font-weight-asian="normal" style:font-style-complex="normal" style:font-weight-complex="normal"/>
    </style:style>
    <style:style style:name="T508" style:family="text">
      <style:text-properties fo:language="en" fo:country="US" fo:font-style="normal" fo:font-weight="normal" officeooo:rsid="02efe81b" fo:background-color="transparent" loext:char-shading-value="0" style:font-style-asian="normal" style:font-weight-asian="normal" style:font-style-complex="normal" style:font-weight-complex="normal"/>
    </style:style>
    <style:style style:name="T509" style:family="text">
      <style:text-properties fo:language="en" fo:country="US" fo:font-style="normal" fo:font-weight="normal" officeooo:rsid="03561b95" fo:background-color="transparent" loext:char-shading-value="0" style:font-style-asian="normal" style:font-weight-asian="normal" style:font-style-complex="normal" style:font-weight-complex="normal"/>
    </style:style>
    <style:style style:name="T510" style:family="text">
      <style:text-properties fo:language="en" fo:country="US" fo:font-style="normal" style:text-underline-style="none" fo:font-weight="normal" officeooo:rsid="00a6fd35" fo:background-color="transparent" loext:char-shading-value="0" style:font-style-asian="normal" style:font-weight-asian="normal" style:font-style-complex="normal" style:font-weight-complex="normal"/>
    </style:style>
    <style:style style:name="T511" style:family="text">
      <style:text-properties fo:language="en" fo:country="US" fo:font-style="normal" style:text-underline-style="none" fo:font-weight="normal" officeooo:rsid="01a8859a" fo:background-color="transparent" loext:char-shading-value="0" style:font-style-asian="normal" style:font-weight-asian="normal" style:font-style-complex="normal" style:font-weight-complex="normal"/>
    </style:style>
    <style:style style:name="T512" style:family="text">
      <style:text-properties fo:language="en" fo:country="US" fo:font-style="normal" style:text-underline-style="none" fo:font-weight="normal" officeooo:rsid="05b35955" fo:background-color="transparent" loext:char-shading-value="0" style:font-size-asian="12pt" style:font-style-asian="normal" style:font-weight-asian="normal" style:font-size-complex="12pt" style:font-style-complex="normal" style:font-weight-complex="normal"/>
    </style:style>
    <style:style style:name="T513" style:family="text">
      <style:text-properties fo:language="en" fo:country="US" fo:font-style="normal" style:text-underline-style="none" fo:font-weight="normal" officeooo:rsid="05cadf5c" fo:background-color="transparent" loext:char-shading-value="0" style:font-size-asian="12pt" style:font-style-asian="normal" style:font-weight-asian="normal" style:font-size-complex="12pt" style:font-style-complex="normal" style:font-weight-complex="normal"/>
    </style:style>
    <style:style style:name="T514" style:family="text">
      <style:text-properties fo:language="en" fo:country="US" fo:font-style="normal" style:text-underline-style="none" fo:font-weight="normal" officeooo:rsid="05b510fe" fo:background-color="transparent" loext:char-shading-value="0" style:font-size-asian="12pt" style:font-style-asian="normal" style:font-weight-asian="normal" style:font-size-complex="12pt" style:font-style-complex="normal" style:font-weight-complex="normal"/>
    </style:style>
    <style:style style:name="T515" style:family="text">
      <style:text-properties fo:language="en" fo:country="US" fo:font-style="normal" style:text-underline-style="none" fo:font-weight="normal" officeooo:rsid="05b53cb0" fo:background-color="transparent" loext:char-shading-value="0" style:font-size-asian="12pt" style:font-style-asian="normal" style:font-weight-asian="normal" style:font-size-complex="12pt" style:font-style-complex="normal" style:font-weight-complex="normal"/>
    </style:style>
    <style:style style:name="T516" style:family="text">
      <style:text-properties fo:language="en" fo:country="US" fo:font-style="normal" style:text-underline-style="none" fo:font-weight="normal" officeooo:rsid="05d2a3ab" fo:background-color="transparent" loext:char-shading-value="0" style:font-size-asian="12pt" style:font-style-asian="normal" style:font-weight-asian="normal" style:font-size-complex="12pt" style:font-style-complex="normal" style:font-weight-complex="normal"/>
    </style:style>
    <style:style style:name="T517" style:family="text">
      <style:text-properties fo:language="en" fo:country="US" fo:font-style="normal" officeooo:rsid="000d8958" style:font-size-asian="12pt" style:font-style-asian="normal" style:font-size-complex="12pt" style:font-style-complex="normal"/>
    </style:style>
    <style:style style:name="T518" style:family="text">
      <style:text-properties fo:language="en" fo:country="US" officeooo:rsid="011cfe02"/>
    </style:style>
    <style:style style:name="T519" style:family="text">
      <style:text-properties fo:language="en" fo:country="US" officeooo:rsid="006b1bec"/>
    </style:style>
    <style:style style:name="T520" style:family="text">
      <style:text-properties fo:language="en" fo:country="US" officeooo:rsid="009e3a9f"/>
    </style:style>
    <style:style style:name="T521" style:family="text">
      <style:text-properties fo:language="en" fo:country="US" officeooo:rsid="000d8958" style:font-size-asian="12pt" style:font-size-complex="12pt"/>
    </style:style>
    <style:style style:name="T522" style:family="text">
      <style:text-properties fo:language="en" fo:country="US" officeooo:rsid="00c716e7" style:font-size-asian="12pt" style:font-size-complex="12pt"/>
    </style:style>
    <style:style style:name="T523" style:family="text">
      <style:text-properties fo:language="en" fo:country="US" officeooo:rsid="02366150" style:font-size-asian="12pt" style:font-size-complex="12pt"/>
    </style:style>
    <style:style style:name="T524" style:family="text">
      <style:text-properties fo:language="en" fo:country="US" officeooo:rsid="02b7a652"/>
    </style:style>
    <style:style style:name="T525" style:family="text">
      <style:text-properties fo:language="en" fo:country="US" officeooo:rsid="02b9792c"/>
    </style:style>
    <style:style style:name="T526" style:family="text">
      <style:text-properties fo:language="en" fo:country="US" officeooo:rsid="02c13319"/>
    </style:style>
    <style:style style:name="T527" style:family="text">
      <style:text-properties fo:language="en" fo:country="US" officeooo:rsid="02c484e1"/>
    </style:style>
    <style:style style:name="T528" style:family="text">
      <style:text-properties fo:language="en" fo:country="US" officeooo:rsid="03561b95"/>
    </style:style>
    <style:style style:name="T529" style:family="text">
      <style:text-properties officeooo:rsid="0037e73b"/>
    </style:style>
    <style:style style:name="T530" style:family="text">
      <style:text-properties officeooo:rsid="0036f129"/>
    </style:style>
    <style:style style:name="T531" style:family="text">
      <style:text-properties officeooo:rsid="001a506d"/>
    </style:style>
    <style:style style:name="T532" style:family="text">
      <style:text-properties officeooo:rsid="013d1e2d"/>
    </style:style>
    <style:style style:name="T533" style:family="text">
      <style:text-properties style:font-name="Liberation Serif"/>
    </style:style>
    <style:style style:name="T534" style:family="text">
      <style:text-properties style:font-name="Liberation Serif" officeooo:rsid="01490017"/>
    </style:style>
    <style:style style:name="T535" style:family="text">
      <style:text-properties style:font-name="Liberation Serif" officeooo:rsid="003a753e"/>
    </style:style>
    <style:style style:name="T536" style:family="text">
      <style:text-properties style:font-name="Liberation Serif" officeooo:rsid="01a480c6"/>
    </style:style>
    <style:style style:name="T537" style:family="text">
      <style:text-properties style:font-name="Liberation Serif" fo:font-size="12pt" style:font-size-asian="12pt" style:font-size-complex="12pt"/>
    </style:style>
    <style:style style:name="T538" style:family="text">
      <style:text-properties style:font-name="Liberation Serif" fo:font-size="12pt" officeooo:rsid="016103cf" style:font-size-asian="12pt" style:font-size-complex="12pt"/>
    </style:style>
    <style:style style:name="T539" style:family="text">
      <style:text-properties style:font-name="Liberation Serif" fo:font-size="12pt" officeooo:rsid="01623a12" style:font-size-asian="12pt" style:font-size-complex="12pt"/>
    </style:style>
    <style:style style:name="T540" style:family="text">
      <style:text-properties style:font-name="Liberation Serif" fo:font-size="12pt" officeooo:rsid="01623455" style:font-size-asian="12pt" style:font-size-complex="12pt"/>
    </style:style>
    <style:style style:name="T541" style:family="text">
      <style:text-properties style:font-name="Liberation Serif" fo:font-size="12pt" officeooo:rsid="0164b0f7" style:font-size-asian="12pt" style:font-size-complex="12pt"/>
    </style:style>
    <style:style style:name="T542" style:family="text">
      <style:text-properties style:font-name="Liberation Serif" fo:font-size="12pt" officeooo:rsid="0162d8ed" style:font-size-asian="12pt" style:font-size-complex="12pt"/>
    </style:style>
    <style:style style:name="T543" style:family="text">
      <style:text-properties style:font-name="Liberation Serif" fo:font-size="12pt" officeooo:rsid="017aa1f9" style:font-size-asian="12pt" style:font-size-complex="12pt"/>
    </style:style>
    <style:style style:name="T544" style:family="text">
      <style:text-properties style:font-name="Liberation Serif" fo:font-size="12pt" officeooo:rsid="017a1c67" style:font-size-asian="12pt" style:font-size-complex="12pt"/>
    </style:style>
    <style:style style:name="T545" style:family="text">
      <style:text-properties style:font-name="Liberation Serif" fo:font-size="12pt" officeooo:rsid="017df319" style:font-size-asian="12pt" style:font-size-complex="12pt"/>
    </style:style>
    <style:style style:name="T546" style:family="text">
      <style:text-properties style:font-name="Liberation Serif" fo:font-size="12pt" officeooo:rsid="019138d7" style:font-size-asian="12pt" style:font-size-complex="12pt"/>
    </style:style>
    <style:style style:name="T547" style:family="text">
      <style:text-properties style:font-name="Liberation Serif" fo:font-size="12pt" officeooo:rsid="017fd7fd" style:font-size-asian="12pt" style:font-size-complex="12pt"/>
    </style:style>
    <style:style style:name="T548" style:family="text">
      <style:text-properties style:font-name="Liberation Serif" fo:font-size="12pt" officeooo:rsid="017c118a" style:font-size-asian="12pt" style:font-size-complex="12pt"/>
    </style:style>
    <style:style style:name="T549" style:family="text">
      <style:text-properties style:font-name="Liberation Serif" fo:font-size="12pt" officeooo:rsid="017d9c53" style:font-size-asian="12pt" style:font-size-complex="12pt"/>
    </style:style>
    <style:style style:name="T550" style:family="text">
      <style:text-properties style:font-name="Liberation Serif" fo:font-size="12pt" officeooo:rsid="003f7bb2" style:font-size-asian="12pt" style:font-size-complex="12pt"/>
    </style:style>
    <style:style style:name="T551" style:family="text">
      <style:text-properties style:font-name="Liberation Serif" fo:font-size="12pt" officeooo:rsid="00bc7e0b" style:font-size-asian="12pt" style:font-size-complex="12pt"/>
    </style:style>
    <style:style style:name="T552" style:family="text">
      <style:text-properties style:font-name="Liberation Serif" fo:font-size="12pt" officeooo:rsid="02e89a38" style:font-size-asian="12pt" style:font-size-complex="12pt"/>
    </style:style>
    <style:style style:name="T553" style:family="text">
      <style:text-properties style:font-name="Liberation Serif" fo:font-size="12pt" officeooo:rsid="02e974a8" style:font-size-asian="12pt" style:font-size-complex="12pt"/>
    </style:style>
    <style:style style:name="T554" style:family="text">
      <style:text-properties style:font-name="Liberation Serif" fo:font-size="12pt" officeooo:rsid="02eb2cfa" style:font-size-asian="12pt" style:font-size-complex="12pt"/>
    </style:style>
    <style:style style:name="T555" style:family="text">
      <style:text-properties style:font-name="Liberation Serif" fo:font-size="12pt" officeooo:rsid="01a16019" style:font-size-asian="12pt" style:font-size-complex="12pt"/>
    </style:style>
    <style:style style:name="T556" style:family="text">
      <style:text-properties style:font-name="Liberation Serif" fo:font-size="12pt" officeooo:rsid="013d1e2d" style:font-size-asian="12pt" style:font-size-complex="12pt"/>
    </style:style>
    <style:style style:name="T557" style:family="text">
      <style:text-properties style:font-name="Liberation Serif" fo:font-size="12pt" officeooo:rsid="02f1b240" style:font-size-asian="12pt" style:font-size-complex="12pt"/>
    </style:style>
    <style:style style:name="T558" style:family="text">
      <style:text-properties style:font-name="Liberation Serif" fo:font-size="12pt" officeooo:rsid="02f38953" style:font-size-asian="12pt" style:font-size-complex="12pt"/>
    </style:style>
    <style:style style:name="T559" style:family="text">
      <style:text-properties style:font-name="Liberation Serif" fo:font-size="12pt" officeooo:rsid="02f41f5f" style:font-size-asian="12pt" style:font-size-complex="12pt"/>
    </style:style>
    <style:style style:name="T560" style:family="text">
      <style:text-properties style:font-name="Liberation Serif" fo:font-size="12pt" officeooo:rsid="0305dfd5" style:font-size-asian="12pt" style:font-size-complex="12pt"/>
    </style:style>
    <style:style style:name="T561" style:family="text">
      <style:text-properties style:font-name="Liberation Serif" fo:font-size="12pt" officeooo:rsid="03067e0a" style:font-size-asian="12pt" style:font-size-complex="12pt"/>
    </style:style>
    <style:style style:name="T562" style:family="text">
      <style:text-properties style:font-name="Liberation Serif" fo:font-size="12pt" officeooo:rsid="035a27ce" style:font-size-asian="12pt" style:font-size-complex="12pt"/>
    </style:style>
    <style:style style:name="T563" style:family="text">
      <style:text-properties style:font-name="Liberation Serif" fo:font-size="12pt" officeooo:rsid="05ccd9be" style:font-size-asian="12pt" style:font-size-complex="12pt"/>
    </style:style>
    <style:style style:name="T564" style:family="text">
      <style:text-properties style:font-name="Liberation Serif" fo:font-size="12pt" fo:font-style="italic" style:font-size-asian="12pt" style:font-style-asian="italic" style:font-size-complex="12pt" style:font-style-complex="italic"/>
    </style:style>
    <style:style style:name="T565" style:family="text">
      <style:text-properties style:font-name="Liberation Serif" fo:font-size="12pt" fo:font-style="italic" officeooo:rsid="01623a12" style:font-size-asian="12pt" style:font-style-asian="italic" style:font-size-complex="12pt" style:font-style-complex="italic"/>
    </style:style>
    <style:style style:name="T566" style:family="text">
      <style:text-properties style:font-name="Liberation Serif" fo:font-size="12pt" fo:font-style="italic" officeooo:rsid="0162d8ed" style:font-size-asian="12pt" style:font-style-asian="italic" style:font-size-complex="12pt" style:font-style-complex="italic"/>
    </style:style>
    <style:style style:name="T567" style:family="text">
      <style:text-properties style:font-name="Liberation Serif" fo:font-size="12pt" fo:font-style="italic" officeooo:rsid="017fd7fd" style:font-size-asian="12pt" style:font-style-asian="italic" style:font-size-complex="12pt" style:font-style-complex="italic"/>
    </style:style>
    <style:style style:name="T568" style:family="text">
      <style:text-properties style:font-name="Liberation Serif" fo:font-size="12pt" fo:font-style="italic" officeooo:rsid="02ed733e" style:font-size-asian="12pt" style:font-style-asian="italic" style:font-size-complex="12pt" style:font-style-complex="italic"/>
    </style:style>
    <style:style style:name="T569" style:family="text">
      <style:text-properties style:font-name="Liberation Serif" fo:font-size="12pt" fo:font-style="italic" officeooo:rsid="01a16019" style:font-size-asian="12pt" style:font-style-asian="italic" style:font-size-complex="12pt" style:font-style-complex="italic"/>
    </style:style>
    <style:style style:name="T570" style:family="text">
      <style:text-properties style:font-name="Liberation Serif" fo:font-size="12pt" fo:font-style="italic" officeooo:rsid="018b190c" style:font-size-asian="12pt" style:font-style-asian="italic" style:font-size-complex="12pt" style:font-style-complex="italic"/>
    </style:style>
    <style:style style:name="T571" style:family="text">
      <style:text-properties style:font-name="Liberation Serif" fo:font-size="12pt" fo:font-style="normal" officeooo:rsid="017fd7fd" style:font-size-asian="12pt" style:font-style-asian="normal" style:font-size-complex="12pt" style:font-style-complex="normal"/>
    </style:style>
    <style:style style:name="T572" style:family="text">
      <style:text-properties style:font-name="Liberation Serif" fo:font-size="12pt" fo:font-style="normal" officeooo:rsid="0181d61d" style:font-size-asian="12pt" style:font-style-asian="normal" style:font-size-complex="12pt" style:font-style-complex="normal"/>
    </style:style>
    <style:style style:name="T573" style:family="text">
      <style:text-properties style:font-name="Liberation Serif" fo:font-size="12pt" fo:font-style="normal" officeooo:rsid="01837bbe" style:font-size-asian="12pt" style:font-style-asian="normal" style:font-size-complex="12pt" style:font-style-complex="normal"/>
    </style:style>
    <style:style style:name="T574" style:family="text">
      <style:text-properties style:font-name="Liberation Serif" fo:font-size="12pt" fo:font-style="normal" officeooo:rsid="01841f8d" style:font-size-asian="12pt" style:font-style-asian="normal" style:font-size-complex="12pt" style:font-style-complex="normal"/>
    </style:style>
    <style:style style:name="T575" style:family="text">
      <style:text-properties style:font-name="Liberation Serif" fo:font-size="12pt" fo:font-style="normal" officeooo:rsid="0191e896" style:font-size-asian="12pt" style:font-style-asian="normal" style:font-size-complex="12pt" style:font-style-complex="normal"/>
    </style:style>
    <style:style style:name="T576" style:family="text">
      <style:text-properties style:font-name="Liberation Serif" fo:font-size="12pt" fo:font-style="normal" officeooo:rsid="0188b519" style:font-size-asian="12pt" style:font-style-asian="normal" style:font-size-complex="12pt" style:font-style-complex="normal"/>
    </style:style>
    <style:style style:name="T577" style:family="text">
      <style:text-properties style:font-name="Liberation Serif" fo:font-size="12pt" fo:font-style="normal" officeooo:rsid="01898ba0" style:font-size-asian="12pt" style:font-style-asian="normal" style:font-size-complex="12pt" style:font-style-complex="normal"/>
    </style:style>
    <style:style style:name="T578" style:family="text">
      <style:text-properties style:font-name="Liberation Serif" fo:font-size="12pt" fo:font-style="normal" officeooo:rsid="018b190c" style:font-size-asian="12pt" style:font-style-asian="normal" style:font-size-complex="12pt" style:font-style-complex="normal"/>
    </style:style>
    <style:style style:name="T579" style:family="text">
      <style:text-properties style:font-name="Liberation Serif" fo:font-size="12pt" fo:font-style="normal" officeooo:rsid="018cc386" style:font-size-asian="12pt" style:font-style-asian="normal" style:font-size-complex="12pt" style:font-style-complex="normal"/>
    </style:style>
    <style:style style:name="T580" style:family="text">
      <style:text-properties style:font-name="Liberation Serif" fo:font-size="12pt" fo:font-style="normal" officeooo:rsid="02ed733e" style:font-size-asian="12pt" style:font-style-asian="normal" style:font-size-complex="12pt" style:font-style-complex="normal"/>
    </style:style>
    <style:style style:name="T581" style:family="text">
      <style:text-properties style:font-name="Liberation Serif" fo:font-size="12pt" fo:font-style="normal" officeooo:rsid="02f48a27" style:font-size-asian="12pt" style:font-style-asian="normal" style:font-size-complex="12pt" style:font-style-complex="normal"/>
    </style:style>
    <style:style style:name="T582" style:family="text">
      <style:text-properties style:font-name="Liberation Serif" fo:font-size="12pt" fo:font-style="normal" officeooo:rsid="02f5adbd" style:font-size-asian="12pt" style:font-style-asian="normal" style:font-size-complex="12pt" style:font-style-complex="normal"/>
    </style:style>
    <style:style style:name="T583" style:family="text">
      <style:text-properties style:font-name="Liberation Serif" fo:font-size="12pt" fo:font-style="normal" officeooo:rsid="02f7aa9c" style:font-size-asian="12pt" style:font-style-asian="normal" style:font-size-complex="12pt" style:font-style-complex="normal"/>
    </style:style>
    <style:style style:name="T584" style:family="text">
      <style:text-properties style:font-name="Liberation Serif" fo:font-size="12pt" fo:font-style="normal" officeooo:rsid="02f95d54" style:font-size-asian="12pt" style:font-style-asian="normal" style:font-size-complex="12pt" style:font-style-complex="normal"/>
    </style:style>
    <style:style style:name="T585" style:family="text">
      <style:text-properties style:font-name="Liberation Serif" fo:font-size="12pt" fo:font-style="normal" officeooo:rsid="02fae963" style:font-size-asian="12pt" style:font-style-asian="normal" style:font-size-complex="12pt" style:font-style-complex="normal"/>
    </style:style>
    <style:style style:name="T586" style:family="text">
      <style:text-properties style:font-name="Liberation Serif" fo:font-size="12pt" fo:font-style="normal" officeooo:rsid="02fd0f01" style:font-size-asian="12pt" style:font-style-asian="normal" style:font-size-complex="12pt" style:font-style-complex="normal"/>
    </style:style>
    <style:style style:name="T587" style:family="text">
      <style:text-properties style:font-name="Liberation Serif" fo:font-size="12pt" fo:font-style="normal" officeooo:rsid="0300fa5a" style:font-size-asian="12pt" style:font-style-asian="normal" style:font-size-complex="12pt" style:font-style-complex="normal"/>
    </style:style>
    <style:style style:name="T588" style:family="text">
      <style:text-properties style:font-name="Liberation Serif" fo:font-size="12pt" fo:font-style="normal" officeooo:rsid="03026e1d" style:font-size-asian="12pt" style:font-style-asian="normal" style:font-size-complex="12pt" style:font-style-complex="normal"/>
    </style:style>
    <style:style style:name="T589" style:family="text">
      <style:text-properties style:font-name="Liberation Serif" fo:font-size="12pt" fo:font-style="normal" officeooo:rsid="0304f8ae" style:font-size-asian="12pt" style:font-style-asian="normal" style:font-size-complex="12pt" style:font-style-complex="normal"/>
    </style:style>
    <style:style style:name="T590" style:family="text">
      <style:text-properties style:font-name="Liberation Serif" fo:font-size="12pt" fo:font-style="normal" officeooo:rsid="0305cadf" style:font-size-asian="12pt" style:font-style-asian="normal" style:font-size-complex="12pt" style:font-style-complex="normal"/>
    </style:style>
    <style:style style:name="T591" style:family="text">
      <style:text-properties style:font-name="Liberation Serif" fo:font-size="12pt" fo:font-style="normal" officeooo:rsid="0164b0f7" style:font-size-asian="12pt" style:font-style-asian="normal" style:font-size-complex="12pt" style:font-style-complex="normal"/>
    </style:style>
    <style:style style:name="T592" style:family="text">
      <style:text-properties style:font-name="Liberation Serif" fo:font-size="12pt" fo:font-style="normal" officeooo:rsid="0172811d" fo:background-color="transparent" loext:char-shading-value="0" style:font-size-asian="12pt" style:font-style-asian="normal" style:font-size-complex="12pt" style:font-style-complex="normal"/>
    </style:style>
    <style:style style:name="T593" style:family="text">
      <style:text-properties style:font-name="Liberation Serif" fo:font-size="12pt" fo:font-style="normal" officeooo:rsid="01566eed" fo:background-color="transparent" loext:char-shading-value="0" style:font-size-asian="12pt" style:font-style-asian="normal" style:font-size-complex="12pt" style:font-style-complex="normal"/>
    </style:style>
    <style:style style:name="T594" style:family="text">
      <style:text-properties style:font-name="Liberation Serif" fo:font-size="12pt" fo:font-style="normal" officeooo:rsid="02781da2" fo:background-color="transparent" loext:char-shading-value="0" style:font-size-asian="12pt" style:font-style-asian="normal" style:font-size-complex="12pt" style:font-style-complex="normal"/>
    </style:style>
    <style:style style:name="T595" style:family="text">
      <style:text-properties style:font-name="Liberation Serif" fo:font-size="12pt" fo:font-style="normal" officeooo:rsid="01736cd6" fo:background-color="transparent" loext:char-shading-value="0" style:font-size-asian="12pt" style:font-style-asian="normal" style:font-size-complex="12pt" style:font-style-complex="normal"/>
    </style:style>
    <style:style style:name="T596" style:family="text">
      <style:text-properties style:font-name="Liberation Serif" fo:font-size="12pt" fo:font-style="normal" officeooo:rsid="027b0037" fo:background-color="transparent" loext:char-shading-value="0" style:font-size-asian="12pt" style:font-style-asian="normal" style:font-size-complex="12pt" style:font-style-complex="normal"/>
    </style:style>
    <style:style style:name="T597" style:family="text">
      <style:text-properties style:font-name="Liberation Serif" fo:font-size="12pt" fo:font-style="normal" officeooo:rsid="027d34e8" fo:background-color="transparent" loext:char-shading-value="0" style:font-size-asian="12pt" style:font-style-asian="normal" style:font-size-complex="12pt" style:font-style-complex="normal"/>
    </style:style>
    <style:style style:name="T598" style:family="text">
      <style:text-properties style:font-name="Liberation Serif" fo:font-size="12pt" fo:font-weight="normal" style:font-size-asian="12pt" style:font-weight-asian="normal" style:font-size-complex="12pt" style:font-weight-complex="normal"/>
    </style:style>
    <style:style style:name="T599" style:family="text">
      <style:text-properties style:font-name="Liberation Serif" fo:font-size="12pt" fo:font-weight="normal" officeooo:rsid="00bcf524" style:font-size-asian="12pt" style:font-weight-asian="normal" style:font-size-complex="12pt" style:font-weight-complex="normal"/>
    </style:style>
    <style:style style:name="T600" style:family="text">
      <style:text-properties style:font-name="Liberation Serif" fo:font-size="12pt" fo:font-weight="normal" officeooo:rsid="0305dfd5" style:font-size-asian="12pt" style:font-weight-asian="normal" style:font-size-complex="12pt" style:font-weight-complex="normal"/>
    </style:style>
    <style:style style:name="T601" style:family="text">
      <style:text-properties style:font-name="Liberation Serif" fo:font-size="12pt" fo:font-weight="normal" officeooo:rsid="03067e0a" style:font-size-asian="12pt" style:font-weight-asian="normal" style:font-size-complex="12pt" style:font-weight-complex="normal"/>
    </style:style>
    <style:style style:name="T602" style:family="text">
      <style:text-properties style:font-name="Liberation Serif" fo:font-size="12pt" fo:font-weight="normal" officeooo:rsid="05ccd9be" style:font-size-asian="12pt" style:font-weight-asian="normal" style:font-size-complex="12pt" style:font-weight-complex="normal"/>
    </style:style>
    <style:style style:name="T603" style:family="text">
      <style:text-properties style:font-name="Liberation Serif" fo:font-size="12pt" fo:language="en" fo:country="US" style:text-underline-style="none" fo:font-weight="normal" officeooo:rsid="00a6fd35" fo:background-color="transparent" loext:char-shading-value="0" style:font-size-asian="12pt" style:font-weight-asian="normal" style:font-size-complex="12pt" style:font-weight-complex="normal"/>
    </style:style>
    <style:style style:name="T604" style:family="text">
      <style:text-properties style:font-name="Liberation Serif" fo:font-size="12pt" fo:language="en" fo:country="US" style:text-underline-style="none" fo:font-weight="normal" officeooo:rsid="03067e0a" fo:background-color="transparent" loext:char-shading-value="0" style:font-size-asian="12pt" style:font-weight-asian="normal" style:font-size-complex="12pt" style:font-weight-complex="normal"/>
    </style:style>
    <style:style style:name="T605" style:family="text">
      <style:text-properties style:font-name="Liberation Serif" fo:font-size="12pt" fo:language="en" fo:country="US" fo:font-style="italic" style:text-underline-style="none" fo:font-weight="normal" officeooo:rsid="00a6fd35" fo:background-color="transparent" loext:char-shading-value="0" style:font-size-asian="12pt" style:font-style-asian="italic" style:font-weight-asian="normal" style:font-size-complex="12pt" style:font-style-complex="italic" style:font-weight-complex="normal"/>
    </style:style>
    <style:style style:name="T606" style:family="text">
      <style:text-properties style:font-name="Liberation Serif" fo:font-size="12pt" fo:language="en" fo:country="US" fo:font-style="italic" style:text-underline-style="none" fo:font-weight="normal" officeooo:rsid="004d7e67" fo:background-color="transparent" loext:char-shading-value="0" style:font-size-asian="12pt" style:font-style-asian="italic" style:font-weight-asian="normal" style:font-size-complex="12pt" style:font-style-complex="italic" style:font-weight-complex="normal"/>
    </style:style>
    <style:style style:name="T607" style:family="text">
      <style:text-properties style:font-name="Liberation Serif" fo:font-size="12pt" fo:language="en" fo:country="US" fo:font-style="italic" style:text-underline-style="none" fo:font-weight="normal" officeooo:rsid="02d85294" fo:background-color="transparent" loext:char-shading-value="0" style:font-size-asian="12pt" style:font-style-asian="italic" style:font-weight-asian="normal" style:font-size-complex="12pt" style:font-style-complex="italic" style:font-weight-complex="normal"/>
    </style:style>
    <style:style style:name="T608" style:family="text">
      <style:text-properties style:font-name="Liberation Serif" fo:font-size="12pt" fo:language="en" fo:country="US" fo:font-style="italic" style:font-size-asian="12pt" style:font-style-asian="italic" style:font-size-complex="12pt" style:font-style-complex="italic"/>
    </style:style>
    <style:style style:name="T609" style:family="text">
      <style:text-properties style:font-name="Liberation Serif" fo:font-size="12pt" fo:language="en" fo:country="US" fo:font-style="italic" officeooo:rsid="02a0df01" style:font-size-asian="12pt" style:font-style-asian="italic" style:font-size-complex="12pt" style:font-style-complex="italic"/>
    </style:style>
    <style:style style:name="T610" style:family="text">
      <style:text-properties style:font-name="Liberation Serif" fo:font-size="12pt" fo:language="en" fo:country="US" fo:font-style="italic" officeooo:rsid="02b63ceb" style:font-size-asian="12pt" style:font-style-asian="italic" style:font-size-complex="12pt" style:font-style-complex="italic"/>
    </style:style>
    <style:style style:name="T611" style:family="text">
      <style:text-properties style:font-name="Liberation Serif" fo:font-size="12pt" fo:language="en" fo:country="US" fo:font-style="italic" officeooo:rsid="02d0f8c6" style:font-size-asian="12pt" style:font-style-asian="italic" style:font-size-complex="12pt" style:font-style-complex="italic"/>
    </style:style>
    <style:style style:name="T612" style:family="text">
      <style:text-properties style:font-name="Liberation Serif" fo:font-size="12pt" fo:language="en" fo:country="US" fo:font-style="italic" officeooo:rsid="02d2ab4d" style:font-size-asian="12pt" style:font-style-asian="italic" style:font-size-complex="12pt" style:font-style-complex="italic"/>
    </style:style>
    <style:style style:name="T613" style:family="text">
      <style:text-properties style:font-name="Liberation Serif" fo:font-size="12pt" fo:language="en" fo:country="US" fo:font-style="italic" officeooo:rsid="02df796a" style:font-size-asian="12pt" style:font-style-asian="italic" style:font-size-complex="12pt" style:font-style-complex="italic"/>
    </style:style>
    <style:style style:name="T614" style:family="text">
      <style:text-properties style:font-name="Liberation Serif" fo:font-size="12pt" fo:language="en" fo:country="US" fo:font-style="italic" officeooo:rsid="02e0ed6b" style:font-size-asian="12pt" style:font-style-asian="italic" style:font-size-complex="12pt" style:font-style-complex="italic"/>
    </style:style>
    <style:style style:name="T615" style:family="text">
      <style:text-properties style:font-name="Liberation Serif" fo:font-size="12pt" fo:language="en" fo:country="US" fo:font-style="italic" officeooo:rsid="02d1bdda" style:font-size-asian="12pt" style:font-style-asian="italic" style:font-size-complex="12pt" style:font-style-complex="italic"/>
    </style:style>
    <style:style style:name="T616" style:family="text">
      <style:text-properties style:font-name="Liberation Serif" fo:font-size="12pt" fo:language="en" fo:country="US" fo:font-style="italic" fo:font-weight="normal" officeooo:rsid="00982097" fo:background-color="transparent" loext:char-shading-value="0" style:font-size-asian="12pt" style:font-style-asian="italic" style:font-weight-asian="normal" style:font-size-complex="12pt" style:font-style-complex="italic" style:font-weight-complex="normal"/>
    </style:style>
    <style:style style:name="T617" style:family="text">
      <style:text-properties style:font-name="Liberation Serif" fo:font-size="12pt" fo:language="en" fo:country="US" fo:font-style="italic" officeooo:rsid="00893fb5" fo:background-color="transparent" loext:char-shading-value="0" style:font-size-asian="12pt" style:font-style-asian="italic" style:font-size-complex="12pt" style:font-style-complex="italic"/>
    </style:style>
    <style:style style:name="T618" style:family="text">
      <style:text-properties style:font-name="Liberation Serif" fo:font-size="12pt" fo:language="en" fo:country="US" fo:font-style="italic" officeooo:rsid="0298782a" fo:background-color="transparent" loext:char-shading-value="0" style:font-size-asian="12pt" style:font-style-asian="italic" style:font-size-complex="12pt" style:font-style-complex="italic"/>
    </style:style>
    <style:style style:name="T619" style:family="text">
      <style:text-properties style:font-name="Liberation Serif" fo:font-size="12pt" fo:language="en" fo:country="US" fo:font-style="italic" officeooo:rsid="02bf5b2b" fo:background-color="transparent" loext:char-shading-value="0" style:font-size-asian="12pt" style:font-style-asian="italic" style:font-size-complex="12pt" style:font-style-complex="italic"/>
    </style:style>
    <style:style style:name="T620" style:family="text">
      <style:text-properties style:font-name="Liberation Serif" fo:font-size="12pt" fo:language="en" fo:country="US" fo:font-style="italic" officeooo:rsid="0322ddae" fo:background-color="transparent" loext:char-shading-value="0" style:font-size-asian="12pt" style:font-style-asian="italic" style:font-size-complex="12pt" style:font-style-complex="italic"/>
    </style:style>
    <style:style style:name="T621" style:family="text">
      <style:text-properties style:font-name="Liberation Serif" fo:font-size="12pt" fo:language="en" fo:country="US" fo:font-style="italic" officeooo:rsid="0323d253" fo:background-color="transparent" loext:char-shading-value="0" style:font-size-asian="12pt" style:font-style-asian="italic" style:font-size-complex="12pt" style:font-style-complex="italic"/>
    </style:style>
    <style:style style:name="T622" style:family="text">
      <style:text-properties style:font-name="Liberation Serif" fo:font-size="12pt" fo:language="en" fo:country="US" fo:font-style="normal" style:text-underline-style="none" fo:font-weight="normal" officeooo:rsid="00a6fd35" fo:background-color="transparent" loext:char-shading-value="0" style:font-size-asian="12pt" style:font-style-asian="normal" style:font-weight-asian="normal" style:font-size-complex="12pt" style:font-style-complex="normal" style:font-weight-complex="normal"/>
    </style:style>
    <style:style style:name="T623" style:family="text">
      <style:text-properties style:font-name="Liberation Serif" fo:font-size="12pt" fo:language="en" fo:country="US" fo:font-style="normal" style:text-underline-style="none" fo:font-weight="normal" officeooo:rsid="01aa7322" fo:background-color="transparent" loext:char-shading-value="0" style:font-size-asian="12pt" style:font-style-asian="normal" style:font-weight-asian="normal" style:font-size-complex="12pt" style:font-style-complex="normal" style:font-weight-complex="normal"/>
    </style:style>
    <style:style style:name="T624" style:family="text">
      <style:text-properties style:font-name="Liberation Serif" fo:font-size="12pt" fo:language="en" fo:country="US" fo:font-style="normal" style:text-underline-style="none" fo:font-weight="normal" officeooo:rsid="02d5cbf6" fo:background-color="transparent" loext:char-shading-value="0" style:font-size-asian="12pt" style:font-style-asian="normal" style:font-weight-asian="normal" style:font-size-complex="12pt" style:font-style-complex="normal" style:font-weight-complex="normal"/>
    </style:style>
    <style:style style:name="T625" style:family="text">
      <style:text-properties style:font-name="Liberation Serif" fo:font-size="12pt" fo:language="en" fo:country="US" fo:font-style="normal" style:text-underline-style="none" fo:font-weight="normal" officeooo:rsid="00b8c448" fo:background-color="transparent" loext:char-shading-value="0" style:font-size-asian="12pt" style:font-style-asian="normal" style:font-weight-asian="normal" style:font-size-complex="12pt" style:font-style-complex="normal" style:font-weight-complex="normal"/>
    </style:style>
    <style:style style:name="T626" style:family="text">
      <style:text-properties style:font-name="Liberation Serif" fo:font-size="12pt" fo:language="en" fo:country="US" fo:font-style="normal" style:text-underline-style="none" fo:font-weight="normal" officeooo:rsid="02d7640b" fo:background-color="transparent" loext:char-shading-value="0" style:font-size-asian="12pt" style:font-style-asian="normal" style:font-weight-asian="normal" style:font-size-complex="12pt" style:font-style-complex="normal" style:font-weight-complex="normal"/>
    </style:style>
    <style:style style:name="T627" style:family="text">
      <style:text-properties style:font-name="Liberation Serif" fo:font-size="12pt" fo:language="en" fo:country="US" fo:font-style="normal" style:text-underline-style="none" fo:font-weight="normal" officeooo:rsid="02d85294" fo:background-color="transparent" loext:char-shading-value="0" style:font-size-asian="12pt" style:font-style-asian="normal" style:font-weight-asian="normal" style:font-size-complex="12pt" style:font-style-complex="normal" style:font-weight-complex="normal"/>
    </style:style>
    <style:style style:name="T628" style:family="text">
      <style:text-properties style:font-name="Liberation Serif" fo:font-size="12pt" fo:language="en" fo:country="US" fo:font-style="normal" style:text-underline-style="none" fo:font-weight="normal" officeooo:rsid="02da8dd2" fo:background-color="transparent" loext:char-shading-value="0" style:font-size-asian="12pt" style:font-style-asian="normal" style:font-weight-asian="normal" style:font-size-complex="12pt" style:font-style-complex="normal" style:font-weight-complex="normal"/>
    </style:style>
    <style:style style:name="T629" style:family="text">
      <style:text-properties style:font-name="Liberation Serif" fo:font-size="12pt" fo:language="en" fo:country="US" fo:font-style="normal" style:text-underline-style="none" fo:font-weight="normal" officeooo:rsid="02dc6ac5" fo:background-color="transparent" loext:char-shading-value="0" style:font-size-asian="12pt" style:font-style-asian="normal" style:font-weight-asian="normal" style:font-size-complex="12pt" style:font-style-complex="normal" style:font-weight-complex="normal"/>
    </style:style>
    <style:style style:name="T630" style:family="text">
      <style:text-properties style:font-name="Liberation Serif" fo:font-size="12pt" fo:language="en" fo:country="US" fo:font-style="normal" style:text-underline-style="none" fo:font-weight="normal" officeooo:rsid="02dda5c0" fo:background-color="transparent" loext:char-shading-value="0" style:font-size-asian="12pt" style:font-style-asian="normal" style:font-weight-asian="normal" style:font-size-complex="12pt" style:font-style-complex="normal" style:font-weight-complex="normal"/>
    </style:style>
    <style:style style:name="T631" style:family="text">
      <style:text-properties style:font-name="Liberation Serif" fo:font-size="12pt" fo:language="en" fo:country="US" fo:font-style="normal" style:text-underline-style="none" fo:font-weight="normal" officeooo:rsid="02d1bdda" fo:background-color="transparent" loext:char-shading-value="0" style:font-size-asian="12pt" style:font-style-asian="normal" style:font-weight-asian="normal" style:font-size-complex="12pt" style:font-style-complex="normal" style:font-weight-complex="normal"/>
    </style:style>
    <style:style style:name="T632" style:family="text">
      <style:text-properties style:font-name="Liberation Serif" fo:font-size="12pt" fo:language="en" fo:country="US" fo:font-style="normal" style:text-underline-style="none" fo:font-weight="normal" officeooo:rsid="02e89a38" fo:background-color="transparent" loext:char-shading-value="0" style:font-size-asian="12pt" style:font-style-asian="normal" style:font-weight-asian="normal" style:font-size-complex="12pt" style:font-style-complex="normal" style:font-weight-complex="normal"/>
    </style:style>
    <style:style style:name="T633" style:family="text">
      <style:text-properties style:font-name="Liberation Serif" fo:font-size="12pt" fo:language="en" fo:country="US" fo:font-style="normal" style:text-underline-style="none" fo:font-weight="normal" officeooo:rsid="03067e0a" fo:background-color="transparent" loext:char-shading-value="0" style:font-size-asian="12pt" style:font-style-asian="normal" style:font-weight-asian="normal" style:font-size-complex="12pt" style:font-style-complex="normal" style:font-weight-complex="normal"/>
    </style:style>
    <style:style style:name="T634" style:family="text">
      <style:text-properties style:font-name="Liberation Serif" fo:font-size="12pt" fo:language="en" fo:country="US" fo:font-style="normal" fo:font-weight="normal" officeooo:rsid="0289a355" fo:background-color="transparent" loext:char-shading-value="0" style:font-size-asian="12pt" style:font-style-asian="normal" style:font-weight-asian="normal" style:font-size-complex="12pt" style:font-style-complex="normal" style:font-weight-complex="normal"/>
    </style:style>
    <style:style style:name="T635" style:family="text">
      <style:text-properties style:font-name="Liberation Serif" fo:font-size="12pt" fo:language="en" fo:country="US" fo:font-style="normal" fo:font-weight="normal" officeooo:rsid="02b9792c" fo:background-color="transparent" loext:char-shading-value="0" style:font-size-asian="12pt" style:font-style-asian="normal" style:font-weight-asian="normal" style:font-size-complex="12pt" style:font-style-complex="normal" style:font-weight-complex="normal"/>
    </style:style>
    <style:style style:name="T636" style:family="text">
      <style:text-properties style:font-name="Liberation Serif" fo:font-size="12pt" fo:language="en" fo:country="US" fo:font-style="normal" style:font-size-asian="12pt" style:font-style-asian="normal" style:font-size-complex="12pt" style:font-style-complex="normal"/>
    </style:style>
    <style:style style:name="T637" style:family="text">
      <style:text-properties style:font-name="Liberation Serif" fo:font-size="12pt" fo:language="en" fo:country="US" fo:font-style="normal" officeooo:rsid="0071bbcc" style:font-size-asian="12pt" style:font-style-asian="normal" style:font-size-complex="12pt" style:font-style-complex="normal"/>
    </style:style>
    <style:style style:name="T638" style:family="text">
      <style:text-properties style:font-name="Liberation Serif" fo:font-size="12pt" fo:language="en" fo:country="US" fo:font-style="normal" officeooo:rsid="00b46116" style:font-size-asian="12pt" style:font-style-asian="normal" style:font-size-complex="12pt" style:font-style-complex="normal"/>
    </style:style>
    <style:style style:name="T639" style:family="text">
      <style:text-properties style:font-name="Liberation Serif" fo:font-size="12pt" fo:language="en" fo:country="US" fo:font-style="normal" officeooo:rsid="02a0df01" style:font-size-asian="12pt" style:font-style-asian="normal" style:font-size-complex="12pt" style:font-style-complex="normal"/>
    </style:style>
    <style:style style:name="T640" style:family="text">
      <style:text-properties style:font-name="Liberation Serif" fo:font-size="12pt" fo:language="en" fo:country="US" fo:font-style="normal" officeooo:rsid="02a1fffc" style:font-size-asian="12pt" style:font-style-asian="normal" style:font-size-complex="12pt" style:font-style-complex="normal"/>
    </style:style>
    <style:style style:name="T641" style:family="text">
      <style:text-properties style:font-name="Liberation Serif" fo:font-size="12pt" fo:language="en" fo:country="US" fo:font-style="normal" officeooo:rsid="0298782a" style:font-size-asian="12pt" style:font-style-asian="normal" style:font-size-complex="12pt" style:font-style-complex="normal"/>
    </style:style>
    <style:style style:name="T642" style:family="text">
      <style:text-properties style:font-name="Liberation Serif" fo:font-size="12pt" fo:language="en" fo:country="US" fo:font-style="normal" officeooo:rsid="02a1f8a4" style:font-size-asian="12pt" style:font-style-asian="normal" style:font-size-complex="12pt" style:font-style-complex="normal"/>
    </style:style>
    <style:style style:name="T643" style:family="text">
      <style:text-properties style:font-name="Liberation Serif" fo:font-size="12pt" fo:language="en" fo:country="US" fo:font-style="normal" officeooo:rsid="0094e20a" style:font-size-asian="12pt" style:font-style-asian="normal" style:font-size-complex="12pt" style:font-style-complex="normal"/>
    </style:style>
    <style:style style:name="T644" style:family="text">
      <style:text-properties style:font-name="Liberation Serif" fo:font-size="12pt" fo:language="en" fo:country="US" fo:font-style="normal" officeooo:rsid="02a0a258" style:font-size-asian="12pt" style:font-style-asian="normal" style:font-size-complex="12pt" style:font-style-complex="normal"/>
    </style:style>
    <style:style style:name="T645" style:family="text">
      <style:text-properties style:font-name="Liberation Serif" fo:font-size="12pt" fo:language="en" fo:country="US" fo:font-style="normal" officeooo:rsid="00689868" style:font-size-asian="12pt" style:font-style-asian="normal" style:font-size-complex="12pt" style:font-style-complex="normal"/>
    </style:style>
    <style:style style:name="T646" style:family="text">
      <style:text-properties style:font-name="Liberation Serif" fo:font-size="12pt" fo:language="en" fo:country="US" fo:font-style="normal" officeooo:rsid="009b5161" style:font-size-asian="12pt" style:font-style-asian="normal" style:font-size-complex="12pt" style:font-style-complex="normal"/>
    </style:style>
    <style:style style:name="T647" style:family="text">
      <style:text-properties style:font-name="Liberation Serif" fo:font-size="12pt" fo:language="en" fo:country="US" fo:font-style="normal" officeooo:rsid="009cf2e5" style:font-size-asian="12pt" style:font-style-asian="normal" style:font-size-complex="12pt" style:font-style-complex="normal"/>
    </style:style>
    <style:style style:name="T648" style:family="text">
      <style:text-properties style:font-name="Liberation Serif" fo:font-size="12pt" fo:language="en" fo:country="US" fo:font-style="normal" officeooo:rsid="00aaeb51" style:font-size-asian="12pt" style:font-style-asian="normal" style:font-size-complex="12pt" style:font-style-complex="normal"/>
    </style:style>
    <style:style style:name="T649" style:family="text">
      <style:text-properties style:font-name="Liberation Serif" fo:font-size="12pt" fo:language="en" fo:country="US" fo:font-style="normal" officeooo:rsid="02b348ab" style:font-size-asian="12pt" style:font-style-asian="normal" style:font-size-complex="12pt" style:font-style-complex="normal"/>
    </style:style>
    <style:style style:name="T650" style:family="text">
      <style:text-properties style:font-name="Liberation Serif" fo:font-size="12pt" fo:language="en" fo:country="US" fo:font-style="normal" officeooo:rsid="02b7a652" style:font-size-asian="12pt" style:font-style-asian="normal" style:font-size-complex="12pt" style:font-style-complex="normal"/>
    </style:style>
    <style:style style:name="T651" style:family="text">
      <style:text-properties style:font-name="Liberation Serif" fo:font-size="12pt" fo:language="en" fo:country="US" fo:font-style="normal" officeooo:rsid="02b63ceb" style:font-size-asian="12pt" style:font-style-asian="normal" style:font-size-complex="12pt" style:font-style-complex="normal"/>
    </style:style>
    <style:style style:name="T652" style:family="text">
      <style:text-properties style:font-name="Liberation Serif" fo:font-size="12pt" fo:language="en" fo:country="US" fo:font-style="normal" officeooo:rsid="02d0f8c6" style:font-size-asian="12pt" style:font-style-asian="normal" style:font-size-complex="12pt" style:font-style-complex="normal"/>
    </style:style>
    <style:style style:name="T653" style:family="text">
      <style:text-properties style:font-name="Liberation Serif" fo:font-size="12pt" fo:language="en" fo:country="US" fo:font-style="normal" officeooo:rsid="00ac3985" style:font-size-asian="12pt" style:font-style-asian="normal" style:font-size-complex="12pt" style:font-style-complex="normal"/>
    </style:style>
    <style:style style:name="T654" style:family="text">
      <style:text-properties style:font-name="Liberation Serif" fo:font-size="12pt" fo:language="en" fo:country="US" fo:font-style="normal" officeooo:rsid="0131dd02" style:font-size-asian="12pt" style:font-style-asian="normal" style:font-size-complex="12pt" style:font-style-complex="normal"/>
    </style:style>
    <style:style style:name="T655" style:family="text">
      <style:text-properties style:font-name="Liberation Serif" fo:font-size="12pt" fo:language="en" fo:country="US" fo:font-style="normal" officeooo:rsid="02d1bdda" style:font-size-asian="12pt" style:font-style-asian="normal" style:font-size-complex="12pt" style:font-style-complex="normal"/>
    </style:style>
    <style:style style:name="T656" style:family="text">
      <style:text-properties style:font-name="Liberation Serif" fo:font-size="12pt" fo:language="en" fo:country="US" fo:font-style="normal" officeooo:rsid="02d284ea" style:font-size-asian="12pt" style:font-style-asian="normal" style:font-size-complex="12pt" style:font-style-complex="normal"/>
    </style:style>
    <style:style style:name="T657" style:family="text">
      <style:text-properties style:font-name="Liberation Serif" fo:font-size="12pt" fo:language="en" fo:country="US" fo:font-style="normal" officeooo:rsid="02d2ab4d" style:font-size-asian="12pt" style:font-style-asian="normal" style:font-size-complex="12pt" style:font-style-complex="normal"/>
    </style:style>
    <style:style style:name="T658" style:family="text">
      <style:text-properties style:font-name="Liberation Serif" fo:font-size="12pt" fo:language="en" fo:country="US" fo:font-style="normal" officeooo:rsid="02da0479" style:font-size-asian="12pt" style:font-style-asian="normal" style:font-size-complex="12pt" style:font-style-complex="normal"/>
    </style:style>
    <style:style style:name="T659" style:family="text">
      <style:text-properties style:font-name="Liberation Serif" fo:font-size="12pt" fo:language="en" fo:country="US" fo:font-style="normal" officeooo:rsid="02da8dd2" style:font-size-asian="12pt" style:font-style-asian="normal" style:font-size-complex="12pt" style:font-style-complex="normal"/>
    </style:style>
    <style:style style:name="T660" style:family="text">
      <style:text-properties style:font-name="Liberation Serif" fo:font-size="12pt" fo:language="en" fo:country="US" fo:font-style="normal" officeooo:rsid="02df796a" style:font-size-asian="12pt" style:font-style-asian="normal" style:font-size-complex="12pt" style:font-style-complex="normal"/>
    </style:style>
    <style:style style:name="T661" style:family="text">
      <style:text-properties style:font-name="Liberation Serif" fo:font-size="12pt" fo:language="en" fo:country="US" fo:font-style="normal" officeooo:rsid="035b68bc" style:font-size-asian="12pt" style:font-style-asian="normal" style:font-size-complex="12pt" style:font-style-complex="normal"/>
    </style:style>
    <style:style style:name="T662" style:family="text">
      <style:text-properties style:font-name="Liberation Serif" fo:font-size="12pt" fo:language="en" fo:country="US" fo:font-style="normal" officeooo:rsid="035d1163" style:font-size-asian="12pt" style:font-style-asian="normal" style:font-size-complex="12pt" style:font-style-complex="normal"/>
    </style:style>
    <style:style style:name="T663" style:family="text">
      <style:text-properties style:font-name="Liberation Serif" fo:font-size="12pt" fo:language="en" fo:country="US" fo:font-style="normal" fo:background-color="transparent" loext:char-shading-value="0" style:font-size-asian="12pt" style:font-style-asian="normal" style:font-size-complex="12pt" style:font-style-complex="normal"/>
    </style:style>
    <style:style style:name="T664" style:family="text">
      <style:text-properties style:font-name="Liberation Serif" fo:font-size="12pt" fo:language="en" fo:country="US" fo:font-style="normal" officeooo:rsid="00872ccf" fo:background-color="transparent" loext:char-shading-value="0" style:font-size-asian="12pt" style:font-style-asian="normal" style:font-size-complex="12pt" style:font-style-complex="normal"/>
    </style:style>
    <style:style style:name="T665" style:family="text">
      <style:text-properties style:font-name="Liberation Serif" fo:font-size="12pt" fo:language="en" fo:country="US" fo:font-style="normal" officeooo:rsid="013a5cce" fo:background-color="transparent" loext:char-shading-value="0" style:font-size-asian="12pt" style:font-style-asian="normal" style:font-size-complex="12pt" style:font-style-complex="normal"/>
    </style:style>
    <style:style style:name="T666" style:family="text">
      <style:text-properties style:font-name="Liberation Serif" fo:font-size="12pt" fo:language="en" fo:country="US" fo:font-style="normal" officeooo:rsid="009a01b8" fo:background-color="transparent" loext:char-shading-value="0" style:font-size-asian="12pt" style:font-style-asian="normal" style:font-size-complex="12pt" style:font-style-complex="normal"/>
    </style:style>
    <style:style style:name="T667" style:family="text">
      <style:text-properties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668" style:family="text">
      <style:text-properties style:font-name="Liberation Serif" fo:font-size="12pt" fo:language="en" fo:country="US" fo:font-style="normal" officeooo:rsid="028c63ef" fo:background-color="transparent" loext:char-shading-value="0" style:font-size-asian="12pt" style:font-style-asian="normal" style:font-size-complex="12pt" style:font-style-complex="normal"/>
    </style:style>
    <style:style style:name="T669" style:family="text">
      <style:text-properties style:font-name="Liberation Serif" fo:font-size="12pt" fo:language="en" fo:country="US" fo:font-style="normal" officeooo:rsid="027ee4ae" fo:background-color="transparent" loext:char-shading-value="0" style:font-size-asian="12pt" style:font-style-asian="normal" style:font-size-complex="12pt" style:font-style-complex="normal"/>
    </style:style>
    <style:style style:name="T670" style:family="text">
      <style:text-properties style:font-name="Liberation Serif" fo:font-size="12pt" fo:language="en" fo:country="US" fo:font-style="normal" officeooo:rsid="028b7689" fo:background-color="transparent" loext:char-shading-value="0" style:font-size-asian="12pt" style:font-style-asian="normal" style:font-size-complex="12pt" style:font-style-complex="normal"/>
    </style:style>
    <style:style style:name="T671" style:family="text">
      <style:text-properties style:font-name="Liberation Serif" fo:font-size="12pt" fo:language="en" fo:country="US" fo:font-style="normal" officeooo:rsid="0071bbcc" fo:background-color="transparent" loext:char-shading-value="0" style:font-size-asian="12pt" style:font-style-asian="normal" style:font-size-complex="12pt" style:font-style-complex="normal"/>
    </style:style>
    <style:style style:name="T672" style:family="text">
      <style:text-properties style:font-name="Liberation Serif" fo:font-size="12pt" fo:language="en" fo:country="US" fo:font-style="normal" officeooo:rsid="0072f975" fo:background-color="transparent" loext:char-shading-value="0" style:font-size-asian="12pt" style:font-style-asian="normal" style:font-size-complex="12pt" style:font-style-complex="normal"/>
    </style:style>
    <style:style style:name="T673" style:family="text">
      <style:text-properties style:font-name="Liberation Serif" fo:font-size="12pt" fo:language="en" fo:country="US" fo:font-style="normal" officeooo:rsid="028d30cd" fo:background-color="transparent" loext:char-shading-value="0" style:font-size-asian="12pt" style:font-style-asian="normal" style:font-size-complex="12pt" style:font-style-complex="normal"/>
    </style:style>
    <style:style style:name="T674" style:family="text">
      <style:text-properties style:font-name="Liberation Serif" fo:font-size="12pt" fo:language="en" fo:country="US" fo:font-style="normal" officeooo:rsid="028dcc7c" fo:background-color="transparent" loext:char-shading-value="0" style:font-size-asian="12pt" style:font-style-asian="normal" style:font-size-complex="12pt" style:font-style-complex="normal"/>
    </style:style>
    <style:style style:name="T675" style:family="text">
      <style:text-properties style:font-name="Liberation Serif" fo:font-size="12pt" fo:language="en" fo:country="US" fo:font-style="normal" officeooo:rsid="028e9940" fo:background-color="transparent" loext:char-shading-value="0" style:font-size-asian="12pt" style:font-style-asian="normal" style:font-size-complex="12pt" style:font-style-complex="normal"/>
    </style:style>
    <style:style style:name="T676" style:family="text">
      <style:text-properties style:font-name="Liberation Serif" fo:font-size="12pt" fo:language="en" fo:country="US" fo:font-style="normal" officeooo:rsid="00b5abd7" fo:background-color="transparent" loext:char-shading-value="0" style:font-size-asian="12pt" style:font-style-asian="normal" style:font-size-complex="12pt" style:font-style-complex="normal"/>
    </style:style>
    <style:style style:name="T677" style:family="text">
      <style:text-properties style:font-name="Liberation Serif" fo:font-size="12pt" fo:language="en" fo:country="US" fo:font-style="normal" officeooo:rsid="0291a343" fo:background-color="transparent" loext:char-shading-value="0" style:font-size-asian="12pt" style:font-style-asian="normal" style:font-size-complex="12pt" style:font-style-complex="normal"/>
    </style:style>
    <style:style style:name="T678" style:family="text">
      <style:text-properties style:font-name="Liberation Serif" fo:font-size="12pt" fo:language="en" fo:country="US" fo:font-style="normal" officeooo:rsid="009076de" fo:background-color="transparent" loext:char-shading-value="0" style:font-size-asian="12pt" style:font-style-asian="normal" style:font-size-complex="12pt" style:font-style-complex="normal"/>
    </style:style>
    <style:style style:name="T679" style:family="text">
      <style:text-properties style:font-name="Liberation Serif" fo:font-size="12pt" fo:language="en" fo:country="US" fo:font-style="normal" officeooo:rsid="00982097" fo:background-color="transparent" loext:char-shading-value="0" style:font-size-asian="12pt" style:font-style-asian="normal" style:font-size-complex="12pt" style:font-style-complex="normal"/>
    </style:style>
    <style:style style:name="T680" style:family="text">
      <style:text-properties style:font-name="Liberation Serif" fo:font-size="12pt" fo:language="en" fo:country="US" fo:font-style="normal" officeooo:rsid="01190c62" fo:background-color="transparent" loext:char-shading-value="0" style:font-size-asian="12pt" style:font-style-asian="normal" style:font-size-complex="12pt" style:font-style-complex="normal"/>
    </style:style>
    <style:style style:name="T681" style:family="text">
      <style:text-properties style:font-name="Liberation Serif" fo:font-size="12pt" fo:language="en" fo:country="US" fo:font-style="normal" officeooo:rsid="0092165d" fo:background-color="transparent" loext:char-shading-value="0" style:font-size-asian="12pt" style:font-style-asian="normal" style:font-size-complex="12pt" style:font-style-complex="normal"/>
    </style:style>
    <style:style style:name="T682" style:family="text">
      <style:text-properties style:font-name="Liberation Serif" fo:font-size="12pt" fo:language="en" fo:country="US" fo:font-style="normal" officeooo:rsid="029329b1" fo:background-color="transparent" loext:char-shading-value="0" style:font-size-asian="12pt" style:font-style-asian="normal" style:font-size-complex="12pt" style:font-style-complex="normal"/>
    </style:style>
    <style:style style:name="T683" style:family="text">
      <style:text-properties style:font-name="Liberation Serif" fo:font-size="12pt" fo:language="en" fo:country="US" fo:font-style="normal" officeooo:rsid="02947ece" fo:background-color="transparent" loext:char-shading-value="0" style:font-size-asian="12pt" style:font-style-asian="normal" style:font-size-complex="12pt" style:font-style-complex="normal"/>
    </style:style>
    <style:style style:name="T684" style:family="text">
      <style:text-properties style:font-name="Liberation Serif" fo:font-size="12pt" fo:language="en" fo:country="US" fo:font-style="normal" officeooo:rsid="0295fe39" fo:background-color="transparent" loext:char-shading-value="0" style:font-size-asian="12pt" style:font-style-asian="normal" style:font-size-complex="12pt" style:font-style-complex="normal"/>
    </style:style>
    <style:style style:name="T685" style:family="text">
      <style:text-properties style:font-name="Liberation Serif" fo:font-size="12pt" fo:language="en" fo:country="US" fo:font-style="normal" officeooo:rsid="029676e1" fo:background-color="transparent" loext:char-shading-value="0" style:font-size-asian="12pt" style:font-style-asian="normal" style:font-size-complex="12pt" style:font-style-complex="normal"/>
    </style:style>
    <style:style style:name="T686" style:family="text">
      <style:text-properties style:font-name="Liberation Serif" fo:font-size="12pt" fo:language="en" fo:country="US" fo:font-style="normal" officeooo:rsid="02974642" fo:background-color="transparent" loext:char-shading-value="0" style:font-size-asian="12pt" style:font-style-asian="normal" style:font-size-complex="12pt" style:font-style-complex="normal"/>
    </style:style>
    <style:style style:name="T687" style:family="text">
      <style:text-properties style:font-name="Liberation Serif" fo:font-size="12pt" fo:language="en" fo:country="US" fo:font-style="normal" officeooo:rsid="0298782a" fo:background-color="transparent" loext:char-shading-value="0" style:font-size-asian="12pt" style:font-style-asian="normal" style:font-size-complex="12pt" style:font-style-complex="normal"/>
    </style:style>
    <style:style style:name="T688" style:family="text">
      <style:text-properties style:font-name="Liberation Serif" fo:font-size="12pt" fo:language="en" fo:country="US" fo:font-style="normal" officeooo:rsid="029c4a74" fo:background-color="transparent" loext:char-shading-value="0" style:font-size-asian="12pt" style:font-style-asian="normal" style:font-size-complex="12pt" style:font-style-complex="normal"/>
    </style:style>
    <style:style style:name="T689" style:family="text">
      <style:text-properties style:font-name="Liberation Serif" fo:font-size="12pt" fo:language="en" fo:country="US" fo:font-style="normal" officeooo:rsid="029e143f" fo:background-color="transparent" loext:char-shading-value="0" style:font-size-asian="12pt" style:font-style-asian="normal" style:font-size-complex="12pt" style:font-style-complex="normal"/>
    </style:style>
    <style:style style:name="T690" style:family="text">
      <style:text-properties style:font-name="Liberation Serif" fo:font-size="12pt" fo:language="en" fo:country="US" fo:font-style="normal" officeooo:rsid="02be0b47" fo:background-color="transparent" loext:char-shading-value="0" style:font-size-asian="12pt" style:font-style-asian="normal" style:font-size-complex="12pt" style:font-style-complex="normal"/>
    </style:style>
    <style:style style:name="T691" style:family="text">
      <style:text-properties style:font-name="Liberation Serif" fo:font-size="12pt" fo:language="en" fo:country="US" fo:font-style="normal" officeooo:rsid="00acc8b6" fo:background-color="transparent" loext:char-shading-value="0" style:font-size-asian="12pt" style:font-style-asian="normal" style:font-size-complex="12pt" style:font-style-complex="normal"/>
    </style:style>
    <style:style style:name="T692" style:family="text">
      <style:text-properties style:font-name="Liberation Serif" fo:font-size="12pt" fo:language="en" fo:country="US" fo:font-style="normal" officeooo:rsid="00ae85d2" fo:background-color="transparent" loext:char-shading-value="0" style:font-size-asian="12pt" style:font-style-asian="normal" style:font-size-complex="12pt" style:font-style-complex="normal"/>
    </style:style>
    <style:style style:name="T693" style:family="text">
      <style:text-properties style:font-name="Liberation Serif" fo:font-size="12pt" fo:language="en" fo:country="US" fo:font-style="normal" officeooo:rsid="00a24a52" fo:background-color="transparent" loext:char-shading-value="0" style:font-size-asian="12pt" style:font-style-asian="normal" style:font-size-complex="12pt" style:font-style-complex="normal"/>
    </style:style>
    <style:style style:name="T694" style:family="text">
      <style:text-properties style:font-name="Liberation Serif" fo:font-size="12pt" fo:language="en" fo:country="US" fo:font-style="normal" officeooo:rsid="00e48658" fo:background-color="transparent" loext:char-shading-value="0" style:font-size-asian="12pt" style:font-style-asian="normal" style:font-size-complex="12pt" style:font-style-complex="normal"/>
    </style:style>
    <style:style style:name="T695" style:family="text">
      <style:text-properties style:font-name="Liberation Serif" fo:font-size="12pt" fo:language="en" fo:country="US" fo:font-style="normal" officeooo:rsid="02a0a258" fo:background-color="transparent" loext:char-shading-value="0" style:font-size-asian="12pt" style:font-style-asian="normal" style:font-size-complex="12pt" style:font-style-complex="normal"/>
    </style:style>
    <style:style style:name="T696" style:family="text">
      <style:text-properties style:font-name="Liberation Serif" fo:font-size="12pt" fo:language="en" fo:country="US" fo:font-style="normal" officeooo:rsid="00f2256b" fo:background-color="transparent" loext:char-shading-value="0" style:font-size-asian="12pt" style:font-style-asian="normal" style:font-size-complex="12pt" style:font-style-complex="normal"/>
    </style:style>
    <style:style style:name="T697" style:family="text">
      <style:text-properties style:font-name="Liberation Serif" fo:font-size="12pt" fo:language="en" fo:country="US" fo:font-style="normal" officeooo:rsid="00f172e1" fo:background-color="transparent" loext:char-shading-value="0" style:font-size-asian="12pt" style:font-style-asian="normal" style:font-size-complex="12pt" style:font-style-complex="normal"/>
    </style:style>
    <style:style style:name="T698" style:family="text">
      <style:text-properties style:font-name="Liberation Serif" fo:font-size="12pt" fo:language="en" fo:country="US" fo:font-style="normal" officeooo:rsid="02a872db" fo:background-color="transparent" loext:char-shading-value="0" style:font-size-asian="12pt" style:font-style-asian="normal" style:font-size-complex="12pt" style:font-style-complex="normal"/>
    </style:style>
    <style:style style:name="T699" style:family="text">
      <style:text-properties style:font-name="Liberation Serif" fo:font-size="12pt" fo:language="en" fo:country="US" fo:font-style="normal" officeooo:rsid="012fe0f5" fo:background-color="transparent" loext:char-shading-value="0" style:font-size-asian="12pt" style:font-style-asian="normal" style:font-size-complex="12pt" style:font-style-complex="normal"/>
    </style:style>
    <style:style style:name="T700" style:family="text">
      <style:text-properties style:font-name="Liberation Serif" fo:font-size="12pt" fo:language="en" fo:country="US" fo:font-style="normal" officeooo:rsid="02a5c3a1" fo:background-color="transparent" loext:char-shading-value="0" style:font-size-asian="12pt" style:font-style-asian="normal" style:font-size-complex="12pt" style:font-style-complex="normal"/>
    </style:style>
    <style:style style:name="T701" style:family="text">
      <style:text-properties style:font-name="Liberation Serif" fo:font-size="12pt" fo:language="en" fo:country="US" fo:font-style="normal" officeooo:rsid="03212c33" fo:background-color="transparent" loext:char-shading-value="0" style:font-size-asian="12pt" style:font-style-asian="normal" style:font-size-complex="12pt" style:font-style-complex="normal"/>
    </style:style>
    <style:style style:name="T702" style:family="text">
      <style:text-properties style:font-name="Liberation Serif" fo:font-size="12pt" fo:language="en" fo:country="US" fo:font-style="normal" officeooo:rsid="0322ddae" fo:background-color="transparent" loext:char-shading-value="0" style:font-size-asian="12pt" style:font-style-asian="normal" style:font-size-complex="12pt" style:font-style-complex="normal"/>
    </style:style>
    <style:style style:name="T703" style:family="text">
      <style:text-properties style:font-name="Liberation Serif" fo:font-size="12pt" fo:language="en" fo:country="US" fo:font-style="normal" officeooo:rsid="0323d253" fo:background-color="transparent" loext:char-shading-value="0" style:font-size-asian="12pt" style:font-style-asian="normal" style:font-size-complex="12pt" style:font-style-complex="normal"/>
    </style:style>
    <style:style style:name="T704" style:family="text">
      <style:text-properties style:font-name="Liberation Serif" fo:font-size="12pt" fo:language="en" fo:country="US" fo:font-style="normal" officeooo:rsid="032455bc" fo:background-color="transparent" loext:char-shading-value="0" style:font-size-asian="12pt" style:font-style-asian="normal" style:font-size-complex="12pt" style:font-style-complex="normal"/>
    </style:style>
    <style:style style:name="T705" style:family="text">
      <style:text-properties style:font-name="Liberation Serif" fo:font-size="12pt" fo:language="en" fo:country="US" fo:font-style="normal" officeooo:rsid="0325cc40" fo:background-color="transparent" loext:char-shading-value="0" style:font-size-asian="12pt" style:font-style-asian="normal" style:font-size-complex="12pt" style:font-style-complex="normal"/>
    </style:style>
    <style:style style:name="T706" style:family="text">
      <style:text-properties style:font-name="Liberation Serif" fo:font-size="12pt" fo:language="en" fo:country="US" fo:font-style="normal" officeooo:rsid="03535530" fo:background-color="transparent" loext:char-shading-value="0" style:font-size-asian="12pt" style:font-style-asian="normal" style:font-size-complex="12pt" style:font-style-complex="normal"/>
    </style:style>
    <style:style style:name="T707" style:family="text">
      <style:text-properties style:font-name="Liberation Serif" fo:font-size="12pt" fo:language="en" fo:country="US" style:font-size-asian="12pt" style:font-size-complex="12pt"/>
    </style:style>
    <style:style style:name="T708" style:family="text">
      <style:text-properties style:font-name="Liberation Serif" fo:font-size="12pt" fo:language="en" fo:country="US" officeooo:rsid="00b3d37f" style:font-size-asian="12pt" style:font-size-complex="12pt"/>
    </style:style>
    <style:style style:name="T709" style:family="text">
      <style:text-properties style:font-name="Liberation Serif" fo:font-size="12pt" fo:language="en" fo:country="US" officeooo:rsid="01181feb" style:font-size-asian="12pt" style:font-size-complex="12pt"/>
    </style:style>
    <style:style style:name="T710" style:family="text">
      <style:text-properties style:font-name="Liberation Serif" fo:font-size="12pt" fo:language="en" fo:country="US" officeooo:rsid="027ee4ae" style:font-size-asian="12pt" style:font-size-complex="12pt"/>
    </style:style>
    <style:style style:name="T711" style:family="text">
      <style:text-properties style:font-name="Liberation Serif" fo:font-size="12pt" fo:language="en" fo:country="US" officeooo:rsid="0289a355" style:font-size-asian="12pt" style:font-size-complex="12pt"/>
    </style:style>
    <style:style style:name="T712" style:family="text">
      <style:text-properties style:font-name="Liberation Serif" fo:font-size="12pt" fo:language="en" fo:country="US" officeooo:rsid="028b7689" style:font-size-asian="12pt" style:font-size-complex="12pt"/>
    </style:style>
    <style:style style:name="T713" style:family="text">
      <style:text-properties style:font-name="Liberation Serif" fo:font-style="normal" officeooo:rsid="01169ec5" fo:background-color="transparent" loext:char-shading-value="0" style:font-size-asian="12pt" style:font-style-asian="normal" style:font-size-complex="12pt" style:font-style-complex="normal"/>
    </style:style>
    <style:style style:name="T714" style:family="text">
      <style:text-properties style:font-name="Liberation Serif" fo:font-style="normal" officeooo:rsid="0256a322" fo:background-color="transparent" loext:char-shading-value="0" style:font-size-asian="12pt" style:font-style-asian="normal" style:font-size-complex="12pt" style:font-style-complex="normal"/>
    </style:style>
    <style:style style:name="T715" style:family="text">
      <style:text-properties style:font-name="Liberation Serif" officeooo:rsid="02e89a38"/>
    </style:style>
    <style:style style:name="T716" style:family="text">
      <style:text-properties style:font-name="Liberation Serif" fo:language="en" fo:country="US" officeooo:rsid="0012cfe2" fo:background-color="transparent" loext:char-shading-value="0" style:font-size-asian="12pt" style:font-size-complex="12pt"/>
    </style:style>
    <style:style style:name="T717" style:family="text">
      <style:text-properties style:font-name="Liberation Serif" officeooo:rsid="013d1e2d"/>
    </style:style>
    <style:style style:name="T718" style:family="text">
      <style:text-properties style:font-name="Liberation Serif" fo:font-size="10pt" style:font-size-asian="10pt" style:font-size-complex="10pt"/>
    </style:style>
    <style:style style:name="T719" style:family="text">
      <style:text-properties style:font-name="Liberation Serif" fo:font-size="10pt" officeooo:rsid="01837bbe" style:font-size-asian="10pt" style:font-size-complex="10pt"/>
    </style:style>
    <style:style style:name="T720" style:family="text">
      <style:text-properties style:font-name="Liberation Serif" officeooo:rsid="035eea78"/>
    </style:style>
    <style:style style:name="T721" style:family="text">
      <style:text-properties officeooo:rsid="01a16019"/>
    </style:style>
    <style:style style:name="T722" style:family="text">
      <style:text-properties officeooo:rsid="014b3358"/>
    </style:style>
    <style:style style:name="T723" style:family="text">
      <style:text-properties officeooo:rsid="01a480c6"/>
    </style:style>
    <style:style style:name="T724" style:family="text">
      <style:text-properties officeooo:rsid="016103cf"/>
    </style:style>
    <style:style style:name="T725" style:family="text">
      <style:text-properties officeooo:rsid="0164b0f7"/>
    </style:style>
    <style:style style:name="T726" style:family="text">
      <style:text-properties officeooo:rsid="0194521d"/>
    </style:style>
    <style:style style:name="T727" style:family="text">
      <style:text-properties officeooo:rsid="010ce66a"/>
    </style:style>
    <style:style style:name="T728" style:family="text">
      <style:text-properties officeooo:rsid="002cf114" fo:background-color="transparent" loext:char-shading-value="0" style:font-size-asian="12pt" style:font-size-complex="12pt"/>
    </style:style>
    <style:style style:name="T729" style:family="text">
      <style:text-properties officeooo:rsid="02492302" fo:background-color="transparent" loext:char-shading-value="0" style:font-size-asian="12pt" style:font-size-complex="12pt"/>
    </style:style>
    <style:style style:name="T730" style:family="text">
      <style:text-properties officeooo:rsid="002cf114" style:font-size-asian="12pt" style:font-size-complex="12pt"/>
    </style:style>
    <style:style style:name="T731" style:family="text">
      <style:text-properties officeooo:rsid="02a30779"/>
    </style:style>
    <style:style style:name="T732" style:family="text">
      <style:text-properties fo:color="#000007"/>
    </style:style>
    <style:style style:name="T733" style:family="text">
      <style:text-properties fo:color="#000007" style:font-name="Liberation Serif" fo:language="en" fo:country="US" officeooo:rsid="0012cfe2" fo:background-color="transparent" loext:char-shading-value="0" style:font-size-asian="12pt" style:font-size-complex="12pt"/>
    </style:style>
    <style:style style:name="T734" style:family="text">
      <style:text-properties fo:color="#000007" style:font-name="Liberation Serif" fo:font-size="12pt" style:font-size-asian="12pt" style:font-size-complex="12pt"/>
    </style:style>
    <style:style style:name="T735" style:family="text">
      <style:text-properties fo:color="#000007" style:font-name="Liberation Serif" fo:font-size="12pt" officeooo:rsid="013d1e2d" style:font-size-asian="12pt" style:font-size-complex="12pt"/>
    </style:style>
    <style:style style:name="T736" style:family="text">
      <style:text-properties fo:color="#000007" style:font-name="Liberation Serif" fo:font-size="12pt" officeooo:rsid="03a61984" style:font-size-asian="12pt" style:font-size-complex="12pt"/>
    </style:style>
    <style:style style:name="T737" style:family="text">
      <style:text-properties fo:color="#000007" style:font-name="Liberation Serif" fo:font-size="12pt" officeooo:rsid="03a9330c" style:font-size-asian="12pt" style:font-size-complex="12pt"/>
    </style:style>
    <style:style style:name="T738" style:family="text">
      <style:text-properties fo:color="#000007" style:font-name="Liberation Serif" fo:font-size="12pt" officeooo:rsid="03aa6fe5" style:font-size-asian="12pt" style:font-size-complex="12pt"/>
    </style:style>
    <style:style style:name="T739" style:family="text">
      <style:text-properties fo:color="#000007" style:font-name="Liberation Serif" fo:font-size="12pt" officeooo:rsid="03aaeb31" style:font-size-asian="12pt" style:font-size-complex="12pt"/>
    </style:style>
    <style:style style:name="T740" style:family="text">
      <style:text-properties fo:color="#000007" style:font-name="Liberation Serif" fo:font-size="12pt" officeooo:rsid="03ad4e3f" style:font-size-asian="12pt" style:font-size-complex="12pt"/>
    </style:style>
    <style:style style:name="T741" style:family="text">
      <style:text-properties fo:color="#000007" style:font-name="Liberation Serif" fo:font-size="12pt" officeooo:rsid="046bf1a0" style:font-size-asian="12pt" style:font-size-complex="12pt"/>
    </style:style>
    <style:style style:name="T742" style:family="text">
      <style:text-properties fo:color="#000007" style:font-name="Liberation Serif" fo:font-size="12pt" fo:font-style="italic" style:font-size-asian="12pt" style:font-size-complex="12pt"/>
    </style:style>
    <style:style style:name="T743" style:family="text">
      <style:text-properties fo:color="#000007" style:font-name="Liberation Serif" fo:font-size="12pt" fo:font-style="italic" fo:font-weight="normal" style:font-size-asian="12pt" style:font-weight-asian="normal" style:font-size-complex="12pt" style:font-weight-complex="normal"/>
    </style:style>
    <style:style style:name="T744" style:family="text">
      <style:text-properties fo:color="#000007" style:font-name="Liberation Serif" fo:font-size="12pt" fo:font-style="italic" fo:font-weight="normal" officeooo:rsid="0583e4d7" style:font-size-asian="12pt" style:font-style-asian="italic" style:font-weight-asian="normal" style:font-size-complex="12pt" style:font-style-complex="italic" style:font-weight-complex="normal"/>
    </style:style>
    <style:style style:name="T745" style:family="text">
      <style:text-properties fo:color="#000007" style:font-name="Liberation Serif" fo:font-size="12pt" fo:font-style="italic" fo:font-weight="normal" style:font-size-asian="12pt" style:font-style-asian="normal" style:font-weight-asian="normal" style:font-size-complex="12pt" style:font-style-complex="normal" style:font-weight-complex="normal"/>
    </style:style>
    <style:style style:name="T746" style:family="text">
      <style:text-properties fo:color="#000007" style:font-name="Liberation Serif" fo:font-size="12pt" fo:font-style="italic" fo:font-weight="normal" officeooo:rsid="058cc81e" fo:background-color="transparent" loext:char-shading-value="0" style:font-size-asian="12pt" style:font-style-asian="italic" style:font-weight-asian="normal" style:font-size-complex="12pt" style:font-style-complex="italic" style:font-weight-complex="normal"/>
    </style:style>
    <style:style style:name="T747" style:family="text">
      <style:text-properties fo:color="#000007" style:font-name="Liberation Serif" fo:font-size="12pt" fo:font-weight="bold" style:font-size-asian="12pt" style:font-size-complex="12pt"/>
    </style:style>
    <style:style style:name="T748" style:family="text">
      <style:text-properties fo:color="#000007" style:font-name="Liberation Serif" fo:font-size="12pt" style:text-underline-style="none" fo:font-weight="normal" officeooo:rsid="03a51147" style:font-size-asian="12pt" style:font-weight-asian="normal" style:font-size-complex="12pt" style:font-weight-complex="normal"/>
    </style:style>
    <style:style style:name="T749" style:family="text">
      <style:text-properties fo:color="#000007" style:font-name="Liberation Serif" fo:font-size="12pt" fo:font-weight="normal" style:font-size-asian="12pt" style:font-weight-asian="normal" style:font-size-complex="12pt" style:font-weight-complex="normal"/>
    </style:style>
    <style:style style:name="T750" style:family="text">
      <style:text-properties fo:color="#000007" style:font-name="Liberation Serif" fo:font-size="12pt" fo:font-weight="normal" officeooo:rsid="05820ebc" style:font-size-asian="12pt" style:font-weight-asian="normal" style:font-size-complex="12pt" style:font-weight-complex="normal"/>
    </style:style>
    <style:style style:name="T751" style:family="text">
      <style:text-properties fo:color="#000007" style:font-name="Liberation Serif" fo:font-size="12pt" fo:font-weight="normal" officeooo:rsid="0583e4d7" style:font-size-asian="12pt" style:font-weight-asian="normal" style:font-size-complex="12pt" style:font-weight-complex="normal"/>
    </style:style>
    <style:style style:name="T752" style:family="text">
      <style:text-properties fo:color="#000007" style:font-name="Liberation Serif" fo:font-size="12pt" fo:font-style="normal" fo:font-weight="normal" style:font-size-asian="12pt" style:font-style-asian="normal" style:font-weight-asian="normal" style:font-size-complex="12pt" style:font-style-complex="normal" style:font-weight-complex="normal"/>
    </style:style>
    <style:style style:name="T753" style:family="text">
      <style:text-properties fo:color="#000007" style:font-name="Liberation Serif" fo:font-size="12pt" fo:font-style="normal" fo:font-weight="normal" officeooo:rsid="0583e4d7" style:font-size-asian="12pt" style:font-style-asian="normal" style:font-weight-asian="normal" style:font-size-complex="12pt" style:font-style-complex="normal" style:font-weight-complex="normal"/>
    </style:style>
    <style:style style:name="T754" style:family="text">
      <style:text-properties fo:color="#000007" style:font-name="Liberation Serif" fo:font-size="12pt" fo:font-style="normal" fo:font-weight="normal" officeooo:rsid="05852cdc" style:font-size-asian="12pt" style:font-style-asian="normal" style:font-weight-asian="normal" style:font-size-complex="12pt" style:font-style-complex="normal" style:font-weight-complex="normal"/>
    </style:style>
    <style:style style:name="T755" style:family="text">
      <style:text-properties fo:color="#000007" style:font-name="Liberation Serif" fo:font-size="12pt" fo:font-style="normal" fo:font-weight="normal" officeooo:rsid="05893098" style:font-size-asian="12pt" style:font-style-asian="normal" style:font-weight-asian="normal" style:font-size-complex="12pt" style:font-style-complex="normal" style:font-weight-complex="normal"/>
    </style:style>
    <style:style style:name="T756" style:family="text">
      <style:text-properties fo:color="#000007" style:font-name="Liberation Serif" fo:font-size="12pt" fo:font-style="normal" fo:font-weight="normal" officeooo:rsid="05897827" style:font-size-asian="12pt" style:font-style-asian="normal" style:font-weight-asian="normal" style:font-size-complex="12pt" style:font-style-complex="normal" style:font-weight-complex="normal"/>
    </style:style>
    <style:style style:name="T757" style:family="text">
      <style:text-properties fo:color="#000007" style:font-name="Liberation Serif" fo:font-size="12pt" fo:font-style="normal" fo:font-weight="normal" officeooo:rsid="06b405d8" style:font-size-asian="12pt" style:font-style-asian="normal" style:font-weight-asian="normal" style:font-size-complex="12pt" style:font-style-complex="normal" style:font-weight-complex="normal"/>
    </style:style>
    <style:style style:name="T758" style:family="text">
      <style:text-properties fo:color="#000007" style:font-name="Liberation Serif" fo:font-size="12pt" fo:font-style="normal" fo:font-weight="normal" officeooo:rsid="05820ebc" style:font-size-asian="12pt" style:font-style-asian="normal" style:font-weight-asian="normal" style:font-size-complex="12pt" style:font-style-complex="normal" style:font-weight-complex="normal"/>
    </style:style>
    <style:style style:name="T759" style:family="text">
      <style:text-properties fo:color="#000007" style:font-name="Liberation Serif" fo:font-size="12pt" fo:font-style="normal" fo:font-weight="normal" officeooo:rsid="057f53e8" style:font-size-asian="12pt" style:font-style-asian="normal" style:font-weight-asian="normal" style:font-size-complex="12pt" style:font-style-complex="normal" style:font-weight-complex="normal"/>
    </style:style>
    <style:style style:name="T760" style:family="text">
      <style:text-properties fo:color="#000007" style:font-name="Liberation Serif" fo:font-size="12pt" fo:font-style="normal" fo:font-weight="normal" officeooo:rsid="05c27cd2" style:font-size-asian="12pt" style:font-style-asian="normal" style:font-weight-asian="normal" style:font-size-complex="12pt" style:font-style-complex="normal" style:font-weight-complex="normal"/>
    </style:style>
    <style:style style:name="T761" style:family="text">
      <style:text-properties fo:color="#000007" style:font-name="Liberation Serif" fo:font-size="12pt" fo:font-style="normal" fo:font-weight="normal" officeooo:rsid="05897827" fo:background-color="#ffff99" loext:char-shading-value="0" style:font-size-asian="12pt" style:font-style-asian="normal" style:font-weight-asian="normal" style:font-size-complex="12pt" style:font-style-complex="normal" style:font-weight-complex="normal"/>
    </style:style>
    <style:style style:name="T762" style:family="text">
      <style:text-properties fo:color="#000007" style:font-name="Liberation Serif" fo:font-size="12pt" fo:font-style="normal" fo:font-weight="normal" officeooo:rsid="05897827" fo:background-color="transparent" loext:char-shading-value="0" style:font-size-asian="12pt" style:font-style-asian="normal" style:font-weight-asian="normal" style:font-size-complex="12pt" style:font-style-complex="normal" style:font-weight-complex="normal"/>
    </style:style>
    <style:style style:name="T763" style:family="text">
      <style:text-properties fo:color="#000007" style:font-name="Liberation Serif" fo:font-size="12pt" fo:font-style="normal" fo:font-weight="normal" officeooo:rsid="058cc81e" fo:background-color="transparent" loext:char-shading-value="0" style:font-size-asian="12pt" style:font-style-asian="normal" style:font-weight-asian="normal" style:font-size-complex="12pt" style:font-style-complex="normal" style:font-weight-complex="normal"/>
    </style:style>
    <style:style style:name="T764" style:family="text">
      <style:text-properties fo:color="#000007" style:font-name="Liberation Serif" fo:font-size="12pt" fo:font-style="normal" fo:font-weight="normal" officeooo:rsid="058d8576" fo:background-color="transparent" loext:char-shading-value="0" style:font-size-asian="12pt" style:font-style-asian="normal" style:font-weight-asian="normal" style:font-size-complex="12pt" style:font-style-complex="normal" style:font-weight-complex="normal"/>
    </style:style>
    <style:style style:name="T765" style:family="text">
      <style:text-properties fo:color="#000007" style:font-name="Liberation Serif" fo:font-size="12pt" fo:font-style="normal" fo:font-weight="normal" officeooo:rsid="058db6fd" fo:background-color="transparent" loext:char-shading-value="0" style:font-size-asian="12pt" style:font-style-asian="normal" style:font-weight-asian="normal" style:font-size-complex="12pt" style:font-style-complex="normal" style:font-weight-complex="normal"/>
    </style:style>
    <style:style style:name="T766" style:family="text">
      <style:text-properties fo:color="#000007" style:font-name="Liberation Serif" fo:font-size="12pt" fo:font-style="normal" fo:font-weight="normal" officeooo:rsid="058f81af" fo:background-color="transparent" loext:char-shading-value="0" style:font-size-asian="12pt" style:font-style-asian="normal" style:font-weight-asian="normal" style:font-size-complex="12pt" style:font-style-complex="normal" style:font-weight-complex="normal"/>
    </style:style>
    <style:style style:name="T767" style:family="text">
      <style:text-properties fo:color="#000007" style:font-name="Liberation Serif" fo:font-size="12pt" fo:font-style="normal" fo:font-weight="normal" officeooo:rsid="059171f9" fo:background-color="transparent" loext:char-shading-value="0" style:font-size-asian="12pt" style:font-style-asian="normal" style:font-weight-asian="normal" style:font-size-complex="12pt" style:font-style-complex="normal" style:font-weight-complex="normal"/>
    </style:style>
    <style:style style:name="T768" style:family="text">
      <style:text-properties fo:color="#000007" style:font-name="Liberation Serif" fo:font-size="12pt" fo:font-style="normal" fo:font-weight="normal" officeooo:rsid="0591e2be" fo:background-color="transparent" loext:char-shading-value="0" style:font-size-asian="12pt" style:font-style-asian="normal" style:font-weight-asian="normal" style:font-size-complex="12pt" style:font-style-complex="normal" style:font-weight-complex="normal"/>
    </style:style>
    <style:style style:name="T769" style:family="text">
      <style:text-properties fo:color="#000007" style:font-name="Liberation Serif" fo:font-size="12pt" fo:font-style="normal" fo:font-weight="normal" officeooo:rsid="059ea670" fo:background-color="transparent" loext:char-shading-value="0" style:font-size-asian="12pt" style:font-style-asian="normal" style:font-weight-asian="normal" style:font-size-complex="12pt" style:font-style-complex="normal" style:font-weight-complex="normal"/>
    </style:style>
    <style:style style:name="T770" style:family="text">
      <style:text-properties fo:color="#000007" style:font-name="Liberation Serif" fo:font-size="12pt" fo:font-style="normal" fo:font-weight="normal" officeooo:rsid="06b405d8" fo:background-color="transparent" loext:char-shading-value="0" style:font-size-asian="12pt" style:font-style-asian="normal" style:font-weight-asian="normal" style:font-size-complex="12pt" style:font-style-complex="normal" style:font-weight-complex="normal"/>
    </style:style>
    <style:style style:name="T771" style:family="text">
      <style:text-properties fo:color="#000007" style:font-name="Liberation Serif" fo:font-size="12pt" fo:font-style="normal" fo:font-weight="bold" officeooo:rsid="057ee7da" fo:background-color="transparent" loext:char-shading-value="0" style:font-size-asian="12pt" style:font-style-asian="normal" style:font-weight-asian="bold" style:font-size-complex="12pt" style:font-style-complex="normal" style:font-weight-complex="bold"/>
    </style:style>
    <style:style style:name="T772" style:family="text">
      <style:text-properties fo:color="#000007" style:font-name="Liberation Serif" fo:font-size="12pt" fo:language="en" fo:country="US" fo:font-style="normal" style:text-underline-style="none" fo:font-weight="normal" officeooo:rsid="05d2a3ab" fo:background-color="transparent" loext:char-shading-value="0" style:font-size-asian="12pt" style:font-style-asian="normal" style:font-weight-asian="normal" style:font-size-complex="12pt" style:font-style-complex="normal" style:font-weight-complex="normal"/>
    </style:style>
    <style:style style:name="T773" style:family="text">
      <style:text-properties fo:color="#000007" style:font-name="Liberation Serif" fo:font-size="12pt" fo:language="en" fo:country="US" fo:font-style="normal" style:text-underline-style="none" fo:font-weight="normal" officeooo:rsid="05dd0ac6" fo:background-color="transparent" loext:char-shading-value="0" style:font-size-asian="12pt" style:font-style-asian="normal" style:font-weight-asian="normal" style:font-size-complex="12pt" style:font-style-complex="normal" style:font-weight-complex="normal"/>
    </style:style>
    <style:style style:name="T774" style:family="text">
      <style:text-properties fo:color="#000007" style:font-name="Liberation Serif" fo:font-size="12pt" fo:language="en" fo:country="US" fo:font-style="normal" style:text-underline-style="none" fo:font-weight="normal" officeooo:rsid="05d70d6e" fo:background-color="transparent" loext:char-shading-value="0" style:font-size-asian="12pt" style:font-style-asian="normal" style:font-weight-asian="normal" style:font-size-complex="12pt" style:font-style-complex="normal" style:font-weight-complex="normal"/>
    </style:style>
    <style:style style:name="T775" style:family="text">
      <style:text-properties fo:color="#000007" style:font-name="Liberation Serif" fo:font-size="12pt" fo:language="en" fo:country="US" fo:font-style="normal" style:text-underline-style="none" fo:font-weight="normal" officeooo:rsid="05de14e7" fo:background-color="transparent" loext:char-shading-value="0" style:font-size-asian="12pt" style:font-style-asian="normal" style:font-weight-asian="normal" style:font-size-complex="12pt" style:font-style-complex="normal" style:font-weight-complex="normal"/>
    </style:style>
    <style:style style:name="T776" style:family="text">
      <style:text-properties fo:color="#000007" style:font-name="Liberation Serif" fo:font-size="12pt" fo:language="en" fo:country="US" fo:font-style="normal" style:text-underline-style="none" fo:font-weight="normal" officeooo:rsid="05deea43" fo:background-color="transparent" loext:char-shading-value="0" style:font-size-asian="12pt" style:font-style-asian="normal" style:font-weight-asian="normal" style:font-size-complex="12pt" style:font-style-complex="normal" style:font-weight-complex="normal"/>
    </style:style>
    <style:style style:name="T777" style:family="text">
      <style:text-properties fo:color="#000007" style:font-name="Liberation Serif" fo:font-size="12pt" fo:language="en" fo:country="US" fo:font-style="normal" style:text-underline-style="none" fo:font-weight="normal" officeooo:rsid="06496682" fo:background-color="transparent" loext:char-shading-value="0" style:font-size-asian="12pt" style:font-style-asian="normal" style:font-weight-asian="normal" style:font-size-complex="12pt" style:font-style-complex="normal" style:font-weight-complex="normal"/>
    </style:style>
    <style:style style:name="T778" style:family="text">
      <style:text-properties fo:color="#000007" style:font-name="Liberation Serif" fo:font-size="12pt" fo:language="en" fo:country="US" fo:font-style="normal" style:text-underline-style="none" fo:font-weight="normal" officeooo:rsid="064afd1c" fo:background-color="transparent" loext:char-shading-value="0" style:font-size-asian="12pt" style:font-style-asian="normal" style:font-weight-asian="normal" style:font-size-complex="12pt" style:font-style-complex="normal" style:font-weight-complex="normal"/>
    </style:style>
    <style:style style:name="T779" style:family="text">
      <style:text-properties fo:color="#000007" style:font-name="Liberation Serif" fo:font-size="12pt" fo:language="en" fo:country="US" fo:font-style="italic" style:text-underline-style="none" fo:font-weight="normal" officeooo:rsid="05dd0ac6" fo:background-color="transparent" loext:char-shading-value="0" style:font-size-asian="12pt" style:font-style-asian="italic" style:font-weight-asian="normal" style:font-size-complex="12pt" style:font-style-complex="italic" style:font-weight-complex="normal"/>
    </style:style>
    <style:style style:name="T780" style:family="text">
      <style:text-properties fo:color="#000007" style:font-name="Liberation Serif" fo:font-size="12pt" officeooo:rsid="03a61984" fo:background-color="#99ff99" loext:char-shading-value="0" style:font-size-asian="12pt" style:font-size-complex="12pt"/>
    </style:style>
    <style:style style:name="T781" style:family="text">
      <style:text-properties fo:color="#000007" officeooo:rsid="043a3f1d"/>
    </style:style>
    <style:style style:name="T782" style:family="text">
      <style:text-properties fo:color="#000007" officeooo:rsid="043a5067"/>
    </style:style>
    <style:style style:name="T783" style:family="text">
      <style:text-properties fo:color="#000007" officeooo:rsid="043b5a77"/>
    </style:style>
    <style:style style:name="T784" style:family="text">
      <style:text-properties fo:color="#000007" officeooo:rsid="043bd1c3"/>
    </style:style>
    <style:style style:name="T785" style:family="text">
      <style:text-properties fo:color="#000007" fo:background-color="#ffff00" loext:char-shading-value="0"/>
    </style:style>
    <style:style style:name="T786" style:family="text">
      <style:text-properties fo:color="#000007" officeooo:rsid="043bd1c3" fo:background-color="#ffff00" loext:char-shading-value="0"/>
    </style:style>
    <style:style style:name="T787" style:family="text">
      <style:text-properties fo:color="#000007" officeooo:rsid="043b5a77" fo:background-color="#ffff00" loext:char-shading-value="0"/>
    </style:style>
    <style:style style:name="T788" style:family="text">
      <style:text-properties fo:color="#000007" officeooo:rsid="043b5a77" fo:background-color="transparent" loext:char-shading-value="0"/>
    </style:style>
    <style:style style:name="T789" style:family="text">
      <style:text-properties fo:color="#000007" officeooo:rsid="043bd1c3" fo:background-color="transparent" loext:char-shading-value="0"/>
    </style:style>
    <style:style style:name="T790" style:family="text">
      <style:text-properties fo:color="#000007" officeooo:rsid="043c549e"/>
    </style:style>
    <style:style style:name="T791" style:family="text">
      <style:text-properties fo:color="#000007" officeooo:rsid="043cafb0"/>
    </style:style>
    <style:style style:name="T792" style:family="text">
      <style:text-properties fo:color="#000007" officeooo:rsid="043df6e2"/>
    </style:style>
    <style:style style:name="T793" style:family="text">
      <style:text-properties fo:color="#000007" officeooo:rsid="043e1773"/>
    </style:style>
    <style:style style:name="T794" style:family="text">
      <style:text-properties fo:color="#000007" officeooo:rsid="043ff9af"/>
    </style:style>
    <style:style style:name="T795" style:family="text">
      <style:text-properties fo:color="#000007" officeooo:rsid="04412773"/>
    </style:style>
    <style:style style:name="T796" style:family="text">
      <style:text-properties fo:color="#000007" officeooo:rsid="04446b3b"/>
    </style:style>
    <style:style style:name="T797" style:family="text">
      <style:text-properties fo:color="#000007" officeooo:rsid="04448a44"/>
    </style:style>
    <style:style style:name="T798" style:family="text">
      <style:text-properties fo:color="#000007" officeooo:rsid="04465872"/>
    </style:style>
    <style:style style:name="T799" style:family="text">
      <style:text-properties fo:color="#000007" officeooo:rsid="04474a40"/>
    </style:style>
    <style:style style:name="T800" style:family="text">
      <style:text-properties fo:color="#000007" style:text-position="super 58%" officeooo:rsid="04474a40"/>
    </style:style>
    <style:style style:name="T801" style:family="text">
      <style:text-properties fo:color="#000007" officeooo:rsid="044768c3"/>
    </style:style>
    <style:style style:name="T802" style:family="text">
      <style:text-properties fo:color="#000007" officeooo:rsid="044a6c5c"/>
    </style:style>
    <style:style style:name="T803" style:family="text">
      <style:text-properties fo:color="#000007" officeooo:rsid="044ad412"/>
    </style:style>
    <style:style style:name="T804" style:family="text">
      <style:text-properties fo:color="#000007" officeooo:rsid="044b0040"/>
    </style:style>
    <style:style style:name="T805" style:family="text">
      <style:text-properties fo:color="#000007" officeooo:rsid="044bf682"/>
    </style:style>
    <style:style style:name="T806" style:family="text">
      <style:text-properties fo:color="#000007" officeooo:rsid="044dd4bc"/>
    </style:style>
    <style:style style:name="T807" style:family="text">
      <style:text-properties fo:color="#000007" officeooo:rsid="044fd63a"/>
    </style:style>
    <style:style style:name="T808" style:family="text">
      <style:text-properties fo:color="#000007" officeooo:rsid="04519f73"/>
    </style:style>
    <style:style style:name="T809" style:family="text">
      <style:text-properties fo:color="#000007" officeooo:rsid="0451ac9e"/>
    </style:style>
    <style:style style:name="T810" style:family="text">
      <style:text-properties fo:color="#000007" officeooo:rsid="0452f37c"/>
    </style:style>
    <style:style style:name="T811" style:family="text">
      <style:text-properties fo:color="#000007" officeooo:rsid="04542cb6"/>
    </style:style>
    <style:style style:name="T812" style:family="text">
      <style:text-properties fo:color="#000007" officeooo:rsid="0454a7b1"/>
    </style:style>
    <style:style style:name="T813" style:family="text">
      <style:text-properties fo:color="#000007" officeooo:rsid="0459f70b"/>
    </style:style>
    <style:style style:name="T814" style:family="text">
      <style:text-properties fo:color="#000007" officeooo:rsid="045d3fd5"/>
    </style:style>
    <style:style style:name="T815" style:family="text">
      <style:text-properties fo:color="#000007" officeooo:rsid="045da85c"/>
    </style:style>
    <style:style style:name="T816" style:family="text">
      <style:text-properties fo:color="#000007" officeooo:rsid="045fe323"/>
    </style:style>
    <style:style style:name="T817" style:family="text">
      <style:text-properties fo:color="#000007" officeooo:rsid="045fe323" fo:background-color="#ffff99" loext:char-shading-value="0"/>
    </style:style>
    <style:style style:name="T818" style:family="text">
      <style:text-properties fo:color="#000007" officeooo:rsid="04600cf2"/>
    </style:style>
    <style:style style:name="T819" style:family="text">
      <style:text-properties fo:color="#000007" officeooo:rsid="0462199a"/>
    </style:style>
    <style:style style:name="T820" style:family="text">
      <style:text-properties fo:color="#000007" officeooo:rsid="0462e675"/>
    </style:style>
    <style:style style:name="T821" style:family="text">
      <style:text-properties fo:color="#000007" officeooo:rsid="04766001"/>
    </style:style>
    <style:style style:name="T822" style:family="text">
      <style:text-properties fo:color="#000007" officeooo:rsid="0477b446"/>
    </style:style>
    <style:style style:name="T823" style:family="text">
      <style:text-properties fo:color="#000007" officeooo:rsid="0477f2ad"/>
    </style:style>
    <style:style style:name="T824" style:family="text">
      <style:text-properties fo:color="#000007" officeooo:rsid="0479976b"/>
    </style:style>
    <style:style style:name="T825" style:family="text">
      <style:text-properties fo:color="#000007" officeooo:rsid="047a719f"/>
    </style:style>
    <style:style style:name="T826" style:family="text">
      <style:text-properties fo:color="#000007" officeooo:rsid="045b4294"/>
    </style:style>
    <style:style style:name="T827" style:family="text">
      <style:text-properties fo:color="#000007" officeooo:rsid="047ad55d"/>
    </style:style>
    <style:style style:name="T828" style:family="text">
      <style:text-properties fo:color="#000007" officeooo:rsid="047c3a03"/>
    </style:style>
    <style:style style:name="T829" style:family="text">
      <style:text-properties fo:color="#000007" officeooo:rsid="04825167"/>
    </style:style>
    <style:style style:name="T830" style:family="text">
      <style:text-properties fo:color="#000007" fo:font-style="italic"/>
    </style:style>
    <style:style style:name="T831" style:family="text">
      <style:text-properties fo:color="#000007" fo:font-style="italic" style:font-style-asian="italic" style:font-style-complex="italic"/>
    </style:style>
    <style:style style:name="T832" style:family="text">
      <style:text-properties fo:color="#000007" fo:font-style="italic" officeooo:rsid="048c51ab" style:font-style-asian="italic" style:font-style-complex="italic"/>
    </style:style>
    <style:style style:name="T833" style:family="text">
      <style:text-properties fo:color="#000007" fo:font-style="italic" officeooo:rsid="049a8879" style:font-style-asian="italic" style:font-style-complex="italic"/>
    </style:style>
    <style:style style:name="T834" style:family="text">
      <style:text-properties fo:color="#000007" fo:font-style="italic" officeooo:rsid="04ab97e2" style:font-style-asian="italic" style:font-style-complex="italic"/>
    </style:style>
    <style:style style:name="T835" style:family="text">
      <style:text-properties fo:color="#000007" fo:font-style="italic" officeooo:rsid="04ad9b53" style:font-style-asian="italic" style:font-style-complex="italic"/>
    </style:style>
    <style:style style:name="T836" style:family="text">
      <style:text-properties fo:color="#000007" fo:font-style="italic" officeooo:rsid="04b6bfa7" style:font-style-asian="italic" style:font-style-complex="italic"/>
    </style:style>
    <style:style style:name="T837" style:family="text">
      <style:text-properties fo:color="#000007" fo:font-style="italic" officeooo:rsid="04ba23e9" style:font-style-asian="italic" style:font-style-complex="italic"/>
    </style:style>
    <style:style style:name="T838" style:family="text">
      <style:text-properties fo:color="#000007" fo:font-style="italic" officeooo:rsid="04bf18a3" style:font-style-asian="italic" style:font-style-complex="italic"/>
    </style:style>
    <style:style style:name="T839" style:family="text">
      <style:text-properties fo:color="#000007" fo:font-style="italic" officeooo:rsid="04d7ca98" style:font-style-asian="italic" style:font-style-complex="italic"/>
    </style:style>
    <style:style style:name="T840" style:family="text">
      <style:text-properties fo:color="#000007" fo:font-style="italic" officeooo:rsid="05518da8" style:font-style-asian="italic" style:font-style-complex="italic"/>
    </style:style>
    <style:style style:name="T841" style:family="text">
      <style:text-properties fo:color="#000007" fo:font-style="italic" fo:background-color="#ffffff" loext:char-shading-value="0" style:font-style-asian="italic" style:font-style-complex="italic"/>
    </style:style>
    <style:style style:name="T842" style:family="text">
      <style:text-properties fo:color="#000007" fo:font-style="italic" officeooo:rsid="050d0b39" fo:background-color="#ffffff" loext:char-shading-value="0" style:font-style-asian="italic" style:font-style-complex="italic"/>
    </style:style>
    <style:style style:name="T843" style:family="text">
      <style:text-properties fo:color="#000007" fo:font-style="italic" officeooo:rsid="054551b1" fo:background-color="#ffffff" loext:char-shading-value="0" style:font-style-asian="italic" style:font-style-complex="italic"/>
    </style:style>
    <style:style style:name="T844" style:family="text">
      <style:text-properties fo:color="#000007" fo:font-style="italic" officeooo:rsid="054d2934" fo:background-color="#ffffff" loext:char-shading-value="0" style:font-style-asian="italic" style:font-style-complex="italic"/>
    </style:style>
    <style:style style:name="T845" style:family="text">
      <style:text-properties fo:color="#000007" fo:font-style="italic" fo:font-weight="normal" officeooo:rsid="049a7fd2" style:font-style-asian="italic" style:font-weight-asian="normal" style:font-style-complex="italic" style:font-weight-complex="normal"/>
    </style:style>
    <style:style style:name="T846" style:family="text">
      <style:text-properties fo:color="#000007" fo:font-style="italic" fo:font-weight="normal" officeooo:rsid="049a8879" style:font-style-asian="italic" style:font-weight-asian="normal" style:font-style-complex="italic" style:font-weight-complex="normal"/>
    </style:style>
    <style:style style:name="T847" style:family="text">
      <style:text-properties fo:color="#000007" fo:font-style="italic" fo:background-color="transparent" loext:char-shading-value="0" style:font-style-asian="italic" style:font-style-complex="italic"/>
    </style:style>
    <style:style style:name="T848" style:family="text">
      <style:text-properties fo:color="#000007" fo:font-style="italic" officeooo:rsid="04e6eb5b" fo:background-color="transparent" loext:char-shading-value="0" style:font-style-asian="italic" style:font-style-complex="italic"/>
    </style:style>
    <style:style style:name="T849" style:family="text">
      <style:text-properties fo:color="#000007" fo:font-style="italic" officeooo:rsid="04fc14aa" fo:background-color="transparent" loext:char-shading-value="0" style:font-style-asian="italic" style:font-style-complex="italic"/>
    </style:style>
    <style:style style:name="T850" style:family="text">
      <style:text-properties fo:color="#000007" fo:font-style="italic" officeooo:rsid="0502e4f6" fo:background-color="transparent" loext:char-shading-value="0" style:font-style-asian="italic" style:font-style-complex="italic"/>
    </style:style>
    <style:style style:name="T851" style:family="text">
      <style:text-properties fo:color="#000007" fo:font-style="italic" style:font-style-asian="normal" style:font-style-complex="normal"/>
    </style:style>
    <style:style style:name="T852" style:family="text">
      <style:text-properties fo:color="#000007" fo:font-style="normal" style:font-style-asian="normal" style:font-style-complex="normal"/>
    </style:style>
    <style:style style:name="T853" style:family="text">
      <style:text-properties fo:color="#000007" fo:font-style="normal" officeooo:rsid="048a43bd" style:font-style-asian="normal" style:font-style-complex="normal"/>
    </style:style>
    <style:style style:name="T854" style:family="text">
      <style:text-properties fo:color="#000007" fo:font-style="normal" officeooo:rsid="048b5832" style:font-style-asian="normal" style:font-style-complex="normal"/>
    </style:style>
    <style:style style:name="T855" style:family="text">
      <style:text-properties fo:color="#000007" fo:font-style="normal" officeooo:rsid="048c51ab" style:font-style-asian="normal" style:font-style-complex="normal"/>
    </style:style>
    <style:style style:name="T856" style:family="text">
      <style:text-properties fo:color="#000007" fo:font-style="normal" officeooo:rsid="048defce" style:font-style-asian="normal" style:font-style-complex="normal"/>
    </style:style>
    <style:style style:name="T857" style:family="text">
      <style:text-properties fo:color="#000007" fo:font-style="normal" officeooo:rsid="048df875" style:font-style-asian="normal" style:font-style-complex="normal"/>
    </style:style>
    <style:style style:name="T858" style:family="text">
      <style:text-properties fo:color="#000007" fo:font-style="normal" officeooo:rsid="04906ef3" style:font-style-asian="normal" style:font-style-complex="normal"/>
    </style:style>
    <style:style style:name="T859" style:family="text">
      <style:text-properties fo:color="#000007" fo:font-style="normal" officeooo:rsid="049a7fd2" style:font-style-asian="normal" style:font-style-complex="normal"/>
    </style:style>
    <style:style style:name="T860" style:family="text">
      <style:text-properties fo:color="#000007" fo:font-style="normal" officeooo:rsid="049a8879" style:font-style-asian="normal" style:font-style-complex="normal"/>
    </style:style>
    <style:style style:name="T861" style:family="text">
      <style:text-properties fo:color="#000007" fo:font-style="normal" officeooo:rsid="049c7d32" style:font-style-asian="normal" style:font-style-complex="normal"/>
    </style:style>
    <style:style style:name="T862" style:family="text">
      <style:text-properties fo:color="#000007" fo:font-style="normal" officeooo:rsid="049c86d2" style:font-style-asian="normal" style:font-style-complex="normal"/>
    </style:style>
    <style:style style:name="T863" style:family="text">
      <style:text-properties fo:color="#000007" fo:font-style="normal" officeooo:rsid="049dfa94" style:font-style-asian="normal" style:font-style-complex="normal"/>
    </style:style>
    <style:style style:name="T864" style:family="text">
      <style:text-properties fo:color="#000007" fo:font-style="normal" officeooo:rsid="049fca3b" style:font-style-asian="normal" style:font-style-complex="normal"/>
    </style:style>
    <style:style style:name="T865" style:family="text">
      <style:text-properties fo:color="#000007" fo:font-style="normal" officeooo:rsid="04a1173d" style:font-style-asian="normal" style:font-style-complex="normal"/>
    </style:style>
    <style:style style:name="T866" style:family="text">
      <style:text-properties fo:color="#000007" fo:font-style="normal" officeooo:rsid="04a25cc3" style:font-style-asian="normal" style:font-style-complex="normal"/>
    </style:style>
    <style:style style:name="T867" style:family="text">
      <style:text-properties fo:color="#000007" fo:font-style="normal" officeooo:rsid="04a4d58e" style:font-style-asian="normal" style:font-style-complex="normal"/>
    </style:style>
    <style:style style:name="T868" style:family="text">
      <style:text-properties fo:color="#000007" fo:font-style="normal" officeooo:rsid="04aaa6a0" style:font-style-asian="normal" style:font-style-complex="normal"/>
    </style:style>
    <style:style style:name="T869" style:family="text">
      <style:text-properties fo:color="#000007" fo:font-style="normal" officeooo:rsid="04ab97e2" style:font-style-asian="normal" style:font-style-complex="normal"/>
    </style:style>
    <style:style style:name="T870" style:family="text">
      <style:text-properties fo:color="#000007" fo:font-style="normal" officeooo:rsid="04ac89f1" style:font-style-asian="normal" style:font-style-complex="normal"/>
    </style:style>
    <style:style style:name="T871" style:family="text">
      <style:text-properties fo:color="#000007" fo:font-style="normal" officeooo:rsid="04acbb44" style:font-style-asian="normal" style:font-style-complex="normal"/>
    </style:style>
    <style:style style:name="T872" style:family="text">
      <style:text-properties fo:color="#000007" fo:font-style="normal" officeooo:rsid="04ad9b53" style:font-style-asian="normal" style:font-style-complex="normal"/>
    </style:style>
    <style:style style:name="T873" style:family="text">
      <style:text-properties fo:color="#000007" fo:font-style="normal" officeooo:rsid="04af4fea" style:font-style-asian="normal" style:font-style-complex="normal"/>
    </style:style>
    <style:style style:name="T874" style:family="text">
      <style:text-properties fo:color="#000007" fo:font-style="normal" officeooo:rsid="04b229d9" style:font-style-asian="normal" style:font-style-complex="normal"/>
    </style:style>
    <style:style style:name="T875" style:family="text">
      <style:text-properties fo:color="#000007" fo:font-style="normal" officeooo:rsid="04b33af4" style:font-style-asian="normal" style:font-style-complex="normal"/>
    </style:style>
    <style:style style:name="T876" style:family="text">
      <style:text-properties fo:color="#000007" fo:font-style="normal" officeooo:rsid="04b6bfa7" style:font-style-asian="normal" style:font-style-complex="normal"/>
    </style:style>
    <style:style style:name="T877" style:family="text">
      <style:text-properties fo:color="#000007" fo:font-style="normal" officeooo:rsid="04b829aa" style:font-style-asian="normal" style:font-style-complex="normal"/>
    </style:style>
    <style:style style:name="T878" style:family="text">
      <style:text-properties fo:color="#000007" fo:font-style="normal" officeooo:rsid="04b90015" style:font-style-asian="normal" style:font-style-complex="normal"/>
    </style:style>
    <style:style style:name="T879" style:family="text">
      <style:text-properties fo:color="#000007" fo:font-style="normal" officeooo:rsid="04ba23e9" style:font-style-asian="normal" style:font-style-complex="normal"/>
    </style:style>
    <style:style style:name="T880" style:family="text">
      <style:text-properties fo:color="#000007" fo:font-style="normal" officeooo:rsid="04bbc3cb" style:font-style-asian="normal" style:font-style-complex="normal"/>
    </style:style>
    <style:style style:name="T881" style:family="text">
      <style:text-properties fo:color="#000007" fo:font-style="normal" officeooo:rsid="04be07ac" style:font-style-asian="normal" style:font-style-complex="normal"/>
    </style:style>
    <style:style style:name="T882" style:family="text">
      <style:text-properties fo:color="#000007" fo:font-style="normal" officeooo:rsid="04bf18a3" style:font-style-asian="normal" style:font-style-complex="normal"/>
    </style:style>
    <style:style style:name="T883" style:family="text">
      <style:text-properties fo:color="#000007" fo:font-style="normal" officeooo:rsid="04bff928" style:font-style-asian="normal" style:font-style-complex="normal"/>
    </style:style>
    <style:style style:name="T884" style:family="text">
      <style:text-properties fo:color="#000007" fo:font-style="normal" officeooo:rsid="04c0ef0d" style:font-style-asian="normal" style:font-style-complex="normal"/>
    </style:style>
    <style:style style:name="T885" style:family="text">
      <style:text-properties fo:color="#000007" fo:font-style="normal" officeooo:rsid="04c29272" style:font-style-asian="normal" style:font-style-complex="normal"/>
    </style:style>
    <style:style style:name="T886" style:family="text">
      <style:text-properties fo:color="#000007" fo:font-style="normal" officeooo:rsid="04c29455" style:font-style-asian="normal" style:font-style-complex="normal"/>
    </style:style>
    <style:style style:name="T887" style:family="text">
      <style:text-properties fo:color="#000007" fo:font-style="normal" officeooo:rsid="04c557da" style:font-style-asian="normal" style:font-style-complex="normal"/>
    </style:style>
    <style:style style:name="T888" style:family="text">
      <style:text-properties fo:color="#000007" fo:font-style="normal" officeooo:rsid="04c6fd03" style:font-style-asian="normal" style:font-style-complex="normal"/>
    </style:style>
    <style:style style:name="T889" style:family="text">
      <style:text-properties fo:color="#000007" fo:font-style="normal" officeooo:rsid="04c97b07" style:font-style-asian="normal" style:font-style-complex="normal"/>
    </style:style>
    <style:style style:name="T890" style:family="text">
      <style:text-properties fo:color="#000007" fo:font-style="normal" officeooo:rsid="04d07f97" style:font-style-asian="normal" style:font-style-complex="normal"/>
    </style:style>
    <style:style style:name="T891" style:family="text">
      <style:text-properties fo:color="#000007" fo:font-style="normal" officeooo:rsid="04d214e9" style:font-style-asian="normal" style:font-style-complex="normal"/>
    </style:style>
    <style:style style:name="T892" style:family="text">
      <style:text-properties fo:color="#000007" fo:font-style="normal" officeooo:rsid="04d534b3" style:font-style-asian="normal" style:font-style-complex="normal"/>
    </style:style>
    <style:style style:name="T893" style:family="text">
      <style:text-properties fo:color="#000007" fo:font-style="normal" officeooo:rsid="04d69555" style:font-style-asian="normal" style:font-style-complex="normal"/>
    </style:style>
    <style:style style:name="T894" style:family="text">
      <style:text-properties fo:color="#000007" fo:font-style="normal" officeooo:rsid="04d7ca98" style:font-style-asian="normal" style:font-style-complex="normal"/>
    </style:style>
    <style:style style:name="T895" style:family="text">
      <style:text-properties fo:color="#000007" fo:font-style="normal" officeooo:rsid="04d9563f" style:font-style-asian="normal" style:font-style-complex="normal"/>
    </style:style>
    <style:style style:name="T896" style:family="text">
      <style:text-properties fo:color="#000007" fo:font-style="normal" officeooo:rsid="04dabd0a" style:font-style-asian="normal" style:font-style-complex="normal"/>
    </style:style>
    <style:style style:name="T897" style:family="text">
      <style:text-properties fo:color="#000007" fo:font-style="normal" officeooo:rsid="04dbd3e5" style:font-style-asian="normal" style:font-style-complex="normal"/>
    </style:style>
    <style:style style:name="T898" style:family="text">
      <style:text-properties fo:color="#000007" fo:font-style="normal" officeooo:rsid="04df7ba3" style:font-style-asian="normal" style:font-style-complex="normal"/>
    </style:style>
    <style:style style:name="T899" style:family="text">
      <style:text-properties fo:color="#000007" fo:font-style="normal" officeooo:rsid="04ef14ee" style:font-style-asian="normal" style:font-style-complex="normal"/>
    </style:style>
    <style:style style:name="T900" style:family="text">
      <style:text-properties fo:color="#000007" fo:font-style="normal" officeooo:rsid="04ef34ea" style:font-style-asian="normal" style:font-style-complex="normal"/>
    </style:style>
    <style:style style:name="T901" style:family="text">
      <style:text-properties fo:color="#000007" fo:font-style="normal" officeooo:rsid="04f0a4cf" style:font-style-asian="normal" style:font-style-complex="normal"/>
    </style:style>
    <style:style style:name="T902" style:family="text">
      <style:text-properties fo:color="#000007" fo:font-style="normal" officeooo:rsid="05530563" style:font-style-asian="normal" style:font-style-complex="normal"/>
    </style:style>
    <style:style style:name="T903" style:family="text">
      <style:text-properties fo:color="#000007" fo:font-style="normal" officeooo:rsid="055701e6" style:font-style-asian="normal" style:font-style-complex="normal"/>
    </style:style>
    <style:style style:name="T904" style:family="text">
      <style:text-properties fo:color="#000007" fo:font-style="normal" officeooo:rsid="055f02d6" style:font-style-asian="normal" style:font-style-complex="normal"/>
    </style:style>
    <style:style style:name="T905" style:family="text">
      <style:text-properties fo:color="#000007" fo:font-style="normal" officeooo:rsid="056049f5" style:font-style-asian="normal" style:font-style-complex="normal"/>
    </style:style>
    <style:style style:name="T906" style:family="text">
      <style:text-properties fo:color="#000007" fo:font-style="normal" officeooo:rsid="0560c590" style:font-style-asian="normal" style:font-style-complex="normal"/>
    </style:style>
    <style:style style:name="T907" style:family="text">
      <style:text-properties fo:color="#000007" fo:font-style="normal" officeooo:rsid="057f53e8" style:font-style-asian="normal" style:font-style-complex="normal"/>
    </style:style>
    <style:style style:name="T908" style:family="text">
      <style:text-properties fo:color="#000007" fo:font-style="normal" officeooo:rsid="05820ebc" style:font-style-asian="normal" style:font-style-complex="normal"/>
    </style:style>
    <style:style style:name="T909" style:family="text">
      <style:text-properties fo:color="#000007" fo:font-style="normal" officeooo:rsid="05b7e3a9" style:font-style-asian="normal" style:font-style-complex="normal"/>
    </style:style>
    <style:style style:name="T910" style:family="text">
      <style:text-properties fo:color="#000007" fo:font-style="normal" officeooo:rsid="05b7f48c" style:font-style-asian="normal" style:font-style-complex="normal"/>
    </style:style>
    <style:style style:name="T911" style:family="text">
      <style:text-properties fo:color="#000007" fo:font-style="normal" officeooo:rsid="05518da8" style:font-style-asian="normal" style:font-style-complex="normal"/>
    </style:style>
    <style:style style:name="T912" style:family="text">
      <style:text-properties fo:color="#000007" fo:font-style="normal" officeooo:rsid="05b80fb6" style:font-style-asian="normal" style:font-style-complex="normal"/>
    </style:style>
    <style:style style:name="T913" style:family="text">
      <style:text-properties fo:color="#000007" fo:font-style="normal" officeooo:rsid="05b92887" style:font-style-asian="normal" style:font-style-complex="normal"/>
    </style:style>
    <style:style style:name="T914" style:family="text">
      <style:text-properties fo:color="#000007" fo:font-style="normal" officeooo:rsid="05c27cd2" style:font-style-asian="normal" style:font-style-complex="normal"/>
    </style:style>
    <style:style style:name="T915" style:family="text">
      <style:text-properties fo:color="#000007" fo:font-style="normal" officeooo:rsid="06ad3b4f" style:font-style-asian="normal" style:font-style-complex="normal"/>
    </style:style>
    <style:style style:name="T916" style:family="text">
      <style:text-properties fo:color="#000007" fo:font-style="normal" officeooo:rsid="06ae4b09" style:font-style-asian="normal" style:font-style-complex="normal"/>
    </style:style>
    <style:style style:name="T917" style:family="text">
      <style:text-properties fo:color="#000007" fo:font-style="normal" officeooo:rsid="06ae92bb" style:font-style-asian="normal" style:font-style-complex="normal"/>
    </style:style>
    <style:style style:name="T918" style:family="text">
      <style:text-properties fo:color="#000007" fo:font-style="normal" officeooo:rsid="06b405d8" style:font-style-asian="normal" style:font-style-complex="normal"/>
    </style:style>
    <style:style style:name="T919" style:family="text">
      <style:text-properties fo:color="#000007" fo:font-style="normal" fo:background-color="#ffffff" loext:char-shading-value="0" style:font-style-asian="normal" style:font-style-complex="normal"/>
    </style:style>
    <style:style style:name="T920" style:family="text">
      <style:text-properties fo:color="#000007" fo:font-style="normal" officeooo:rsid="050ef93c" fo:background-color="#ffffff" loext:char-shading-value="0" style:font-style-asian="normal" style:font-style-complex="normal"/>
    </style:style>
    <style:style style:name="T921" style:family="text">
      <style:text-properties fo:color="#000007" fo:font-style="normal" officeooo:rsid="050b7a6a" fo:background-color="#ffffff" loext:char-shading-value="0" style:font-style-asian="normal" style:font-style-complex="normal"/>
    </style:style>
    <style:style style:name="T922" style:family="text">
      <style:text-properties fo:color="#000007" fo:font-style="normal" officeooo:rsid="050d0b39" fo:background-color="#ffffff" loext:char-shading-value="0" style:font-style-asian="normal" style:font-style-complex="normal"/>
    </style:style>
    <style:style style:name="T923" style:family="text">
      <style:text-properties fo:color="#000007" fo:font-style="normal" officeooo:rsid="050de5c5" fo:background-color="#ffffff" loext:char-shading-value="0" style:font-style-asian="normal" style:font-style-complex="normal"/>
    </style:style>
    <style:style style:name="T924" style:family="text">
      <style:text-properties fo:color="#000007" fo:font-style="normal" officeooo:rsid="05105cd3" fo:background-color="#ffffff" loext:char-shading-value="0" style:font-style-asian="normal" style:font-style-complex="normal"/>
    </style:style>
    <style:style style:name="T925" style:family="text">
      <style:text-properties fo:color="#000007" fo:font-style="normal" officeooo:rsid="0515c494" fo:background-color="#ffffff" loext:char-shading-value="0" style:font-style-asian="normal" style:font-style-complex="normal"/>
    </style:style>
    <style:style style:name="T926" style:family="text">
      <style:text-properties fo:color="#000007" fo:font-style="normal" officeooo:rsid="05174158" fo:background-color="#ffffff" loext:char-shading-value="0" style:font-style-asian="normal" style:font-style-complex="normal"/>
    </style:style>
    <style:style style:name="T927" style:family="text">
      <style:text-properties fo:color="#000007" fo:font-style="normal" officeooo:rsid="052de443" fo:background-color="#ffffff" loext:char-shading-value="0" style:font-style-asian="normal" style:font-style-complex="normal"/>
    </style:style>
    <style:style style:name="T928" style:family="text">
      <style:text-properties fo:color="#000007" fo:font-style="normal" officeooo:rsid="0543a560" fo:background-color="#ffffff" loext:char-shading-value="0" style:font-style-asian="normal" style:font-style-complex="normal"/>
    </style:style>
    <style:style style:name="T929" style:family="text">
      <style:text-properties fo:color="#000007" fo:font-style="normal" officeooo:rsid="054551b1" fo:background-color="#ffffff" loext:char-shading-value="0" style:font-style-asian="normal" style:font-style-complex="normal"/>
    </style:style>
    <style:style style:name="T930" style:family="text">
      <style:text-properties fo:color="#000007" fo:font-style="normal" officeooo:rsid="0545801b" fo:background-color="#ffffff" loext:char-shading-value="0" style:font-style-asian="normal" style:font-style-complex="normal"/>
    </style:style>
    <style:style style:name="T931" style:family="text">
      <style:text-properties fo:color="#000007" fo:font-style="normal" officeooo:rsid="05480bc0" fo:background-color="#ffffff" loext:char-shading-value="0" style:font-style-asian="normal" style:font-style-complex="normal"/>
    </style:style>
    <style:style style:name="T932" style:family="text">
      <style:text-properties fo:color="#000007" fo:font-style="normal" officeooo:rsid="054a5a2c" fo:background-color="#ffffff" loext:char-shading-value="0" style:font-style-asian="normal" style:font-style-complex="normal"/>
    </style:style>
    <style:style style:name="T933" style:family="text">
      <style:text-properties fo:color="#000007" fo:font-style="normal" officeooo:rsid="054b66c0" fo:background-color="#ffffff" loext:char-shading-value="0" style:font-style-asian="normal" style:font-style-complex="normal"/>
    </style:style>
    <style:style style:name="T934" style:family="text">
      <style:text-properties fo:color="#000007" fo:font-style="normal" officeooo:rsid="054b78af" fo:background-color="#ffffff" loext:char-shading-value="0" style:font-style-asian="normal" style:font-style-complex="normal"/>
    </style:style>
    <style:style style:name="T935" style:family="text">
      <style:text-properties fo:color="#000007" fo:font-style="normal" officeooo:rsid="054d2934" fo:background-color="#ffffff" loext:char-shading-value="0" style:font-style-asian="normal" style:font-style-complex="normal"/>
    </style:style>
    <style:style style:name="T936" style:family="text">
      <style:text-properties fo:color="#000007" fo:font-style="normal" officeooo:rsid="0553a1e1" fo:background-color="#ffffff" loext:char-shading-value="0" style:font-style-asian="normal" style:font-style-complex="normal"/>
    </style:style>
    <style:style style:name="T937" style:family="text">
      <style:text-properties fo:color="#000007" fo:font-style="normal" officeooo:rsid="055418b8" fo:background-color="#ffffff" loext:char-shading-value="0" style:font-style-asian="normal" style:font-style-complex="normal"/>
    </style:style>
    <style:style style:name="T938" style:family="text">
      <style:text-properties fo:color="#000007" fo:font-style="normal" officeooo:rsid="05619b69" fo:background-color="#ffffff" loext:char-shading-value="0" style:font-style-asian="normal" style:font-style-complex="normal"/>
    </style:style>
    <style:style style:name="T939" style:family="text">
      <style:text-properties fo:color="#000007" fo:font-style="normal" officeooo:rsid="05621bd1" fo:background-color="#ffffff" loext:char-shading-value="0" style:font-style-asian="normal" style:font-style-complex="normal"/>
    </style:style>
    <style:style style:name="T940" style:family="text">
      <style:text-properties fo:color="#000007" fo:font-style="normal" officeooo:rsid="05bd2325" fo:background-color="#ffffff" loext:char-shading-value="0" style:font-style-asian="normal" style:font-style-complex="normal"/>
    </style:style>
    <style:style style:name="T941" style:family="text">
      <style:text-properties fo:color="#000007" fo:font-style="normal" officeooo:rsid="06b03b24" fo:background-color="#ffffff" loext:char-shading-value="0" style:font-style-asian="normal" style:font-style-complex="normal"/>
    </style:style>
    <style:style style:name="T942" style:family="text">
      <style:text-properties fo:color="#000007" fo:font-style="normal" fo:font-weight="normal" officeooo:rsid="049a7fd2" style:font-style-asian="normal" style:font-weight-asian="normal" style:font-style-complex="normal" style:font-weight-complex="normal"/>
    </style:style>
    <style:style style:name="T943" style:family="text">
      <style:text-properties fo:color="#000007" fo:font-style="normal" fo:font-weight="normal" officeooo:rsid="049a8879" style:font-style-asian="normal" style:font-weight-asian="normal" style:font-style-complex="normal" style:font-weight-complex="normal"/>
    </style:style>
    <style:style style:name="T944" style:family="text">
      <style:text-properties fo:color="#000007" fo:font-style="normal" fo:font-weight="normal" officeooo:rsid="055f02d6" style:font-style-asian="normal" style:font-weight-asian="normal" style:font-style-complex="normal" style:font-weight-complex="normal"/>
    </style:style>
    <style:style style:name="T945" style:family="text">
      <style:text-properties fo:color="#000007" fo:font-style="normal" fo:background-color="#ff00cc" loext:char-shading-value="0" style:font-style-asian="normal" style:font-style-complex="normal"/>
    </style:style>
    <style:style style:name="T946" style:family="text">
      <style:text-properties fo:color="#000007" fo:font-style="normal" officeooo:rsid="04c6fd03" fo:background-color="#ff00cc" loext:char-shading-value="0" style:font-style-asian="normal" style:font-style-complex="normal"/>
    </style:style>
    <style:style style:name="T947" style:family="text">
      <style:text-properties fo:color="#000007" fo:font-style="normal" officeooo:rsid="04df7ba3" fo:background-color="#ff00cc" loext:char-shading-value="0" style:font-style-asian="normal" style:font-style-complex="normal"/>
    </style:style>
    <style:style style:name="T948" style:family="text">
      <style:text-properties fo:color="#000007" fo:font-style="normal" officeooo:rsid="04e794fb" fo:background-color="#ff00cc" loext:char-shading-value="0" style:font-style-asian="normal" style:font-style-complex="normal"/>
    </style:style>
    <style:style style:name="T949" style:family="text">
      <style:text-properties fo:color="#000007" fo:font-style="normal" officeooo:rsid="050ef93c" fo:background-color="#ff00cc" loext:char-shading-value="0" style:font-style-asian="normal" style:font-style-complex="normal"/>
    </style:style>
    <style:style style:name="T950" style:family="text">
      <style:text-properties fo:color="#000007" fo:font-style="normal" fo:background-color="transparent" loext:char-shading-value="0" style:font-style-asian="normal" style:font-style-complex="normal"/>
    </style:style>
    <style:style style:name="T951" style:family="text">
      <style:text-properties fo:color="#000007" fo:font-style="normal" officeooo:rsid="04c6fd03" fo:background-color="transparent" loext:char-shading-value="0" style:font-style-asian="normal" style:font-style-complex="normal"/>
    </style:style>
    <style:style style:name="T952" style:family="text">
      <style:text-properties fo:color="#000007" fo:font-style="normal" officeooo:rsid="04df7ba3" fo:background-color="transparent" loext:char-shading-value="0" style:font-style-asian="normal" style:font-style-complex="normal"/>
    </style:style>
    <style:style style:name="T953" style:family="text">
      <style:text-properties fo:color="#000007" fo:font-style="normal" officeooo:rsid="04e53e8d" fo:background-color="transparent" loext:char-shading-value="0" style:font-style-asian="normal" style:font-style-complex="normal"/>
    </style:style>
    <style:style style:name="T954" style:family="text">
      <style:text-properties fo:color="#000007" fo:font-style="normal" officeooo:rsid="04e6eb5b" fo:background-color="transparent" loext:char-shading-value="0" style:font-style-asian="normal" style:font-style-complex="normal"/>
    </style:style>
    <style:style style:name="T955" style:family="text">
      <style:text-properties fo:color="#000007" fo:font-style="normal" officeooo:rsid="04e78f76" fo:background-color="transparent" loext:char-shading-value="0" style:font-style-asian="normal" style:font-style-complex="normal"/>
    </style:style>
    <style:style style:name="T956" style:family="text">
      <style:text-properties fo:color="#000007" fo:font-style="normal" officeooo:rsid="04e794fb" fo:background-color="transparent" loext:char-shading-value="0" style:font-style-asian="normal" style:font-style-complex="normal"/>
    </style:style>
    <style:style style:name="T957" style:family="text">
      <style:text-properties fo:color="#000007" fo:font-style="normal" officeooo:rsid="04e94545" fo:background-color="transparent" loext:char-shading-value="0" style:font-style-asian="normal" style:font-style-complex="normal"/>
    </style:style>
    <style:style style:name="T958" style:family="text">
      <style:text-properties fo:color="#000007" fo:font-style="normal" officeooo:rsid="04ee14c1" fo:background-color="transparent" loext:char-shading-value="0" style:font-style-asian="normal" style:font-style-complex="normal"/>
    </style:style>
    <style:style style:name="T959" style:family="text">
      <style:text-properties fo:color="#000007" fo:font-style="normal" officeooo:rsid="04ee5402" fo:background-color="transparent" loext:char-shading-value="0" style:font-style-asian="normal" style:font-style-complex="normal"/>
    </style:style>
    <style:style style:name="T960" style:family="text">
      <style:text-properties fo:color="#000007" fo:font-style="normal" officeooo:rsid="04f696de" fo:background-color="transparent" loext:char-shading-value="0" style:font-style-asian="normal" style:font-style-complex="normal"/>
    </style:style>
    <style:style style:name="T961" style:family="text">
      <style:text-properties fo:color="#000007" fo:font-style="normal" officeooo:rsid="04fa97df" fo:background-color="transparent" loext:char-shading-value="0" style:font-style-asian="normal" style:font-style-complex="normal"/>
    </style:style>
    <style:style style:name="T962" style:family="text">
      <style:text-properties fo:color="#000007" fo:font-style="normal" officeooo:rsid="04fc14aa" fo:background-color="transparent" loext:char-shading-value="0" style:font-style-asian="normal" style:font-style-complex="normal"/>
    </style:style>
    <style:style style:name="T963" style:family="text">
      <style:text-properties fo:color="#000007" fo:font-style="normal" officeooo:rsid="04fd8510" fo:background-color="transparent" loext:char-shading-value="0" style:font-style-asian="normal" style:font-style-complex="normal"/>
    </style:style>
    <style:style style:name="T964" style:family="text">
      <style:text-properties fo:color="#000007" fo:font-style="normal" officeooo:rsid="04ff7dfa" fo:background-color="transparent" loext:char-shading-value="0" style:font-style-asian="normal" style:font-style-complex="normal"/>
    </style:style>
    <style:style style:name="T965" style:family="text">
      <style:text-properties fo:color="#000007" fo:font-style="normal" officeooo:rsid="050154a2" fo:background-color="transparent" loext:char-shading-value="0" style:font-style-asian="normal" style:font-style-complex="normal"/>
    </style:style>
    <style:style style:name="T966" style:family="text">
      <style:text-properties fo:color="#000007" fo:font-style="normal" officeooo:rsid="0502a70f" fo:background-color="transparent" loext:char-shading-value="0" style:font-style-asian="normal" style:font-style-complex="normal"/>
    </style:style>
    <style:style style:name="T967" style:family="text">
      <style:text-properties fo:color="#000007" fo:font-style="normal" officeooo:rsid="0502e4f6" fo:background-color="transparent" loext:char-shading-value="0" style:font-style-asian="normal" style:font-style-complex="normal"/>
    </style:style>
    <style:style style:name="T968" style:family="text">
      <style:text-properties fo:color="#000007" fo:font-style="normal" officeooo:rsid="050d0b39" fo:background-color="transparent" loext:char-shading-value="0" style:font-style-asian="normal" style:font-style-complex="normal"/>
    </style:style>
    <style:style style:name="T969" style:family="text">
      <style:text-properties fo:color="#000007" fo:font-style="normal" officeooo:rsid="0515352f" fo:background-color="transparent" loext:char-shading-value="0" style:font-style-asian="normal" style:font-style-complex="normal"/>
    </style:style>
    <style:style style:name="T970" style:family="text">
      <style:text-properties fo:color="#000007" fo:font-style="normal" officeooo:rsid="05530563" fo:background-color="transparent" loext:char-shading-value="0" style:font-style-asian="normal" style:font-style-complex="normal"/>
    </style:style>
    <style:style style:name="T971" style:family="text">
      <style:text-properties fo:color="#000007" fo:font-style="normal" officeooo:rsid="05b80fb6" fo:background-color="transparent" loext:char-shading-value="0" style:font-style-asian="normal" style:font-style-complex="normal"/>
    </style:style>
    <style:style style:name="T972" style:family="text">
      <style:text-properties fo:color="#000007" fo:font-style="normal" officeooo:rsid="05b92887" fo:background-color="transparent" loext:char-shading-value="0" style:font-style-asian="normal" style:font-style-complex="normal"/>
    </style:style>
    <style:style style:name="T973" style:family="text">
      <style:text-properties fo:color="#000007" fo:font-style="normal" fo:font-weight="bold" officeooo:rsid="04df7ba3" fo:background-color="transparent" loext:char-shading-value="0" style:font-style-asian="normal" style:font-weight-asian="bold" style:font-style-complex="normal" style:font-weight-complex="bold"/>
    </style:style>
    <style:style style:name="T974" style:family="text">
      <style:text-properties fo:color="#000007" fo:font-style="normal" fo:font-weight="bold" officeooo:rsid="04e07150" fo:background-color="transparent" loext:char-shading-value="0" style:font-style-asian="normal" style:font-weight-asian="bold" style:font-style-complex="normal" style:font-weight-complex="bold"/>
    </style:style>
    <style:style style:name="T975" style:family="text">
      <style:text-properties fo:color="#000007" fo:font-style="normal" fo:font-weight="bold" officeooo:rsid="04e11421" fo:background-color="transparent" loext:char-shading-value="0" style:font-style-asian="normal" style:font-weight-asian="bold" style:font-style-complex="normal" style:font-weight-complex="bold"/>
    </style:style>
    <style:style style:name="T976" style:family="text">
      <style:text-properties fo:color="#000007" fo:font-style="normal" fo:font-weight="bold" officeooo:rsid="0502e4f6" fo:background-color="transparent" loext:char-shading-value="0" style:font-style-asian="normal" style:font-weight-asian="bold" style:font-style-complex="normal" style:font-weight-complex="bold"/>
    </style:style>
    <style:style style:name="T977" style:family="text">
      <style:text-properties fo:color="#000007" fo:font-style="normal" fo:font-weight="bold" officeooo:rsid="0502e4f6" fo:background-color="#ff00cc" loext:char-shading-value="0" style:font-style-asian="normal" style:font-weight-asian="bold" style:font-style-complex="normal" style:font-weight-complex="bold"/>
    </style:style>
    <style:style style:name="T978" style:family="text">
      <style:text-properties fo:color="#000007" officeooo:rsid="048a43bd"/>
    </style:style>
    <style:style style:name="T979" style:family="text">
      <style:text-properties fo:color="#000007" fo:font-weight="normal" officeooo:rsid="0496a59a" style:font-weight-asian="normal" style:font-weight-complex="normal"/>
    </style:style>
    <style:style style:name="T980" style:family="text">
      <style:text-properties fo:color="#000007" fo:font-weight="normal" officeooo:rsid="04988a12" style:font-weight-asian="normal" style:font-weight-complex="normal"/>
    </style:style>
    <style:style style:name="T981" style:family="text">
      <style:text-properties fo:color="#000007" fo:font-weight="normal" officeooo:rsid="049906d0" style:font-weight-asian="normal" style:font-weight-complex="normal"/>
    </style:style>
    <style:style style:name="T982" style:family="text">
      <style:text-properties fo:color="#000007" fo:font-weight="normal" officeooo:rsid="049a7fd2" style:font-weight-asian="normal" style:font-weight-complex="normal"/>
    </style:style>
    <style:style style:name="T983" style:family="text">
      <style:text-properties fo:color="#000007" fo:font-weight="normal" officeooo:rsid="05b7f48c" style:font-weight-asian="normal" style:font-weight-complex="normal"/>
    </style:style>
    <style:style style:name="T984" style:family="text">
      <style:text-properties fo:color="#000007" officeooo:rsid="04bff928"/>
    </style:style>
    <style:style style:name="T985" style:family="text">
      <style:text-properties fo:color="#000007" officeooo:rsid="04ef14ee"/>
    </style:style>
    <style:style style:name="T986" style:family="text">
      <style:text-properties fo:color="#000007" officeooo:rsid="055701e6"/>
    </style:style>
    <style:style style:name="T987" style:family="text">
      <style:text-properties fo:color="#000007" officeooo:rsid="055a7b15"/>
    </style:style>
    <style:style style:name="T988" style:family="text">
      <style:text-properties fo:color="#000007" officeooo:rsid="055c285a"/>
    </style:style>
    <style:style style:name="T989" style:family="text">
      <style:text-properties fo:color="#000007" officeooo:rsid="0679d9db"/>
    </style:style>
    <style:style style:name="T990" style:family="text">
      <style:text-properties fo:color="#000007" officeooo:rsid="0679d9db" fo:background-color="#ff00cc" loext:char-shading-value="0"/>
    </style:style>
    <style:style style:name="T991" style:family="text">
      <style:text-properties fo:color="#000007" officeooo:rsid="067af6e0"/>
    </style:style>
    <style:style style:name="T992" style:family="text">
      <style:text-properties fo:color="#000007" officeooo:rsid="067c94b7"/>
    </style:style>
    <style:style style:name="T993" style:family="text">
      <style:text-properties fo:color="#000007" officeooo:rsid="067cdeab"/>
    </style:style>
    <style:style style:name="T994" style:family="text">
      <style:text-properties fo:color="#000007" officeooo:rsid="067e9f4d"/>
    </style:style>
    <style:style style:name="T995" style:family="text">
      <style:text-properties fo:color="#000007" officeooo:rsid="067f5c6c"/>
    </style:style>
    <style:style style:name="T996" style:family="text">
      <style:text-properties fo:color="#000007" officeooo:rsid="0682d6db"/>
    </style:style>
    <style:style style:name="T997" style:family="text">
      <style:text-properties fo:color="#000007" officeooo:rsid="0684af86"/>
    </style:style>
    <style:style style:name="T998" style:family="text">
      <style:text-properties fo:color="#000007" officeooo:rsid="0685a587"/>
    </style:style>
    <style:style style:name="T999" style:family="text">
      <style:text-properties fo:color="#000007" officeooo:rsid="0685bdd3"/>
    </style:style>
    <style:style style:name="T1000" style:family="text">
      <style:text-properties fo:color="#000007" officeooo:rsid="06871619"/>
    </style:style>
    <style:style style:name="T1001" style:family="text">
      <style:text-properties fo:color="#000007" officeooo:rsid="068913a3"/>
    </style:style>
    <style:style style:name="T1002" style:family="text">
      <style:text-properties fo:color="#000007" officeooo:rsid="068e6b2f"/>
    </style:style>
    <style:style style:name="T1003" style:family="text">
      <style:text-properties fo:color="#000007" officeooo:rsid="06a45cd4"/>
    </style:style>
    <style:style style:name="T1004" style:family="text">
      <style:text-properties fo:color="#000007" officeooo:rsid="06a4a83a"/>
    </style:style>
    <style:style style:name="T1005" style:family="text">
      <style:text-properties fo:color="#000007" officeooo:rsid="06a61b65"/>
    </style:style>
    <style:style style:name="T1006" style:family="text">
      <style:text-properties fo:color="#000007" officeooo:rsid="06a651c2"/>
    </style:style>
    <style:style style:name="T1007" style:family="text">
      <style:text-properties fo:color="#000007" officeooo:rsid="06ab2f12"/>
    </style:style>
    <style:style style:name="T1008" style:family="text">
      <style:text-properties officeooo:rsid="0305cadf"/>
    </style:style>
    <style:style style:name="T1009" style:family="text">
      <style:text-properties officeooo:rsid="033b44d5"/>
    </style:style>
    <style:style style:name="T1010" style:family="text">
      <style:text-properties fo:font-weight="bold" style:font-weight-asian="bold" style:font-weight-complex="bold"/>
    </style:style>
    <style:style style:name="T1011" style:family="text">
      <style:text-properties fo:font-weight="bold" officeooo:rsid="033e2b6b" style:font-weight-asian="bold" style:font-weight-complex="bold"/>
    </style:style>
    <style:style style:name="T1012" style:family="text">
      <style:text-properties fo:font-weight="bold" officeooo:rsid="033fc5eb" style:font-weight-asian="bold" style:font-weight-complex="bold"/>
    </style:style>
    <style:style style:name="T1013" style:family="text">
      <style:text-properties fo:font-weight="bold" officeooo:rsid="034347db" style:font-weight-asian="bold" style:font-weight-complex="bold"/>
    </style:style>
    <style:style style:name="T1014" style:family="text">
      <style:text-properties fo:font-weight="bold" officeooo:rsid="03af3550" style:font-weight-asian="bold" style:font-weight-complex="bold"/>
    </style:style>
    <style:style style:name="T1015" style:family="text">
      <style:text-properties officeooo:rsid="033d40e7"/>
    </style:style>
    <style:style style:name="T1016" style:family="text">
      <style:text-properties officeooo:rsid="033fc5eb"/>
    </style:style>
    <style:style style:name="T1017" style:family="text">
      <style:text-properties officeooo:rsid="033fcee2"/>
    </style:style>
    <style:style style:name="T1018" style:family="text">
      <style:text-properties officeooo:rsid="0340aea2"/>
    </style:style>
    <style:style style:name="T1019" style:family="text">
      <style:text-properties officeooo:rsid="034296e1"/>
    </style:style>
    <style:style style:name="T1020" style:family="text">
      <style:text-properties officeooo:rsid="03496bc5"/>
    </style:style>
    <style:style style:name="T1021" style:family="text">
      <style:text-properties officeooo:rsid="03e384e9" fo:background-color="#ff00cc" loext:char-shading-value="0"/>
    </style:style>
    <style:style style:name="T1022" style:family="text">
      <style:text-properties officeooo:rsid="05288b7d" fo:background-color="#ff00cc" loext:char-shading-value="0"/>
    </style:style>
    <style:style style:name="T1023" style:family="text">
      <style:text-properties officeooo:rsid="0620c7e6" fo:background-color="#ff00cc" loext:char-shading-value="0"/>
    </style:style>
    <style:style style:name="T1024" style:family="text">
      <style:text-properties officeooo:rsid="066c6260" fo:background-color="#ff00cc" loext:char-shading-value="0"/>
    </style:style>
    <style:style style:name="T1025" style:family="text">
      <style:text-properties officeooo:rsid="03a0f9f0"/>
    </style:style>
    <style:style style:name="T1026" style:family="text">
      <style:text-properties officeooo:rsid="03a24bd7"/>
    </style:style>
    <style:style style:name="T1027" style:family="text">
      <style:text-properties officeooo:rsid="03a412ee"/>
    </style:style>
    <style:style style:name="T1028" style:family="text">
      <style:text-properties officeooo:rsid="03af3550"/>
    </style:style>
    <style:style style:name="T1029" style:family="text">
      <style:text-properties officeooo:rsid="03b1c5bb"/>
    </style:style>
    <style:style style:name="T1030" style:family="text">
      <style:text-properties officeooo:rsid="03b3de16"/>
    </style:style>
    <style:style style:name="T1031" style:family="text">
      <style:text-properties officeooo:rsid="03e384e9"/>
    </style:style>
    <style:style style:name="T1032" style:family="text">
      <style:text-properties fo:background-color="#ffffff" loext:char-shading-value="0"/>
    </style:style>
    <style:style style:name="T1033" style:family="text">
      <style:text-properties officeooo:rsid="03e384e9" fo:background-color="#ffffff" loext:char-shading-value="0"/>
    </style:style>
    <style:style style:name="T1034" style:family="text">
      <style:text-properties officeooo:rsid="067423bd" fo:background-color="#ffffff" loext:char-shading-value="0"/>
    </style:style>
    <style:style style:name="T1035" style:family="text">
      <style:text-properties officeooo:rsid="067447ee" fo:background-color="#ffffff" loext:char-shading-value="0"/>
    </style:style>
    <style:style style:name="T1036" style:family="text">
      <style:text-properties officeooo:rsid="067726ac" fo:background-color="#ffffff" loext:char-shading-value="0"/>
    </style:style>
    <style:style style:name="T1037" style:family="text">
      <style:text-properties officeooo:rsid="0677fba1" fo:background-color="#ffffff" loext:char-shading-value="0"/>
    </style:style>
    <style:style style:name="T1038" style:family="text">
      <style:text-properties officeooo:rsid="03f34899"/>
    </style:style>
    <style:style style:name="T1039" style:family="text">
      <style:text-properties officeooo:rsid="03f70a4f"/>
    </style:style>
    <style:style style:name="T1040" style:family="text">
      <style:text-properties officeooo:rsid="03f893fd"/>
    </style:style>
    <style:style style:name="T1041" style:family="text">
      <style:text-properties officeooo:rsid="03fd0f4e"/>
    </style:style>
    <style:style style:name="T1042" style:family="text">
      <style:text-properties officeooo:rsid="0409c5aa"/>
    </style:style>
    <style:style style:name="T1043" style:family="text">
      <style:text-properties officeooo:rsid="040b8d5f"/>
    </style:style>
    <style:style style:name="T1044" style:family="text">
      <style:text-properties officeooo:rsid="040becff"/>
    </style:style>
    <style:style style:name="T1045" style:family="text">
      <style:text-properties officeooo:rsid="040ed2b8"/>
    </style:style>
    <style:style style:name="T1046" style:family="text">
      <style:text-properties officeooo:rsid="04138101"/>
    </style:style>
    <style:style style:name="T1047" style:family="text">
      <style:text-properties officeooo:rsid="04167aba"/>
    </style:style>
    <style:style style:name="T1048" style:family="text">
      <style:text-properties officeooo:rsid="0418d037"/>
    </style:style>
    <style:style style:name="T1049" style:family="text">
      <style:text-properties officeooo:rsid="0422f0e5"/>
    </style:style>
    <style:style style:name="T1050" style:family="text">
      <style:text-properties officeooo:rsid="042474a0"/>
    </style:style>
    <style:style style:name="T1051" style:family="text">
      <style:text-properties officeooo:rsid="042a7b13"/>
    </style:style>
    <style:style style:name="T1052" style:family="text">
      <style:text-properties officeooo:rsid="042d4242"/>
    </style:style>
    <style:style style:name="T1053" style:family="text">
      <style:text-properties officeooo:rsid="046f1300"/>
    </style:style>
    <style:style style:name="T1054" style:family="text">
      <style:text-properties officeooo:rsid="04f5c0d8"/>
    </style:style>
    <style:style style:name="T1055" style:family="text">
      <style:text-properties officeooo:rsid="05288b7d"/>
    </style:style>
    <style:style style:name="T1056" style:family="text">
      <style:text-properties officeooo:rsid="052bffaa"/>
    </style:style>
    <style:style style:name="T1057" style:family="text">
      <style:text-properties officeooo:rsid="052de443"/>
    </style:style>
    <style:style style:name="T1058" style:family="text">
      <style:text-properties officeooo:rsid="05324e77"/>
    </style:style>
    <style:style style:name="T1059" style:family="text">
      <style:text-properties officeooo:rsid="0539d965"/>
    </style:style>
    <style:style style:name="T1060" style:family="text">
      <style:text-properties officeooo:rsid="0553a1e1"/>
    </style:style>
    <style:style style:name="T1061" style:family="text">
      <style:text-properties officeooo:rsid="056218cb"/>
    </style:style>
    <style:style style:name="T1062" style:family="text">
      <style:text-properties officeooo:rsid="056ab7cf"/>
    </style:style>
    <style:style style:name="T1063" style:family="text">
      <style:text-properties officeooo:rsid="056c0a31"/>
    </style:style>
    <style:style style:name="T1064" style:family="text">
      <style:text-properties fo:background-color="#ffff99" loext:char-shading-value="0"/>
    </style:style>
    <style:style style:name="T1065" style:family="text">
      <style:text-properties officeooo:rsid="056c0a31" fo:background-color="#ffff99" loext:char-shading-value="0"/>
    </style:style>
    <style:style style:name="T1066" style:family="text">
      <style:text-properties officeooo:rsid="05794486" fo:background-color="#ffff99" loext:char-shading-value="0"/>
    </style:style>
    <style:style style:name="T1067" style:family="text">
      <style:text-properties officeooo:rsid="057ca12f"/>
    </style:style>
    <style:style style:name="T1068" style:family="text">
      <style:text-properties officeooo:rsid="05933d2a"/>
    </style:style>
    <style:style style:name="T1069" style:family="text">
      <style:text-properties officeooo:rsid="0596c14f"/>
    </style:style>
    <style:style style:name="T1070" style:family="text">
      <style:text-properties officeooo:rsid="05a4a945"/>
    </style:style>
    <style:style style:name="T1071" style:family="text">
      <style:text-properties officeooo:rsid="05a5c777"/>
    </style:style>
    <style:style style:name="T1072" style:family="text">
      <style:text-properties officeooo:rsid="05c12cfd"/>
    </style:style>
    <style:style style:name="T1073" style:family="text">
      <style:text-properties officeooo:rsid="05c44d34"/>
    </style:style>
    <style:style style:name="T1074" style:family="text">
      <style:text-properties officeooo:rsid="05ccd9be"/>
    </style:style>
    <style:style style:name="T1075" style:family="text">
      <style:text-properties officeooo:rsid="05d91739"/>
    </style:style>
    <style:style style:name="T1076" style:family="text">
      <style:text-properties officeooo:rsid="05ef168e"/>
    </style:style>
    <style:style style:name="T1077" style:family="text">
      <style:text-properties officeooo:rsid="05f07aa8"/>
    </style:style>
    <style:style style:name="T1078" style:family="text">
      <style:text-properties officeooo:rsid="0620c7e6"/>
    </style:style>
    <style:style style:name="T1079" style:family="text">
      <style:text-properties officeooo:rsid="0629a934"/>
    </style:style>
    <style:style style:name="T1080" style:family="text">
      <style:text-properties officeooo:rsid="064c0241"/>
    </style:style>
    <style:style style:name="T1081" style:family="text">
      <style:text-properties officeooo:rsid="0651682c"/>
    </style:style>
    <style:style style:name="T1082" style:family="text">
      <style:text-properties officeooo:rsid="06587a29"/>
    </style:style>
    <style:style style:name="T1083" style:family="text">
      <style:text-properties officeooo:rsid="065a8dc5"/>
    </style:style>
    <style:style style:name="T1084" style:family="text">
      <style:text-properties officeooo:rsid="065b11a7"/>
    </style:style>
    <style:style style:name="T1085" style:family="text">
      <style:text-properties officeooo:rsid="065c302b"/>
    </style:style>
    <style:style style:name="T1086" style:family="text">
      <style:text-properties officeooo:rsid="065e553d"/>
    </style:style>
    <style:style style:name="T1087" style:family="text">
      <style:text-properties officeooo:rsid="066ba595"/>
    </style:style>
    <style:style style:name="T1088" style:family="text">
      <style:text-properties officeooo:rsid="066c6260"/>
    </style:style>
    <style:style style:name="T1089" style:family="text">
      <style:text-properties officeooo:rsid="06932b97"/>
    </style:style>
    <style:style style:name="T1090" style:family="text">
      <style:text-properties officeooo:rsid="069deef0"/>
    </style:style>
    <style:style style:name="T1091" style:family="text">
      <style:text-properties officeooo:rsid="03b3de16" fo:background-color="#99ff99" loext:char-shading-value="0"/>
    </style:style>
    <style:style style:name="T1092" style:family="text">
      <style:text-properties officeooo:rsid="06a1a060"/>
    </style:style>
    <style:style style:name="T1093" style:family="text">
      <style:text-properties officeooo:rsid="06b405d8"/>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6">INDEX</text:p>
      <text:p text:style-name="P63"/>
      <text:p text:style-name="P63">0. Abstract</text:p>
      <text:p text:style-name="P63">1. INTRODUCTION</text:p>
      <text:p text:style-name="P63"><text:tab/>1.1 On sound archetypes</text:p>
      <text:p text:style-name="P63"><text:tab/>1.2 On features extraction</text:p>
      <text:p text:style-name="P66">2. BACKGROUND</text:p>
      <text:p text:style-name="P66"><text:tab/>2.1 Automatic signal classification</text:p>
      <text:p text:style-name="P74"><text:span text:style-name="T1010"><text:tab/>2.2 </text:span><text:span text:style-name="T1011">Feature matching data synthesis</text:span></text:p>
      <text:p text:style-name="P67"><text:tab/>2.3 Perceptive feature matching data synthesis</text:p>
      <text:p text:style-name="P67"><text:tab/>2.4 Background summary</text:p>
      <text:p text:style-name="P68">3. METHOD</text:p>
      <text:p text:style-name="P75"><text:span text:style-name="T1012"><text:tab/></text:span><text:span text:style-name="T1010">3.1 Dataset </text:span><text:span text:style-name="T1014">creation</text:span></text:p>
      <text:p text:style-name="P75"><text:span text:style-name="T1010"><text:tab/><text:tab/><text:tab/></text:span><text:span text:style-name="T1013">Sounds selection</text:span></text:p>
      <text:p text:style-name="P75"><text:span text:style-name="T1010"><text:tab/><text:tab/><text:tab/></text:span><text:span text:style-name="T1012">The granular algorithm</text:span></text:p>
      <text:p text:style-name="P68"><text:tab/><text:tab/>3.<text:span text:style-name="T1028">1.1</text:span> Dataset human classification</text:p>
      <text:p text:style-name="P68"><text:tab/><text:tab/><text:tab/>The Survey</text:p>
      <text:p text:style-name="P68"><text:tab/><text:tab/><text:tab/>Survey statistics</text:p>
      <text:p text:style-name="P75"><text:tab/><text:tab/><text:tab/><text:span text:style-name="T1010">Obtained results vs. signal entropy</text:span></text:p>
      <text:p text:style-name="P68"><text:tab/><text:tab/>3.<text:span text:style-name="T1028">1.2</text:span> Dataset <text:span text:style-name="T1049">augmentation</text:span></text:p>
      <text:p text:style-name="P62"><text:tab/><text:span text:style-name="T1016">3.4 The classification algorithm</text:span></text:p>
      <text:p text:style-name="P73"><text:tab/><text:tab/>3.4.1 Introduction to CNNs</text:p>
      <text:p text:style-name="P62"><text:tab/><text:tab/><text:span text:style-name="T1016">3.4.2 The implemented analysis architecture</text:span></text:p>
      <text:p text:style-name="P62"><text:tab/><text:span text:style-name="T1017">3.5 The re-synthesis algorithm</text:span></text:p>
      <text:p text:style-name="P62"><text:tab/><text:tab/><text:span text:style-name="T1017">3.5.1 Collection of the re-synthesis dataset</text:span></text:p>
      <text:p text:style-name="P69"><text:tab/><text:tab/>3.5.2 The implemented <text:span text:style-name="T1020">re-</text:span>synthesis architecture</text:p>
      <text:p text:style-name="P62"><text:tab/><text:tab/><text:span text:style-name="T1017">3.5.3 Obtained accuracy</text:span></text:p>
      <text:p text:style-name="P69"><text:tab/>3.6 The User Interface</text:p>
      <text:p text:style-name="P62"><text:tab/><text:tab/><text:span text:style-name="T1017">3.6.1 User controls</text:span></text:p>
      <text:p text:style-name="P69"><text:tab/><text:tab/>3.6.2 Audio processing</text:p>
      <text:p text:style-name="P69"><text:tab/><text:tab/>3.6.3 Spatialization</text:p>
      <text:p text:style-name="P64">4. APPLICATION<text:span text:style-name="T1019">S</text:span></text:p>
      <text:p text:style-name="P70"><text:tab/>4.1 Aesthetic considerations</text:p>
      <text:p text:style-name="P70"><text:tab/><text:tab/>4.1.1 Sound ecosystems</text:p>
      <text:p text:style-name="P62"><text:tab/><text:tab/><text:span text:style-name="T1018">4.1.2 MIR in electronic music</text:span></text:p>
      <text:p text:style-name="P62"><text:tab/><text:tab/><text:span text:style-name="T1019">4.1.3 Auditory interaction</text:span></text:p>
      <text:p text:style-name="P71"><text:tab/>4.2 Performance morphology</text:p>
      <text:p text:style-name="P62"><text:tab/><text:tab/><text:span text:style-name="T1019">4.2.1 Live electronics setup</text:span></text:p>
      <text:p text:style-name="P62"><text:tab/><text:tab/><text:span text:style-name="T1019">4.2.2 Interactive installation setup</text:span></text:p>
      <text:p text:style-name="P62"><text:tab/><text:span text:style-name="T1019">4.3 Considerations on the achieved expressive possibilities</text:span></text:p>
      <text:p text:style-name="P65">5. FUTURE WORK</text:p>
      <text:p text:style-name="P65">6. CONCLUSIONS</text:p>
      <text:p text:style-name="P65">7. REFERENCES</text:p>
      <text:p text:style-name="P62"/>
      <text:p text:style-name="P62"/>
      <text:p text:style-name="P62"/>
      <text:p text:style-name="P62"/>
      <text:p text:style-name="P62"/>
      <text:p text:style-name="P62"/>
      <text:p text:style-name="P62"/>
      <text:p text:style-name="P62"/>
      <text:p text:style-name="P62"/>
      <text:p text:style-name="P62"><text:soft-page-break/>Abstract</text:p>
      <text:p text:style-name="P45"/>
      <text:p text:style-name="P46"><text:s text:c="4"/><text:span text:style-name="T389">This </text:span><text:span text:style-name="T390">research</text:span><text:span text:style-name="T389"> describes a preliminary approach to algorithmically reproduce the archetypical structure adopted by humans to </text:span><text:span text:style-name="T390">imagine and</text:span><text:span text:style-name="T389"> classify sounds.</text:span><text:span text:style-name="T398"> This involves the identification of the perceptive modalities employed by our intellect to recognize and imaginary re-construct sounds, in order to build a numerical model reflecting “how we think timbres”. Such investigation would provide a solid starting point to develop a novel method for audio analysis, generation and manipulation, aimed to assist artists and musicians in creative contexts.</text:span><text:span text:style-name="T366"> This </text:span><text:span text:style-name="T367">approach </text:span><text:span text:style-name="T366">would confer a “</text:span><text:span text:style-name="T367">natural”</text:span><text:span text:style-name="T366"> character to sound synthesis and processing by </text:span><text:span text:style-name="T367">offering the possibility of modeling </text:span><text:span text:style-name="T368">timbres</text:span><text:span text:style-name="T367"> in a spontaneous manner, </text:span><text:span text:style-name="T369">directly reflecting</text:span><text:span text:style-name="T370"> our inner process of conceiving sounds</text:span><text:span text:style-name="T367">. This </text:span><text:span text:style-name="T371">would permit </text:span><text:span text:style-name="T388">an artist </text:span><text:span text:style-name="T371">to</text:span><text:span text:style-name="T367"> bypass the necessity of a consolidated knowledge in the fields of acoustics and signal processing, which are often involved in these proceedings. </text:span><text:span text:style-name="T357">The chosen approach is based on the implementation of an artificial intelligenc</text:span><text:span text:style-name="T113">e algorithm</text:span><text:span text:style-name="T357">, </text:span><text:span text:style-name="T361">specifically designed to </text:span><text:span text:style-name="T362">perform automatic signal classification and data synthesis tasks</text:span><text:span text:style-name="T361">. To </text:span><text:span text:style-name="T362">reach</text:span><text:span text:style-name="T357"> t</text:span><text:span text:style-name="T358">his</text:span><text:span text:style-name="T357"> </text:span><text:span text:style-name="T359">target,</text:span><text:span text:style-name="T357"> consolidated techniques of digital audio processing and deep learning will be</text:span><text:span text:style-name="T177"> </text:span><text:span text:style-name="T357">connected in a single framework. </text:span><text:span text:style-name="T360">At the end, this method will be applied in a practical situation, in order to demonstrate its expressive potentialities. </text:span><text:span text:style-name="T391">In </text:span><text:span text:style-name="T392">this instance</text:span><text:span text:style-name="T391">, we propose an approach to </text:span><text:span text:style-name="T167">predict the human perceived </text:span><text:span text:style-name="T169">chaos/order</text:span><text:span text:style-name="T167"> level in a sound and synthesize new timbres that present the desire</text:span><text:span text:style-name="T168">d</text:span><text:span text:style-name="T167"> amount of this feature. We finally discuss the obtained accuracy and possible implications in creative contexts.</text:span></text:p>
      <text:p text:style-name="P41"/>
      <text:p text:style-name="P42">INTRODUCTION</text:p>
      <text:p text:style-name="P51"/>
      <text:p text:style-name="P51">DA IN<text:span text:style-name="T1081">S</text:span>ERIRE: ON AUDITORY PERCEPTION</text:p>
      <text:p text:style-name="P49"/>
      <text:p text:style-name="P52">On sound archetypes</text:p>
      <text:p text:style-name="P58"/>
      <text:p text:style-name="P87"><text:span text:style-name="T401"><text:s text:c="3"/></text:span><text:span text:style-name="T427">In </text:span><text:span text:style-name="Emphasis"><text:span text:style-name="T393">Traité des Objets Musicaux</text:span></text:span><text:span text:style-name="Emphasis"><text:span text:style-name="T394"> </text:span></text:span><text:span text:style-name="Emphasis"><text:span text:style-name="T394"><text:bibliography-mark text:identifier="shaeffer" text:bibliography-type="article" text:author="Pierre Shaeffer" text:publisher="Editions du Seuil" text:title="Traité des Objets Musicaux" text:year="1966">[1]</text:bibliography-mark></text:span></text:span><text:span text:style-name="T444">,</text:span><text:span text:style-name="T427"> Pierre Shaeffer identified an absolute paradigm through which univocally classify sound events by specifying a selected set of perceptive features evoked by the sounds</text:span><text:span text:style-name="T402"><text:note text:id="ftn1" text:note-class="footnote"><text:note-citation>1</text:note-citation><text:note-body><text:p text:style-name="P158">Mass, dynamics, timbre, melodic profile, mass profile, grain and look.</text:p></text:note-body></text:note></text:span><text:span text:style-name="T402">. These features were supposed to be universal, and then equally perceived by different individuals. Therefore, this criterion allowed the identification of timbre classes, </text:span><text:span text:style-name="T403">characterized by specific </text:span><text:span text:style-name="T433">perceptive</text:span><text:span text:style-name="T403"> features.</text:span><text:span text:style-name="T402"> </text:span><text:span text:style-name="T404">An important corollary of this theory is the concept of </text:span><text:span text:style-name="T434">Temporal Semiotic Unit</text:span><text:span text:style-name="T435">y</text:span><text:span text:style-name="T434"> </text:span><text:span text:style-name="T404">(TSU), emerged at the Laboratoire de Musique et d’Informatique de Marseille in 1991</text:span><text:span text:style-name="T404"><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404">. The TSU is based on an evolution from the concept of </text:span><text:span text:style-name="T436">Sound Object</text:span><text:span text:style-name="T405"> to the idea of a </text:span><text:span text:style-name="T436">Semiotic </text:span><text:span text:style-name="T437">Sound </text:span><text:span text:style-name="T436">Object</text:span><text:span text:style-name="T405">. </text:span><text:span text:style-name="T406">This implicates</text:span><text:span text:style-name="T407"> </text:span><text:span text:style-name="T406">a </text:span><text:span text:style-name="T408">separation</text:span><text:span text:style-name="T406"> from Shaeffer’s pure gestalt-oriented view, which consider</text:span><text:span text:style-name="T407">s</text:span><text:span text:style-name="T406"> the timbre as </text:span><text:span text:style-name="T409">an entity </text:span><text:span text:style-name="T406">completely isolated from its context, </text:span><text:span text:style-name="T408">b</text:span><text:span text:style-name="T407">a</text:span><text:span text:style-name="T408">sing</text:span><text:span text:style-name="T407"> on </text:span><text:span text:style-name="T409">the conception of </text:span><text:span text:style-name="T407">a “limited listening” that ignores any “causal or associative meaning” of the sound object </text:span><text:span text:style-name="T407"><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407">.</text:span><text:span text:style-name="T406"> </text:span><text:span text:style-name="T407">Conversely, TSUs</text:span><text:span text:style-name="T410"> take in consideration the</text:span><text:span text:style-name="T438"> semantic value</text:span><text:span text:style-name="T410"> of sound material organized as temporal concatenation of sound events. </text:span><text:span text:style-name="T411">This </text:span><text:span text:style-name="T406">concept can be applied </text:span><text:span text:style-name="T409">both</text:span><text:span text:style-name="T406"> </text:span><text:span text:style-name="T412">to</text:span><text:span text:style-name="T406"> </text:span><text:span text:style-name="T413">temporal succession of sound objects (i.e. musical figures) and </text:span><text:span text:style-name="T412">to the</text:span><text:span text:style-name="T413"> evolution </text:span><text:span text:style-name="T414">(throug</text:span><text:span text:style-name="T415">h</text:span><text:span text:style-name="T414"> time) </text:span><text:span text:style-name="T413">of the timbre structure within a </text:span><text:span text:style-name="T409">single </text:span><text:span text:style-name="T413">sound object</text:span><text:span text:style-name="T405">. The latter</text:span><text:span text:style-name="T416"> </text:span><text:span text:style-name="T417">aspect </text:span><text:span text:style-name="T416">is of particular interest for this research </text:span><text:span text:style-name="T409">because it </text:span><text:span text:style-name="T418">permits to</text:span><text:span text:style-name="T409"> identif</text:span><text:span text:style-name="T418">y</text:span><text:span text:style-name="T409"> TSUs as</text:span><text:span text:style-name="T405"> </text:span><text:span text:style-name="T436">sound archetypes</text:span><text:span text:style-name="T405">, that </text:span><text:span text:style-name="T419">are</text:span><text:span text:style-name="T405"> timbre classes capable of evoking specific </text:span><text:span text:style-name="T439">semantic</text:span><text:span text:style-name="T405"> sensations. Consequently, it has emerged that these perceptive characters are strictly dependent from the background and the experience of an individual </text:span><text:span text:style-name="T405"><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405">. This is also empirically evident, in fact, for instance, </text:span><text:span text:style-name="T420">a </text:span><text:span text:style-name="T440">happy</text:span><text:span text:style-name="T421"> sound could mean something completely different for distinct persons. </text:span><text:span text:style-name="T428">Then, it is fundamental to consider the </text:span><text:span text:style-name="T445">ambiguity level </text:span><text:span text:style-name="T428">of a sound archetype, </text:span><text:span text:style-name="T429">as described in a more generic context by</text:span><text:span text:style-name="T428"> </text:span><text:span text:style-name="T441">Yang et al. </text:span><text:span text:style-name="T481"><text:bibliography-mark text:identifier="YAN" text:bibliography-type="article" text:author="Hui Yang, Anne De Roeck, Alistair Willis, Bashar Nuseibeh" text:publisher="Proceedings of the 23rd International Conference on Computational Linguistics (Coling 2010), pp. 1218–1226, 2010" text:title="A Methodology for Automatic Identification of Nocuous Ambiguity" text:year="2010">[3]</text:bibliography-mark></text:span><text:span text:style-name="T482">. </text:span><text:span text:style-name="T428">Accordingly, the higher is the ambiguity, the higher is the perception subjectivity of an archet</text:span><text:span text:style-name="T716">ype. </text:span><text:span text:style-name="T733">Therefore, from a theoretical point of view, this research aims to algorithmically model TSUs, taking into account their intrinsic ambiguous character. </text:span></text:p>
      <text:p text:style-name="P88"><text:span text:style-name="T448">To </text:span><text:span text:style-name="T483">precisely connote “</text:span><text:span text:style-name="T395">the archetypical structure adopted by humans to </text:span><text:span text:style-name="T396">imagine and</text:span><text:span text:style-name="T395"> classify sound</text:span><text:span text:style-name="T397">s</text:span><text:span text:style-name="T395">”</text:span><text:span text:style-name="T448">, we</text:span><text:span text:style-name="T449"> </text:span><text:span text:style-name="T484">rely on </text:span><text:span text:style-name="T449">the semiotic </text:span><text:span text:style-name="T450">tendenc</text:span><text:span text:style-name="T451">ies</text:span><text:span text:style-name="T449"> </text:span><text:span text:style-name="T450">derived </text:span><text:span text:style-name="T449">by </text:span><text:span text:style-name="T430">Lackoff and Johnson</text:span><text:span text:style-name="T452"> ‘</text:span><text:span text:style-name="T453">s </text:span><text:span text:style-name="T431">Methaphors we Live by </text:span><text:span text:style-name="T449"><text:bibliography-mark text:identifier="LAK" text:bibliography-type="article" text:author="George Lakoff, Mark Johnson" text:publisher="University of Chicago Press" text:title="Metaphors we live by" text:year="1989">[4]</text:bibliography-mark></text:span><text:span text:style-name="T454">. </text:span><text:span text:style-name="T455"><text:s/></text:span><text:span text:style-name="T456">In particular, the notion of </text:span><text:span text:style-name="T432">sound archetype</text:span><text:span text:style-name="T456"> </text:span><text:span text:style-name="T457">contemplated</text:span><text:span text:style-name="T456"> in our research strongly </text:span><text:span text:style-name="T458">depends</text:span><text:span text:style-name="T456"> on </text:span><text:span text:style-name="T454">metaphoric </text:span><text:span text:style-name="T459">and synesthetic </text:span><text:span text:style-name="T460">correlations</text:span><text:span text:style-name="T459"> </text:span><text:span text:style-name="T458">between audio perception and different semantic/perceptive areas. </text:span><text:span text:style-name="T461">A</text:span><text:span text:style-name="T458">s largely discussed by the above-mentioned authors, </text:span><text:span text:style-name="T461">human </text:span><text:span text:style-name="T462">intellection</text:span><text:span text:style-name="T461">, language and interpretation of the </text:span><text:soft-page-break/><text:span text:style-name="T461">sensorial experience </text:span><text:span text:style-name="T463">are</text:span><text:span text:style-name="T461"> sharply influenced by this type of implications.</text:span><text:span text:style-name="T459"> </text:span><text:span text:style-name="T464">For </text:span><text:span text:style-name="T465">instance</text:span><text:span text:style-name="T464">, within the western culture, is common to interrelate the concept</text:span><text:span text:style-name="T466">s</text:span><text:span text:style-name="T464"> of “up” </text:span><text:span text:style-name="T466">and</text:span><text:span text:style-name="T464"> “positive”, and the same with “down” and “negative”. This is due to many factors that are common in the background of this culture, such as the fact that a healthy person is usually erected and a diseased </text:span><text:span text:style-name="T467">one</text:span><text:span text:style-name="T464"> lyes down. </text:span><text:span text:style-name="T468">Furthermore, following synesthetic </text:span><text:span text:style-name="T469">correspondences</text:span><text:span text:style-name="T468">, western people are used </text:span><text:span text:style-name="T470">to </text:span><text:span text:style-name="T468">adopt expressions such as “sharp sentence” or “brilliant mind”, which can describe a particular character of the </text:span><text:span text:style-name="T471">notion</text:span><text:span text:style-name="T468"> providing a direct comparison with </text:span><text:span text:style-name="T472">different </text:span><text:span text:style-name="T471">concepts</text:span><text:span text:style-name="T472"> </text:span><text:span text:style-name="T470">(coming from different semantic areas) </text:span><text:span text:style-name="T473">that are </text:span><text:span text:style-name="T442">isomorphically</text:span><text:span text:style-name="T472"> correlated.</text:span><text:span text:style-name="T468"> </text:span><text:span text:style-name="T474">The same type of implications </text:span><text:span text:style-name="T475">occur</text:span><text:span text:style-name="T476"> for </text:span><text:span text:style-name="T477">the </text:span><text:span text:style-name="T478">mental </text:span><text:span text:style-name="T477">classification </text:span><text:span text:style-name="T485">and elaboration</text:span><text:span text:style-name="T477"> of perceptive stimu</text:span><text:span text:style-name="T479">li</text:span><text:span text:style-name="T476">. In fact, </text:span><text:span text:style-name="T480">h</text:span><text:span text:style-name="T521">umans tend to refer to </text:span><text:span text:style-name="T522">the latter</text:span><text:span text:style-name="T521"> adopting metaphoric/</text:span><text:span text:style-name="T523">synesthetic</text:span><text:span text:style-name="T521"> attributes. </text:span><text:span text:style-name="T338">These attributes </text:span><text:span text:style-name="T339">can be considered </text:span><text:span text:style-name="T214">perceptive archetypes</text:span><text:span text:style-name="T338">, </text:span><text:span text:style-name="T339">being</text:span><text:span text:style-name="T338"> </text:span><text:span text:style-name="T213">semantic units</text:span><text:span text:style-name="T338"> able to qualitatively represent the formal appearance of a perceptive phenomenon.</text:span><text:span text:style-name="T517"> </text:span><text:span text:style-name="T340">This is perfectly compatible with hearing-related intellection. </text:span><text:span text:style-name="T341">Indeed</text:span><text:span text:style-name="T340">, i</text:span><text:span text:style-name="T730">t is empirically evident that sound perception is able to evoke allegorical sensations and</text:span><text:span text:style-name="T728"> </text:span><text:span text:style-name="T729">humans are used to</text:span><text:span text:style-name="T730"> adopt these sensations to describe and categorize audio events. It is common, for instance, the use of terms such as </text:span><text:span text:style-name="T215">rounded </text:span><text:span text:style-name="T342">to label sounds. </text:span><text:span text:style-name="T730">Moreover, humans are able to imagine new</text:span><text:span text:style-name="T730"><text:note text:id="ftn2" text:note-class="footnote"><text:note-citation>2</text:note-citation><text:note-body><text:p text:style-name="P159">New sounds are intended as sounds which have not been heard by an individual, but are imagined <text:span text:style-name="T1089">elaborating and combining</text:span> the characteristics of experienced sounds. For instance, a sound of a blooming flower is impossible to hear, because a blooming flower doesn’t actually make a characteristic sound. Nevertheless, it could be imagined mixing <text:span text:style-name="T1089">the idea of</text:span> a “thin” and “delicate” <text:span text:style-name="T529">timbre</text:span> with the concept of a “rising” sound. <text:span text:style-name="T530">The result would be a caricature of a sound which does not exist in reality.</text:span></text:p></text:note-body></text:note></text:span><text:span text:style-name="T730"> sounds, </text:span><text:span text:style-name="T171">materializing </text:span><text:span text:style-name="T730">these attributes into imaginary audio fluxes.</text:span><text:span text:style-name="T400"> </text:span><text:span text:style-name="T422">For example, it is plausible</text:span><text:span text:style-name="T423"> </text:span><text:span text:style-name="T424">to </text:span><text:span text:style-name="T423">describe the sound produced by an old closing door </text:span><text:span text:style-name="T425">or</text:span><text:span text:style-name="T423"> a broken celery </text:span><text:span text:style-name="T424">as</text:span><text:span text:style-name="T423"> </text:span><text:span text:style-name="T443">crackly</text:span><text:span text:style-name="T423">. These timbres are different, but they share certain </text:span><text:span text:style-name="T426">physical properties</text:span><text:span text:style-name="T88"> that make humans associate them with the same archetype</text:span><text:span text:style-name="T105">. </text:span><text:span text:style-name="T43">In fact, as described by </text:span><text:span text:style-name="T106">McAdams </text:span><text:span text:style-name="T43"><text:bibliography-mark text:identifier="McAdams" text:bibliography-type="article" text:author="Stephen McAdams, Emmanuel Bigand" text:publisher="Oxford University Press" text:title="Thinking in sound: The cognitive psy- chology of human audition (pp. 146-198)" text:year="1993">[5]</text:bibliography-mark></text:span><text:span text:style-name="T43">, human ability of recognition and discrimination of timbre categories suggest a predisposition of encoding spectral and temporal sound properties into isomorphic mental representations, </text:span><text:span text:style-name="T45">which are</text:span><text:span text:style-name="T43"> </text:span><text:span text:style-name="T44">capable of imitating the appearance of sound events</text:span><text:span text:style-name="T43">.</text:span><text:span text:style-name="T105"> </text:span><text:span text:style-name="T46">Accordingly, p</text:span><text:span text:style-name="T47">eople</text:span><text:span text:style-name="T89"> who experienced </text:span><text:span text:style-name="T90">and categorized certain timbres </text:span><text:span text:style-name="T107">a</text:span><text:span text:style-name="T108">s </text:span><text:span text:style-name="T109">crackly</text:span><text:span text:style-name="T89"> are able to mentally reproduce sounds matching that specific category, as well as recognizing if a real perceived sound is or is not </text:span><text:span text:style-name="T91">a </text:span><text:span text:style-name="T109">crackle</text:span><text:span text:style-name="T110">,</text:span><text:span text:style-name="T89"> </text:span><text:span text:style-name="T92">by analyzing its </text:span><text:span text:style-name="T93">features</text:span><text:span text:style-name="T89"> </text:span><text:span text:style-name="T92">and comparing them with </text:span><text:span text:style-name="T94">previous</text:span><text:span text:style-name="T95"> </text:span><text:span text:style-name="T92">experience</text:span><text:span text:style-name="T94">d </text:span><text:span text:style-name="T96">similar </text:span><text:span text:style-name="T94">timbres</text:span><text:span text:style-name="T92">. </text:span><text:span text:style-name="T89">These perceptive attributes could be considered </text:span><text:span text:style-name="T97">the </text:span><text:span text:style-name="T107">sound archetypes</text:span><text:span text:style-name="T89"> that constitute the vocabulary adopted by our imagination to </text:span><text:span text:style-name="T98">classify</text:span><text:span text:style-name="T89"> </text:span><text:span text:style-name="T96">and recall audio-related experiences. </text:span><text:span text:style-name="T99">It is important to denote that several typologies of metaphoric/synesthetic implication</text:span><text:span text:style-name="T91">s</text:span><text:span text:style-name="T99"> can occur for the definition of a </text:span><text:span text:style-name="T100">sound</text:span><text:span text:style-name="T99"> archetype </text:span><text:span text:style-name="T99"><text:bibliography-mark text:identifier="SOB" text:bibliography-type="book" text:author="Giovanni Bruno Vicario" text:publisher="The Sounding Object, chapter 2. Edizioni di Mondo Estremo" text:title="Prolegomena to the Perceptual Study of Sounds" text:year="2003">[6]</text:bibliography-mark></text:span><text:span text:style-name="T99">. For instance, we could refer to a timbre quality indicating the material that emitted a sound (“metallic”, “wooden”), the source instrument (“violin sound”, “engine sound”), a tactile sensation (“smooth”, “sharp”), </text:span><text:span text:style-name="T101">a visual sensation (“brill</text:span><text:span text:style-name="T102">i</text:span><text:span text:style-name="T101">ant”, “dark”) and the list could go on. </text:span></text:p>
      <text:p text:style-name="P86"><text:span text:style-name="T103">Examining the above-mentioned factors</text:span><text:span text:style-name="T104">, we consider an archetype-based arrangement as a potentially successful approach </text:span><text:span text:style-name="T170">to computationally represent and manipulate audio information in a human-like fashion.</text:span><text:span text:style-name="T92"> </text:span><text:span text:style-name="T104">Furthermore, we consider </text:span><text:span text:style-name="T343">fundamental for </text:span><text:span text:style-name="T344">the</text:span><text:span text:style-name="T343"> characterization </text:span><text:span text:style-name="T345">of a</text:span><text:span text:style-name="T346"> sound archetype, </text:span><text:span text:style-name="T347">the individuation </text:span><text:span text:style-name="T348">and extraction of </text:span><text:span text:style-name="T351">the </text:span><text:span text:style-name="T349">features</text:span><text:span text:style-name="T350"> that are common</text:span><text:span text:style-name="T348"> </text:span><text:span text:style-name="T350">with</text:span><text:span text:style-name="T348"> different instances of a sound archetype.</text:span><text:span text:style-name="T318"> </text:span><text:span text:style-name="T319">Nevertheless, this particular method has not to be intended as a generalizable strategy to algorithmically replicate human </text:span><text:span text:style-name="T322">auditory</text:span><text:span text:style-name="T319">-related activities. Indeed it is focused </text:span><text:span text:style-name="T321">on</text:span><text:span text:style-name="T319"> the </text:span><text:span text:style-name="T321">implementation</text:span><text:span text:style-name="T319"> of a novel sound synthesis and processing techniq</text:span><text:span text:style-name="T713">ue, </text:span><text:span text:style-name="T714">aimed to manipulate</text:span><text:span text:style-name="T713"> sounds </text:span><text:span text:style-name="T319">administrating perceptual </text:span><text:span text:style-name="T320">audio</text:span><text:span text:style-name="T319"> </text:span><text:span text:style-name="T320">features</text:span><text:span text:style-name="T319">.</text:span></text:p>
      <text:p text:style-name="P82"/>
      <text:p text:style-name="P84"><text:span text:style-name="T281">O</text:span><text:span text:style-name="T280">n features </text:span><text:span text:style-name="T314">extraction</text:span></text:p>
      <text:p text:style-name="P81"/>
      <text:p text:style-name="P76"><text:span text:style-name="T323"><text:s text:c="4"/></text:span><text:span text:style-name="T203">F</text:span><text:span text:style-name="T204">eature</text:span><text:span text:style-name="T323"> </text:span><text:span text:style-name="T327">is</text:span><text:span text:style-name="T324"> a misleading term since it could refer to </text:span><text:span text:style-name="T328">slightly </text:span><text:span text:style-name="T324">different concepts. </text:span><text:span text:style-name="T328">On the one hand, it can be adopted</text:span><text:span text:style-name="T324"> as simple synonym of “characteristic”. </text:span><text:span text:style-name="T328">On the other hand, it has a precise scientific meaning, indicating</text:span><text:span text:style-name="T324"> particular qualities that can be </text:span><text:span text:style-name="T327">algorithmically analyzed and </text:span><text:span text:style-name="T324">extracted from </text:span><text:span text:style-name="T337">data, in particular audio information</text:span><text:span text:style-name="T324">. </text:span><text:span text:style-name="T329">From here onwards we will use this term referring to the second connotation.</text:span><text:span text:style-name="T324"> </text:span><text:span text:style-name="T330">Feature extraction techniques are widely employed in Music Information Retrieval </text:span><text:span text:style-name="T335">(MIR)</text:span><text:span text:style-name="T32"><text:note text:id="ftn3" text:note-class="footnote"><text:note-citation>3</text:note-citation><text:note-body><text:p text:style-name="P193">Interdisciplinary science of retrieving information from audio signals. Some of the disciplines involved in MIR are: signal processing, musicology and psychology.</text:p></text:note-body></text:note></text:span><text:span text:style-name="T330">. </text:span><text:span text:style-name="T331">They</text:span><text:span text:style-name="T330"> permit to reduce </text:span><text:span text:style-name="T336">the dimensionality of</text:span><text:span text:style-name="T330"> raw audio </text:span><text:span text:style-name="T331">data</text:span><text:span text:style-name="T330">, extracting only certain information that is meaningful for a precise task. </text:span><text:span text:style-name="T332">This procedure is aimed at restricting the required computing resources and simplifying </text:span><text:span text:style-name="T333">the </text:span><text:soft-page-break/><text:span text:style-name="T334">algorithmic </text:span><text:span text:style-name="T333">implementation </text:span><text:span text:style-name="T335">of MIR applications</text:span><text:span text:style-name="T333">.</text:span><text:span text:style-name="T324"> I</text:span><text:span text:style-name="T325">n this context </text:span><text:span text:style-name="T326">it </text:span><text:span text:style-name="T325">is relevant to classify features </text:span><text:span text:style-name="T280">in a hierarchy relative to their </text:span><text:span text:style-name="T205">abstraction </text:span><text:span text:style-name="T206">degree</text:span><text:span text:style-name="T207">.</text:span><text:span text:style-name="T280"> Low-level ones </text:span><text:span text:style-name="T310">can be intended as</text:span><text:span text:style-name="T280"> simple </text:span><text:span text:style-name="T282">signal-level</text:span><text:span text:style-name="T280"> properties, </text:span><text:span text:style-name="T282">such as</text:span><text:span text:style-name="T280"> frequency </text:span><text:span text:style-name="T283">and</text:span><text:span text:style-name="T280"> amplitude, </text:span><text:span text:style-name="T282">whereas </text:span><text:span text:style-name="T280">high-level ones are more </text:span><text:span text:style-name="T284">sophisticated </text:span><text:span text:style-name="T280">structures, for example music genre or even </text:span><text:span text:style-name="T205">beauty</text:span><text:span text:style-name="T280"> or </text:span><text:span text:style-name="T205">sadness</text:span><text:span text:style-name="T280">. </text:span><text:span text:style-name="T285">This hierarchy reflects also the </text:span><text:span text:style-name="T208">measurability </text:span><text:span text:style-name="T212">level</text:span><text:span text:style-name="T283"> </text:span><text:span text:style-name="T285">of a feature. Indeed, low-level ones are </text:span><text:span text:style-name="T286">usually </text:span><text:span text:style-name="T283">precisely computable</text:span><text:span text:style-name="T285"> and the more abstract ones </text:span><text:span text:style-name="T283">often can not be absolutely estimated</text:span><text:span text:style-name="T285">.</text:span><text:span text:style-name="T287"> </text:span><text:span text:style-name="T288">An important </text:span><text:span text:style-name="T289">property</text:span><text:span text:style-name="T288"> of this </text:span><text:span text:style-name="T315">organization</text:span><text:span text:style-name="T288"> is that high-level features can be described as </text:span><text:span text:style-name="T211">function</text:span><text:span text:style-name="T288"> of lower-level ones, </text:span><text:span text:style-name="T311">defining a</text:span><text:span text:style-name="T290"> </text:span><text:span text:style-name="T209">sub-feature </text:span><text:span text:style-name="T313">hierarchy</text:span><text:span text:style-name="T288">. </text:span><text:span text:style-name="T291">For instance, algorithms </text:span><text:span text:style-name="T292">aimed to</text:span><text:span text:style-name="T291"> music genre classification are </text:span><text:span text:style-name="T293">often </text:span><text:span text:style-name="T291">based on onset detection</text:span><text:span text:style-name="T291"><text:note text:id="ftn4" text:note-class="footnote"><text:note-citation>4</text:note-citation><text:note-body><text:p text:style-name="P164">This feature describes the beginning position of sound events within a sound file.</text:p></text:note-body></text:note></text:span><text:span text:style-name="T291"> </text:span><text:span text:style-name="T308"><text:bibliography-mark text:identifier="onset" text:bibliography-type="article" text:author="Mao-Yuan Kao, Chang-Biau Yang" text:publisher="Int. J. Intelligent Information and Database Systems, Vol. 3, No. 3" text:title="Tempo and beat tracking for audio signals with musicgenre classification " text:year="2009">[7]</text:bibliography-mark></text:span><text:span text:style-name="T308">. </text:span><text:span text:style-name="T291">Th</text:span><text:span text:style-name="T313">e latter</text:span><text:span text:style-name="T294"> </text:span><text:span text:style-name="T291">is </text:span><text:span text:style-name="T312">in turn </text:span><text:span text:style-name="T313">function of </text:span><text:span text:style-name="T315">a cascade of</text:span><text:span text:style-name="T312"> lower level sub-features, as described by the following figure:</text:span></text:p>
      <text:p text:style-name="P83">FIGURE: MUSIC GENRE&lt;=ONSETS&lt;=ENVELOPE&lt;=AMPLITUDE VARIATIONS</text:p>
      <text:p text:style-name="P76"><text:span text:style-name="T297">This </text:span><text:span text:style-name="T286">example</text:span><text:span text:style-name="T297"> reflects the </text:span><text:span text:style-name="T295">increasing </text:span><text:span text:style-name="T297">amount of complexity and arbitrariness </text:span><text:span text:style-name="T295">that occurs rising</text:span><text:span text:style-name="T297"> the features scale, </text:span><text:span text:style-name="T286">starting from a precisely-estimable signal-level measure </text:span><text:span text:style-name="T292">(amplitude)</text:span><text:span text:style-name="T286"> and finishing up with an abstract and </text:span><text:span text:style-name="T293">ambigu</text:span><text:span text:style-name="T298">o</text:span><text:span text:style-name="T293">us</text:span><text:span text:style-name="T286"> </text:span><text:span text:style-name="T296">quality</text:span><text:span text:style-name="T286"> such as </text:span><text:span text:style-name="T293">song </text:span><text:span text:style-name="T286">genre (</text:span><text:span text:style-name="T299">that</text:span><text:span text:style-name="T286"> can be </text:span><text:span text:style-name="T293">arbitrary</text:span><text:span text:style-name="T286"> also for humans).</text:span><text:span text:style-name="T297"> From a different point of view, </text:span><text:span text:style-name="T300">audio </text:span><text:span text:style-name="T297">features can be </text:span><text:span text:style-name="T300">distinguished in static and </text:span><text:span text:style-name="T301">variable or, in other words, time-invariant and time-variant</text:span><text:span text:style-name="T300"> ones. </text:span><text:span text:style-name="T302">Even though audio signals are intrinsically time-dependent entities, an audio feature is considered static if it </text:span><text:span text:style-name="T301">is not direct function of time and then it is </text:span><text:span text:style-name="T303">significant</text:span><text:span text:style-name="T301"> to measure it in any portion of the signal. Conversely, a variable </text:span><text:span text:style-name="T304">one</text:span><text:span text:style-name="T301"> depends explicitly on time and then consist</text:span><text:span text:style-name="T316">s</text:span><text:span text:style-name="T301"> </text:span><text:span text:style-name="T316">of</text:span><text:span text:style-name="T301"> </text:span><text:span text:style-name="T305">the </text:span><text:span text:style-name="T210">mutation</text:span><text:span text:style-name="T301"> o</text:span><text:span text:style-name="T286">f</text:span><text:span text:style-name="T301"> </text:span><text:span text:style-name="T296">sub-features</text:span><text:span text:style-name="T301">. </text:span><text:span text:style-name="T306">This distinction is an important aspect to consider in this context because feature extraction algorithms </text:span><text:span text:style-name="T309">and </text:span><text:span text:style-name="T317">artificial </text:span><text:span text:style-name="T309">neural networks</text:span><text:span text:style-name="T306"> can be highly sensible to the time-variance aspect, </text:span><text:span text:style-name="T307">as will be discussed further on.</text:span></text:p>
      <text:p text:style-name="P97"><text:span text:style-name="T593">Feature extraction</text:span><text:span text:style-name="T592"> is a</text:span><text:span text:style-name="T593"> </text:span><text:span text:style-name="T592">fundamental</text:span><text:span text:style-name="T593"> </text:span><text:span text:style-name="T592">proceeding for the simulation of human mind’s capability of classification and re-evocation of perceptive </text:span><text:span text:style-name="T597">experience</text:span><text:span text:style-name="T592">. In fact, </text:span><text:span text:style-name="T594">gestalt laws of grouping point out tha</text:span><text:span text:style-name="T596">t</text:span><text:span text:style-name="T594"> </text:span><text:span text:style-name="T33">human mind has an inner predisposition </text:span><text:span text:style-name="T35">to</text:span><text:span text:style-name="T33"> extract patterns </text:span><text:span text:style-name="T39">(features)</text:span><text:span text:style-name="T33"> from perceptive stimuli and</text:span><text:span text:style-name="T34"> </text:span><text:span text:style-name="T41">rely on</text:span><text:span text:style-name="T33"> these patterns </text:span><text:span text:style-name="T34">(instead a raw representation of the stimuli)</text:span><text:span text:style-name="T33"> to categorize and recall experiences </text:span><text:span text:style-name="T33"><text:bibliography-mark text:identifier="gestalt laws of grouping" text:bibliography-type="article" text:author="Shihui han, Glyn W. Humphreys, Lin Chen" text:publisher="Perception &amp; Psychophysics, 61 (4), 661-674" text:title="Uniform connectedness and classicalGestalt principles of perceptual grouping" text:year="1999">[8]</text:bibliography-mark></text:span><text:span text:style-name="T33">. This </text:span><text:span text:style-name="T36">phenomenon</text:span><text:span text:style-name="T33"> is based on </text:span><text:span text:style-name="T37">the recognition of </text:span><text:span text:style-name="T33">an isomorphic similarity between </text:span><text:span text:style-name="T37">the </text:span><text:span text:style-name="T33">perceived stimul</text:span><text:span text:style-name="T38">us</text:span><text:span text:style-name="T33"> and </text:span><text:span text:style-name="T37">psychological archetypical idea</text:span><text:span text:style-name="T38">s </text:span><text:span text:style-name="T42">(such as geometric concepts)</text:span><text:span text:style-name="T38"> that</text:span><text:span text:style-name="T37"> our intellect constructed through the experience.</text:span><text:span text:style-name="T116"> </text:span><text:span text:style-name="T117">Thus, </text:span><text:span text:style-name="T592">human min</text:span><text:span text:style-name="T595">d</text:span><text:span text:style-name="T592"> performs an intellection that can be compared for many aspects to algorithmic high-level feature extraction </text:span><text:span text:style-name="T592"><text:bibliography-mark text:identifier="NN-grouping" text:bibliography-type="article" text:author="Pieter R. Roelfsema." text:publisher="The Annual Review of Neuroscience" text:title="Cortical Algorithms for Perceptual Grouping" text:year="2006">[9]</text:bibliography-mark></text:span><text:span text:style-name="T592">.</text:span><text:span text:style-name="T593"> </text:span><text:span text:style-name="T634">O</text:span><text:span text:style-name="T707">ne possible approach </text:span><text:span text:style-name="T711">to perform feature extraction </text:span><text:span text:style-name="T707">is to “</text:span><text:span text:style-name="T712">manually” </text:span><text:span text:style-name="T707">identify mathematical structure</text:span><text:span text:style-name="T710">s</text:span><text:span text:style-name="T707"> </text:span><text:span text:style-name="T710">that</text:span><text:span text:style-name="T707"> represent </text:span><text:span text:style-name="T711">the</text:span><text:span text:style-name="T707"> </text:span><text:span text:style-name="T711">target</text:span><text:span text:style-name="T708"> </text:span><text:span text:style-name="T709">qualit</text:span><text:span text:style-name="T710">ies</text:span><text:span text:style-name="T608">.</text:span><text:span text:style-name="T636"> </text:span><text:span text:style-name="T637">F</text:span><text:span text:style-name="T636">or this reason we can call this practice </text:span><text:span text:style-name="T608">Handcrafted Feature Detection</text:span><text:span text:style-name="T636"> (HFD). </text:span><text:span text:style-name="T638">This</text:span><text:span text:style-name="T664"> approach has been extensively used to date. One notable example is Essentia </text:span><text:span text:style-name="T665"><text:bibliography-mark text:identifier="essentia" text:bibliography-type="article" text:author="Dmitry Bogdanov, Nicolas Wack, Emilia Go ́mez, Sankalp Gulati, Perfecto Herrera Oscar Mayor, Gerard Roma, Justin Salamon, Jose ́ Zapata, Xavier Serra" text:publisher="International Society for Music Information Retrieval Conference (ISMIR'13), pp. 493-498" text:title="ESSENTIA: An audio analysis library for Music Information Retrieval" text:year="2003">[10]</text:bibliography-mark></text:span><text:span text:style-name="T664">, which is a state of art set of HFD tools developed at Pompeu Fabra, Barcelona. Essentia demonstrates that this method achieve a consistent precision in </text:span><text:span text:style-name="T666">signal classification</text:span><text:span text:style-name="T664"> tasks. Nevertheless, a substantial drawback is the high specificity. Indeed, in most cases </text:span><text:span text:style-name="T673">this approach</text:span><text:span text:style-name="T664"> </text:span><text:span text:style-name="T669">requires to</text:span><text:span text:style-name="T664"> </text:span><text:span text:style-name="T670">separately</text:span><text:span text:style-name="T664"> </text:span><text:span text:style-name="T671">model </text:span><text:span text:style-name="T669">every single feature</text:span><text:span text:style-name="T664">, </text:span><text:span text:style-name="T672">building</text:span><text:span text:style-name="T671"> specific algorithm</text:span><text:span text:style-name="T668">s</text:span><text:span text:style-name="T671">.</text:span><text:span text:style-name="T664"> </text:span><text:span text:style-name="T674">HFD is based on the classic computing paradigm that involves to solve a problem following specific instructions created by the programmer. This limits the problem-solving capabilities to problems that humans already know how to solve. </text:span><text:span text:style-name="T675">Accordingly, this approach is not particularly </text:span><text:span text:style-name="T701">suited</text:span><text:span text:style-name="T675"> for high-level features extraction tasks, since it can be difficult for humans to identify accurate mathematical structure</text:span><text:span text:style-name="T701">s</text:span><text:span text:style-name="T675"> to represent perceptive and arbitrary features </text:span><text:span text:style-name="T675"><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675">.</text:span><text:span text:style-name="T664"> </text:span><text:span text:style-name="T703">L</text:span><text:span text:style-name="T701">iterature shows plenty of </text:span><text:span text:style-name="T702">studies</text:span><text:span text:style-name="T701"> in this direction. On notable collection of researches regarding strategies </text:span><text:span text:style-name="T702">for </text:span><text:span text:style-name="T701">physical-modeling </text:span><text:span text:style-name="T702">of</text:span><text:span text:style-name="T701"> perceptive features </text:span><text:span text:style-name="T702">is </text:span><text:span text:style-name="T620">Sounding Objects </text:span><text:span text:style-name="T621">(SoB) </text:span><text:span text:style-name="T702"><text:bibliography-mark text:identifier="SOB intero" text:bibliography-type="article" text:author="Davide Rocchesso, Roberto Bresin, Mikael Fernström " text:publisher="IEEE Computer Society Press Los Alamitos" text:title="Sounding Objects" text:year="2003">[12]</text:bibliography-mark></text:span><text:span text:style-name="T702">. </text:span><text:span text:style-name="T703">The methods presented in this work point out that HFD is a valid approach for high-level feature modeling, nevertheless confirm its high specificity. In fact, the majority of papers collected in </text:span><text:span text:style-name="T621">SoB </text:span><text:span text:style-name="T703">achieve</text:span></text:p>
      <text:p text:style-name="P98"><text:span text:style-name="T664">r</text:span><text:span text:style-name="T663">emarkably accurate results, </text:span><text:span text:style-name="T704">but in </text:span><text:span text:style-name="T705">relatively</text:span><text:span text:style-name="T704"> restricted contexts.</text:span></text:p>
      <text:p text:style-name="P96"><text:span text:style-name="T676">A </text:span><text:span text:style-name="T677">contrasting</text:span><text:span text:style-name="T667"> approach to </text:span><text:span text:style-name="T678">perform feature extraction </text:span><text:span text:style-name="T679">is to </text:span><text:span text:style-name="T682">adopt</text:span><text:span text:style-name="T680"> a generalizable </text:span><text:span text:style-name="T682">data processing paradigm </text:span><text:span text:style-name="T706">to</text:span><text:span text:style-name="T680"> re</text:span><text:span text:style-name="T706">plicate</text:span><text:span text:style-name="T680"> how human intellect interprets perceptive stimuli. </text:span><text:span text:style-name="T682">This expedient permits to extend the problem-solving capabilities of HFD </text:span><text:span text:style-name="T684">method</text:span><text:span text:style-name="T690">s</text:span><text:span text:style-name="T682">, </text:span><text:span text:style-name="T683">conferring an algorithm the </text:span><text:span text:style-name="T685">ability</text:span><text:span text:style-name="T683"> of autonomously finding solutions to problems </text:span><text:span text:style-name="T685">(including </text:span><text:span text:style-name="T686">issues</text:span><text:span text:style-name="T685"> that humans do </text:span><text:span text:style-name="T686">not</text:span><text:span text:style-name="T685"> know exactly how to resolve) </text:span><text:span text:style-name="T685"><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685">.</text:span><text:span text:style-name="T667"> </text:span><text:span text:style-name="T616">D</text:span><text:span text:style-name="T617">eep learning </text:span><text:span text:style-name="T679">strategies are oriented towards this direction</text:span><text:span text:style-name="T667">, </text:span><text:span text:style-name="T679">relying</text:span><text:span text:style-name="T667"> on </text:span><text:span text:style-name="T681">a statistical model </text:span><text:span text:style-name="T688">that aims to replicate</text:span><text:span text:style-name="T689"> the information processing modalities of</text:span><text:span text:style-name="T688"> the biological nervous system: the</text:span><text:span text:style-name="T681"> </text:span><text:span text:style-name="T618">Artificial</text:span><text:span text:style-name="T687"> </text:span><text:span text:style-name="T617">Neura</text:span><text:span text:style-name="T618">l </text:span><text:span text:style-name="T617">Network </text:span><text:span text:style-name="T667">(</text:span><text:span text:style-name="T687">A</text:span><text:span text:style-name="T667">NN). </text:span><text:span text:style-name="T690">For en exhaustive explanation of deep learning and ANNs refer to </text:span><text:span text:style-name="T619">Goodfellow et al. </text:span><text:span text:style-name="T667"><text:bibliography-mark text:identifier="DPBOOK" text:bibliography-type="book" text:author="Ian Goodfellow, Yoshua Bengio, Aaron Courville" text:publisher="MIT Press" text:title="Deep Learning" text:year="2016">[13]</text:bibliography-mark></text:span><text:span text:style-name="T667">. </text:span><text:span text:style-name="T635">ANN’s</text:span><text:span text:style-name="T636"> </text:span><text:span text:style-name="T639">problem-solving abilities are based on the </text:span><text:span text:style-name="T609">experience</text:span><text:span text:style-name="T639">, such as occurs for humans</text:span><text:span text:style-name="T639"><text:note text:id="ftn5" text:note-class="footnote"><text:note-citation>5</text:note-citation><text:note-body><text:p text:style-name="P165">For example, humans learn the correct movements required to ride a bicycle by trial and error. <text:span text:style-name="T731">In this case the experience consists of all the movements performed during the training, associated with their output, that is if a movement was successful or not.</text:span></text:p></text:note-body></text:note></text:span><text:span text:style-name="T639">. Therefore </text:span><text:span text:style-name="T640">they </text:span><text:soft-page-break/><text:span text:style-name="T640">need to be “trained” with example data in order to be able to solve a problem.</text:span><text:span text:style-name="T639"> </text:span><text:span text:style-name="T640">ANNs </text:span><text:span text:style-name="T636">are capable of </text:span><text:span text:style-name="T641">analyzing </text:span><text:span text:style-name="T642">any kind of</text:span><text:span text:style-name="T636"> information (</text:span><text:span text:style-name="T642">for example</text:span><text:span text:style-name="T636"> sounds, images and videos) in a similar </text:span><text:span text:style-name="T643">manner</text:span><text:span text:style-name="T636"> as human </text:span><text:span text:style-name="T644">brain</text:span><text:span text:style-name="T636"> does and perform </text:span><text:span text:style-name="T645">complex </text:span><text:span text:style-name="T636">operation</text:span><text:span text:style-name="T663">s among</text:span><text:span text:style-name="T691"> data, </text:span><text:span text:style-name="T692">such as finding similarit</text:span><text:span text:style-name="T693">y patterns </text:span><text:span text:style-name="T693"><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663">. </text:span><text:span text:style-name="T694">This confers a</text:span><text:span text:style-name="T695">n A</text:span><text:span text:style-name="T694">NN the cap</text:span><text:span text:style-name="T695">ability</text:span><text:span text:style-name="T694"> of performing human-like </text:span><text:span text:style-name="T696">sophisticated</text:span><text:span text:style-name="T694"> operations such as data cataloguing </text:span><text:span text:style-name="T697">basing on abstract criterions, for </text:span><text:span text:style-name="T698">instance</text:span><text:span text:style-name="T697"> determining if an image </text:span><text:span text:style-name="T699">portrays</text:span><text:span text:style-name="T697"> “happy people”</text:span><text:span text:style-name="T694">. </text:span><text:span text:style-name="T698">A notable example of these capabilities is YouTube’s video recommendation system </text:span><text:span text:style-name="T698"><text:bibliography-mark text:identifier="youtube recommendation" text:bibliography-type="article" text:author="Paul Covington, Jay Adams, Emre Sargin" text:publisher="Proceedings of the 10th ACM Conference on Recommender Systems" text:title="Deep Neural Networks for YouTube Recommendations" text:year="2016">[14]</text:bibliography-mark></text:span><text:span text:style-name="T698">. </text:span><text:span text:style-name="T700">ANNs</text:span><text:span text:style-name="T118"> </text:span><text:span text:style-name="T119">can be viewed as algorithmic </text:span><text:span text:style-name="T120">structure</text:span><text:span text:style-name="T121">s</text:span><text:span text:style-name="T120"> that follow rules</text:span><text:span text:style-name="T119"> </text:span><text:span text:style-name="T120">analog</text:span><text:span text:style-name="T135">ous</text:span><text:span text:style-name="T120"> to</text:span><text:span text:style-name="T119"> the gestalt laws of grouping </text:span><text:span text:style-name="T119"><text:bibliography-mark text:identifier="NN-grouping" text:bibliography-type="article" text:author="Pieter R. Roelfsema." text:publisher="The Annual Review of Neuroscience" text:title="Cortical Algorithms for Perceptual Grouping" text:year="2006">[9]</text:bibliography-mark></text:span><text:span text:style-name="T119">.</text:span><text:span text:style-name="T122"> </text:span><text:span text:style-name="T123">This property makes an </text:span><text:span text:style-name="T120">A</text:span><text:span text:style-name="T123">NN </text:span><text:span text:style-name="T124">surprisingly</text:span><text:span text:style-name="T125"> efficient </text:span><text:span text:style-name="T124">in</text:span><text:span text:style-name="T125"> recognizing </text:span><text:span text:style-name="T124">perceptive and abstract</text:span><text:span text:style-name="T125"> </text:span><text:span text:style-name="T126">features</text:span><text:span text:style-name="T125">, which are </text:span><text:span text:style-name="T127">often </text:span><text:span text:style-name="T128">too complex</text:span><text:span text:style-name="T125"> to </text:span><text:span text:style-name="T129">be </text:span><text:span text:style-name="T125">mathematically express</text:span><text:span text:style-name="T129">ed “</text:span><text:span text:style-name="T124">by hand”</text:span><text:span text:style-name="T125">.</text:span><text:span text:style-name="T122"> </text:span><text:span text:style-name="T130">Accordingly</text:span><text:span text:style-name="T131">, </text:span><text:span text:style-name="T130">the ANN</text:span><text:span text:style-name="T131"> can be considered </text:span><text:span text:style-name="T123">a </text:span><text:span text:style-name="T130">commensurate</text:span><text:span text:style-name="T123"> approach to replicate</text:span><text:span text:style-name="T115"> the procedure adopted by human brain for associating </text:span><text:span text:style-name="T132">attributes or </text:span><text:span text:style-name="T115">sensations to sounds, </text:span><text:span text:style-name="T133">as suggest, among many others, the work of </text:span><text:span text:style-name="T145">Gounaropoulos et al.</text:span><text:span text:style-name="T134"> </text:span><text:span text:style-name="T134"><text:bibliography-mark text:identifier="adjectives synth" text:bibliography-type="article" text:author="Alex Gounaropoulos, Colin G. Johnson" text:publisher="Proceedings SMC'07, 4th Sound and Music Computing Conference" text:title="A Neural Network Approach for Synthesising Timbres from Adjectives" text:year="2007">[15]</text:bibliography-mark></text:span><text:span text:style-name="T636">. </text:span></text:p>
      <text:p text:style-name="P77"><text:span text:style-name="T492">A</text:span><text:span text:style-name="T486">NN’s </text:span><text:span text:style-name="T493">training process</text:span><text:span text:style-name="T486"> affine</text:span><text:span text:style-name="T496">s</text:span><text:span text:style-name="T486"> the </text:span><text:span text:style-name="T493">model’s </text:span><text:span text:style-name="T486">performance for a </text:span><text:span text:style-name="T496">specific</text:span><text:span text:style-name="T486"> task. Th</text:span><text:span text:style-name="T505">en</text:span><text:span text:style-name="T486">, relying on the given experience, </text:span><text:span text:style-name="T493">it makes</text:span><text:span text:style-name="T486"> </text:span><text:span text:style-name="T494">the</text:span><text:span text:style-name="T486"> </text:span><text:span text:style-name="T493">A</text:span><text:span text:style-name="T486">NN an </text:span><text:span text:style-name="T446">expert system </text:span><text:span text:style-name="T486">for </text:span><text:span text:style-name="T496">that</text:span><text:span text:style-name="T486"> task, </text:span><text:span text:style-name="T498">providing a “knowledge” of</text:span><text:span text:style-name="T494"> </text:span><text:span text:style-name="T496">the </text:span><text:span text:style-name="T495">data required to solve a </text:span><text:span text:style-name="T498">precise</text:span><text:span text:style-name="T495"> problem.</text:span><text:span text:style-name="T494"> </text:span><text:span text:style-name="T503">Then, </text:span><text:span text:style-name="T504">A</text:span><text:span text:style-name="T494">NNs </text:span><text:span text:style-name="T501">are</text:span><text:span text:style-name="T494"> </text:span><text:span text:style-name="T501">able</text:span><text:span text:style-name="T494"> to improve their </text:span><text:span text:style-name="T502">accuracy</text:span><text:span text:style-name="T494"> as they processes data: the more data is analyzed, the higher quality of the results is</text:span><text:span text:style-name="T48">, </text:span><text:span text:style-name="T49">reflecting</text:span><text:span text:style-name="T48"> </text:span><text:span text:style-name="T52">the </text:span><text:span text:style-name="T48">human </text:span><text:span text:style-name="T40">learning</text:span><text:span text:style-name="T48"> </text:span><text:span text:style-name="T50">fash</text:span><text:span text:style-name="T51">i</text:span><text:span text:style-name="T50">on </text:span><text:span text:style-name="T50"><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48">. </text:span><text:span text:style-name="T486">On our specific case, </text:span><text:span text:style-name="T488">the </text:span><text:span text:style-name="T499">required </text:span><text:span text:style-name="T488">task is to build a model of </text:span><text:span text:style-name="T487">perception-related sound feature</text:span><text:span text:style-name="T496">s</text:span><text:span text:style-name="T486">. The given experience for this </text:span><text:span text:style-name="T489">purpose</text:span><text:span text:style-name="T486"> </text:span><text:span text:style-name="T490">has to</text:span><text:span text:style-name="T486"> be a set of sounds that are </text:span><text:span text:style-name="T488">labelled by humans with the perceived level </text:span><text:span text:style-name="T487">of th</text:span><text:span text:style-name="T499">e</text:span><text:span text:style-name="T487"> feature</text:span><text:span text:style-name="T497">s</text:span><text:span text:style-name="T487"><text:note text:id="ftn6" text:note-class="footnote"><text:note-citation>6</text:note-citation><text:note-body><text:p text:style-name="P160">Considering a supervised learning strategy</text:p></text:note-body></text:note></text:span><text:span text:style-name="T486">. The system </text:span><text:span text:style-name="T491">would</text:span><text:span text:style-name="T486"> find similarities among </text:span><text:span text:style-name="T499">the</text:span><text:span text:style-name="T486"> files to </text:span><text:span text:style-name="T503">produce</text:span><text:span text:style-name="T486"> a model </text:span><text:span text:style-name="T500">that</text:span><text:span text:style-name="T486"> reflects </text:span><text:span text:style-name="T488">how a sound should be shaped</text:span><text:span text:style-name="T486"> to </text:span><text:span text:style-name="T488">present </text:span><text:span text:style-name="T497">one</text:span><text:span text:style-name="T488"> particular </text:span><text:span text:style-name="T487">characteristic</text:span><text:span text:style-name="T486">. </text:span></text:p>
      <text:p text:style-name="P77"><text:span text:style-name="T518">The </text:span><text:span text:style-name="T524">A</text:span><text:span text:style-name="T518">NN</text:span><text:span text:style-name="T399"> approach manifests two significant advantages </text:span><text:span text:style-name="T518">in respect of HFD </text:span><text:span text:style-name="T525">for high-level feature extraction tasks</text:span><text:span text:style-name="T399">. First</text:span><text:span text:style-name="T519">ly,</text:span><text:span text:style-name="T399"> </text:span><text:span text:style-name="T528">A</text:span><text:span text:style-name="T520">NN-based model</text:span><text:span text:style-name="T518">s</text:span><text:span text:style-name="T520"> are non-specific, providing the possibility to extract</text:span><text:span text:style-name="T399"> many different features </text:span><text:span text:style-name="T520">with the same architecture,</text:span><text:span text:style-name="T399"> according to the given experience. </text:span><text:span text:style-name="T518">Moreover, they are notoriously convenient for </text:span><text:span text:style-name="T525">fuzzy and perceptive-oriented</text:span><text:span text:style-name="T518"> </text:span><text:span text:style-name="T526">chara</text:span><text:span text:style-name="T527">c</text:span><text:span text:style-name="T526">teristics</text:span><text:span text:style-name="T518">.</text:span><text:span text:style-name="T399"> </text:span><text:span text:style-name="T506">On the other hand, this approach presents two fundamental drawbacks. First, </text:span><text:span text:style-name="T509">A</text:span><text:span text:style-name="T506">NNs must be trained with a large amount of data in order to reach a reasonable experience, and then precision. Moreover, consistent comput</text:span><text:span text:style-name="T509">ing resources are</text:span><text:span text:style-name="T506"> often required because of the considerable amount of </text:span><text:span text:style-name="T507">data</text:span><text:span text:style-name="T506"> to process. </text:span><text:span text:style-name="T508">By e</text:span><text:span text:style-name="T53">xamining these aspects</text:span><text:span text:style-name="T54">, we decided to take in consideration only </text:span><text:span text:style-name="T55">the</text:span><text:span text:style-name="T54"> Neural-Network approach to </text:span><text:span text:style-name="T58">perform </text:span><text:span text:style-name="T55">percept</text:span><text:span text:style-name="T58">ion</text:span><text:span text:style-name="T55">-</text:span><text:span text:style-name="T58">oriented</text:span><text:span text:style-name="T55"> </text:span><text:span text:style-name="T54">feature extraction. Even though there are many other plausible and potentially successful methods </text:span><text:span text:style-name="T57">for th</text:span><text:span text:style-name="T58">is</text:span><text:span text:style-name="T57"> purpose</text:span><text:span text:style-name="T54">, we estimated the </text:span><text:span text:style-name="T59">A</text:span><text:span text:style-name="T54">NN-based approach as the most suitable for this </text:span><text:span text:style-name="T58">particular </text:span><text:span text:style-name="T54">project. Notwithstanding the foregoing, we consider the possibility of performing comparisons between different strategies to be </text:span><text:span text:style-name="T56">observed</text:span><text:span text:style-name="T54"> at a later stage.</text:span></text:p>
      <text:p text:style-name="P57"/>
      <text:p text:style-name="P190">BACKGROUND</text:p>
      <text:p text:style-name="Standard"><text:span text:style-name="T147"><text:s text:c="4"/>Two sub-categories of </text:span><text:span text:style-name="T150">Music Information Retrieval</text:span><text:span text:style-name="T147"> are of strong interest for this project: </text:span><text:span text:style-name="T150">automatic</text:span><text:span text:style-name="T151"> </text:span><text:span text:style-name="T150">signal classification</text:span><text:span text:style-name="T147">, based on the semantic content of the sound files, and </text:span><text:span text:style-name="T152">feature matching</text:span><text:span text:style-name="T151"> </text:span><text:span text:style-name="T150">data synthesis</text:span><text:span text:style-name="T147">, involving the generation of sounds that </text:span><text:span text:style-name="T149">present</text:span><text:span text:style-name="T147"> specific </text:span><text:span text:style-name="T148">target</text:span><text:span text:style-name="T147"> features. </text:span><text:span text:style-name="T153">Furthermore, this research takes in</text:span><text:span text:style-name="T154">to account</text:span><text:span text:style-name="T153"> some important studies </text:span><text:span text:style-name="T161">about</text:span><text:span text:style-name="T154"> </text:span><text:span text:style-name="T153">sound synthesis aimed to match specific</text:span><text:span text:style-name="T155"> </text:span><text:span text:style-name="T157">perceptive-</text:span><text:span text:style-name="T158">oriented</text:span><text:span text:style-name="T155"> </text:span><text:span text:style-name="T156">features</text:span><text:span text:style-name="T155">, </text:span><text:span text:style-name="T153">which involve bot</text:span><text:span text:style-name="T159">h</text:span><text:span text:style-name="T153"> </text:span><text:span text:style-name="T159">the above-mentioned</text:span><text:span text:style-name="T153"> </text:span><text:span text:style-name="T160">fields</text:span><text:span text:style-name="T153">.</text:span></text:p>
      <text:p text:style-name="P44"/>
      <text:p text:style-name="P91">Automatic signal classification</text:p>
      <text:p text:style-name="P91"/>
      <text:p text:style-name="P92"><text:s text:c="4"/>This practice concerns the algorithmic cataloguing of audio files according to their content. This is intrinsically related to the expedient of features extraction, as a matter of fact it could be said that the two procedures coincide in many aspects. </text:p>
      <text:p text:style-name="P99"><text:span text:style-name="T717">It possible to catalog audio signals according to different abstraction levels. In certain circumstances it could be valuable to</text:span><text:span text:style-name="T532"> distinguish simple signal-level characteristics. For instance, a database containing recorded violin tones could be organized according to the base pitch of the samples. Being the pitch a precisely computable feature, this task could be conveniently accomplished through HFD algorithms such </text:span><text:soft-page-break/><text:span text:style-name="T532">as the </text:span><text:span text:style-name="T180">autocorrelation </text:span><text:span text:style-name="T223"><text:bibliography-mark text:identifier="autocorrelation" text:bibliography-type="article" text:author="Lawrence R. Rabiner" text:publisher="IEEE Trans. Acoust, Speech,Signal Processing, VOL. ASSP-25, NO. 1" text:title="On the Use of AutocorrelationAnalysis for Pitch Detection" text:year="1977">[16]</text:bibliography-mark></text:span><text:span text:style-name="T532">. Conversely, in other contexts it could be indispensable to adopt more abstract criterion for classification. For example, an interactive song database (e.g. Spotify</text:span><text:span text:style-name="T532"><text:note text:id="ftn7" text:note-class="footnote"><text:note-citation>7</text:note-citation><text:note-body><text:p text:style-name="P166">www.spotify.com</text:p></text:note-body></text:note></text:span><text:span text:style-name="T532"> and Last.fm</text:span><text:span text:style-name="T532"><text:note text:id="ftn8" text:note-class="footnote"><text:note-citation>8</text:note-citation><text:note-body><text:p text:style-name="P166">www.last.fm</text:p></text:note-body></text:note></text:span><text:span text:style-name="T532">) can have sophisticated exigencies, such as the automatic selection of songs that are similar to the most liked by a user. Currently the leading technique for this specific purpose is </text:span><text:span text:style-name="T180">Collaborative Filtering</text:span><text:span text:style-name="T180"><text:note text:id="ftn9" text:note-class="footnote"><text:note-citation>9</text:note-citation><text:note-body><text:p text:style-name="P161">https://www.slideshare.net/MrChrisJohnson/algorithmic-music-recommendations-at-spotify/22-Alternating_Least_Squarescode_httpsgithubcomMrChrisJohnsonimplicitMFMonday_January</text:p></text:note-body></text:note></text:span><text:span text:style-name="T180">, </text:span><text:span text:style-name="T219">which is adopted, </text:span><text:span text:style-name="T220">among others,</text:span><text:span text:style-name="T219"> by Spotify and Netflix to recommend new media. </text:span><text:span text:style-name="T220">Although, this technique is based on usage data, so it tend to not </text:span><text:span text:style-name="T222">suggest</text:span><text:span text:style-name="T220"> unpopular material, </text:span><text:span text:style-name="T221">introducing a significant bias in the predictions</text:span><text:span text:style-name="T220"> </text:span><text:span text:style-name="T220"><text:bibliography-mark text:identifier="song recommendation" text:bibliography-type="article" text:author="Aaron van den Oord, Sander Dieleman, Benjamin Schrauwen" text:publisher="Advances in Neural Information Processing Systems 26 (NIPS)" text:title="Deep content-based music recommendation" text:year="2013">[17]</text:bibliography-mark></text:span><text:span text:style-name="T220">, </text:span><text:span text:style-name="T233">whereas</text:span><text:span text:style-name="T220"> </text:span><text:span text:style-name="T224">A</text:span><text:span text:style-name="T532">NN-based methods have been identified as more accurate and generalizable for this purpose </text:span><text:span text:style-name="T532"><text:bibliography-mark text:identifier="song recommendation 2" text:bibliography-type="article" text:author="Anusha Balakrishnan, Kalpit Dixit" text:publisher="Google Scholar, Conference Proceedings" text:title="DeepPlaylist: Using Recurrent Neural Networks to Predict Song Similarity" text:year="2016">[18]</text:bibliography-mark></text:span><text:span text:style-name="T532">. In general, </text:span><text:span text:style-name="T556">for automatic signal classification tasks based on abstract features. </text:span><text:span text:style-name="T562">ANNs</text:span><text:span text:style-name="T554"> </text:span><text:span text:style-name="T562">have been proved to</text:span><text:span text:style-name="T554"> </text:span><text:span text:style-name="T734">outperform traditional algorithms based on </text:span><text:span text:style-name="T742">handcrafted feature extraction, </text:span><text:span text:style-name="T734">especially for large-data tasks</text:span><text:span text:style-name="T735"><text:note text:id="ftn10" text:note-class="footnote"><text:note-citation>10</text:note-citation><text:note-body><text:p text:style-name="Footnote"><text:span text:style-name="T510">I</text:span><text:span text:style-name="T511">t is important to mention that before the popularization of NN-based signal classification techniques, the reversed Hidden Markov Model was the leading methodology in this field. Although we do not take it in consideration for automatic classification purposes, since it has been extensively proved that is an obsolete approach in respect of the NNs.</text:span></text:p></text:note-body></text:note></text:span><text:span text:style-name="T734"> </text:span><text:span text:style-name="T734"><text:bibliography-mark text:identifier="learned vs handcrafted" text:bibliography-type="article" text:author="Grigory Antipov, Sid-Ahmed Berrani, Natacha Ruchaud, Jean- Luc Dugelay" text:publisher="Proceedings of the 23rd ACM international conference on Multimedia, PP 1263-126" text:title="Learned vs. Handcrafted Features for Pedestrian Gender Recognition" text:year="2015">[19]</text:bibliography-mark></text:span><text:span text:style-name="T734">. </text:span><text:span text:style-name="T180">Choi et al. </text:span><text:span text:style-name="T223"><text:bibliography-mark text:identifier="choi2 playlist generation" text:bibliography-type="article" text:author="Keunwoo Choi, György Fazekas, Mark Sandler" text:publisher="arXiv:1606.02096" text:title="Towards Playlist Generation Algorithms Using RNNs Trained on Within-Track Transitions" text:year="2016">[20]</text:bibliography-mark></text:span><text:span text:style-name="T532">, for instance, implemented an accurate design to detect song similarities basing on Recurrent Neural Networks. </text:span></text:p>
      <text:p text:style-name="P99"><text:span text:style-name="T532">Similarities among data-points</text:span><text:span text:style-name="T646"> are </text:span><text:span text:style-name="T661">usually</text:span><text:span text:style-name="T646"> </text:span><text:span text:style-name="T647">identified comparing</text:span><text:span text:style-name="T646"> a set of </text:span><text:span text:style-name="T648">sub-</text:span><text:span text:style-name="T646">features </text:span><text:span text:style-name="T649">extracted from the raw data. The sub-features can be manually determined through HFD techniques</text:span><text:span text:style-name="T650"> </text:span><text:span text:style-name="T649">or can be</text:span><text:span text:style-name="T647"> identified by </text:span><text:span text:style-name="T651">automated processes such the </text:span><text:span text:style-name="T610">LFE</text:span><text:span text:style-name="T651"> </text:span><text:span text:style-name="T611">algorithm</text:span><text:span text:style-name="T652"> </text:span><text:span text:style-name="T651">implemented by </text:span><text:span text:style-name="T610">Nargesian et al.</text:span><text:span text:style-name="T647"> </text:span><text:span text:style-name="T651"><text:bibliography-mark text:identifier="automatic feature engineering" text:bibliography-type="article" text:author="Fatemeh Nargesian, Horst Samulowitz, Udayan Khurana, Elias B. Khalil, Deepak Turaga" text:publisher="Proceedings of the Twenty-Sixth International Joint Conference on Artificial Intelligence (IJCAI-17)" text:title="Learning Feature Engineering for Classification" text:year="2017">[21]</text:bibliography-mark></text:span><text:span text:style-name="T651">. </text:span><text:span text:style-name="T649"><text:s/>A</text:span><text:span text:style-name="T653">NNs provid</text:span><text:span text:style-name="T654">e</text:span><text:span text:style-name="T653"> the possibility of </text:span><text:span text:style-name="T655">automatically extracting complex patterns </text:span><text:span text:style-name="T662">upon</text:span><text:span text:style-name="T655"> a features-set</text:span><text:span text:style-name="T655"><text:note text:id="ftn11" text:note-class="footnote"><text:note-citation>11</text:note-citation><text:note-body><text:p text:style-name="P167">Or even within raw-data, in unsupervised learning implementations.</text:p></text:note-body></text:note></text:span><text:span text:style-name="T655">, identifying </text:span><text:span text:style-name="T614">super</text:span><text:span text:style-name="T615">structures</text:span><text:span text:style-name="T655"> (high-level features) that can be problematic to be determined by humans. </text:span><text:span text:style-name="T658">Nevertheless, a drawback of this procedure, is that the ANN-learned features are difficult (in most cases impossible) to be clearly interpreted by humans. </text:span><text:span text:style-name="T659">In fact</text:span><text:span text:style-name="T623">, d</text:span><text:span text:style-name="T622">espite the average precision of the results obtained with </text:span><text:span text:style-name="T630">A</text:span><text:span text:style-name="T622">NNs, </text:span><text:span text:style-name="T605">Pons et al. </text:span><text:span text:style-name="T622"><text:bibliography-mark text:identifier="pons" text:bibliography-type="article" text:author="Jordi Pons, Thomas Lidy, Xavier Serra" text:publisher="14th International Workshop on Content-Based Multimedia Indexing (CBMI), IEEE, pp. 1-6" text:title="Experimenting with Musically Motivated Convolutional Neural Networks" text:year="2016">[22]</text:bibliography-mark></text:span><text:span text:style-name="T622"> have identified a deficiency in th</text:span><text:span text:style-name="T630">is</text:span><text:span text:style-name="T622"> approach to </text:span><text:span text:style-name="T624">sound </text:span><text:span text:style-name="T625">classification tasks</text:span><text:span text:style-name="T622">, which is caused by the lack of an accurate “</text:span><text:span text:style-name="T605">musical coherence</text:span><text:span text:style-name="T622">”, to use their own words. </text:span><text:span text:style-name="T628">Accordingly, </text:span><text:span text:style-name="T622">such method </text:span><text:span text:style-name="T626">often </text:span><text:span text:style-name="T622">performs as a </text:span><text:span text:style-name="T605">“black box”</text:span><text:span text:style-name="T605"><text:note text:id="ftn12" text:note-class="footnote"><text:note-citation>12</text:note-citation><text:note-body><text:p text:style-name="P194">In science, a black box is a system, <text:span text:style-name="T1">which</text:span> can be observed just for its inputs and outputs, without a concrete knowledge of the internal processes.</text:p></text:note-body></text:note></text:span><text:span text:style-name="T622">, which can not guarantee precise</text:span><text:span text:style-name="T632">ly</text:span><text:span text:style-name="T622"> control of what occurs on the inside. This is due to its overly generic character and the lack of </text:span><text:span text:style-name="T628">interpretable</text:span><text:span text:style-name="T622"> mathematical representations of the </text:span><text:span text:style-name="T628">learned</text:span><text:span text:style-name="T622"> </text:span><text:span text:style-name="T628">features</text:span><text:span text:style-name="T622">. </text:span><text:span text:style-name="T627">This research points out the importance of adopting a </text:span><text:span text:style-name="T607">motivated </text:span><text:span text:style-name="T627">architecture, fine tuned to produce results that can be </text:span><text:span text:style-name="T629">understood</text:span><text:span text:style-name="T627"> by humans.</text:span><text:span text:style-name="T631"> </text:span><text:span text:style-name="T630">In addition to this, a</text:span><text:span text:style-name="T655"> co</text:span><text:span text:style-name="T656">mbination of human-determined and ANN-based feature extraction is </text:span><text:span text:style-name="T657">proved to be a</text:span><text:span text:style-name="T660">n effective method</text:span><text:span text:style-name="T657"> to perform high-level feature extraction tasks. </text:span><text:span text:style-name="T660">This procedure permits to</text:span><text:span text:style-name="T657"> </text:span><text:span text:style-name="T660">focus the ANN learning just on</text:span><text:span text:style-name="T613"> motivated </text:span><text:span text:style-name="T660">characteristics of data, producing more interpretable outcomes.</text:span><text:span text:style-name="T613"> </text:span><text:span text:style-name="T657">The work of </text:span><text:span text:style-name="T612">M. Stamenovic </text:span><text:span text:style-name="T657"><text:bibliography-mark text:identifier="stamenovic example preprocessing" text:bibliography-type="article" text:author="Marko Stamenovic" text:publisher="Semanthic Scholar, Conference Proceedings" text:title="Identifying Cover Songs Using Deep Neural Networks" text:year="2015">[23]</text:bibliography-mark></text:span><text:span text:style-name="T612"> </text:span><text:span text:style-name="T657">is an exemplary case of this trend.</text:span></text:p>
      <text:p text:style-name="P93"><text:span text:style-name="T533">Several NN architectures are possible to </text:span><text:span text:style-name="T534">perform </text:span><text:span text:style-name="T715">data</text:span><text:span text:style-name="T534"> classification and</text:span><text:span text:style-name="T533">, usually, different </text:span><text:span text:style-name="T535">categories of </text:span><text:span text:style-name="T533">tasks require different designs. </text:span>Various studies proved that <text:span text:style-name="T178">Convolutional Neural Networks</text:span> (CNN) and <text:span text:style-name="T178">Recurrent Neural Networks</text:span> (RNN) are the most suitable for audio applications. <text:span text:style-name="T721">For an overview of these two models refer to </text:span><text:span text:style-name="T619">Goodfellow et al. </text:span><text:span text:style-name="T667"><text:bibliography-mark text:identifier="DPBOOK" text:bibliography-type="book" text:author="Ian Goodfellow, Yoshua Bengio, Aaron Courville" text:publisher="MIT Press" text:title="Deep Learning" text:year="2016">[13]</text:bibliography-mark></text:span><text:span text:style-name="T721">. </text:span>In particular, it ha<text:span text:style-name="T722">s</text:span> been proved that CNNs perform better for tracking static features, <text:span text:style-name="T721">thus they are particularly suited for image-related applications</text:span><text:span text:style-name="T721"><text:note text:id="ftn13" text:note-class="footnote"><text:note-citation>13</text:note-citation><text:note-body><text:p text:style-name="P169">Accordingly, CNNs are suitable to deal with spectral representations of audio information</text:p></text:note-body></text:note></text:span><text:span text:style-name="T721">. Conversely</text:span> RNNs are more convenient for time-related dependencies, <text:span text:style-name="T721">therefore they are more appropriate to model sequential data </text:span><text:span text:style-name="T721"><text:bibliography-mark text:identifier="choi 1" text:bibliography-type="article" text:author="Keunwoo Choi, Gyo ̈rgy Fazekas, Mark Sandler, Kyunghyun Cho" text:publisher="Neural and Evolutionary Computing, Cornell University Library" text:title="Convolutional Recurrent Neural Networks for Music Classification" text:year="2016">[24]</text:bibliography-mark></text:span>. <text:span text:style-name="T723">Thus, the choice of the A</text:span><text:span text:style-name="T534">NN </text:span><text:span text:style-name="T720">architecture</text:span><text:span text:style-name="T534"> </text:span><text:span text:style-name="T536">is</text:span><text:span text:style-name="T534"> quite sensible to the time-variance aspect of the </text:span><text:span text:style-name="T536">data itself and the </text:span><text:span text:style-name="T534">features to extract. </text:span><text:span text:style-name="T721">RN</text:span><text:span text:style-name="T555">Ns could seem the obvious choice for audio-related applications, considering the intrinsic sequential nature of sound information. Although </text:span><text:span text:style-name="T569">Zhang et al.</text:span><text:span text:style-name="T555"> </text:span><text:span text:style-name="T555"><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555"> </text:span><text:span text:style-name="T537">demonstrated that an entirely CNN-based architecture can perform with comparable accuracy on audio classification tasks (speech recognition), providing a significantly higher computing efficiency with respect to RNNs. A </text:span><text:span text:style-name="T734">combination of the two methods has been ascertained to merge the benefits of both strategies, notwithstanding the high computing requirements</text:span><text:span text:style-name="T537">. </text:span><text:span text:style-name="T564">Choi et al</text:span><text:span text:style-name="T537">. </text:span><text:span text:style-name="T537"><text:bibliography-mark text:identifier="choi 1" text:bibliography-type="article" text:author="Keunwoo Choi, Gyo ̈rgy Fazekas, Mark Sandler, Kyunghyun Cho" text:publisher="Neural and Evolutionary Computing, Cornell University Library" text:title="Convolutional Recurrent Neural Networks for Music Classification" text:year="2016">[24]</text:bibliography-mark></text:span><text:span text:style-name="T537">, for instance, have successfully adopted this approach. </text:span></text:p>
      <text:p text:style-name="P78"/>
      <text:p text:style-name="P53"><text:soft-page-break/><text:span text:style-name="T1015">Feature matching data</text:span> synthesis</text:p>
      <text:p text:style-name="P53"/>
      <text:p text:style-name="P94"><text:span text:style-name="T724">This proceeding involves the g</text:span>eneration of <text:span text:style-name="T537">plausible data </text:span><text:span text:style-name="T114">to</text:span><text:span text:style-name="T537"> match specific features</text:span>. <text:span text:style-name="T724">In the field of audio processing the majority of studies focused on text to speech synthesis applications</text:span>. <text:span text:style-name="T725">In the context of this research</text:span><text:span text:style-name="T537">, </text:span><text:span text:style-name="T552">it is targeted to the</text:span><text:span text:style-name="T537"> genera</text:span><text:span text:style-name="T552">tion of</text:span><text:span text:style-name="T537"> sounds that are associable to given human perceptive sensations. The literature shows two different approaches to achieve this task</text:span><text:span text:style-name="T538">s. </text:span><text:span text:style-name="T540">The firs</text:span><text:span text:style-name="T539">t</text:span><text:span text:style-name="T540"> consist</text:span><text:span text:style-name="T539">s</text:span><text:span text:style-name="T540"> </text:span><text:span text:style-name="T563">of</text:span><text:span text:style-name="T540"> producing through </text:span><text:span text:style-name="T557">learning-capable </text:span><text:span text:style-name="T540">models the feature</text:span><text:span text:style-name="T557">s</text:span><text:span text:style-name="T540"> to be </text:span><text:span text:style-name="T541">emulated</text:span><text:span text:style-name="T540"> and </text:span><text:span text:style-name="T557">producing</text:span><text:span text:style-name="T540"> the audio waveform through algorithms specifically </text:span><text:span text:style-name="T539">arranged for sound synthesis, such as the </text:span><text:span text:style-name="T565">Harmonic Plus Noise Vocoder</text:span><text:span text:style-name="T539"> </text:span><text:span text:style-name="T539"><text:bibliography-mark text:identifier="HPN MODEL" text:bibliography-type="article" text:author="Xavier Serra" text:publisher="Musical Signal Processing, Swets &amp; Zeitlinger, pp. 91-122" text:title="Musical Sound Modeling with Sinusoids plus Noise" text:year="1997">[26]</text:bibliography-mark></text:span><text:span text:style-name="T539">. Instead, the second contemplates the </text:span><text:span text:style-name="T541">direct </text:span><text:span text:style-name="T539">synthesis of the final waveform through </text:span><text:span text:style-name="T557">the learning-capable</text:span><text:span text:style-name="T539"> models. </text:span><text:span text:style-name="T542">The </text:span><text:span text:style-name="T557">learning-capable models</text:span><text:span text:style-name="T542"> that </text:span><text:span text:style-name="T557">have been mostly adopted for</text:span><text:span text:style-name="T542"> this purpose are </text:span><text:span text:style-name="T566">Markov Chains</text:span><text:span text:style-name="T542"> an</text:span><text:span text:style-name="T557">d</text:span><text:span text:style-name="T542"> </text:span><text:span text:style-name="T566">Neural Networks</text:span><text:span text:style-name="T542">. </text:span><text:span text:style-name="T553">T</text:span><text:span text:style-name="T544">he Markov Chain is an aleatory process </text:span><text:span text:style-name="T543">aimed to generate plausible sequences</text:span><text:span text:style-name="T545">, </text:span><text:span text:style-name="T543">basing on existing examples of sequences belonging to the same </text:span><text:span text:style-name="T545">complexity </text:span><text:span text:style-name="T546">and context</text:span><text:span text:style-name="T543">. Therefore, such a system can be trained to produce progressions, emulating the behavior of the given examples, </text:span><text:span text:style-name="T547">defining probability matrixes that reflect the possibility of changing from one state of the sequence to </text:span><text:span text:style-name="T558">the </text:span><text:span text:style-name="T547">successive</text:span><text:span text:style-name="T543">. This </text:span><text:span text:style-name="T559">ability</text:span><text:span text:style-name="T548"> makes the Markov Chain a </text:span><text:span text:style-name="T559">convenient</text:span><text:span text:style-name="T548"> </text:span><text:span text:style-name="T559">method</text:span><text:span text:style-name="T548"> to </text:span><text:span text:style-name="T559">generate</text:span><text:span text:style-name="T548"> musical compositions (sequences of notes) </text:span><text:span text:style-name="T545">that mimic other compositions or present an “organized aleatory” structure</text:span><text:span text:style-name="T548">. An illustrious example of this application has been undertaken by Iannis Xenakis in his “Analogique” </text:span><text:span text:style-name="T548"><text:bibliography-mark text:identifier="formalized music" text:bibliography-type="article" text:author=" Iannis Xenakis" text:publisher="Special issue of La Revue musicale, nos. 253–254. Paris: Editions Richard-Masse" text:title="Formalized Music: Thought and Mathematics in Composition" text:year="1963">[27]</text:bibliography-mark></text:span><text:span text:style-name="T548">. </text:span><text:span text:style-name="T549">In addition to this, </text:span><text:span text:style-name="T554">m</text:span><text:span text:style-name="T549">arkovian processes have been extensively used to perform timbre-level audio synthesis, considering that the set of parameters required by any sound synthesis algorithm could be intended as a (non temporal) sequence. </text:span><text:span text:style-name="T567">Hidden Markov Model Vocoders (HMMV)</text:span><text:span text:style-name="T571"> represent the most common utilization of this </text:span><text:span text:style-name="T581">technique.</text:span><text:span text:style-name="T571"> </text:span><text:span text:style-name="T572">This procedure is based on synthesis algorithm</text:span><text:span text:style-name="T584">s</text:span><text:span text:style-name="T572"> that </text:span><text:span text:style-name="T581">simulate</text:span><text:span text:style-name="T572"> </text:span><text:span text:style-name="T581">the </text:span><text:span text:style-name="T572">vocal emission, defining “excitation” and “</text:span><text:span text:style-name="T573">spectral</text:span><text:span text:style-name="T572">” parameters. </text:span><text:span text:style-name="T584">A</text:span><text:span text:style-name="T573"> HMM learns </text:span><text:span text:style-name="T582">these</text:span><text:span text:style-name="T573"> parameters from </text:span><text:span text:style-name="T583">a speech database</text:span><text:span text:style-name="T573"><text:note text:id="ftn14" text:note-class="footnote"><text:note-citation>14</text:note-citation><text:note-body><text:p text:style-name="P168"><text:span text:style-name="T719">Actually from specific features extracted from these files, such as the </text:span><text:span text:style-name="T718">spectrum, fundamental frequency and phoneme duration</text:span></text:p></text:note-body></text:note></text:span><text:span text:style-name="T573"> </text:span><text:span text:style-name="T574">and </text:span><text:span text:style-name="T584">generates</text:span><text:span text:style-name="T574"> plausible </text:span><text:span text:style-name="T584">parameters-sets</text:span><text:span text:style-name="T574"> </text:span><text:span text:style-name="T589">that</text:span><text:span text:style-name="T574"> make the </text:span><text:span text:style-name="T581">synthesizer (vocoder</text:span><text:span text:style-name="T584">)</text:span><text:span text:style-name="T574"> produce </text:span><text:span text:style-name="T575">the emulation of</text:span><text:span text:style-name="T574"> desired </text:span><text:span text:style-name="T575">speech words </text:span><text:span text:style-name="T573"><text:bibliography-mark text:identifier="HMMV" text:bibliography-type="article" text:author="Samgramsing Kayte, Monica Mundada, Jayesh Gujrathi" text:publisher="International Journal of Computer Applications (0975-8887) vol. 3" text:title="Hidden Markov Model Based Speech Synthesis: A Review" text:year="2015">[28]</text:bibliography-mark></text:span><text:span text:style-name="T573">. </text:span><text:span text:style-name="T580">The same </text:span><text:span text:style-name="T584">concept</text:span><text:span text:style-name="T580"> can be </text:span><text:span text:style-name="T584">adopted</text:span><text:span text:style-name="T580"> for different synthesis models. </text:span><text:span text:style-name="T568">Miranda et al. </text:span><text:span text:style-name="T580"><text:bibliography-mark text:identifier="markov granular fuzzy sets" text:bibliography-type="article" text:author="Miranda, Eduardo &amp; Maia Junior, Adolfo" text:publisher="International Computer Music Conference, ICMC" text:title="Granular Synthesis of Sounds Through Markov Chains with Fuzzy Control" text:year="2005">[29]</text:bibliography-mark></text:span><text:span text:style-name="T580">, </text:span><text:span text:style-name="T584">for example,</text:span><text:span text:style-name="T580"> implemented an interesting example </text:span><text:span text:style-name="T584">of granular synthesis controlled by Marko</text:span><text:span text:style-name="T585">v</text:span><text:span text:style-name="T584"> Chains. </text:span><text:span text:style-name="T573">M</text:span><text:span text:style-name="T576">arkov</text:span><text:span text:style-name="T585">ian</text:span><text:span text:style-name="T576"> processes and Neural Networks</text:span><text:span text:style-name="T576"><text:note text:id="ftn15" text:note-class="footnote"><text:note-citation>15</text:note-citation><text:note-body><text:p text:style-name="P162">In particular Recurrent Neural Networks</text:p></text:note-body></text:note></text:span><text:span text:style-name="T576"> have been used to perform strictly similar tasks to date</text:span><text:span text:style-name="T576"><text:note text:id="ftn16" text:note-class="footnote"><text:note-citation>16</text:note-citation><text:note-body><text:p text:style-name="P163">In fact<text:span text:style-name="T726"> Hidden Markov Models</text:span> have been extensively used also for automatic <text:span text:style-name="T726">speech</text:span> classification tasks</text:p></text:note-body></text:note></text:span><text:span text:style-name="T576">. </text:span><text:span text:style-name="T577">H</text:span><text:span text:style-name="T576">owever, besides other substantial </text:span><text:span text:style-name="T578">contrasts</text:span><text:span text:style-name="T576">, </text:span><text:span text:style-name="T578">Markov Chains are capable of generating only </text:span><text:span text:style-name="T570">sub-sequences</text:span><text:span text:style-name="T578"> of the training data, </text:span><text:span text:style-name="T579">that means </text:span><text:span text:style-name="T586">portions </text:span><text:span text:style-name="T579">sequences that are present also in their experience. On the contrary, </text:span><text:span text:style-name="T590">A</text:span><text:span text:style-name="T579">NNs are capable of synthesizing pieces of data that are not identical to the training examples </text:span><text:span text:style-name="T579"><text:bibliography-mark text:identifier="hmm vs rnn LINK" text:bibliography-type="article" text:author="Kyle McDonald" text:publisher="https://medium.com/artists-and-machine-intelligence/neural-nets-for-generating-music-f46dffac21c0" text:title="Neural Nets for Generating Music" text:year="2017">[30]</text:bibliography-mark></text:span><text:span text:style-name="T579">. Thus, </text:span><text:span text:style-name="T590">A</text:span><text:span text:style-name="T579">NN</text:span><text:span text:style-name="T588">s are able to</text:span><text:span text:style-name="T579"> produce more dynamic and various outcomes than </text:span><text:span text:style-name="T587">Marko</text:span><text:span text:style-name="T588">v</text:span><text:span text:style-name="T587"> Chain</text:span><text:span text:style-name="T588">s</text:span><text:span text:style-name="T579"> </text:span><text:span text:style-name="T588">in automatic data synthesis </text:span><text:span text:style-name="T590">contexts</text:span><text:span text:style-name="T588">.</text:span><text:span text:style-name="T573"> </text:span></text:p>
      <text:p text:style-name="P95"><text:span text:style-name="T1008">ANN-based synthesis approach can be adopted for the generation of the features to be transformed in audio, whereas other specific algorithms synthesize the final waveform. </text:span><text:span text:style-name="T216">Zen et al. </text:span><text:span text:style-name="T591"><text:bibliography-mark text:identifier="zen" text:bibliography-type="article" text:author="Heiga Zen, Andrew Senior, Mike Schuster" text:publisher="Proceedings of the IEEE International Conference on Acoustics, Speech and Signal Processing (ICASSP), pp. 7962-7966" text:title="Statistical parametric speech synthesis using deep neural networks" text:year="2013">[31]</text:bibliography-mark></text:span><text:span text:style-name="T725"> demonstrated that this technique could surpass the accuracy of previous state of art methods, which were based on markovian processes. On the other hand, ANNs are proved to be enough powerful to directly compute the output waveform sample by sample. To our knowledge Markov Chains have never been adopted for similar applications. Google, with </text:span><text:span text:style-name="T182">Wavenet</text:span><text:span text:style-name="T725"> </text:span><text:span text:style-name="T541"><text:bibliography-mark text:identifier="wavenet" text:bibliography-type="article" text:author="Aa ̈ron van den Oord, Karen Simonyan, Nal Kalchbrenner, Sander Dieleman, Oriol Vinyals, Andrew Senior, Heiga Zen, Alex Graves, Koray Kavukcuoglu" text:publisher="9th ISCA Speech Synthesis Workshop, pp. 125-125" text:title="Wavenet: a generative model for raw audio" text:year="2016">[32]</text:bibliography-mark></text:span><text:span text:style-name="T725">, has proposed an important example of this technique. </text:span><text:span text:style-name="T537">A crucial development of this </text:span><text:span text:style-name="T561">implementation</text:span><text:span text:style-name="T537"> is that it has been trained to generate both speech and pianoforte audio files. It has </text:span><text:span text:style-name="T560">been assessed through human judgements</text:span><text:span text:style-name="T537"> that this approach improv</text:span><text:span text:style-name="T550">es</text:span><text:span text:style-name="T537"> by 50% the previous state of art of speech synthesis in terms of naturalness </text:span><text:span text:style-name="T537"><text:bibliography-mark text:identifier="wavenet" text:bibliography-type="article" text:author="Aa ̈ron van den Oord, Karen Simonyan, Nal Kalchbrenner, Sander Dieleman, Oriol Vinyals, Andrew Senior, Heiga Zen, Alex Graves, Koray Kavukcuoglu" text:publisher="9th ISCA Speech Synthesis Workshop, pp. 125-125" text:title="Wavenet: a generative model for raw audio" text:year="2016">[32]</text:bibliography-mark></text:span><text:span text:style-name="T537">. Instead, generated piano samples have not been evaluated </text:span><text:span text:style-name="T551">through </text:span><text:span text:style-name="T560">formal </text:span><text:span text:style-name="T551">surveys</text:span><text:span text:style-name="T537">, although they are audible on the </text:span><text:span text:style-name="T598">website</text:span><text:span text:style-name="T598"><text:note text:id="ftn17" text:note-class="footnote"><text:note-citation>17</text:note-citation><text:note-body><text:p text:style-name="P195">https://deepmind.com/blog/wavenet-generative-model-raw-audio/</text:p></text:note-body></text:note></text:span><text:span text:style-name="T598"> and, to </text:span><text:span text:style-name="T600">our</text:span><text:span text:style-name="T598"> </text:span><text:span text:style-name="T600">opinion</text:span><text:span text:style-name="T598">, present a sharply realistic character despite some unwanted noise. </text:span><text:span text:style-name="T601">However, i</text:span><text:span text:style-name="T599">t is important to denote that the given experience needed to obtain realistic piano sounds consist</text:span><text:span text:style-name="T602">s</text:span><text:span text:style-name="T599"> </text:span><text:span text:style-name="T602">of</text:span><text:span text:style-name="T599"> hundred of ours of piano recordings. </text:span><text:span text:style-name="T603">Another </text:span><text:span text:style-name="T604">relevant</text:span><text:span text:style-name="T603"> experiment of NN-based data synthesis has been proposed by </text:span><text:span text:style-name="T605">Re</text:span><text:span text:style-name="T606">e</text:span><text:span text:style-name="T605">d et al. </text:span><text:span text:style-name="T622"><text:bibliography-mark text:identifier="text to image" text:bibliography-type="article" text:author="Scott Reed, Zeynep Akata, Xinchen Yan, Lajanugen Logeswaran, Bernt Schiele, Honglak Lee" text:publisher="International Conference of Machine Learning" text:title="Generative Adversarial Text to Image Synthesis" text:year="2016">[33]</text:bibliography-mark></text:span><text:span text:style-name="T603">, demonstrating that a similar approach could be successfully adopted also for </text:span><text:span text:style-name="T604">t</text:span><text:span text:style-name="T622">ext to </text:span><text:span text:style-name="T633">i</text:span><text:span text:style-name="T622">mage synthesis</text:span><text:span text:style-name="T603">.</text:span><text:span text:style-name="T725"> Notwithstanding the average better accuracy of ANNs in complex models, the Markov Chain approach shows a comparable performance in context with limited training datasets. Furthermore, markovian models permit to spare considerable computing resources in respect of ANNs. </text:span><text:span text:style-name="T725"><text:bibliography-mark text:identifier="NN vs HMM" text:bibliography-type="article" text:author="Maximilian Panzner, Philipp Cimiano" text:publisher="Lecture Notes in Computer Science, vol 10122. Springer, Cham" text:title="Comparing Hidden Markov Models and Long Short Term Memory Neural Networks for Learning Action Representations" text:year="2016">[34]</text:bibliography-mark></text:span><text:span text:style-name="T725">. </text:span></text:p>
      <text:p text:style-name="P55"><text:soft-page-break/></text:p>
      <text:p text:style-name="P53"><text:span text:style-name="T1009">Perceptive feature matching</text:span> <text:span text:style-name="T1015">data </text:span>synthesis </text:p>
      <text:p text:style-name="P53"/>
      <text:p text:style-name="P56"><text:span text:style-name="T355">Several techniques targeted to synthesize sounds matching specific abstract and perceptive features have been developed. One of the most notable is the </text:span><text:span text:style-name="T179">Concatenative Granular Synthesis</text:span><text:span text:style-name="T356"> (CGS) </text:span><text:span text:style-name="T356"><text:bibliography-mark text:identifier="concatenative" text:bibliography-type="article" text:author="Diemo Schwarz" text:publisher="Proceedings of the International Computer Music Conference (ICMC)" text:title="Curent Research in Concatenative Sound Synthesis" text:year="2005">[35]</text:bibliography-mark></text:span><text:span text:style-name="T356">. Through this method, a feature is supposed to be matched by concatenating fragments of other sounds that are known to contain that particular feature. A valuable intuition on which this technique is based is the classification of sound timbres inside a multidimensional space, on which each axis represents a specific feature. By this expedient would follow the important opportunity to re-synthesize sounds matching the mix of features present in one point of the space, and then to generate sounds matching specific classes by moving on the features plane. Nevertheless, despite the potentialities of this technique, the granulization process involved in CGS often produces artifacts that make impossible to faithfully match a desired feature or sound archetype. Moreover, the expedient of concatenation is not suitable to reproduce time-variant features, which extend beyond the fragments’ duration. Accordingly CGS is not appropriate to reproduce time-related perceptive features.</text:span></text:p>
      <text:p text:style-name="P56">A<text:span text:style-name="T727"> study strictly related to our research has been undertaken by </text:span><text:span text:style-name="T181">Gounaropouls et al. </text:span><text:span text:style-name="T218"><text:bibliography-mark text:identifier="adjectives synth" text:bibliography-type="article" text:author="Alex Gounaropoulos, Colin G. Johnson" text:publisher="Proceedings SMC'07, 4th Sound and Music Computing Conference" text:title="A Neural Network Approach for Synthesising Timbres from Adjectives" text:year="2007">[15]</text:bibliography-mark></text:span><text:span text:style-name="T218">. </text:span><text:span text:style-name="T225">They described a method to classify timbres according to perceptive labels (e.g. </text:span><text:span text:style-name="T183">metallic</text:span><text:span text:style-name="T225">, </text:span><text:span text:style-name="T183">wooden</text:span><text:span text:style-name="T225">, </text:span><text:span text:style-name="T183">bright) </text:span><text:span text:style-name="T226">and synthesize sounds matching desired characteristics. This has been accomplished adopting </text:span><text:span text:style-name="T227">2 different Neural Networks: one for the classification </text:span><text:span text:style-name="T228">of audio files </text:span><text:span text:style-name="T227">and one for the synthesis </text:span><text:span text:style-name="T228">of the parameters required by an additive synthesis algorithm. </text:span><text:span text:style-name="T229">A different approach for a similar purpose has been undertaken by </text:span><text:span text:style-name="T184">Rocchesso et al. </text:span><text:span text:style-name="T229">in the above-mentioned </text:span><text:span text:style-name="T185">Sounding Objects </text:span><text:span text:style-name="T229"><text:bibliography-mark text:identifier="SOB intero" text:bibliography-type="article" text:author="Davide Rocchesso, Roberto Bresin, Mikael Fernström " text:publisher="IEEE Computer Society Press Los Alamitos" text:title="Sounding Objects" text:year="2003">[12]</text:bibliography-mark></text:span><text:span text:style-name="T229"> </text:span><text:span text:style-name="T231">collection</text:span><text:span text:style-name="T229">, </text:span><text:span text:style-name="T230">in which are presented several physical-modeling techniques to synthesize sounds matching specific perceptive features. </text:span><text:span text:style-name="T231">One notable example </text:span><text:span text:style-name="T232">is </text:span><text:span text:style-name="T186">B.L. Giordano</text:span><text:span text:style-name="T232">’s algorithm to categorize sounds according to the source material and synthesizing impact sounds matching “material macro-categories”.</text:span></text:p>
      <text:p text:style-name="P60"/>
      <text:p text:style-name="P61">Background summary</text:p>
      <text:p text:style-name="P59"/>
      <text:p text:style-name="P89"><text:span text:style-name="T72">Overall</text:span><text:span text:style-name="T61">, audio signal classification is a consolidated approach and, </text:span><text:span text:style-name="T62">in particular,</text:span><text:span text:style-name="T61"> </text:span><text:span text:style-name="T73">A</text:span><text:span text:style-name="T61">NN-based </text:span><text:span text:style-name="T62">methods </text:span><text:span text:style-name="T61">reached a consistent accuracy </text:span><text:span text:style-name="T63">to date</text:span><text:span text:style-name="T61">. Furthermore the latter is an eminently active research and it is quickly becoming the attention summit of many audio processing developments. </text:span><text:span text:style-name="T60">For audio classification tasks CNNs and RNNs have been proved to provide the best accuracy. <text:s/>Additionally, CNNs are demonstrated to be more efficient regarding the computing requirements. Conversely</text:span><text:span text:style-name="T61">, </text:span><text:span text:style-name="T64">feature-matching audio synthesis</text:span><text:span text:style-name="T61"> ha</text:span><text:span text:style-name="T64">s</text:span><text:span text:style-name="T61"> not been </text:span><text:span text:style-name="T63">investigated</text:span><text:span text:style-name="T61"> at the same level, besides, in the majority of cases, </text:span><text:span text:style-name="T64">researches</text:span><text:span text:style-name="T61"> have been focused on speech synthesis applications. </text:span><text:span text:style-name="T65">In this context, Markov Chain</text:span><text:span text:style-name="T64">s</text:span><text:span text:style-name="T65"> show a comparable precision in respect of </text:span><text:span text:style-name="T64">R</text:span><text:span text:style-name="T65">NN</text:span><text:span text:style-name="T64">s, </text:span><text:span text:style-name="T66">especially for simple models</text:span><text:span text:style-name="T65">. </text:span><text:span text:style-name="T67">Moreover</text:span><text:span text:style-name="T65">, </text:span><text:span text:style-name="T64">they</text:span><text:span text:style-name="T65"> permit a simpler implementation and provide a significant economy in terms of computing </text:span><text:span text:style-name="T66">power demand</text:span><text:span text:style-name="T65">. </text:span><text:span text:style-name="T67">Besides,</text:span><text:span text:style-name="T65"> </text:span><text:span text:style-name="T67">R</text:span><text:span text:style-name="T65">NNs can </text:span><text:span text:style-name="T71">produce</text:span><text:span text:style-name="T65"> more </text:span><text:span text:style-name="T68">vario</text:span><text:span text:style-name="T162">us outcomes, </text:span><text:span text:style-name="T163">being capable of generating sequences completely different from their training examples. </text:span><text:span text:style-name="T164">Perceptive features matching synthesis is still a relatively new domain, although </text:span><text:span text:style-name="T165">t</text:span><text:span text:style-name="T166">he above-mentioned researches (and many others) suggest that archetypical sound synthesis is not only possible, but can lead to satisfactory results.</text:span><text:span text:style-name="T164"> </text:span><text:span text:style-name="T61">However, in spite of the encouraging outcomes, </text:span><text:span text:style-name="T69">this</text:span><text:span text:style-name="T61"> </text:span><text:span text:style-name="T69">concept</text:span><text:span text:style-name="T61"> ha</text:span><text:span text:style-name="T69">s</text:span><text:span text:style-name="T61"> been rarely applied for artistic purposes beyond experimental contexts. Moreover, to our knowledge, researchers have not deeply focused on modeling strictly </text:span><text:span text:style-name="T73">subjective</text:span><text:span text:style-name="T61"> perceptive sound </text:span><text:span text:style-name="T73">qualities</text:span><text:span text:style-name="T61">, that </text:span><text:span text:style-name="T69">can be intended as</text:span><text:span text:style-name="T61"> high-ambiguity-level </text:span><text:span text:style-name="T70">archetypes</text:span><text:span text:style-name="T61">. We consider this particular aspect an interesting and potentially fruitful investigation.</text:span></text:p>
      <text:p text:style-name="P3"/>
      <text:p text:style-name="P2"/>
      <text:p text:style-name="P30">METHOD</text:p>
      <text:p text:style-name="P54"><text:s/></text:p>
      <text:p text:style-name="P106"><text:s text:c="4"/>From a practical point of view, the objective of this research is to produce a working and usable framework to perform features-matching audio <text:span text:style-name="T1090">analysis and re-</text:span>synthesis based on human perception. The goal is to obtain an optimized environment capable of being employed in real-time on a common laptop computer.</text:p>
      <text:p text:style-name="Standard"><text:soft-page-break/><text:span text:style-name="T364">In this place, </text:span><text:span text:style-name="T365">operational constraints have been undertaken in order to obtain concrete and usable results in a restricted scenario.</text:span><text:span text:style-name="T363"> </text:span><text:span text:style-name="T365">First of all</text:span><text:span text:style-name="T531">, we focused on the concept of </text:span><text:span text:style-name="T187">sound texture</text:span><text:span text:style-name="T531">, intended as time-homogeneous aggregate of similar acoustic events that can be recognized with “time-averaged statistics” </text:span><text:span text:style-name="T531"><text:bibliography-mark text:identifier="textures" text:bibliography-type="article" text:author="Josh H. McDermott, Eero P. Simoncelli" text:publisher="71(5):926-940. doi:10.1016/j.neuron.2011.06.032." text:title="Sound texture perception via statistics of the auditory periphery: Evidence from sound synthesis" text:year="2011">[36]</text:bibliography-mark></text:span><text:span text:style-name="T531">. By its definition, a texture contains sound qualities that can be considered constant over time, being time-invariant features or presenting a repetitive time-variance. Conversely, individual sound events can present strictly time-variant features. For instance, the timbre of a gong hit clearly evolves over time and most of its features can’t be studied with time-averaged statistics. Then, the sound texture presents an inner simplicity in respect of single sound objects, which makes it an effective vehicle to investigate human sound cognition, as pointed out by </text:span><text:span text:style-name="T187">McDermott et al. </text:span><text:span text:style-name="T234"><text:bibliography-mark text:identifier="textures" text:bibliography-type="article" text:author="Josh H. McDermott, Eero P. Simoncelli" text:publisher="71(5):926-940. doi:10.1016/j.neuron.2011.06.032." text:title="Sound texture perception via statistics of the auditory periphery: Evidence from sound synthesis" text:year="2011">[36]</text:bibliography-mark></text:span><text:span text:style-name="T234">. </text:span><text:span text:style-name="T531">Accordingly, the whole research refers to this particular aspect and does not take into account any possible implication derived from musical organization of sounds, which could be intended as complex and non-time-averaged organization of multiple sound events. </text:span><text:span text:style-name="T372">Another important consideration is that perception-related phenomenons can be studied following two radically different approaches: the Helmoltzian and the </text:span><text:span text:style-name="T373">G</text:span><text:span text:style-name="T372">estalt-oriented </text:span><text:span text:style-name="T374">view </text:span><text:span text:style-name="T374"><text:bibliography-mark text:identifier="SOB" text:bibliography-type="book" text:author="Giovanni Bruno Vicario" text:publisher="The Sounding Object, chapter 2. Edizioni di Mondo Estremo" text:title="Prolegomena to the Perceptual Study of Sounds" text:year="2003">[6]</text:bibliography-mark></text:span><text:span text:style-name="T372">. The fi</text:span><text:span text:style-name="T373">r</text:span><text:span text:style-name="T372">st focuses its attention on the identification, quantification and interpretation of neurophysiological processes derived from perceptive stimuli. Instead, the latter is oriented to </text:span><text:span text:style-name="T375">the interpretation of the abstract sensations produced by the same</text:span><text:span text:style-name="T372"> stimuli, </text:span><text:span text:style-name="T376">which are intrinsically non-measurable entities </text:span><text:span text:style-name="T377">and can be analyzed only through human descriptions</text:span><text:span text:style-name="T376">. </text:span><text:span text:style-name="T378">We consider the latter a more efficient way to achieve our task </text:span><text:span text:style-name="T377">since sound imagination </text:span><text:span text:style-name="T379">concerns</text:span><text:span text:style-name="T377"> abstract </text:span><text:span text:style-name="T380">emotions that are non-exactly measurable. </text:span><text:span text:style-name="T379">As a corollary of adopting a non-exact methodology we are conscious to deal with a serie</text:span><text:span text:style-name="T381">s</text:span><text:span text:style-name="T379"> of </text:span><text:span text:style-name="T382">ambiguity </text:span><text:span text:style-name="T379">factors that </text:span><text:span text:style-name="T383">are intrinsic to</text:span><text:span text:style-name="T382"> human perception </text:span><text:span text:style-name="T384">(and interpretation of perception)</text:span><text:span text:style-name="T382">.</text:span><text:span text:style-name="T379"> </text:span><text:span text:style-name="T383">The most influent ones </text:span><text:span text:style-name="T385">are</text:span><text:span text:style-name="T383">:</text:span></text:p>
      <text:p text:style-name="P50">-The interpretation of sensorial stimuli is influenced by the experience of an individual.</text:p>
      <text:p text:style-name="P47"><text:span text:style-name="T383">-</text:span><text:span text:style-name="T386">The interpretation of a stimulus can be ambiguous even for one individual.</text:span></text:p>
      <text:p text:style-name="P47"><text:span text:style-name="T383">-</text:span><text:span text:style-name="T381">There are many factors that </text:span><text:span text:style-name="T383">can distort perc</text:span><text:span text:style-name="T386">e</text:span><text:span text:style-name="T383">ption, </text:span><text:span text:style-name="T381">such as the </text:span><text:span text:style-name="T383">non-optimal operation of sensory organ</text:span><text:span text:style-name="T387">s.</text:span></text:p>
      <text:p text:style-name="P47"><text:span text:style-name="T383">-</text:span><text:span text:style-name="T384">An individual could not be able to properly describe a perceptive sensation.</text:span></text:p>
      <text:p text:style-name="P48"><text:span text:style-name="T3">Furthermore, a</text:span><text:span text:style-name="T4">ccording to many lines of thought, </text:span><text:span text:style-name="T16">part</text:span><text:span text:style-name="T4"> </text:span><text:span text:style-name="T3">of the archetypical ideas that </text:span><text:span text:style-name="T10">that are involved in human intellection</text:span><text:span text:style-name="T3"> could not be </text:span><text:span text:style-name="T4">derived </text:span><text:span text:style-name="T3">directly </text:span><text:span text:style-name="T4">from an individual’s experience and </text:span><text:span text:style-name="T5">should</text:span><text:span text:style-name="T4"> be </text:span><text:span text:style-name="T6">intended as</text:span><text:span text:style-name="T4"> innate concepts of our </text:span><text:span text:style-name="T10">psyche, </text:span><text:span text:style-name="T16">as part of a “collective unconscious”</text:span><text:span text:style-name="T4">. </text:span><text:span text:style-name="T10">An illustrious study about this principle can be found in </text:span><text:span text:style-name="T11">many works of </text:span><text:span text:style-name="T175">C</text:span><text:span text:style-name="T173">arl </text:span><text:span text:style-name="T175">Gustav</text:span><text:span text:style-name="T173"> </text:span><text:span text:style-name="T172">J</text:span><text:span text:style-name="T173">ung</text:span><text:span text:style-name="T10">, </text:span><text:span text:style-name="T11">in particular </text:span><text:span text:style-name="T174">Children’s Dreams: Notes from the Seminar Given in 1936-1940 </text:span><text:span text:style-name="T12"><text:bibliography-mark text:identifier="jung " text:bibliography-type="article" text:author="Jung, C. G. &amp; Jung, L. &amp; Meyer-Grass, M. &amp; Falzeder, E. &amp; Woolfson" text:publisher="Princeton: Princeton University Press" text:title="Children's Dreams: Notes from the Seminar Given in 1936-1940" text:year="2012">[37]</text:bibliography-mark></text:span><text:span text:style-name="T4"> </text:span><text:span text:style-name="T5">Nevertheless, t</text:span><text:span text:style-name="T3">his distinction is </text:span><text:span text:style-name="T5">beyond the scopes of this research, </text:span><text:span text:style-name="T7">thus, </text:span><text:span text:style-name="T13">for simplicity,</text:span><text:span text:style-name="T8"> </text:span><text:span text:style-name="T9">it is n</text:span><text:span text:style-name="T14">ot examined </text:span><text:span text:style-name="T8">in this context</text:span><text:span text:style-name="T9">.</text:span><text:span text:style-name="T10"> </text:span><text:span text:style-name="T25">Finally</text:span><text:span text:style-name="T26">, in this </text:span><text:span text:style-name="T30">particular instance</text:span><text:span text:style-name="T26"> we consider to model only one sound archetype: the amount of human-perceived chaos and order in audio information. Indeed, our work is focused in demonstrating the practical potentialities of the method in the perspective of future developments. This expedient makes our particular approach non-generalizable, since we adopted stratagems that are not proved to be appropriate for different perceptive sound features, </text:span><text:span text:style-name="T27">especially the dataset augmentation techniques that will be explained in the next paragraphs.</text:span></text:p>
      <text:p text:style-name="Standard"><text:span text:style-name="T27"><text:s text:c="4"/>The workflow we followed is divided in </text:span><text:span text:style-name="T28">four</text:span><text:span text:style-name="T27"> consecutive stages: dataset creation, development of the analysis algorithm, development of the re-synthesis algorithm, development of the user interface. This </text:span><text:span text:style-name="T29">path </text:span><text:span text:style-name="T27">has been fixed a prior, considering to adopt a NN-based approach, in order to exploit the predisposition of this method to model perceptive and abstract features. </text:span></text:p>
      <text:p text:style-name="P43"/>
      <text:p text:style-name="P72"><text:span text:style-name="T15">D</text:span><text:span text:style-name="T2">ataset creation</text:span></text:p>
      <text:p text:style-name="P32"/>
      <text:p text:style-name="P90"><text:span text:style-name="T74">The training dataset can be considered as the experience of an ANN. Analyzing and comparing </text:span><text:span text:style-name="T81">the </text:span><text:span text:style-name="T74">data-points, </text:span><text:span text:style-name="T75">the</text:span><text:span text:style-name="T74"> ANN extracts </text:span><text:span text:style-name="T111">superstructures </text:span><text:span text:style-name="T74">(features) that reflect certain characteristics that are common with different data-points </text:span><text:span text:style-name="T75">belonging to the same</text:span><text:span text:style-name="T74"> class. </text:span><text:span text:style-name="T76">By</text:span><text:span text:style-name="T74"> this expedient, an ANN achieves the ability of predicting if new data matches a particular </text:span><text:span text:style-name="T76">class</text:span><text:span text:style-name="T74">, by comparing its superstructures with the learned ones. </text:span><text:span text:style-name="T77">For this purpose, we opted for a</text:span><text:span text:style-name="T78"> </text:span><text:span text:style-name="T112">supervised</text:span><text:span text:style-name="T78"> learning method. </text:span><text:span text:style-name="T77">This technique requires eve</text:span><text:span text:style-name="T86">r</text:span><text:span text:style-name="T77">y data-point of the training set to be associated with a label </text:span><text:span text:style-name="T87">that</text:span><text:span text:style-name="T77"> describe</text:span><text:span text:style-name="T87">s</text:span><text:span text:style-name="T77"> its target class. This provides a clear </text:span><text:span text:style-name="T79">landmark</text:span><text:span text:style-name="T77"> upon which </text:span><text:span text:style-name="T79">an ANN </text:span><text:span text:style-name="T77">build</text:span><text:span text:style-name="T79">s</text:span><text:span text:style-name="T77"> a model for a specific </text:span><text:span text:style-name="T85">data-category</text:span><text:span text:style-name="T77">.</text:span><text:span text:style-name="T80"> The homogeneity of the training dataset is a crucial aspect </text:span><text:span text:style-name="T82">to obtain reliable predictions. </text:span><text:span text:style-name="T80">In fact, it has been proved that non-homogeneous datasets (containing largely different amounts of data-points for each classification label) tend to produce </text:span><text:soft-page-break/><text:span text:style-name="T80">unbalanced and inaccurate outcomes </text:span><text:span text:style-name="T80"><text:bibliography-mark text:identifier="importance balanced dataset" text:bibliography-type="article" text:author="Paulina Hensman, David Masko" text:publisher="Degree project in Computer Science, KTH Royal Institute of Technology" text:title="The Impact of Inbalanced Training Data for Convolutional Neural Networks" text:year="2015">[38]</text:bibliography-mark></text:span><text:span text:style-name="T80">. For this reason we have paid great attention to collect a dataset the more balanced as possible.</text:span></text:p>
      <text:p text:style-name="P90"><text:span text:style-name="T80">A</text:span><text:span text:style-name="T83">s first stage, 100 sound have been downloaded from the Freesound </text:span><text:span text:style-name="T84">online</text:span><text:span text:style-name="T83"> database</text:span><text:span text:style-name="T83"><text:note text:id="ftn18" text:note-class="footnote"><text:note-citation>18</text:note-citation><text:note-body><text:p text:style-name="P170">Www.freesound.org</text:p></text:note-body></text:note></text:span><text:span text:style-name="T83">. </text:span><text:span text:style-name="T17">The files have been randomly chosen </text:span><text:span text:style-name="T21">through a simple aleatory algorithm built upon the site’s API. <text:s/>This stratagem served</text:span><text:span text:style-name="T17"> to minimize any bias that could derive from our personal influence in the selection. Successively, the samples have been processed through a granular synthesis algorithm, in order to extract </text:span><text:span text:style-name="T22">a large amount of different textures from each </text:span><text:span text:style-name="T24">single </text:span><text:span text:style-name="T22">sample. </text:span><text:span text:style-name="T18">Without going into meticulous details, granular synthesis permits to segment an audio file into short slices (in the order of few milliseconds) and re-combine them to obtain different timbres. </text:span><text:span text:style-name="T19">This technique has been extensively experimented in electronic music contexts to date. For a detailed overview please refer to </text:span><text:span text:style-name="T176">Curtis Roads’ Microsound</text:span><text:span text:style-name="T19"> </text:span><text:span text:style-name="T19"><text:bibliography-mark text:identifier="microsound" text:bibliography-type="article" text:author="Curtis Roads" text:publisher="The MIT Press" text:title="Microsound" text:year="2005">[39]</text:bibliography-mark></text:span><text:span text:style-name="T19">. </text:span><text:span text:style-name="T20">We implemented </text:span><text:span text:style-name="T23">an example of </text:span><text:span text:style-name="T20">this synthesis method through the software Max Msp. The core algorithm is represented in Figure </text:span><text:span text:style-name="T31">X </text:span><text:span text:style-name="T20">:</text:span></text:p>
      <text:p text:style-name="P40">FIGURE: GRANO</text:p>
      <text:p text:style-name="P4">This patch extracts and reproduces one single slice from a source sound files, provid<text:span text:style-name="T1027">ing</text:span> control over:</text:p>
      <text:p text:style-name="P4">-Initial point (referred to the source signal)</text:p>
      <text:p text:style-name="P4">-Slice duration</text:p>
      <text:p text:style-name="P4">-Playback speed (which introduces pitch shifting)</text:p>
      <text:p text:style-name="P4">-Envelope Type (continuous control: from rectangular to triangular) </text:p>
      <text:p text:style-name="P5">600 instances of this algorithm run at the same time, <text:span text:style-name="T1025">triggered by a metronome, producing a cluster of sound particles extracted from an audio sample. The parameters of each instance are determined through an aleatory algorithm that permits to randomly float each setting around a fixed value. The output results are texture-type sounds, which timbre content and morphology depends on the source sample and the synthesis parameters. Then, the parameters-set that identifies a particular texture consists of an array of 9 values:</text:span></text:p>
      <text:p text:style-name="P5">-<text:span text:style-name="T1025">Source sample ID (referring to the sounds downloaded from Freesound)</text:span></text:p>
      <text:p text:style-name="P5">-<text:span text:style-name="T1025">Metronome speed</text:span></text:p>
      <text:p text:style-name="P5">-<text:span text:style-name="T1026">Initial slice position</text:span></text:p>
      <text:p text:style-name="P5">-<text:span text:style-name="T1038">Position randomness</text:span></text:p>
      <text:p text:style-name="P5">-<text:span text:style-name="T1026">Initial slice duration</text:span></text:p>
      <text:p text:style-name="P5">-<text:span text:style-name="T1026">Slice duration randomness</text:span></text:p>
      <text:p text:style-name="P5">-<text:span text:style-name="T1026">Initial Playback speed</text:span></text:p>
      <text:p text:style-name="P5">-<text:span text:style-name="T1026">Playback speed randomness</text:span></text:p>
      <text:p text:style-name="P5">-<text:span text:style-name="T1027">Envelope type</text:span></text:p>
      <text:p text:style-name="P100"><text:span text:style-name="T136">In order to reduce possible bias in the dataset collection process, the parameter</text:span><text:span text:style-name="T140">s</text:span><text:span text:style-name="T136">-set creation has been committed to an aleatory algorithm, </text:span><text:span text:style-name="T137">which produces random textures on demand</text:span><text:span text:style-name="T136">. </text:span><text:span text:style-name="T734">A </text:span><text:span text:style-name="T740">collection</text:span><text:span text:style-name="T734"> of 1000 3-seconds textures has been recorded, trying to obtain a balanced dataset</text:span><text:span text:style-name="T747">. </text:span><text:span text:style-name="T748">For this purpose, a hierarchy of 5 discrete levels of perceptive order has been defined. Then, we manually created randomly tuned textures and recorded 200 samples for each order class. </text:span><text:span text:style-name="T734">For this </text:span><text:span text:style-name="T736">classification</text:span><text:span text:style-name="T734"> it has been necessary to impose decisions based on </text:span><text:span text:style-name="T738">the perception of a restricted amount of individuals. </text:span><text:span text:style-name="T780">In fact,</text:span><text:span text:style-name="T736"> we empirically denoted</text:span><text:span text:style-name="T736"><text:note text:id="ftn19" text:note-class="footnote"><text:note-citation>19</text:note-citation><text:note-body><text:p text:style-name="P171">This has been assessed through informal judgements of a dozen of subjects</text:p></text:note-body></text:note></text:span><text:span text:style-name="T736"> that the algorithm tend</text:span><text:span text:style-name="T737">s</text:span><text:span text:style-name="T736"> to generate textures unbalanced towards perceptive chaos. </text:span><text:span text:style-name="T739">5</text:span><text:span text:style-name="T738"> different subjects participated in this classification process, individually generating, classifying and recording </text:span><text:span text:style-name="T739">2</text:span><text:span text:style-name="T738">00 textures each.</text:span><text:span text:style-name="T736"> </text:span><text:span text:style-name="T734">This certainly </text:span><text:span text:style-name="T740">introduce</text:span><text:span text:style-name="T741">d</text:span><text:span text:style-name="T734"> bias, although we retained this aspect secondary to the homogeneity of the dataset.</text:span></text:p>
      <text:p text:style-name="P101"/>
      <text:p text:style-name="P31">Dataset <text:span text:style-name="T1029">human classification</text:span></text:p>
      <text:p text:style-name="P31"/>
      <text:p text:style-name="P8">Human labeling of the data-points is a necessary procedure to permit a supervised learning architecture. <text:span text:style-name="T1030">For this purpose, an individual survey has been proposed to 100 different subjects. The test has been planned as an interactive electronic document that produces a text file containing all the responses. The algorithm has been implemented through the software Max Msp. The primary target was to obtain </text:span><text:span text:style-name="T1091">5</text:span><text:span text:style-name="T1030"> </text:span><text:soft-page-break/><text:span text:style-name="T1030">different classifications for each sample, to be able to perform significative statistics among judgements. The test consists of 3 consecutive sections: general and attitudinal questions, sound classification and adjectives matching. Every test proposed the same questions to all testers and 50 different</text:span><text:span text:style-name="T1030"><text:note text:id="ftn20" text:note-class="footnote"><text:note-citation>20</text:note-citation><text:note-body><text:p text:style-name="P179">Different from each other and between different tests</text:p></text:note-body></text:note></text:span><text:span text:style-name="T1030"> sounds to be evaluated. No time limits have been imposed, although the total duration of the tests oscillated approximately between 15 and 20 minutes. We tried to recreate strictly similar conditions for each test, adopting the same laptop (Macbook Pro 2011), the same headphones (Beyerdynamic DT 770 PRO) and proposing it in relatively quiet rooms. Nevertheless, it has not been possible to perform all tests in the same place. Furthermore, the first 10 instances served also to verify the correct functioning of the algorithm, although no modifications have been made since all worked properly.</text:span></text:p>
      <text:p text:style-name="P8"><text:span text:style-name="T1030">To select which sounds to propose in the single tests, a numeric ID has been associated to every sample (from 0 to 999) and to every test (from 0 to 99). In order to minimize any possible bias, the list of samples has been scrambled, generating a random array containing 5000 items, that is the total number of sounds to be classified</text:span><text:span text:style-name="T1030"><text:note text:id="ftn21" text:note-class="footnote"><text:note-citation>21</text:note-citation><text:note-body><text:p text:style-name="P172">5 independent classifications for 1000 sounds</text:p></text:note-body></text:note></text:span><text:span text:style-name="T1030">. The randomization process has been arranged to insert each sound ID in the list exactly 5 times. Then, the 50 sounds assigned to a test are identified scrolling through the indexes of the random samples list. In particular, every test contains the sounds starting from (CURRENT_TEST_ID x 50) and ending with (CURRENT_TEST_ID x 50 + 49). By this proceeding, 100 classification tests provided 5 independent judgements for every data-point. Furthermore, being the random list of samples fixed, it is possible to exactly replicate a particular test (containing the same sounds, in the same order). This could be valuable for re-proposing a particular test, in case of accidental damaging of the output file, or for hearing the exact samples that a tester classified.</text:span></text:p>
      <text:p text:style-name="P11">The first section of the test contains the following questions:</text:p>
      <text:p text:style-name="P11">-Name and surname initials</text:p>
      <text:p text:style-name="P11">-Age</text:p>
      <text:p text:style-name="P11">-Have you ever had hearing dysfunctions?</text:p>
      <text:p text:style-name="P11">-Have you ever studied in depth sound or music related subjects?</text:p>
      <text:p text:style-name="P11">-Do you regularly practice sound or music related activities?</text:p>
      <text:p text:style-name="P13">The first question served to identify the person who took a particular test, to eventually re-propose it in case of damaging of the output files. Whereas, the other<text:span text:style-name="T1053">s</text:span> are targeted to <text:span text:style-name="T1092">diagnose</text:span> possible bias-<text:span text:style-name="T1053">factors</text:span> in the classification <text:span text:style-name="T1092">that could</text:span> deriv<text:span text:style-name="T1092">e</text:span> from the age or the personal background of <text:span text:style-name="T1039">the</text:span> tester<text:span text:style-name="T1039">s</text:span>.</text:p>
      <text:p text:style-name="P15">The successive section initially proposes <text:span text:style-name="T1040">3 short </text:span>previews of the sounds to classify. A preview consist<text:span text:style-name="T1074">s</text:span> <text:span text:style-name="T1074">of</text:span> a selection of 5 concatenated timbres <text:span text:style-name="T1040">taken from</text:span> the classification dataset, separated by one second of silence. Every preview contains sounds from different order classes<text:note text:id="ftn22" text:note-class="footnote"><text:note-citation>22</text:note-citation><text:note-body><text:p text:style-name="P173">The <text:span text:style-name="T1031">same </text:span>classes established in the dataset collection process</text:p></text:note-body></text:note>, <text:span text:style-name="T1031">randomly selected and sequenced to avoid to impose any influence based on our prior classification. This procedure serves to give a preventive idea of the timbres that the tester will have to classify, reducing the possibility of biasing the classification of the first sounds. During this operation the user can also adjust the listening volume, which then remains fixed until the end of the test.</text:span></text:p>
      <text:p text:style-name="P15"><text:span text:style-name="T1031">After this stage begins the actual sound classification section. A screenshot of the interface can be viewed in Figure </text:span><text:span text:style-name="T1021">X</text:span><text:span text:style-name="T1033">. </text:span></text:p>
      <text:p text:style-name="P24">FIGURA: INTERFACCIA CLASSIFICAZIONE</text:p>
      <text:p text:style-name="P25"><text:span text:style-name="T1041">T</text:span>his interface <text:span text:style-name="T1041">permits</text:span> to jump forward and backward in the space of the samples to classify, <text:span text:style-name="T1041">providing the possibility of changing previously given responses and momentary skipping sounds. Moreover, a sample can be played as many times as the tester needs. This stratagem is aimed at avoiding casual responses due to possible lacks of attention. The classification is organized as a discreet series of 11 mark boxes, of which only one can be checked, identifying an ascendent Likert-type scale </text:span><text:span text:style-name="T1041"><text:bibliography-mark text:identifier="likert" text:bibliography-type="article" text:author="Rob Johns" text:publisher="Survey Question Bank: Methods Fact Sheet 1" text:title="Likert items and scales" text:year="2010">[40]</text:bibliography-mark></text:span><text:span text:style-name="T1041">. We selected to adopt a discreet measurement to match the categorical design chosen for the automatic signal classification algorithm, as will be discussed later. In order to minimize possible biases that could derive from the visual layout of the classification area, we adopted the following precautions:</text:span></text:p>
      <text:p text:style-name="P25">-<text:span text:style-name="T1042">The boxes are equal, equidistant and centered in the test frame.</text:span></text:p>
      <text:p text:style-name="P25">-<text:span text:style-name="T1043">The boxes are not associated with numerical values. Instead, non-quantitative references are given.</text:span></text:p>
      <text:p text:style-name="P25"><text:soft-page-break/>-<text:span text:style-name="T1044">For every test, an algorithm randomly selects the scale direction: from chaos to order, or vice-versa (switching also the position of the reference labels).</text:span></text:p>
      <text:p text:style-name="P26">In addition to this, since the inquired perceptive feature can be ambiguous, the test provides the possibility to not <text:span text:style-name="T1046">judge a specific sample</text:span>. <text:span text:style-name="T1045">After the completion of the classification process, the tester is invited to review all the given marks from the beginning. This procedure is aimed at further reducing possible bias in the classification since, during the test, the user’s confidence with the task could increase, causing a possible shift of his judgement parameters.</text:span></text:p>
      <text:p text:style-name="P27">The final passage is optional and <text:span text:style-name="T1048">requests</text:span> the tester to list possible adjectives to describe both chaotic and ordered timbres. <text:span text:style-name="T1047">This serves to identify possible perceptive sound archetypes associated to the chaos/order. Furthermore it gives a descriptive idea of the judgement parameters adopted by the testers.</text:span></text:p>
      <text:p text:style-name="P27"/>
      <text:p text:style-name="P28">DA INSERIRE: STATISTICHE E ENTROPIA</text:p>
      <text:p text:style-name="P28"/>
      <text:p text:style-name="P39">Da<text:span text:style-name="T1050">taset Augmentation</text:span></text:p>
      <text:p text:style-name="P39"/>
      <text:p text:style-name="P29">The prediction accuracy of an ANN algorithm is directly dependent on the dimension of the training dataset. <text:span text:style-name="T1051">In the most cases, the larger is the given experience, the better are the ANN’s outcomes, reflecting their learning-based behavior</text:span><text:span text:style-name="T1051"><text:note text:id="ftn23" text:note-class="footnote"><text:note-citation>23</text:note-citation><text:note-body><text:p text:style-name="P174">As occurs for human learning-based activities.</text:p></text:note-body></text:note></text:span><text:span text:style-name="T1051">. Usually, the datasets adopted for deep learning tasks can reach tens of thousands or even millions of data-points. For example, the famous MNIST dataset</text:span><text:span text:style-name="T1051"><text:note text:id="ftn24" text:note-class="footnote"><text:note-citation>24</text:note-citation><text:note-body><text:p text:style-name="P175">A dataset containing handwritten digits images. It is usually adopted to test the accuracy of deep learning architectures.</text:p></text:note-body></text:note></text:span><text:span text:style-name="T1051"> counts 70000 images in total and the above-mentioned </text:span><text:span text:style-name="T188">Wavenet </text:span><text:span text:style-name="T1052">has been trained with hundreds of hours of pianoforte recordings to produce realistic outcomes. Nevertheless, in some cases it is problematic, or even impossible, to collect such large data. In fact, besides other specific cases, when human labeling is mandatory, the time and resources required to collect large datasets could be consistent. On the other hand, undersized datasets can lead to overfitting problems. This phenomenon occurs when a statistical model adapts to the observed data, having an excessively higher complexity (number of parameters), in respect of the amount of observations. This often produces an optimal accuracy for the data observed in the training process, associated with a significantly lower precision for new data. This makes a model ineffective, being unable to properly generalize the learned concepts.</text:span></text:p>
      <text:p text:style-name="P119"><text:span text:style-name="T141">Various strategies to reduce the overfitting have been developed. One of the most adopted is the </text:span><text:span text:style-name="T146">dataset augmentation </text:span><text:span text:style-name="T141"><text:bibliography-mark text:identifier="augmentation" text:bibliography-type="article" text:author="Jason Wang, Luis Perez" text:publisher="arXiv:1712.04621v1" text:title="The Effectiveness of DataAugmentation in Image Classification using Deep Learning" text:year="2017">[41]</text:bibliography-mark></text:span><text:span text:style-name="T141">. </text:span><text:span text:style-name="T142">This proceeding consists </text:span><text:span text:style-name="T143">of</text:span><text:span text:style-name="T142"> </text:span><text:span text:style-name="T732">generat</text:span><text:span text:style-name="T783">ing</text:span><text:span text:style-name="T732"> “slightly different” versions of every </text:span><text:span text:style-name="T781">data-point</text:span><text:span text:style-name="T732">, maintaining </text:span><text:span text:style-name="T821">undamaged</text:span><text:span text:style-name="T781"> the features to be predicted. </text:span><text:span text:style-name="T782">This permits to extend the size of a </text:span><text:span text:style-name="T806">training </text:span><text:span text:style-name="T782">dataset, </text:span><text:span text:style-name="T783">and then to increase the accuracy of a deep learning model</text:span><text:span text:style-name="T782">. </text:span><text:span text:style-name="T783">In our particular case, a series of spectral and time-related elaborations have been applied to each sample, in order to create alternative versions of </text:span><text:span text:style-name="T1003">the</text:span><text:span text:style-name="T783"> sound, maintain</text:span><text:span text:style-name="T790">ing</text:span><text:span text:style-name="T783"> the original amount of perceived order level. </text:span><text:span text:style-name="T822">T</text:span><text:span text:style-name="T806">o obtain a large amount of different augmented files </text:span><text:span text:style-name="T823">for each data-point</text:span><text:span text:style-name="T806">, some parameters of </text:span><text:span text:style-name="T823">the</text:span><text:span text:style-name="T806"> elaboration</text:span><text:span text:style-name="T823">s</text:span><text:span text:style-name="T806"> are randomly </text:span><text:span text:style-name="T1004">updated</text:span><text:span text:style-name="T806"> for every instance, as well as the sequence</text:span><text:span text:style-name="T810"> </text:span><text:span text:style-name="T806">and the activation of each algorithm.</text:span><text:span text:style-name="T783"> </text:span><text:span text:style-name="T790">This process ha</text:span><text:span text:style-name="T807">s</text:span><text:span text:style-name="T790"> been </text:span><text:span text:style-name="T807">entirely </text:span><text:span text:style-name="T790">implemented through the Python language. </text:span><text:span text:style-name="T807">Finally, t</text:span><text:span text:style-name="T783">he augmentation extended </text:span><text:span text:style-name="T784">our </text:span><text:span text:style-name="T783">dataset from </text:span><text:span text:style-name="T787">425 to 4</text:span><text:span text:style-name="T786">250</text:span><text:span text:style-name="T783"> data-points </text:span><text:span text:style-name="T784">and incremented by </text:span><text:span text:style-name="T786">X%</text:span><text:span text:style-name="T788"> </text:span><text:span text:style-name="T789">the prediction accuracy on non-observed data. </text:span><text:span text:style-name="T732">These </text:span><text:span text:style-name="T824">processing</text:span><text:span text:style-name="T732"> </text:span><text:span text:style-name="T1005">algorithms </text:span><text:span text:style-name="T732">have been individually applied to every sound:<text:line-break/></text:span><text:span text:style-name="T810">1. </text:span><text:span text:style-name="T732">Convolution between high-energy spectral areas. </text:span><text:span text:style-name="T796">Initially, the STFT of the input signal</text:span><text:span text:style-name="T809">s</text:span><text:span text:style-name="T796"> is performed and the spectral peaks are detected. For this we adopted functions extracted from </text:span><text:span text:style-name="T808">the </text:span><text:span text:style-name="T791">SMS-Tools library</text:span><text:span text:style-name="T791"><text:note text:id="ftn25" text:note-class="footnote"><text:note-citation>25</text:note-citation><text:note-body><text:p text:style-name="P177">https://github.com/MTG/sms-tools</text:p></text:note-body></text:note></text:span><text:span text:style-name="T791">. </text:span><text:span text:style-name="T792">After this stage, </text:span><text:span text:style-name="T793">a random amount of the highest peaks (from 1 to 3) is convoluted with other random</text:span><text:span text:style-name="T797">ly</text:span><text:span text:style-name="T793"> chosen </text:span><text:span text:style-name="T797">lower </text:span><text:span text:style-name="T793">peaks. </text:span><text:span text:style-name="T794">This process </text:span><text:span text:style-name="T795">permits to obtain </text:span><text:span text:style-name="T808">samples with</text:span><text:span text:style-name="T795"> </text:span><text:span text:style-name="T798">different spectral </text:span><text:span text:style-name="T824">shapes</text:span><text:span text:style-name="T798">, maintaining the “spectral imprinting”</text:span><text:span text:style-name="T795"> of the original </text:span><text:span text:style-name="T808">samples</text:span><text:span text:style-name="T795">.</text:span><text:span text:style-name="T732"><text:line-break/></text:span><text:span text:style-name="T810">2. </text:span><text:span text:style-name="T732">Random filtering. </text:span><text:span text:style-name="T799">A random amount (from 1 to 4) </text:span><text:span text:style-name="T809">of </text:span><text:span text:style-name="T799">2</text:span><text:span text:style-name="T800">nd</text:span><text:span text:style-name="T799"> order notch </text:span><text:span text:style-name="T803">C</text:span><text:span text:style-name="T799">hebytshev filters are applied to the input signal. Cutoff and Q are randomly tuned within a utile range. This generates randomly equalized versions of the original </text:span><text:span text:style-name="T809">sounds</text:span><text:span text:style-name="T799">.</text:span><text:span text:style-name="T732"><text:line-break/></text:span><text:span text:style-name="T810">3. </text:span><text:span text:style-name="T732">Random time stretching. </text:span><text:span text:style-name="T801">A simple resampling-based time stretching algorithm is applied to the input signal</text:span><text:span text:style-name="T809">s</text:span><text:span text:style-name="T801">, stretching (with pitch shift) the sounds </text:span><text:span text:style-name="T809">by</text:span><text:span text:style-name="T801"> a random percentage (from 0 to 30). </text:span><text:span text:style-name="T732"><text:line-break/></text:span><text:soft-page-break/><text:span text:style-name="T810">4. </text:span><text:span text:style-name="T732">Convolution with random impulse responses. </text:span><text:span text:style-name="T802">Input signals are convoluted </text:span><text:span text:style-name="T803">with randomly chosen </text:span><text:span text:style-name="T804">room impulse responses, collected from </text:span><text:span text:style-name="T825">the </text:span><text:span text:style-name="T804">Voxengo website</text:span><text:span text:style-name="T804"><text:note text:id="ftn26" text:note-class="footnote"><text:note-citation>26</text:note-citation><text:note-body><text:p text:style-name="P176">http://www.voxengo/imodeler</text:p></text:note-body></text:note></text:span><text:span text:style-name="T804">. </text:span><text:span text:style-name="T805">The balance between dry and wet signal is controlled by a random variable. This adds to </text:span><text:span text:style-name="T809">the </text:span><text:span text:style-name="T805">original signals the simulation of ambiance re</text:span><text:span text:style-name="T809">v</text:span><text:span text:style-name="T805">erbs.</text:span></text:p>
      <text:p text:style-name="P120"><text:span text:style-name="T810">In particular, </text:span><text:span text:style-name="T811">2 and 4 </text:span><text:span text:style-name="T813">have been fundamental</text:span><text:span text:style-name="T811"> to improve the model’s accuracy for signals recorded with microphones, which </text:span><text:span text:style-name="T812">can contain reverb and heavy equalizations due to the microphone’s and the room’s characteristics. </text:span></text:p>
      <text:p text:style-name="P121"><text:span text:style-name="T812">U</text:span><text:span text:style-name="T826">nfortunately, It has not been possible to organize a formal survey to assess whether the augmented files maintain the same perceptive order level of the original samples. </text:span><text:span text:style-name="T825">However, t</text:span><text:span text:style-name="T826">his property has been verified through formal judgements of a dozen of individuals, with a positive feedback. </text:span><text:span text:style-name="T814">Nevertheless, this augmentation technique can </text:span><text:span text:style-name="T1006">not</text:span><text:span text:style-name="T814"> be considered as a generalizable method. </text:span><text:span text:style-name="T827">In fact, it is not proved that the augmented files produced maintain undamaged</text:span><text:span text:style-name="T814"> features different than the chaos/order.</text:span></text:p>
      <text:p text:style-name="P103"/>
      <text:p text:style-name="P130"><text:span text:style-name="T829">At the end of</text:span><text:span text:style-name="T732"> the first research stage, we obtained a dataset consisting in </text:span><text:span text:style-name="T785">4250</text:span><text:span text:style-name="T732"> sound samples, </text:span><text:span text:style-name="T819">that we consider a sufficient amount to </text:span><text:span text:style-name="T820">train</text:span><text:span text:style-name="T819"> a </text:span><text:span text:style-name="T1007">neural network</text:span><text:span text:style-name="T819"> model</text:span><text:span text:style-name="T732">. Each sample is associated with a discreet human classification, describing </text:span><text:span text:style-name="T815">its</text:span><text:span text:style-name="T732"> perceptive order level. </text:span><text:span text:style-name="T816">The chaos/order feature has been proved to present an acceptable ambiguity level (</text:span><text:span text:style-name="T817">X%</text:span><text:span text:style-name="T816">), relying on the tester’s judgements. Th</text:span><text:span text:style-name="T984">erefore</text:span><text:span text:style-name="T816">, it can be conside</text:span><text:span text:style-name="T818">red a feature that different individuals</text:span><text:span text:style-name="T818"><text:note text:id="ftn27" text:note-class="footnote"><text:note-citation>27</text:note-citation><text:note-body><text:p text:style-name="P178">Individuals with a common background of the testers.</text:p></text:note-body></text:note></text:span><text:span text:style-name="T818"> perceive in a similar manner. </text:span></text:p>
      <text:p text:style-name="P104"/>
      <text:p text:style-name="P122"><text:span text:style-name="T818">T</text:span><text:span text:style-name="T732">he classification algorithm</text:span></text:p>
      <text:p text:style-name="P107"/>
      <text:p text:style-name="P131"><text:span text:style-name="T732">The specific purpose of this research stage </text:span><text:span text:style-name="T986">is</text:span><text:span text:style-name="T732"> to obtain a </text:span><text:span text:style-name="T978">model</text:span><text:span text:style-name="T732"> capable of predicting the perceived </text:span><text:span text:style-name="T831">order</text:span><text:span text:style-name="T852"> level of an audio signal, relying on the collected dataset. The goal </text:span><text:span text:style-name="T903">is</text:span><text:span text:style-name="T852"> to </text:span><text:span text:style-name="T853">produce</text:span><text:span text:style-name="T852"> a </text:span><text:span text:style-name="T853">light and fast enough</text:span><text:span text:style-name="T852"> algorithm </text:span><text:span text:style-name="T853">to be operated in pseudo-real-time on a common laptop computer. </text:span><text:span text:style-name="T909">W</text:span><text:span text:style-name="T854">e considered as target a behavior faster than 200 milliseconds on a Macbook Pro </text:span><text:span text:style-name="T855">201</text:span><text:span text:style-name="T857">1</text:span><text:span text:style-name="T857"><text:note text:id="ftn28" text:note-class="footnote"><text:note-citation>28</text:note-citation><text:note-body><text:p text:style-name="Footnote">CPU: Intel i5 2,3 GhZ, RAM: 4 Gb 1333 MhZ DDR3</text:p></text:note-body></text:note></text:span><text:span text:style-name="T854">. </text:span><text:span text:style-name="T855">In order to fulfill these requirements we opted for a </text:span><text:span text:style-name="T832">Convolutional Neural Network</text:span><text:span text:style-name="T855"> design, implemented </text:span><text:span text:style-name="T856">in</text:span><text:span text:style-name="T855"> the Python programming language. </text:span><text:span text:style-name="T858">We selected this </text:span><text:span text:style-name="T899">model</text:span><text:span text:style-name="T858"> for several reasons that have been treated in the previous sections. In particular:</text:span></text:p>
      <text:p text:style-name="P131"><text:span text:style-name="T858">1. ANNs are proved do be </text:span><text:span text:style-name="T915">a</text:span><text:span text:style-name="T858">n effective choice for fuzzy/percepti</text:span><text:span text:style-name="T899">v</text:span><text:span text:style-name="T858">e feature extraction </text:span><text:span text:style-name="T858"><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858">.</text:span></text:p>
      <text:p text:style-name="P132"><text:span text:style-name="T732">2. CNNs are proved to achieve consistent accuracy in audio classification </text:span><text:span text:style-name="T985">tasks </text:span><text:span text:style-name="T732"><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732">.</text:span></text:p>
      <text:p text:style-name="P132"><text:span text:style-name="T732">3. CNNs are proved to be more computationally efficient, in respect of competing models (RNNs) </text:span><text:span text:style-name="T732"><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732">.</text:span></text:p>
      <text:p text:style-name="P110">This approach has been selected a priori, basing on the information gathered from several researches.</text:p>
      <text:p text:style-name="P135"><text:span text:style-name="T732">Nevertheless, one significant disadvantage of this technique, in respect of a RNN implementation, is that the model’s input data to be classified must present equal dimensionality. </text:span><text:span text:style-name="T987">In our particular case, this </text:span><text:span text:style-name="T988">means that only sounds with an exact fixed duration can be classified.</text:span></text:p>
      <text:p text:style-name="P109"/>
      <text:p text:style-name="P108">Introduction to Convolutional Neural Networks</text:p>
      <text:p text:style-name="P111"/>
      <text:p text:style-name="P151"><text:span text:style-name="T979">The application in which CNNs excel </text:span><text:span text:style-name="T983">(but not limited to) </text:span><text:span text:style-name="T979">is automatic classification of image-related data </text:span><text:span text:style-name="T979"><text:bibliography-mark text:identifier="intro to CNNs" text:bibliography-type="article" text:author="Jianxin Wu" text:publisher="https://cs.nju.edu.cn/wujx/paper/CNN.pdf" text:title="Introduction to Convolutional Neural Networks" text:year="2017">[42]</text:bibliography-mark></text:span><text:span text:style-name="T979">, </text:span><text:span text:style-name="T980">in fact, the functioning of a CNN is inspired by the behavior of the visual cortex</text:span><text:span text:style-name="T981">. </text:span><text:span text:style-name="T982">As </text:span><text:span text:style-name="T846">David H. </text:span><text:span text:style-name="T845">Hubel </text:span><text:span text:style-name="T942">observed in </text:span><text:span text:style-name="T944">several</text:span><text:span text:style-name="T942"> experiments, for example </text:span><text:span text:style-name="T846">Transformation of Information in the Cat's Visual System</text:span><text:span text:style-name="T943"> </text:span><text:span text:style-name="T859"><text:bibliography-mark text:identifier="experiment visual cortex" text:bibliography-type="article" text:author="David H. Hubel " text:publisher="Vol. Ill of Proceedings of the International Union of Physiological Sciences" text:title="Transformation of Information in the Cat's Visual System " text:year="1962">[43]</text:bibliography-mark></text:span><text:span text:style-name="T859">, </text:span><text:span text:style-name="T860">certain “neuronal cells”, </text:span><text:span text:style-name="T904">to use their own words,</text:span><text:span text:style-name="T860"> are able </text:span><text:span text:style-name="T910">to</text:span><text:span text:style-name="T860"> </text:span><text:span text:style-name="T910">recognize and</text:span><text:span text:style-name="T860"> react to complex aggregation of stimuli. </text:span><text:span text:style-name="T861">The latter can be thought as</text:span><text:span text:style-name="T860"> </text:span><text:span text:style-name="T833">visual patterns</text:span><text:span text:style-name="T860"> </text:span><text:span text:style-name="T910">that define</text:span><text:span text:style-name="T861"> archetypical constructs such as “vertical line</text:span><text:span text:style-name="T880">s</text:span><text:span text:style-name="T861">” or “curved segment</text:span><text:span text:style-name="T880">s</text:span><text:span text:style-name="T861">”. </text:span><text:span text:style-name="T862">This is perfectly coherent with </text:span><text:span text:style-name="T900">the </text:span><text:span text:style-name="T862">grouping processes </text:span><text:span text:style-name="T904">delineated</text:span><text:span text:style-name="T862"> by the Gestalt </text:span><text:span text:style-name="T862"><text:bibliography-mark text:identifier="gestalt laws of grouping" text:bibliography-type="article" text:author="Shihui han, Glyn W. Humphreys, Lin Chen" text:publisher="Perception &amp; Psychophysics, 61 (4), 661-674" text:title="Uniform connectedness and classicalGestalt principles of perceptual grouping" text:year="1999">[8]</text:bibliography-mark></text:span><text:span text:style-name="T862">. </text:span><text:span text:style-name="T863">T</text:span><text:span text:style-name="T883">hen</text:span><text:span text:style-name="T863">, the basic concept beyond the CNN is to algorithmically replicate this visual aggregation process, in order to recognize “</text:span><text:span text:style-name="T910">archetypical”</text:span><text:span text:style-name="T863"> shapes in images </text:span><text:span text:style-name="T864">and defin</text:span><text:span text:style-name="T904">e </text:span><text:span text:style-name="T864">complex structures to </text:span><text:span text:style-name="T865">detect </text:span><text:span text:style-name="T866">manifold</text:span><text:span text:style-name="T865"> information in data. </text:span><text:span text:style-name="T910">For</text:span><text:span text:style-name="T905"> example, </text:span><text:span text:style-name="T910">a</text:span><text:span text:style-name="T905"> CNN task could be</text:span><text:span text:style-name="T865"> </text:span><text:span text:style-name="T904">establishing</text:span><text:span text:style-name="T865"> if an image portra</text:span><text:span text:style-name="T867">ys</text:span><text:span text:style-name="T865"> a monkey, and </text:span><text:span text:style-name="T916">recognizing </text:span><text:span text:style-name="T865">the particular species of the animal. A</text:span><text:span text:style-name="T911">n introduction of the basic functioning of a CNN will follow, although it should be considered as a qualitative description, targeted to contextualize the architecture we implemented. It should not be intended as an exhaustive </text:span><text:span text:style-name="T906">explanation</text:span><text:span text:style-name="T911"> of </text:span><text:soft-page-break/><text:span text:style-name="T910">this deep learning model</text:span><text:span text:style-name="T911">. All the following information can be verified and further deepened consulting </text:span><text:span text:style-name="T840">Jianxin Wu </text:span><text:span text:style-name="T911"><text:bibliography-mark text:identifier="introduction to cnns" text:bibliography-type="article" text:author="Jianxin Wu" text:publisher="Stanford cs224n: Deep Learning for Natural Language Processing - Bskog AI" text:title="Introduction to Convolutional Nerual Networks by Jianxin Wu" text:year="2017">[44]</text:bibliography-mark></text:span><text:span text:style-name="T911"> [REF] [REF].</text:span></text:p>
      <text:p text:style-name="P146"><text:span text:style-name="T852">Considering </text:span><text:span text:style-name="T868">a</text:span><text:span text:style-name="T852"> CNN as a </text:span><text:span text:style-name="T831">black box</text:span><text:span text:style-name="T852">, it</text:span><text:span text:style-name="T910">s input consist in</text:span><text:span text:style-name="T852"> a digitized image and </text:span><text:span text:style-name="T910">its</text:span><text:span text:style-name="T852"> output </text:span><text:span text:style-name="T912">is a</text:span><text:span text:style-name="T852"> prediction that depends on what it has been trained for. </text:span><text:span text:style-name="T869">The input is usually a multidimensional vector (or tensor), as an image with </text:span><text:span text:style-name="T834">X </text:span><text:span text:style-name="T869">rows, </text:span><text:span text:style-name="T834">Y </text:span><text:span text:style-name="T869">columns and 3 channels (RGB), </text:span><text:span text:style-name="T870">although differently shaped tensors are similarly managed. </text:span><text:span text:style-name="T871">In fact, </text:span><text:span text:style-name="T872">in audio applications, STFT matrixes are </text:span><text:span text:style-name="T873">usually </text:span><text:span text:style-name="T872">adopted, which are shaped as </text:span><text:span text:style-name="T835">n_time_frames * n_fft_bins * 2. </text:span><text:span text:style-name="T874">Instead, the output can be either a single or multiple value, which represent</text:span><text:span text:style-name="T877">s</text:span><text:span text:style-name="T874"> the computed probability of matching </text:span><text:span text:style-name="T917">the</text:span><text:span text:style-name="T874"> inquired feature</text:span><text:span text:style-name="T875">(</text:span><text:span text:style-name="T874">s</text:span><text:span text:style-name="T875">)</text:span><text:span text:style-name="T874">. </text:span><text:span text:style-name="T876">The internal architecture of a CNN is subdivided in </text:span><text:span text:style-name="T887">different</text:span><text:span text:style-name="T876"> </text:span><text:span text:style-name="T885">processing algorithms</text:span><text:span text:style-name="T836"> </text:span><text:span text:style-name="T876">connected in a cascade fashion, </text:span><text:span text:style-name="T885">which are refer</text:span><text:span text:style-name="T886">r</text:span><text:span text:style-name="T885">ed as layers</text:span><text:span text:style-name="T876">. </text:span><text:span text:style-name="T887">Information propagates from the input to the output of the network, sequentially passing </text:span><text:span text:style-name="T888">(and being modified)</text:span><text:span text:style-name="T887"> through each layer, </text:span><text:span text:style-name="T888">as Figure </text:span><text:span text:style-name="T946">X</text:span><text:span text:style-name="T951"> </text:span><text:span text:style-name="T971">shows</text:span><text:span text:style-name="T951">.</text:span></text:p>
      <text:p text:style-name="P112">FIGURA: schema a blocchi CNN </text:p>
      <text:p text:style-name="P147"><text:span text:style-name="T878">The amount, </text:span><text:span text:style-name="T881">typ</text:span><text:span text:style-name="T889">ology</text:span><text:span text:style-name="T881">, </text:span><text:span text:style-name="T878">sequence and </text:span><text:span text:style-name="T892">hyper</text:span><text:span text:style-name="T878">parameters</text:span><text:span text:style-name="T878"><text:note text:id="ftn29" text:note-class="footnote"><text:note-citation>29</text:note-citation><text:note-body><text:p text:style-name="P180">Parameters that can be defined only by the programmer. In other words, they cannot be automatically learned by the network.</text:p></text:note-body></text:note></text:span><text:span text:style-name="T878"> of the layers constitute </text:span><text:span text:style-name="T879">the </text:span><text:span text:style-name="T837">architecture </text:span><text:span text:style-name="T879">of a CNN </text:span><text:span text:style-name="T890">and,</text:span><text:span text:style-name="T879"> </text:span><text:span text:style-name="T890">usually, different tasks require different </text:span><text:span text:style-name="T900">designs</text:span><text:span text:style-name="T890">. For example, a CNN </text:span><text:span text:style-name="T900">arranged</text:span><text:span text:style-name="T890"> to perform object </text:span><text:span text:style-name="T891">mapping</text:span><text:span text:style-name="T890"> can be comp</text:span><text:span text:style-name="T891">letely inaccurate for</text:span><text:span text:style-name="T890"> </text:span><text:span text:style-name="T891">pictorial style recognition. Accordingly, it is important to </text:span><text:span text:style-name="T902">implement</text:span><text:span text:style-name="T891"> the most suitable </text:span><text:span text:style-name="T901">architecture</text:span><text:span text:style-name="T891"> for a specific task.</text:span></text:p>
      <text:p text:style-name="P149"><text:span text:style-name="T881">The </text:span><text:span text:style-name="T882">most common layer types adopted in CNNs are: </text:span><text:span text:style-name="T838">convolutional</text:span><text:span text:style-name="T882">, </text:span><text:span text:style-name="T839">nonlinear</text:span><text:span text:style-name="T894">, </text:span><text:span text:style-name="T838">pooling</text:span><text:span text:style-name="T882"> and </text:span><text:span text:style-name="T838">fully connected, </text:span><text:span text:style-name="T884">even though many others </text:span><text:span text:style-name="T913">are possible</text:span><text:span text:style-name="T884">. </text:span><text:span text:style-name="T893">The </text:span><text:span text:style-name="T895">behavior of convolutional layers, which are the most </text:span><text:span text:style-name="T913">present</text:span><text:span text:style-name="T895"> in CNNs, is based on the operation of convolution </text:span><text:span text:style-name="T896">kernels</text:span><text:span text:style-name="T895"> (also referred as </text:span><text:span text:style-name="T896">filters</text:span><text:span text:style-name="T895">). </text:span><text:span text:style-name="T897">A kernel is a tensor considerably smaller in respect of the input image</text:span><text:span text:style-name="T897"><text:note text:id="ftn30" text:note-class="footnote"><text:note-citation>30</text:note-citation><text:note-body><text:p text:style-name="P181"><text:span text:style-name="T1054">Even though</text:span> the depth size (e.g. 3 for RGB files) is <text:span text:style-name="T1054">usually </text:span>the same of the input image</text:p></text:note-body></text:note></text:span><text:span text:style-name="T897">. </text:span><text:span text:style-name="T898">The contained values approximate the shape of a visual pattern, representing an archetypical visual feature. Figure </text:span><text:span text:style-name="T947">X</text:span><text:span text:style-name="T952"> shows a simple kernel containing a curved feature.</text:span></text:p>
      <text:p text:style-name="P148"><text:span text:style-name="T973">FIGURA: KERNEL </text:span><text:span text:style-name="T975">SIMILE A</text:span><text:span text:style-name="T974">https://translate.google.it/?hl=it#it/en/approssimano</text:span><text:span text:style-name="T952"> <text:s/></text:span></text:p>
      <text:p text:style-name="P113">FORMULA: KERNEL CONVOLUTION</text:p>
      <text:p text:style-name="P150"><text:span text:style-name="T952">B</text:span><text:span text:style-name="T950">y convolving a kernel with an identically-sized </text:span><text:span text:style-name="T960">section</text:span><text:span text:style-name="T950"> of the input image (</text:span><text:span text:style-name="T956">as </text:span><text:span text:style-name="T957">figured</text:span><text:span text:style-name="T956"> by Formula </text:span><text:span text:style-name="T948">X</text:span><text:span text:style-name="T950">), is obtained a value that reflects the amount of matching between the two vectors.</text:span><text:span text:style-name="T956"> </text:span><text:span text:style-name="T950"><text:s/>This indicates how much the feature </text:span><text:span text:style-name="T972">carried</text:span><text:span text:style-name="T950"> by the kernel is present in the analyzed image section. </text:span><text:span text:style-name="T954">The matrix obtained b</text:span><text:span text:style-name="T953">y “</text:span><text:span text:style-name="T968">striding</text:span><text:span text:style-name="T953">” the kernel in all the possible positions within the input image</text:span><text:span text:style-name="T954"> is called </text:span><text:span text:style-name="T848">feature map</text:span><text:span text:style-name="T956">. </text:span><text:span text:style-name="T955">This </text:span><text:span text:style-name="T972">tensor</text:span><text:span text:style-name="T954"> represent</text:span><text:span text:style-name="T955">s </text:span><text:span text:style-name="T956">then</text:span><text:span text:style-name="T954"> the amount and dislocation of a particular feature in the whole image</text:span><text:span text:style-name="T848">, </text:span><text:span text:style-name="T956">as described in Figure </text:span><text:span text:style-name="T948">X</text:span><text:span text:style-name="T954">. </text:span></text:p>
      <text:p text:style-name="P123"><text:span text:style-name="T954">F</text:span><text:span text:style-name="T950">IGURA: FEATURE MAP</text:span></text:p>
      <text:p text:style-name="P133"><text:span text:style-name="T950">Nevertheless, the above-explained scenario is simplistic. In fact, kernels are usually more complex than the one shown in Figure </text:span><text:span text:style-name="T945">X</text:span><text:span text:style-name="T950">. Furthermore, in </text:span><text:span text:style-name="T959">the </text:span><text:span text:style-name="T950">real world, a convolutional layer can implement even dozens of kernels </text:span><text:span text:style-name="T958">to detect multiple features, defining high-dimensional feature maps.</text:span></text:p>
      <text:p text:style-name="P134"><text:span text:style-name="T958">S</text:span><text:span text:style-name="T950">ince the operations performed in a convolutional layer are strictly </text:span><text:span text:style-name="T847">linear </text:span><text:span text:style-name="T950">(</text:span><text:span text:style-name="T961">element-wise</text:span><text:span text:style-name="T950"> multiplication </text:span><text:span text:style-name="T961">and summation</text:span><text:span text:style-name="T950">), </text:span><text:span text:style-name="T962">a common practice is to add </text:span><text:span text:style-name="T849">non-linearities</text:span><text:span text:style-name="T962">, applying an </text:span><text:span text:style-name="T849">activation function</text:span><text:span text:style-name="T962"> to </text:span><text:span text:style-name="T972">every element of a</text:span><text:span text:style-name="T962"> feature map. </text:span><text:span text:style-name="T963">This proceeding permits to better match fuzzy features, which </text:span><text:span text:style-name="T965">involve</text:span><text:span text:style-name="T963"> non-linear correlations </text:span><text:span text:style-name="T964">among pixels</text:span><text:span text:style-name="T963">. For example, </text:span><text:span text:style-name="T964">the species of an animal certainly can’t be mapped through </text:span><text:span text:style-name="T970">the</text:span><text:span text:style-name="T964"> simple matching of “basic patterns”, since it </text:span><text:span text:style-name="T966">obviously </text:span><text:span text:style-name="T965">implicates</text:span><text:span text:style-name="T964"> complex and non-linear dependencies </text:span><text:span text:style-name="T972">dislocated within an image</text:span><text:span text:style-name="T964">. </text:span><text:span text:style-name="T967">The most frequently adopted activation function is the </text:span><text:span text:style-name="T850">ReLU</text:span><text:span text:style-name="T967">, which is described by </text:span><text:span text:style-name="T969">Formula</text:span><text:span text:style-name="T976"> </text:span><text:span text:style-name="T977">X.</text:span></text:p>
      <text:p text:style-name="P115">FORMULA f(x) = max(0,x)</text:p>
      <text:p text:style-name="P137"><text:span text:style-name="T919">This function </text:span><text:span text:style-name="T927">basically </text:span><text:span text:style-name="T919">turns all the negative values of its input to 0. This increases the nonlinearities of a model, facilitating the learning of fuzzy and complex features. For an exhaustive overview of ReLU refer to </text:span><text:span text:style-name="T841">Nair et al. </text:span><text:span text:style-name="T919"><text:bibliography-mark text:identifier="ReLU" text:bibliography-type="article" text:author="Vinod Nair, Geoffrey E. Hinton" text:publisher="ICML'10, Proceedings of the 27th International Conference on International Conference on Machine Learning, Pages 807-814 " text:title="Rectified Linear Units Improve Restricted Boltzmann Machines" text:year="2010">[45]</text:bibliography-mark></text:span><text:span text:style-name="T919">.</text:span></text:p>
      <text:p text:style-name="P138"><text:span text:style-name="T919">A common (but not mandatory) practice in CNN design is to reduce the dimensionality</text:span><text:span text:style-name="T919"><text:note text:id="ftn31" text:note-class="footnote"><text:note-citation>31</text:note-citation><text:note-body><text:p text:style-name="P182">All dimensions, except the depth</text:p></text:note-body></text:note></text:span><text:span text:style-name="T919"> of the feature maps through dedicated processing algorithms referred as </text:span><text:span text:style-name="T841">pooling </text:span><text:span text:style-name="T919">layers (also mentioned as downsampling layers). </text:span><text:span text:style-name="T921">This proceeding </text:span><text:span text:style-name="T922">serves mostly to increase the computational efficiency of a model, </text:span><text:soft-page-break/><text:span text:style-name="T922">reducing the amount of calculi to performed. </text:span><text:span text:style-name="T924">It is also aimed at </text:span><text:span text:style-name="T922">minimiz</text:span><text:span text:style-name="T924">ing</text:span><text:span text:style-name="T922"> the possibility of overfitting. The most common pooling strategy is called </text:span><text:span text:style-name="T842">max pooling. </text:span><text:span text:style-name="T922">This technique involves the application of a simple striding kernel, in a similar fashion of convolutional layers. </text:span><text:span text:style-name="T923">The max pooling filter </text:span><text:span text:style-name="T920">analyses an image subsection an outputs </text:span><text:span text:style-name="T941">only </text:span><text:span text:style-name="T920">its maximum value, as </text:span><text:span text:style-name="T925">illustrated</text:span><text:span text:style-name="T920"> by Figure </text:span><text:span text:style-name="T949">X</text:span><text:span text:style-name="T920"> and Formula </text:span><text:span text:style-name="T949">X</text:span><text:span text:style-name="T920">, </text:span><text:span text:style-name="T926">populating </text:span><text:span text:style-name="T938">the output</text:span><text:span text:style-name="T926"> tensor with the downsampled data.</text:span></text:p>
      <text:p text:style-name="P125">FORMULA: POOLING KERNEL</text:p>
      <text:p text:style-name="P125">FIGURA: POOLING</text:p>
      <text:p text:style-name="P139">The last layer of a CNN is always a <text:span text:style-name="T178">fully connected </text:span><text:span text:style-name="T189">layer</text:span><text:span text:style-name="T178">, </text:span><text:span text:style-name="T235">which is the most commonly adopted in ANN</text:span><text:span text:style-name="T243">s</text:span><text:span text:style-name="T235"> in general. </text:span><text:span text:style-name="T273">It</text:span><text:span text:style-name="T236"> </text:span><text:span text:style-name="T273">usually </text:span><text:span text:style-name="T236">consists in a </text:span><text:span text:style-name="T273">parallel </text:span><text:span text:style-name="T236">set of </text:span><text:span text:style-name="T190">neurons, </text:span><text:span text:style-name="T236">which are simple computing cells. </text:span><text:span text:style-name="T237">The amount of neurons defines the </text:span><text:span text:style-name="T191">depth</text:span><text:span text:style-name="T237"> parameter of this kind of layer.</text:span><text:span text:style-name="T236"> Neurons contain basic processing structures referred as </text:span><text:span text:style-name="T190">activation functions</text:span><text:span text:style-name="T236">. Several types of them are possible (including the above-mentioned ReLU) <text:s/>and the choice of the right </text:span><text:span text:style-name="T257">one</text:span><text:span text:style-name="T236"> is an important factor for an ANN model design. </text:span><text:span text:style-name="T237">In a fully connected layer, all the input </text:span><text:span text:style-name="T273">elements (of a data-point)</text:span><text:span text:style-name="T237"> are connected to </text:span><text:span text:style-name="T238">every neuron and all the connections are rescaled </text:span><text:span text:style-name="T239">multiplying </text:span><text:span text:style-name="T243">the input </text:span><text:span text:style-name="T239">by a </text:span><text:span text:style-name="T192">weight</text:span><text:span text:style-name="T238"> </text:span><text:span text:style-name="T239">factor </text:span><text:span text:style-name="T238">and </text:span><text:span text:style-name="T239">add</text:span><text:span text:style-name="T243">ing</text:span><text:span text:style-name="T239"> a </text:span><text:span text:style-name="T192">bias</text:span><text:span text:style-name="T238">, </text:span><text:span text:style-name="T257">as shown in Figure </text:span><text:span text:style-name="T353">X</text:span><text:span text:style-name="T257">.</text:span></text:p>
      <text:p text:style-name="P127"><text:span text:style-name="T238">F</text:span><text:span text:style-name="T217">IGURA: FULLY CONNECTED LAYER</text:span></text:p>
      <text:p text:style-name="P139"><text:span text:style-name="T240">The final layer of a CNN must have a </text:span><text:span text:style-name="T193">depth</text:span><text:span text:style-name="T240"> size equal to the number of classes that the model should distinguish. </text:span><text:span text:style-name="T241">For example, a design targeted to </text:span><text:span text:style-name="T243">discriminate</text:span><text:span text:style-name="T241"> if an image portraits “happy” or “sad” people, should present a final fully connected layer with only 2 neurons. </text:span><text:span text:style-name="T242">A proper choice of weight</text:span><text:span text:style-name="T273">s</text:span><text:span text:style-name="T242">, biases and activation functions permits to select which input </text:span><text:span text:style-name="T273">elements</text:span><text:span text:style-name="T242"><text:note text:id="ftn32" text:note-class="footnote"><text:note-citation>32</text:note-citation><text:note-body><text:p text:style-name="P183">Which in CNNs are usually features extracted (and eventually downsampled) by convolutional layers.</text:p></text:note-body></text:note></text:span><text:span text:style-name="T242"> are correlated to match a particular class.</text:span></text:p>
      <text:p text:style-name="P140"><text:span text:style-name="T242">A </text:span><text:span text:style-name="T217">common CNN designs involves a concatenation of several layers in a cascade fashion, for instance:</text:span></text:p>
      <text:p text:style-name="P152"><text:span text:style-name="T1061">input=&gt;</text:span>conv=&gt;nonlinear=&gt;conv=&gt;nonlinear=&gt;pooling=&gt;conv=&gt;nonlinear=&gt;pooling=&gt;fully connected<text:span text:style-name="T1061">=&gt;prediction</text:span></text:p>
      <text:p text:style-name="P141">Following this architecture from the input to the output, the original data becomes represented by increasingly higher level features (more and more fuzzy, abstract and nonlinear) and finally becomes a restricted array of predictions. <text:span text:style-name="T1055">This occurs because, going through the network, the features extracted by convolutional layers become function of the previously extracted features, defining complex superstructures. Figure </text:span><text:span text:style-name="T1022">X</text:span><text:span text:style-name="T1055"> can visually clarify this concept. </text:span></text:p>
      <text:p text:style-name="P128">FIGURA: COMPLESSITA’ CRESCENTE FEATURES</text:p>
      <text:p text:style-name="P142">The training process of an ANN is aimed at <text:span text:style-name="T1058">automatically </text:span>identifying the network’s <text:span text:style-name="T178">parameters</text:span> that permit a correct classification <text:span text:style-name="T1057">of the </text:span>desired features. In the case of a classic CNN design this means to find <text:span text:style-name="T1058">meaningful</text:span> kernels <text:span text:style-name="T1058">for the convolutional layers </text:span>and the appropriate weights and biases <text:span text:style-name="T1056">for</text:span> the fully connected <text:span text:style-name="T1059">ones</text:span>. Although, the <text:span text:style-name="T1060">hyper</text:span><text:span text:style-name="T178">parameters </text:span><text:span text:style-name="T217">relative the network design (layers sequence, depth ecc.) must be defined a prior</text:span><text:span text:style-name="T256">i </text:span><text:span text:style-name="T273">and can’t be learned by the network itself</text:span><text:span text:style-name="T217">. </text:span><text:span text:style-name="T248">In supervised learning problems this procedure relies on labelled training datasets, in which every data-point is </text:span><text:span text:style-name="T249">correlated to</text:span><text:span text:style-name="T248"> a numerical value </text:span><text:span text:style-name="T249">that express which class it </text:span><text:span text:style-name="T250">belongs </text:span><text:span text:style-name="T258">to</text:span><text:span text:style-name="T249">. </text:span><text:span text:style-name="T250">For example, “happy people” could be 0 and “sad people” could be 1.</text:span><text:span text:style-name="T246"> In the training process,</text:span><text:span text:style-name="T245"> all parameters are randomly initialized and then they are fine-tuned through</text:span><text:span text:style-name="T244"> a</text:span><text:span text:style-name="T247">n optimization</text:span><text:span text:style-name="T244"> proces</text:span><text:span text:style-name="T248">s </text:span><text:span text:style-name="T251">that </text:span><text:span text:style-name="T248">is divided in consecutive stages. Initially, </text:span><text:span text:style-name="T253">every </text:span><text:span text:style-name="T248">data-</text:span><text:span text:style-name="T253">point</text:span><text:span text:style-name="T248"> </text:span><text:span text:style-name="T252">forward propagates</text:span><text:span text:style-name="T248"> </text:span><text:span text:style-name="T252">through the</text:span><text:span text:style-name="T248"> network, </text:span><text:span text:style-name="T253">generating a prediction. The latter would be potentially wrong </text:span><text:span text:style-name="T274">at the beginning</text:span><text:span text:style-name="T253">, since the network parameters are still random </text:span><text:span text:style-name="T274">or non optimized</text:span><text:span text:style-name="T253">. </text:span><text:span text:style-name="T254">Then, a </text:span><text:span text:style-name="T194">loss function</text:span><text:span text:style-name="T253"> </text:span><text:span text:style-name="T254">of the prediction is computed comparing it with the expected outcome (the label). This value represents the model’s accuracy, in other words, how much a prediction is distant from the truth. </text:span><text:span text:style-name="T255">Several loss functions can be adopted and the choice of this </text:span><text:span text:style-name="T256">hyper</text:span><text:span text:style-name="T255">parameter influences various aspects of the training, among which, the training speed and the obtainable accuracy. A common loss function f</text:span><text:span text:style-name="T256">or</text:span><text:span text:style-name="T255"> CNN-based categorization applications is </text:span><text:span text:style-name="T195">categorical crossentropy, </text:span><text:span text:style-name="T255">which is </text:span><text:span text:style-name="T258">described</text:span><text:span text:style-name="T255"> by Formula </text:span><text:span text:style-name="T352">X</text:span><text:span text:style-name="T255">.</text:span></text:p>
      <text:p text:style-name="P126"><text:span text:style-name="T255">F</text:span><text:span text:style-name="T217">ORMULA: CATEGORICAL CROSSENTROPY</text:span></text:p>
      <text:p text:style-name="P143"><text:span text:style-name="T919">Successively, </text:span><text:span text:style-name="T928">a backpropagation process individuates which parameters influence the final prediction and </text:span><text:span text:style-name="T931">updates</text:span><text:span text:style-name="T928"> them in order to obtain correct </text:span><text:span text:style-name="T930">outcomes</text:span><text:span text:style-name="T928">, </text:span><text:span text:style-name="T929">relying on a </text:span><text:span text:style-name="T843">gradient descent</text:span><text:span text:style-name="T929"> algorithm </text:span><text:span text:style-name="T940">[REF]</text:span><text:span text:style-name="T929">. </text:span><text:span text:style-name="T932">This process is performed for every data-poin</text:span><text:span text:style-name="T933">t</text:span><text:span text:style-name="T932"> and the goal is to obtain a single parameters-set </text:span><text:span text:style-name="T933">to obtain </text:span><text:span text:style-name="T939">the most accurate</text:span><text:span text:style-name="T933"> prediction</text:span><text:span text:style-name="T936">s</text:span><text:span text:style-name="T933"> for any data </text:span><text:span text:style-name="T934">similar to the training </text:span><text:span text:style-name="T940">data-points</text:span><text:span text:style-name="T934">. </text:span><text:span text:style-name="T935">This usually requires various </text:span><text:soft-page-break/><text:span text:style-name="T935">“cycles”, or </text:span><text:span text:style-name="T844">epochs</text:span><text:span text:style-name="T844"><text:note text:id="ftn33" text:note-class="footnote"><text:note-citation>33</text:note-citation><text:note-body><text:p text:style-name="P184">A training epoch occurs when all data-points are passed through the forward-backward propagation process.</text:p></text:note-body></text:note></text:span><text:span text:style-name="T844"> </text:span><text:span text:style-name="T935">of training. </text:span><text:span text:style-name="T937">A correctly designed and trained CNN is then capable of generalizing its task, performing </text:span><text:span text:style-name="T939">accurate</text:span><text:span text:style-name="T937"> predictions on unobserved data.</text:span></text:p>
      <text:p text:style-name="P117"/>
      <text:p text:style-name="P129"><text:span text:style-name="T937">T</text:span><text:span text:style-name="T919">he implemented analysis architecture</text:span></text:p>
      <text:p text:style-name="P143"/>
      <text:p text:style-name="P145">The prediction accuracy of a CNN, and of ANNs in general, is sharply influenced by <text:span text:style-name="T1062">the </text:span>representation typology of its input data. In fact, as explained above, a prior extraction of <text:span text:style-name="T202">motivated</text:span><text:span text:style-name="T278"> (task</text:span><text:span text:style-name="T1093">-related) </text:span>features can increase the accuracy of a model, focusing the training on relevant aspects. <text:span text:style-name="T1063">In the case of audio classification, spectrograms (STFT) have been proved to provide more accurate outcomes, in respect of feeding CNNs with time-domain waveforms </text:span><text:span text:style-name="T1063"><text:bibliography-mark text:identifier="pons" text:bibliography-type="article" text:author="Jordi Pons, Thomas Lidy, Xavier Serra" text:publisher="14th International Workshop on Content-Based Multimedia Indexing (CBMI), IEEE, pp. 1-6" text:title="Experimenting with Musically Motivated Convolutional Neural Networks" text:year="2016">[22]</text:bibliography-mark></text:span><text:span text:style-name="T1063">. Then, the collected dataset has been preprocessed in order to obtain an appropriate spectral representation. In particular, we adopted 1024-samples non-overlapped hamming windows. The choice of non overlapping frames is aimed at reducing the computing requirements. To further decrease the amount of calculi, the spectral phase information has been discarded, computing the absolute value of the Fourier transform. To perform these operations we employed python functions extracted from the above-mentioned SMS-Tools library</text:span><text:span text:style-name="T791"><text:note text:id="ftn34" text:note-class="footnote"><text:note-citation>34</text:note-citation><text:note-body><text:p text:style-name="P177">https://github.com/MTG/sms-tools</text:p></text:note-body></text:note></text:span><text:span text:style-name="T1063">. In addition to this, every 3-seconds sound has been segmented in 0.5-seconds frames, overlapped by 50%. This permitted to further extend the dataset dimension by a factor of 11, obtaining a total of </text:span><text:span text:style-name="T1066">51304</text:span><text:span text:style-name="T1063"> data-points. The choice of simple rectangular windows has been empirically verified to lead to the most accurate results, with respect to other common windowing functions such as triangular, hamming and hanning. The final dataset consists in 2 independent tensors. The first is the </text:span><text:span text:style-name="T197">predictors</text:span><text:span text:style-name="T1063"> matrix, containing the STFTs of all data-points, shaped as (</text:span><text:span text:style-name="T1065">51304</text:span><text:span text:style-name="T1063">, 22, 513), where the first dimension is the total number of data-points, the second is the amount of fft frames (time) and the third is the amount of fft bins (frequencies) of every frame. The other is the </text:span><text:span text:style-name="T197">target</text:span><text:span text:style-name="T1063"> matrix and contains the one-hot-encoded</text:span><text:span text:style-name="T1063"><text:note text:id="ftn35" text:note-class="footnote"><text:note-citation>35</text:note-citation><text:note-body><text:p text:style-name="P187">One-hot-encoding consists <text:span text:style-name="T1074">of</text:span> transforming a series of scalars in one-dimensional vectors with as much elements as the maximum value of the series. In particular, the output vectors contain only one “1”, located at the position expressed by the input scalar and all the other values are 0. For example, in our case, the series range is 11 (order classes). Then a sound classified as “5” becomes [0 0 0 0 1 0 0 0 0 0 0]. <text:span text:style-name="T1072">This representation reflects the output prediction vector of the CNN model.</text:span></text:p></text:note-body></text:note></text:span><text:span text:style-name="T1063"> human classifications. It is shaped as (</text:span><text:span text:style-name="T1065">51304</text:span><text:span text:style-name="T1063">, 11), where the first dimension is, again, the total number of data-points and the second is the amount of possible classification classes.</text:span></text:p>
      <text:p text:style-name="P144">The CNN ar<text:span text:style-name="T1067">chitecture we implemented has been inspired by the work of </text:span><text:span text:style-name="T196">Salomon et al. </text:span><text:span text:style-name="T259"><text:bibliography-mark text:identifier="CNN inspiration" text:bibliography-type="article" text:author="JustinSalomon, JuanPabloBello" text:publisher="IEEE Signal Processing Letters" text:title="DeepConvolutionalNetworksand Data Augmentation for Environmental SoundClassification" text:year="2017">[46]</text:bibliography-mark></text:span><text:span text:style-name="T259">, </text:span><text:span text:style-name="T260">applying substantial modifications. </text:span><text:span text:style-name="T261">The implemented design follows the diagram of Figure </text:span><text:span text:style-name="T354">X</text:span><text:span text:style-name="T261">.</text:span></text:p>
      <text:p text:style-name="P154">FIGURA: IMPLEMENTED DESIGN.</text:p>
      <text:p text:style-name="Standard"><text:span text:style-name="T752">The training has been performed for 50 epochs with a batch size </text:span><text:span text:style-name="T757">[REF]</text:span><text:span text:style-name="T752"> of </text:span><text:span text:style-name="T758">10</text:span><text:span text:style-name="T752"> data-point</text:span><text:span text:style-name="T759">s, </text:span><text:span text:style-name="T760">adopting</text:span><text:span text:style-name="T752"> </text:span><text:span text:style-name="T745">Categorical </text:span><text:span text:style-name="T743">Crossentropy </text:span><text:span text:style-name="T749">as loss function </text:span><text:span text:style-name="T750">and</text:span><text:span text:style-name="T751"> </text:span><text:span text:style-name="T750">learning rate optimized by an ADAM algorithm [REF]. </text:span><text:span text:style-name="T751">The use of </text:span><text:span text:style-name="T744">dropout </text:span><text:span text:style-name="T753">layers serve</text:span><text:span text:style-name="T755">d</text:span><text:span text:style-name="T753"> at reducing the possibility of overfitting. </text:span><text:span text:style-name="T754">These layers </text:span><text:span text:style-name="T757">momentary</text:span><text:span text:style-name="T754"> deactivate a given percentage of </text:span><text:span text:style-name="T757">random </text:span><text:span text:style-name="T754">neurons of its input</text:span><text:span text:style-name="T754"><text:note text:id="ftn36" text:note-class="footnote"><text:note-citation>36</text:note-citation><text:note-body><text:p text:style-name="P185">In the case of a pooling layer as input, “cells” of the feature map are deactivated.</text:p></text:note-body></text:note></text:span><text:span text:style-name="T754">, forcing the model to not rely on particular features to learn a concept </text:span><text:span text:style-name="T754"><text:bibliography-mark text:identifier="dropout" text:bibliography-type="article" text:author="Nitish Srivastava, Geoffrey Hinton, Alex Krizhevsky. Ilya Sutskever, Ruslan, Salakhutdinov" text:publisher="Journal of MachineLearning Research 10, pp 1929-1958" text:title="Dropout: A Simple Way to Prevent Neural Networks from Overfitting" text:year="2014">[47]</text:bibliography-mark></text:span><text:span text:style-name="T754">. </text:span><text:span text:style-name="T756">The adopted kernel dimension for the convolutional layers indicates that the extracted features are included in spectral regions of approximately </text:span><text:span text:style-name="T761">23</text:span><text:span text:style-name="T756"> milliseconds * </text:span><text:span text:style-name="T761">172</text:span><text:span text:style-name="T771"> </text:span><text:span text:style-name="T762">Hz. </text:span><text:span text:style-name="T763">The pooling size has been selected following an empirical intuition based on the adjectives collected in the classification test. In fact, several </text:span><text:span text:style-name="T770">reported </text:span><text:span text:style-name="T763">attributes, for example </text:span><text:span text:style-name="T746">fragmented/continuous</text:span><text:span text:style-name="T763">, suggest that </text:span><text:span text:style-name="T764">many testers adopted time-variant perceptive structures for discriminating chaos and ordered textures, rather than static</text:span><text:span text:style-name="T765"> proportions </text:span><text:span text:style-name="T769">among</text:span><text:span text:style-name="T765"> </text:span><text:span text:style-name="T769">frequency-related</text:span><text:span text:style-name="T765"> information. For this reason, the implemented size of the pooling filters is 2*4, respectively referring to the time and frequency axis. </text:span><text:span text:style-name="T766">This makes the downsampling more </text:span><text:span text:style-name="T767">e</text:span><text:span text:style-name="T766">ffective in the frequency axis, </text:span><text:span text:style-name="T767">maintaining a softer approximation for </text:span><text:span text:style-name="T768">the </text:span><text:span text:style-name="T767">time-related dependencies. </text:span></text:p>
      <text:p text:style-name="P156">We adopted 90% of the dataset for the CNN training and the remaining 10% as validation set, in order to test the final model accuracy on unobserved data. This architecture presents <text:span text:style-name="T1073">approximately </text:span>a 99% classification accuracy for the training and 68% for the validation set, which could be considered a satisfying result at this stage. <text:span text:style-name="T1068">Nevertheless, these outcomes clearly indicate that the model overfitted. In </text:span><text:soft-page-break/><text:span text:style-name="T1068">fact, a significantly higher training precision suggests that the model is unable to properly generalize the learned concepts. </text:span>Finally, the network has been arranged for a pseudo real-time utilization, in order to continuously classify audio streams coming, for instance, from microphones. <text:span text:style-name="T1069">For this purpose, we implemented a “striding” buffer, with a fixed size equal to the duration of the trained sounds (0.5 seconds). The buffer is constantly updated with samples coming directly from the sound card</text:span><text:span text:style-name="T1069"><text:note text:id="ftn37" text:note-class="footnote"><text:note-citation>37</text:note-citation><text:note-body><text:p text:style-name="P188">By steps of 512 samples.</text:p></text:note-body></text:note></text:span><text:span text:style-name="T1069"> and, on every cycle, the spectrogram of the buffer’s content is computed, exactly like as performed for the training data-points. These proceedings ensure that incoming data present a shape identical to the trained data. The spectrogram is then forward propagated through the CNN generating a prediction about its perceptive order level. This permits to have a constant classification of an audio stream, basing on the last 0.5 seconds recorded. The overall latency of the system is estimated at around 100 milliseconds, which can be considered enough small for a fluent and reactive utilization. </text:span></text:p>
      <text:p text:style-name="P155"/>
      <text:p text:style-name="P124">The re-synthesis algorithm</text:p>
      <text:p text:style-name="P124"/>
      <text:p text:style-name="P136">This research stage is aimed at obtaining an algorithm capable of producing audible sound texture<text:span text:style-name="T1070">s</text:span> that present a desired level of perceptive order. <text:span text:style-name="T1071">This part can be divided in 2 sub-sections: the audio synthesis and the parameters-set synthesis. The first has been entirely implemented in Max Msp, instead the second has been coded in Python. The 2 softwares communicate through the </text:span><text:span text:style-name="T198">open sound control </text:span><text:span text:style-name="T262">(OSC) protocol </text:span><text:span text:style-name="T263">[REF]</text:span><text:span text:style-name="T262">. T</text:span><text:span text:style-name="T264">he audio synthesis part consist</text:span><text:span text:style-name="T276">s</text:span><text:span text:style-name="T264"> </text:span><text:span text:style-name="T268">of</text:span><text:span text:style-name="T264"> a granular algorithm strictly similar to the </text:span><text:span text:style-name="T275">one </text:span><text:span text:style-name="T264">adopted for the dataset creation. </text:span><text:span text:style-name="T265">The principal difference is that this algorithm is based on one single large audio buffer, instead of 100 smaller ones. </text:span><text:span text:style-name="T266">This is due the fact that Max Msp introduces a significant latency when loading buffers and, for real time operations, a single pre-loaded </text:span><text:span text:style-name="T267">file</text:span><text:span text:style-name="T266"> provides a faster response. </text:span><text:span text:style-name="T268">The large buffer has been created </text:span><text:span text:style-name="T270">by </text:span><text:span text:style-name="T268">concatenating </text:span><text:span text:style-name="T270">portions</text:span><text:span text:style-name="T269"> </text:span><text:span text:style-name="T270">of</text:span><text:span text:style-name="T269"> the sounds downloaded from the Freesound database and present</text:span><text:span text:style-name="T279">s</text:span><text:span text:style-name="T269"> a duration of 42.18 minutes</text:span><text:span text:style-name="T269"><text:note text:id="ftn38" text:note-class="footnote"><text:note-citation>38</text:note-citation><text:note-body><text:p text:style-name="P186">This operation has been performed through the software Pro Tools 10.</text:p></text:note-body></text:note></text:span><text:span text:style-name="T269">. </text:span><text:span text:style-name="T271">Then, the parameter</text:span><text:span text:style-name="T272">s-s</text:span><text:span text:style-name="T271">pace of this synthesis algorithm consist</text:span><text:span text:style-name="T276">s</text:span><text:span text:style-name="T271"> </text:span><text:span text:style-name="T277">of</text:span><text:span text:style-name="T271"> </text:span><text:span text:style-name="T272">an array of </text:span><text:span text:style-name="T271">8 </text:span><text:span text:style-name="T272">values</text:span><text:span text:style-name="T271">:</text:span></text:p>
      <text:p text:style-name="P6">-<text:span text:style-name="T1025">Metronome speed</text:span></text:p>
      <text:p text:style-name="P6">-<text:span text:style-name="T1026">Initial slice position</text:span></text:p>
      <text:p text:style-name="P6">-<text:span text:style-name="T1038">Position randomness</text:span></text:p>
      <text:p text:style-name="P6">-<text:span text:style-name="T1026">Initial slice duration</text:span></text:p>
      <text:p text:style-name="P6">-<text:span text:style-name="T1026">Slice duration randomness</text:span></text:p>
      <text:p text:style-name="P6">-<text:span text:style-name="T1026">Initial Playback speed</text:span></text:p>
      <text:p text:style-name="P6">-<text:span text:style-name="T1026">Playback speed randomness</text:span></text:p>
      <text:p text:style-name="P16">-Envelope type</text:p>
      <text:p text:style-name="P157"><text:span text:style-name="T512">The parameters-sets are generate</text:span><text:span text:style-name="T513">d</text:span><text:span text:style-name="T512"> by a si</text:span><text:span text:style-name="T514">m</text:span><text:span text:style-name="T512">ple markovian process </text:span><text:span text:style-name="T515">capable of producing the correct values to synthesize a texture with a desired perceptive order level. To obtain this behavior it has been necessary to create another dataset, containing parameters-sets associated with the perceptive order level of the textures produced by each one. This can be thought as a database of labelled </text:span><text:span text:style-name="T447">presets </text:span><text:span text:style-name="T516">for the granular synthesizer. This database is then adopted by the markov chain as transition matrix to produce new semi-aleatory presets that match a desired feature.</text:span><text:span text:style-name="T772"> </text:span><text:span text:style-name="T773">To avoid any confusion, from here onwards we will refer to the dataset collected for the CNN training as </text:span><text:span text:style-name="T779">classification dataset </text:span><text:span text:style-name="T773">and to the one aimed </text:span><text:span text:style-name="T777">at</text:span><text:span text:style-name="T773"> automatic parameters-set generation as </text:span><text:span text:style-name="T779">re-synthesis dataset. </text:span><text:span text:style-name="T772">Th</text:span><text:span text:style-name="T775">e latter</text:span><text:span text:style-name="T772"> has been generated through an automatic algorithm </text:span><text:span text:style-name="T774">and, a</text:span><text:span text:style-name="T773">gain, </text:span><text:span text:style-name="T774">i</text:span><text:span text:style-name="T773">t has been built </text:span><text:span text:style-name="T776">in order to obtain a homogeneous balance </text:span><text:span text:style-name="T778">among</text:span><text:span text:style-name="T776"> the classes. </text:span><text:span text:style-name="T138">The algorithm diagram is summarized in Figure </text:span><text:span text:style-name="T144">X</text:span><text:span text:style-name="T139">.</text:span></text:p>
      <text:p text:style-name="P33">FIGURA: DIAGRAMMA AUTOMATIC SYNTH DATASET CREATION</text:p>
      <text:p text:style-name="P17">To obtain one single data-point, first a random parameters-set is created. <text:span text:style-name="T1075">This consists in an array of 8 random values, individually restricted within the utile range of the target synthesis parameter. Successively, a texture is generated and recorded in a 3-seconds buffer. Since random presets occasionally produce textures that are practically silence, sounds that present a RMS level below 0.05</text:span><text:span text:style-name="T1075"><text:note text:id="ftn39" text:note-class="footnote"><text:note-citation>39</text:note-citation><text:note-body><text:p text:style-name="P189">Relying on this formula:</text:p></text:note-body></text:note></text:span><text:span text:style-name="T1075"> are automatically discarded. This proceeding has not been necessary in the classification dataset creation, </text:span><text:soft-page-break/><text:span text:style-name="T1075">because every data-point has been manually selected by real persons. The buffer is then segmented in 0.5-seconds overlapped frames and the STFT is computed for every one, exactly as occurred for the sounds of the classification dataset. Every frame is consequently forward propagated in the CNN to predict its perceptive order level. The rounded mean of the predictions individuates then the label to be associated with a generated parameters-set. Finally, the synthesis parameters and the label are queued in two distinct tensors. To obtain a homogeneous collection, we defined a hierarchy of 5 discrete classes of perceptive order, coupling adjacent labels, as occurred in the first stage of the classification dataset creation. Then, an equal amount of data-points for each class has been collected, reaching a 2000-points dataset, with 400 data-points for every class. Since the random generation tends to produce textures unbalanced towards the perceptive chaos, as explained above, the implemented automatic re-synthesis dataset population algorithm requires relatively long times. In fact, the creation of 2000 equally distributed data-points took approximately 8 hours of computing. Beyond this inconvenient, which is essentially related to the particular architecture of the granular synthesizer, this method provides the possibility of building different re-synthesis datasets, basing on different source buffers to obtain diverse sonic results. Furthermore, by selecting appropriate size and range for the parameters-sets to be generated, it is possible apply the same procedure for different synthesis models, for example FM or additive. </text:span></text:p>
      <text:p text:style-name="P19"><text:span text:style-name="T1076">As above-explained, a Markov Chain is an aleatory process aimed to generate plausible sequences, imitating existing examples belonging to the same complexity and context. For an exhaustive explanation of markov chains, please refer to [REF]. In this particular instance, the given examples consist in all the re-synthesis parameters-sets, matched to their perceptive order level. Different sets can produce textures associable with the same class, therefore a probabilistic proportion among the single parameters can define a model of that class. A parameters-set can be intended as a sequence of states, in which every state is a single parameter. A transition matrix defines the probability of passing from one </text:span><text:span text:style-name="T199">state</text:span><text:span text:style-name="T1077"> to the successive one, identifying the proportions between adjacent parameters that statistically produce a texture with a certain order level. In this particular circumstance, the probability of transition from one state to the successive indicates the correlation level between two parameters that are adjacent in the sequence, for instance, how much is probable that a 30 milliseconds metronome could be associated to a 12 seconds initial slice position. The definition of a transition matrix for every possible order class provides distinct models of “how the granular synthesizer should be set to produce textures matching a precise class”. Then, selecting a specific order class to be synthesized, corresponds to chose its relative transition matrix. To obtain this, the</text:span> re-synthesis dataset <text:span text:style-name="T1078">has been</text:span> <text:span text:style-name="T1078">split in 11 separated sub-datasets, each containing all the data-points correlated to a label. For each sub-dataset, every state has been associated to a dictionary containing all the correlated successive adjacent states. For example, a value of 30 for the </text:span><text:span text:style-name="T200">metronome speed</text:span><text:span text:style-name="T1078"> (that is the first value of the parameters-set), should be associated with all </text:span><text:span text:style-name="T200">initial slice positions</text:span><text:span text:style-name="T1078"> (that is the second value) that follow a metronome speed equal to 30. The same operation is performed for all the adjacent states in a “chain” fashion (1=&gt;2, 2=&gt;3, 3=&gt;4, 4=&gt;5, 5=&gt;6, 6=&gt;7, 7=&gt;8), forming nested dictionaries, as shown in Figure </text:span><text:span text:style-name="T1023">X</text:span><text:span text:style-name="T1078">.</text:span></text:p>
      <text:p text:style-name="P35">FIGURA: NESTED DICTIONARY</text:p>
      <text:p text:style-name="P19"><text:span text:style-name="T1078">This arrangement implicates that the system is </text:span><text:span text:style-name="T201">memoryless, </text:span><text:span text:style-name="T1079">satisfying the </text:span><text:span text:style-name="T201">Markov property </text:span><text:span text:style-name="T1080">[REF]</text:span><text:span text:style-name="T201">. </text:span><text:span text:style-name="T1079">This means that a particular state is dependent only by the immediately precedent one, and not by the others. To generate a new parameters-set, first, a transition matrix has to be selected. Then, an aleatory process navigates the nested dictionary to produce a plausible sequence. The first state is randomly selected among all the present in the first level of the dictionary. The more times a particular value is present, the higher is the probability that it is randomly chosen. This principle defines the probability of transitions. Successively, the second state is randomly selected within the parameters related to the chosen first state, following the same probability rule. The same operation is then repeated until the end of the chain. Accordingly, if 2 adjacent values appear frequently in the dataset, it is probable that they would appear also in the generated sequences. Whereas the chain dependencies ensure that the generated sequences produce texture matching a desired order class, the semi-random selection permits to obtain a volume of different sequences considerably higher than the amount of presets contained in the dataset. Although, this semi-random preset generation process is only capable of concatenating sub-sequences of its experience, that are values present also in the dataset. In fact, it is not able to produce completely new parameter-sets. </text:span><text:soft-page-break/><text:span text:style-name="T1079">Finally, also the re-synthesis architecture has been arranged for a real-time utilization. In particular, it responds to OSC messages, in which the desired texture class is specified, instantly generating the requested audio information. </text:span></text:p>
      <text:p text:style-name="P21">Once obtained the re-synthesis algorithm, a survey has been proposed <text:span text:style-name="T1083">to real people </text:span>to verify the perceptive accuracy of the generated textures. Unfortunately, due to mere lack of time, it has not been possible to <text:span text:style-name="T1083">propose</text:span> <text:span text:style-name="T1082">a structured electronic document to a considerable amount of testers, as occurred for the classification dataset. Instead, this survey has been organized in paper format and a total of 10 testers has been involved. Every test has been performed in the same, relatively quiet, room. Every tester adopted the same headphones (Beyerdynamic DT 770 PRO) and the sounds have been played by a supervisor present in the place. For each test, the following general and attitudinal questions are initially asked, which are identical to the ones found in the previous survey:</text:span></text:p>
      <text:p text:style-name="P12">-Name and surname initials</text:p>
      <text:p text:style-name="P12">-Age</text:p>
      <text:p text:style-name="P12">-Have you ever had hearing dysfunctions?</text:p>
      <text:p text:style-name="P12">-Have you ever studied in depth sound or music related subjects?</text:p>
      <text:p text:style-name="P12">-Do you regularly practice sound or music related activities?</text:p>
      <text:p text:style-name="P14"><text:span text:style-name="T1084">Also here, t</text:span>he first question served to identify the person who took a particular test, to eventually re-propose it in case of <text:span text:style-name="T1084">los</text:span>s <text:span text:style-name="T1084">of data</text:span>. Whereas, the other<text:span text:style-name="T1053">s</text:span> are targeted to identify possible bias-<text:span text:style-name="T1053">factors</text:span> in the classification<text:span text:style-name="T1085">s</text:span>, derived from the age or the personal background of <text:span text:style-name="T1039">the</text:span> tester<text:span text:style-name="T1039">s</text:span>. <text:span text:style-name="T1086">Before the actual classification, the tester listens to 8 preview sounds, generated by the re-synthesis algorithm. The requested order class is randomly chosen for every preview. Exactly like for the previous survey, this procedure serves to give a preventive idea of the timbres to classify, reducing the possibility of biasing the judgements of the first sounds. After this stage, the tester has to classify 11 distinct textures, one for each possible order class and the proposed sequence is randomly chosen to prevent possible influence in the judgements. The classification is organized as a Likert-type ascendent scale divided in 5 possible qualitative levels labelled as following:</text:span></text:p>
      <text:p text:style-name="P14">-<text:span text:style-name="T1087">very chaotic</text:span></text:p>
      <text:p text:style-name="P14">-<text:span text:style-name="T1087">moderately chaotic</text:span></text:p>
      <text:p text:style-name="P14">-<text:span text:style-name="T1087">balanced</text:span></text:p>
      <text:p text:style-name="P14">-<text:span text:style-name="T1087">moderately ordered</text:span></text:p>
      <text:p text:style-name="P14">-<text:span text:style-name="T1087">very ordered</text:span></text:p>
      <text:p text:style-name="P22">As for the classification dataset, the scale direction has been randomized for every test, printing half test sheets in one direction and half in the other. <text:span text:style-name="T1088">Furthermore, to minimize possible bias derived from the visual layout, all the checkable frames are equally-sized, equally distant and centered in the response sheets. We decided to propose a 5-items scale because the statistic results of the previous test reveal that a 11-items one is clearly oversized, suggesting that the inquired perceptive feature can’t be minutely measured by humans. This survey finally provided a total of 110 classifications, divided in 10 individual judgements for every possible order class generated by the re-synthesis algorithm. The collected marks, median and p-value (obtained through a Shapiro test) are represented in Figure </text:span><text:span text:style-name="T1024">X</text:span><text:span text:style-name="T1088">.</text:span></text:p>
      <text:p text:style-name="P36">FIGURA: STATISTICHE RE-SYNTHESIS SURVEY</text:p>
      <text:p text:style-name="P23">The obtained accuracy for the re-synthesis stage is <text:span text:style-name="T1064">70%</text:span><text:span text:style-name="T1032">, which is coherent with our expectations. The higher value than the validation accuracy of the analysis system (68%) is certainly due to the restriction of the classification scale. Although, </text:span><text:span text:style-name="T1034">these outcomes indicate that the re-synthesis is slightly unbalanced towards the perceptive chaos. In </text:span><text:span text:style-name="T1035">fact, we empirically denoted that a request of chaotic textures always produce the desired result, whereas a request of ordered ones, sometimes produces “slightly more disordered” sounds. </text:span><text:span text:style-name="T1036">Nevertheless, </text:span><text:span text:style-name="T1037">the latter</text:span><text:span text:style-name="T1036"> opinion is based on various hours of testing performed by us and are not confirmed by other individuals.</text:span></text:p>
      <text:p text:style-name="P9"/>
      <text:p text:style-name="P37">The user interface</text:p>
      <text:p text:style-name="P20"/>
      <text:p text:style-name="P79"><text:span text:style-name="T732">At the end, the classification and synthesis algorithms have been connected in a single framework with a simple user interface, </text:span><text:span text:style-name="T989">which is portrayed in Figure </text:span><text:span text:style-name="T990">X</text:span><text:span text:style-name="T989">. </text:span></text:p>
      <text:p text:style-name="P85"><text:soft-page-break/><text:span text:style-name="T989">F</text:span><text:span text:style-name="T732">IGURA: SCREENSHOT INTERFACCIA</text:span></text:p>
      <text:p text:style-name="P80"><text:span text:style-name="T991">The interface has been arranged for a quadraphonic performance, in order to be able to manage a multichannel and immersive environment. </text:span><text:span text:style-name="T992">The </text:span><text:span text:style-name="T993">4 </text:span><text:span text:style-name="T992">central blocks </text:span><text:span text:style-name="T993">are identical and each contains one analysis/re-synthesis channel, as well as other functions. Every channel</text:span><text:span text:style-name="T732"> provides the possibility of continuously classifying a signal coming from </text:span><text:span text:style-name="T993">the sound card</text:span><text:span text:style-name="T732"> containing, for example, the </text:span><text:span text:style-name="T993">recorded </text:span><text:span text:style-name="T732">self output of the system diffused by a speaker mixed with sounds generated by people present in the room. </text:span><text:span text:style-name="T993">It implements as well commands for</text:span><text:span text:style-name="T732"> producing </text:span><text:span text:style-name="T989">on demand </text:span><text:span text:style-name="T732">sounds with a desired amount of </text:span><text:span text:style-name="T852">order</text:span><text:span text:style-name="T732">. These processes can also be automated </text:span><text:span text:style-name="T994">through a metronome</text:span><text:span text:style-name="T732"> to obtain constantly changing textures. Furthermore, it is possible to make the sounds to be generated directly dependent from the CNN predictions, for example producing textures that present </text:span><text:span text:style-name="T831">opposite</text:span><text:span text:style-name="T732"> </text:span><text:span text:style-name="T852">order</text:span><text:span text:style-name="T830"> </text:span><text:span text:style-name="T732">levels. This expedient creates an environment that constantly “listens to itself” and tries to balance the amount of chaos and order in the room, reacting also to noises emitted by the listeners. In addition to these capabilities, two supplementary audio processing algorithms have been added: a reverb and a random amplitude amplifier. </text:span><text:span text:style-name="T995">The reverb consists in a Max Msp implementation performed by Andrea Vigani of the famous Miller Puckette’s rev3~, instead, the random amplifier has been coded by us and basically applies randomly-spaced percussive amplitude envelopes to an incoming signal. </text:span><text:span text:style-name="T732">We empirically noticed that applying reverberation to a texture always makes the CNN predictions more oriented towards order. Conversely, imposing random amplitude modulations shifts the predictions towards chaos. Then, through these two simple controls, it is possible to </text:span><text:span text:style-name="T830">bias </text:span><text:span text:style-name="T732">the CNN, moving the predictions towards a certain direction. </text:span><text:span text:style-name="T996">In addition to these capabilities, several spatialization tools have been </text:span><text:span text:style-name="T998">added</text:span><text:span text:style-name="T996"> to extend the expressive possibilities of the whole system. </text:span><text:span text:style-name="T997">The </text:span><text:span text:style-name="T998">implemented functions permit to </text:span><text:span text:style-name="T999">perform automatic and manual circular movements for every </text:span><text:span text:style-name="T1000">individual </text:span><text:span text:style-name="T999">channel, as well as </text:span><text:span text:style-name="T1000">collective </text:span><text:span text:style-name="T999">random </text:span><text:span text:style-name="T1000">displacements. </text:span><text:span text:style-name="T732">Therefore, the user interface brings control over the order level of a sound to be generated, automation modalities, audio processing </text:span><text:span text:style-name="T1001">and spatialization</text:span><text:span text:style-name="T732">. The </text:span><text:span text:style-name="T1002">functioning of every single channel </text:span><text:span text:style-name="T732">can be summarized with the following block diagram: </text:span></text:p>
      <text:p text:style-name="P197">FIGURA: USABLE FRAMEWORK</text:p>
      <text:p text:style-name="P20"/>
      <text:p text:style-name="P38">APPLICATIONS</text:p>
      <text:p text:style-name="P18"/>
      <text:p text:style-name="P18"/>
      <text:p text:style-name="P34"/>
      <text:p text:style-name="P6"/>
      <text:p text:style-name="P153"/>
      <text:p text:style-name="P155"/>
      <text:p text:style-name="P155"/>
      <text:p text:style-name="P102"/>
      <text:p text:style-name="P117"/>
      <text:p text:style-name="P117"/>
      <text:p text:style-name="P116"/>
      <text:p text:style-name="P114"><text:s/></text:p>
      <text:p text:style-name="P118"/>
      <text:p text:style-name="P107"/>
      <text:p text:style-name="P107"/>
      <text:p text:style-name="P107"/>
      <text:p text:style-name="P107"/>
      <text:p text:style-name="P105"/>
      <text:p text:style-name="P39"/>
      <text:p text:style-name="P39"/>
      <text:p text:style-name="P24"/>
      <text:p text:style-name="P10"/>
      <text:p text:style-name="P7"/>
      <text:p text:style-name="P31"/>
      <text:p text:style-name="P31"><text:soft-page-break/></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title"/>
            <text:index-entry-span>. </text:index-entry-span>
            <text:index-entry-bibliography text:style-name="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booklet"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onference"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1"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2"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3"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4"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5"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book"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collection"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proceedings"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journal"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anual"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astersthesis"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isc"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phdthesis"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proceedings"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techreport"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unpublished"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www"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source>
        <text:index-body>
          <text:index-title text:style-name="Sect1" text:name="Bibliography1_Head">
            <text:p text:style-name="P191">Bibliography</text:p>
          </text:index-title>
          <text:p text:style-name="P192">[1] Pierre Shaeffer. Traité des Objets Musicaux. Editions du Seuil, 1966</text:p>
          <text:p text:style-name="P192">[2] Aline Frey, Xavier Hautbois, Philippe Bootz, Charles Tijus. An experimental validation of Temporal Semiotic Units and Parameterized Time Motifs . Musicae Scientie Vol. 18(1), pp. 98-123, 2014</text:p>
          <text:p text:style-name="P192">[3] Hui Yang, Anne De Roeck, Alistair Willis, Bashar Nuseibeh. A Methodology for Automatic Identification of Nocuous Ambiguity. Proceedings of the 23rd International Conference on Computational Linguistics (Coling 2010), pp. 1218–1226, 2010, 2010</text:p>
          <text:p text:style-name="P192">[4] George Lakoff, Mark Johnson. Metaphors we live by. University of Chicago Press, 1989</text:p>
          <text:p text:style-name="P192">[5] Stephen McAdams, Emmanuel Bigand. Thinking in sound: The cognitive psy- chology of human audition (pp. 146-198). Oxford University Press, 1993</text:p>
          <text:p text:style-name="P192">6: Giovanni Bruno Vicario, Prolegomena to the Perceptual Study of Sounds, 2003,,</text:p>
          <text:p text:style-name="P192">[7] Mao-Yuan Kao, Chang-Biau Yang. Tempo and beat tracking for audio signals with musicgenre classification . Int. J. Intelligent Information and Database Systems, Vol. 3, No. 3, 2009</text:p>
          <text:p text:style-name="P192">[8] Shihui han, Glyn W. Humphreys, Lin Chen. Uniform connectedness and classicalGestalt principles of perceptual grouping. Perception &amp; Psychophysics, 61 (4), 661-674, 1999</text:p>
          <text:p text:style-name="P192">[9] Pieter R. Roelfsema.. Cortical Algorithms for Perceptual Grouping. The Annual Review of Neuroscience, 2006</text:p>
          <text:p text:style-name="P192">[10] Dmitry Bogdanov, Nicolas Wack, Emilia Go ́mez, Sankalp Gulati, Perfecto Herrera Oscar Mayor, Gerard Roma, Justin Salamon, Jose ́ Zapata, Xavier Serra. ESSENTIA: An audio analysis library for Music Information Retrieval. International Society for Music Information Retrieval Conference (ISMIR'13), pp. 493-498, 2003</text:p>
          <text:p text:style-name="P192">[11] Sonali. B. Maind, Priyanka Wankar. Research Paper on Basic of Artificial Neural Network. International Journal on Recent and Innovation Trends in Computing and Communication, Volume 2, Issue 1, 2014</text:p>
          <text:p text:style-name="P192">[12] Davide Rocchesso, Roberto Bresin, Mikael Fernström . Sounding Objects. IEEE Computer Society Press Los Alamitos, 2003</text:p>
          <text:p text:style-name="P192">13: Ian Goodfellow, Yoshua Bengio, Aaron Courville, Deep Learning, 2016,,</text:p>
          <text:p text:style-name="P192">[14] Paul Covington, Jay Adams, Emre Sargin. Deep Neural Networks for YouTube Recommendations. Proceedings of the 10th ACM Conference on Recommender Systems, 2016</text:p>
          <text:p text:style-name="P192">[15] Alex Gounaropoulos, Colin G. Johnson. A Neural Network Approach for Synthesising Timbres from Adjectives. Proceedings SMC'07, 4th Sound and Music Computing Conference, 2007</text:p>
          <text:p text:style-name="P192">[16] Lawrence R. Rabiner. On the Use of AutocorrelationAnalysis for Pitch Detection. IEEE Trans. Acoust, Speech,Signal Processing, VOL. ASSP-25, NO. 1, 1977</text:p>
          <text:p text:style-name="P192">[17] Aaron van den Oord, Sander Dieleman, Benjamin Schrauwen. Deep content-based music recommendation. Advances in Neural Information Processing Systems 26 (NIPS), 2013</text:p>
          <text:p text:style-name="P192">[18] Anusha Balakrishnan, Kalpit Dixit. DeepPlaylist: Using Recurrent Neural Networks to Predict Song Similarity. Google Scholar, Conference Proceedings, 2016</text:p>
          <text:p text:style-name="P192">[19] Grigory Antipov, Sid-Ahmed Berrani, Natacha Ruchaud, Jean- Luc Dugelay. Learned vs. Handcrafted Features for Pedestrian Gender Recognition. Proceedings of the 23rd ACM international conference on Multimedia, PP 1263-126, 2015</text:p>
          <text:p text:style-name="P192">[20] Keunwoo Choi, György Fazekas, Mark Sandler. Towards Playlist Generation Algorithms Using RNNs Trained on Within-Track Transitions. arXiv:1606.02096, 2016</text:p>
          <text:p text:style-name="P192">[21] Fatemeh Nargesian, Horst Samulowitz, Udayan Khurana, Elias B. Khalil, Deepak Turaga. Learning Feature Engineering for Classification. Proceedings of the Twenty-Sixth International Joint Conference on Artificial Intelligence (IJCAI-17), 2017</text:p>
          <text:p text:style-name="P192">[22] Jordi Pons, Thomas Lidy, Xavier Serra. Experimenting with Musically Motivated Convolutional Neural Networks. 14th International Workshop on Content-Based Multimedia Indexing (CBMI), IEEE, pp. 1-6, 2016</text:p>
          <text:p text:style-name="P192">[23] Marko Stamenovic. Identifying Cover Songs Using Deep Neural Networks. Semanthic Scholar, Conference Proceedings, 2015</text:p>
          <text:p text:style-name="P192"><text:soft-page-break/>[24] Keunwoo Choi, Gyo ̈rgy Fazekas, Mark Sandler, Kyunghyun Cho. Convolutional Recurrent Neural Networks for Music Classification. Neural and Evolutionary Computing, Cornell University Library, 2016</text:p>
          <text:p text:style-name="P192">[25] Ying Zhang, Mohammad Pezeshki, Philemon Brakel, Saizheng Zhang, Cesar Laurent Yoshua Bengio, Aaron Courville. Towards End-to-End Speech Recognition with Deep Convolutional Neural Network. arXiv:1701.02720v1, 2017</text:p>
          <text:p text:style-name="P192">[26] Xavier Serra. Musical Sound Modeling with Sinusoids plus Noise. Musical Signal Processing, Swets &amp; Zeitlinger, pp. 91-122, 1997</text:p>
          <text:p text:style-name="P192">[27] <text:s/>Iannis Xenakis. Formalized Music: Thought and Mathematics in Composition. Special issue of La Revue musicale, nos. 253–254. Paris: Editions Richard-Masse, 1963</text:p>
          <text:p text:style-name="P192">[28] Samgramsing Kayte, Monica Mundada, Jayesh Gujrathi. Hidden Markov Model Based Speech Synthesis: A Review. International Journal of Computer Applications (0975-8887) vol. 3, 2015</text:p>
          <text:p text:style-name="P192">[29] Miranda, Eduardo &amp; Maia Junior, Adolfo. Granular Synthesis of Sounds Through Markov Chains with Fuzzy Control. International Computer Music Conference, ICMC, 2005</text:p>
          <text:p text:style-name="P192">[30] Kyle McDonald. Neural Nets for Generating Music. https://medium.com/artists-and-machine-intelligence/neural-nets-for-generating-music-f46dffac21c0, 2017</text:p>
          <text:p text:style-name="P192">[31] Heiga Zen, Andrew Senior, Mike Schuster. Statistical parametric speech synthesis using deep neural networks. Proceedings of the IEEE International Conference on Acoustics, Speech and Signal Processing (ICASSP), pp. 7962-7966, 2013</text:p>
          <text:p text:style-name="P192">[32] Aa ̈ron van den Oord, Karen Simonyan, Nal Kalchbrenner, Sander Dieleman, Oriol Vinyals, Andrew Senior, Heiga Zen, Alex Graves, Koray Kavukcuoglu. Wavenet: a generative model for raw audio. 9th ISCA Speech Synthesis Workshop, pp. 125-125, 2016</text:p>
          <text:p text:style-name="P192">[33] Scott Reed, Zeynep Akata, Xinchen Yan, Lajanugen Logeswaran, Bernt Schiele, Honglak Lee. Generative Adversarial Text to Image Synthesis. International Conference of Machine Learning, 2016</text:p>
          <text:p text:style-name="P192">[34] Maximilian Panzner, Philipp Cimiano. Comparing Hidden Markov Models and Long Short Term Memory Neural Networks for Learning Action Representations. Lecture Notes in Computer Science, vol 10122. Springer, Cham, 2016</text:p>
          <text:p text:style-name="P192">[35] Diemo Schwarz. Curent Research in Concatenative Sound Synthesis. Proceedings of the International Computer Music Conference (ICMC), 2005</text:p>
          <text:p text:style-name="P192">[36] Josh H. McDermott, Eero P. Simoncelli. Sound texture perception via statistics of the auditory periphery: Evidence from sound synthesis. 71(5):926-940. doi:10.1016/j.neuron.2011.06.032., 2011</text:p>
          <text:p text:style-name="P192">[37] Jung, C. G. &amp; Jung, L. &amp; Meyer-Grass, M. &amp; Falzeder, E. &amp; Woolfson. Children's Dreams: Notes from the Seminar Given in 1936-1940. Princeton: Princeton University Press, 2012</text:p>
          <text:p text:style-name="P192">[38] Paulina Hensman, David Masko. The Impact of Inbalanced Training Data for Convolutional Neural Networks. Degree project in Computer Science, KTH Royal Institute of Technology, 2015</text:p>
          <text:p text:style-name="P192">[39] Curtis Roads. Microsound. The MIT Press, 2005</text:p>
          <text:p text:style-name="P192">[40] Rob Johns. Likert items and scales. Survey Question Bank: Methods Fact Sheet 1, 2010</text:p>
          <text:p text:style-name="P192">[41] Jason Wang, Luis Perez. The Effectiveness of DataAugmentation in Image Classification using Deep Learning. arXiv:1712.04621v1, 2017</text:p>
        </text:index-body>
      </text:bibliograph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it" fo:country="IT"/>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6165in" fo:margin-right="0.533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36" style:page-layout-name="Mpm2"/>
    <style:master-page style:name="Converted38" style:page-layout-name="Mpm2"/>
    <style:master-page style:name="Converted42" style:page-layout-name="Mpm2"/>
    <style:master-page style:name="Converted2" style:page-layout-name="Mpm2"/>
    <style:master-page style:name="Converted60" style:page-layout-name="Mpm2"/>
    <style:master-page style:name="Converted62" style:page-layout-name="Mpm2"/>
    <style:master-page style:name="Footnote" style:page-layout-name="Mpm3"/>
    <style:master-page style:name="Endnote" style:page-layout-name="Mpm3"/>
    <style:master-page style:name="Converted4" style:page-layout-name="Mpm2"/>
    <style:master-page style:name="Converted3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11:26:00.375173000</meta:creation-date>
    <dc:date>2018-02-15T19:56:44.445470000</dc:date>
    <meta:editing-duration>P9DT23M</meta:editing-duration>
    <meta:editing-cycles>1333</meta:editing-cycles>
    <meta:generator>LibreOffice/5.1.2.2$MacOSX_X86_64 LibreOffice_project/d3bf12ecb743fc0d20e0be0c58ca359301eb705f</meta:generator>
    <meta:document-statistic meta:table-count="0" meta:image-count="0" meta:object-count="0" meta:page-count="23" meta:paragraph-count="289" meta:word-count="13713" meta:character-count="92639" meta:non-whitespace-character-count="79097"/>
  </office:meta>
</office:document-meta>
</file>